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1.5701in"/>
    </style:style>
    <style:style style:name="co5" style:family="table-column">
      <style:table-column-properties fo:break-before="auto" style:column-width="1.5028in"/>
    </style:style>
    <style:style style:name="co6" style:family="table-column">
      <style:table-column-properties fo:break-before="auto" style:column-width="1.724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.resume" table:style-name="ta1">
        <table:shapes>
          <draw:frame draw:z-index="0" draw:style-name="gr1" draw:text-style-name="P1" svg:width="9.163in" svg:height="3.5469in" svg:x="14.1457in" svg:y="3.4575in">
            <draw:object draw:notify-on-update-of-ranges="'df.resume'.B3:'df.resume'.B3 'df.resume'.B4:'df.resume'.B52 'df.resume'.E3:'df.resume'.E3 'df.resume'.E4:'df.resume'.E52 'df.resume'.F3:'df.resume'.F3 'df.resume'.F4:'df.resume'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1228in" svg:height="5.1913in" svg:x="14.165in" svg:y="7.1469in">
            <draw:object draw:notify-on-update-of-ranges="'df.resume'.B53:'df.resume'.B102 'df.resume'.E53:'df.resume'.E102 'df.resume'.F53:'df.resume'.F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0217in" svg:height="3.5469in" svg:x="14.2173in" svg:y="12.6134in">
            <draw:object draw:notify-on-update-of-ranges="'df.resume'.B103:'df.resume'.B152 'df.resume'.E103:'df.resume'.E152 'df.resume'.F103:'df.resume'.F1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y_re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2 desvios padrão (95%)</text:p>
          </table:table-cell>
          <table:table-cell office:value-type="string" calcext:value-type="string">
            <text:p>Ulow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2*RMSE</text:p>
          </table:table-cell>
          <table:table-cell office:value-type="string" calcext:value-type="string">
            <text:p>Ulow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27.685718536377" calcext:value-type="float">
            <text:p>27.685718536377</text:p>
          </table:table-cell>
          <table:table-cell office:value-type="float" office:value="8.95629501342773" calcext:value-type="float">
            <text:p>8.95629501342773</text:p>
          </table:table-cell>
          <table:table-cell table:formula="of:=[.C4]-[.D4]" office:value-type="float" office:value="18.7294235229492" calcext:value-type="float">
            <text:p>18.7294235229492</text:p>
          </table:table-cell>
          <table:table-cell table:formula="of:=[.C4]+[.D4]" office:value-type="float" office:value="36.6420135498047" calcext:value-type="float">
            <text:p>36.6420135498047</text:p>
          </table:table-cell>
          <table:table-cell table:formula="of:=IF(AND([.B4]&gt;=[.E4];[.B4]&lt;=[.F4]);0;1)" office:value-type="float" office:value="1" calcext:value-type="float">
            <text:p>1</text:p>
          </table:table-cell>
          <table:table-cell table:formula="of:=([.B4]-[.C4])^2" office:value-type="float" office:value="88.467541185545" calcext:value-type="float">
            <text:p>88.467541185545</text:p>
          </table:table-cell>
          <table:table-cell table:formula="of:=[.H313]*2" office:value-type="float" office:value="11.9122295431623" calcext:value-type="float">
            <text:p>11.9122295431623</text:p>
          </table:table-cell>
          <table:table-cell table:formula="of:=[.C4]-[.I4]" office:value-type="float" office:value="15.7734889932147" calcext:value-type="float">
            <text:p>15.7734889932147</text:p>
          </table:table-cell>
          <table:table-cell table:formula="of:=[.C4]+[.J4]" office:value-type="float" office:value="43.4592075295916" calcext:value-type="float">
            <text:p>43.4592075295916</text:p>
          </table:table-cell>
          <table:table-cell table:formula="of:=IF(AND([.B4]&gt;=[.J4];[.B4]&lt;=[.K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02" calcext:value-type="float">
            <text:p>31.02</text:p>
          </table:table-cell>
          <table:table-cell office:value-type="float" office:value="31.0007266998291" calcext:value-type="float">
            <text:p>31.0007266998291</text:p>
          </table:table-cell>
          <table:table-cell office:value-type="float" office:value="11.0933427810669" calcext:value-type="float">
            <text:p>11.0933427810669</text:p>
          </table:table-cell>
          <table:table-cell table:formula="of:=[.C5]-[.D5]" office:value-type="float" office:value="19.9073839187622" calcext:value-type="float">
            <text:p>19.9073839187622</text:p>
          </table:table-cell>
          <table:table-cell office:value-type="float" office:value="42.094069480896" calcext:value-type="float">
            <text:p>42.094069480896</text:p>
          </table:table-cell>
          <table:table-cell table:formula="of:=IF(AND([.B5]&gt;=[.E5];[.B5]&lt;=[.F5]);0;1)" office:value-type="float" office:value="0" calcext:value-type="float">
            <text:p>0</text:p>
          </table:table-cell>
          <table:table-cell table:formula="of:=([.B5]-[.C5])^2" office:value-type="float" office:value="0.000371460099477537" calcext:value-type="float">
            <text:p>0.000371460099477537</text:p>
          </table:table-cell>
          <table:table-cell table:formula="of:=[.I4]" office:value-type="float" office:value="11.9122295431623" calcext:value-type="float">
            <text:p>11.9122295431623</text:p>
          </table:table-cell>
          <table:table-cell table:formula="of:=[.C5]-[.I5]" office:value-type="float" office:value="19.0884971566668" calcext:value-type="float">
            <text:p>19.0884971566668</text:p>
          </table:table-cell>
          <table:table-cell table:formula="of:=[.C5]+[.J5]" office:value-type="float" office:value="50.0892238564959" calcext:value-type="float">
            <text:p>50.0892238564959</text:p>
          </table:table-cell>
          <table:table-cell table:formula="of:=IF(AND([.B5]&gt;=[.J5];[.B5]&lt;=[.K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4" calcext:value-type="float">
            <text:p>12.84</text:p>
          </table:table-cell>
          <table:table-cell office:value-type="float" office:value="14.4189882278442" calcext:value-type="float">
            <text:p>14.4189882278442</text:p>
          </table:table-cell>
          <table:table-cell office:value-type="float" office:value="4.27459287643433" calcext:value-type="float">
            <text:p>4.27459287643433</text:p>
          </table:table-cell>
          <table:table-cell table:formula="of:=[.C6]-[.D6]" office:value-type="float" office:value="10.1443953514099" calcext:value-type="float">
            <text:p>10.1443953514099</text:p>
          </table:table-cell>
          <table:table-cell office:value-type="float" office:value="18.6935811042786" calcext:value-type="float">
            <text:p>18.6935811042786</text:p>
          </table:table-cell>
          <table:table-cell table:formula="of:=IF(AND([.B6]&gt;=[.E6];[.B6]&lt;=[.F6]);0;1)" office:value-type="float" office:value="0" calcext:value-type="float">
            <text:p>0</text:p>
          </table:table-cell>
          <table:table-cell table:formula="of:=([.B6]-[.C6])^2" office:value-type="float" office:value="2.49320382367069" calcext:value-type="float">
            <text:p>2.49320382367069</text:p>
          </table:table-cell>
          <table:table-cell table:formula="of:=[.I5]" office:value-type="float" office:value="11.9122295431623" calcext:value-type="float">
            <text:p>11.9122295431623</text:p>
          </table:table-cell>
          <table:table-cell table:formula="of:=[.C6]-[.I6]" office:value-type="float" office:value="2.50675868468197" calcext:value-type="float">
            <text:p>2.50675868468197</text:p>
          </table:table-cell>
          <table:table-cell table:formula="of:=[.C6]+[.J6]" office:value-type="float" office:value="16.9257469125262" calcext:value-type="float">
            <text:p>16.9257469125262</text:p>
          </table:table-cell>
          <table:table-cell table:formula="of:=IF(AND([.B6]&gt;=[.J6];[.B6]&lt;=[.K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9" calcext:value-type="float">
            <text:p>53.9</text:p>
          </table:table-cell>
          <table:table-cell office:value-type="float" office:value="49.0534439086914" calcext:value-type="float">
            <text:p>49.0534439086914</text:p>
          </table:table-cell>
          <table:table-cell office:value-type="float" office:value="16.9665260314941" calcext:value-type="float">
            <text:p>16.9665260314941</text:p>
          </table:table-cell>
          <table:table-cell table:formula="of:=[.C7]-[.D7]" office:value-type="float" office:value="32.0869178771973" calcext:value-type="float">
            <text:p>32.0869178771973</text:p>
          </table:table-cell>
          <table:table-cell office:value-type="float" office:value="66.0199699401855" calcext:value-type="float">
            <text:p>66.0199699401855</text:p>
          </table:table-cell>
          <table:table-cell table:formula="of:=IF(AND([.B7]&gt;=[.E7];[.B7]&lt;=[.F7]);0;1)" office:value-type="float" office:value="0" calcext:value-type="float">
            <text:p>0</text:p>
          </table:table-cell>
          <table:table-cell table:formula="of:=([.B7]-[.C7])^2" office:value-type="float" office:value="23.4891059462004" calcext:value-type="float">
            <text:p>23.4891059462004</text:p>
          </table:table-cell>
          <table:table-cell table:formula="of:=[.I6]" office:value-type="float" office:value="11.9122295431623" calcext:value-type="float">
            <text:p>11.9122295431623</text:p>
          </table:table-cell>
          <table:table-cell table:formula="of:=[.C7]-[.I7]" office:value-type="float" office:value="37.1412143655291" calcext:value-type="float">
            <text:p>37.1412143655291</text:p>
          </table:table-cell>
          <table:table-cell table:formula="of:=[.C7]+[.J7]" office:value-type="float" office:value="86.1946582742205" calcext:value-type="float">
            <text:p>86.1946582742205</text:p>
          </table:table-cell>
          <table:table-cell table:formula="of:=IF(AND([.B7]&gt;=[.J7];[.B7]&lt;=[.K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7" calcext:value-type="float">
            <text:p>39.7</text:p>
          </table:table-cell>
          <table:table-cell office:value-type="float" office:value="41.9301643371582" calcext:value-type="float">
            <text:p>41.9301643371582</text:p>
          </table:table-cell>
          <table:table-cell office:value-type="float" office:value="14.088267326355" calcext:value-type="float">
            <text:p>14.088267326355</text:p>
          </table:table-cell>
          <table:table-cell table:formula="of:=[.C8]-[.D8]" office:value-type="float" office:value="27.8418970108032" calcext:value-type="float">
            <text:p>27.8418970108032</text:p>
          </table:table-cell>
          <table:table-cell office:value-type="float" office:value="56.0184316635132" calcext:value-type="float">
            <text:p>56.0184316635132</text:p>
          </table:table-cell>
          <table:table-cell table:formula="of:=IF(AND([.B8]&gt;=[.E8];[.B8]&lt;=[.F8]);0;1)" office:value-type="float" office:value="0" calcext:value-type="float">
            <text:p>0</text:p>
          </table:table-cell>
          <table:table-cell table:formula="of:=([.B8]-[.C8])^2" office:value-type="float" office:value="4.97363297073227" calcext:value-type="float">
            <text:p>4.97363297073227</text:p>
          </table:table-cell>
          <table:table-cell table:formula="of:=[.I7]" office:value-type="float" office:value="11.9122295431623" calcext:value-type="float">
            <text:p>11.9122295431623</text:p>
          </table:table-cell>
          <table:table-cell table:formula="of:=[.C8]-[.I8]" office:value-type="float" office:value="30.0179347939959" calcext:value-type="float">
            <text:p>30.0179347939959</text:p>
          </table:table-cell>
          <table:table-cell table:formula="of:=[.C8]+[.J8]" office:value-type="float" office:value="71.9480991311541" calcext:value-type="float">
            <text:p>71.9480991311541</text:p>
          </table:table-cell>
          <table:table-cell table:formula="of:=IF(AND([.B8]&gt;=[.J8];[.B8]&lt;=[.K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12" calcext:value-type="float">
            <text:p>31.12</text:p>
          </table:table-cell>
          <table:table-cell office:value-type="float" office:value="29.6898345947266" calcext:value-type="float">
            <text:p>29.6898345947266</text:p>
          </table:table-cell>
          <table:table-cell office:value-type="float" office:value="9.10042858123779" calcext:value-type="float">
            <text:p>9.10042858123779</text:p>
          </table:table-cell>
          <table:table-cell table:formula="of:=[.C9]-[.D9]" office:value-type="float" office:value="20.5894060134888" calcext:value-type="float">
            <text:p>20.5894060134888</text:p>
          </table:table-cell>
          <table:table-cell office:value-type="float" office:value="38.7902631759644" calcext:value-type="float">
            <text:p>38.7902631759644</text:p>
          </table:table-cell>
          <table:table-cell table:formula="of:=IF(AND([.B9]&gt;=[.E9];[.B9]&lt;=[.F9]);0;1)" office:value-type="float" office:value="0" calcext:value-type="float">
            <text:p>0</text:p>
          </table:table-cell>
          <table:table-cell table:formula="of:=([.B9]-[.C9])^2" office:value-type="float" office:value="2.04537308644094" calcext:value-type="float">
            <text:p>2.04537308644094</text:p>
          </table:table-cell>
          <table:table-cell table:formula="of:=[.I8]" office:value-type="float" office:value="11.9122295431623" calcext:value-type="float">
            <text:p>11.9122295431623</text:p>
          </table:table-cell>
          <table:table-cell table:formula="of:=[.C9]-[.I9]" office:value-type="float" office:value="17.7776050515643" calcext:value-type="float">
            <text:p>17.7776050515643</text:p>
          </table:table-cell>
          <table:table-cell table:formula="of:=[.C9]+[.J9]" office:value-type="float" office:value="47.4674396462909" calcext:value-type="float">
            <text:p>47.4674396462909</text:p>
          </table:table-cell>
          <table:table-cell table:formula="of:=IF(AND([.B9]&gt;=[.J9];[.B9]&lt;=[.K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.92" calcext:value-type="float">
            <text:p>61.92</text:p>
          </table:table-cell>
          <table:table-cell office:value-type="float" office:value="55.4460906982422" calcext:value-type="float">
            <text:p>55.4460906982422</text:p>
          </table:table-cell>
          <table:table-cell office:value-type="float" office:value="10.8303270339966" calcext:value-type="float">
            <text:p>10.8303270339966</text:p>
          </table:table-cell>
          <table:table-cell table:formula="of:=[.C10]-[.D10]" office:value-type="float" office:value="44.6157636642456" calcext:value-type="float">
            <text:p>44.6157636642456</text:p>
          </table:table-cell>
          <table:table-cell office:value-type="float" office:value="66.2764177322388" calcext:value-type="float">
            <text:p>66.2764177322388</text:p>
          </table:table-cell>
          <table:table-cell table:formula="of:=IF(AND([.B10]&gt;=[.E10];[.B10]&lt;=[.F10]);0;1)" office:value-type="float" office:value="0" calcext:value-type="float">
            <text:p>0</text:p>
          </table:table-cell>
          <table:table-cell table:formula="of:=([.B10]-[.C10])^2" office:value-type="float" office:value="41.9115016473864" calcext:value-type="float">
            <text:p>41.9115016473864</text:p>
          </table:table-cell>
          <table:table-cell table:formula="of:=[.I9]" office:value-type="float" office:value="11.9122295431623" calcext:value-type="float">
            <text:p>11.9122295431623</text:p>
          </table:table-cell>
          <table:table-cell table:formula="of:=[.C10]-[.I10]" office:value-type="float" office:value="43.5338611550799" calcext:value-type="float">
            <text:p>43.5338611550799</text:p>
          </table:table-cell>
          <table:table-cell table:formula="of:=[.C10]+[.J10]" office:value-type="float" office:value="98.9799518533221" calcext:value-type="float">
            <text:p>98.9799518533221</text:p>
          </table:table-cell>
          <table:table-cell table:formula="of:=IF(AND([.B10]&gt;=[.J10];[.B10]&lt;=[.K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.81" calcext:value-type="float">
            <text:p>56.81</text:p>
          </table:table-cell>
          <table:table-cell office:value-type="float" office:value="51.0569038391113" calcext:value-type="float">
            <text:p>51.0569038391113</text:p>
          </table:table-cell>
          <table:table-cell office:value-type="float" office:value="16.1999893188477" calcext:value-type="float">
            <text:p>16.1999893188477</text:p>
          </table:table-cell>
          <table:table-cell table:formula="of:=[.C11]-[.D11]" office:value-type="float" office:value="34.8569145202637" calcext:value-type="float">
            <text:p>34.8569145202637</text:p>
          </table:table-cell>
          <table:table-cell office:value-type="float" office:value="67.256893157959" calcext:value-type="float">
            <text:p>67.256893157959</text:p>
          </table:table-cell>
          <table:table-cell table:formula="of:=IF(AND([.B11]&gt;=[.E11];[.B11]&lt;=[.F11]);0;1)" office:value-type="float" office:value="0" calcext:value-type="float">
            <text:p>0</text:p>
          </table:table-cell>
          <table:table-cell table:formula="of:=([.B11]-[.C11])^2" office:value-type="float" office:value="33.098115436432" calcext:value-type="float">
            <text:p>33.098115436432</text:p>
          </table:table-cell>
          <table:table-cell table:formula="of:=[.I10]" office:value-type="float" office:value="11.9122295431623" calcext:value-type="float">
            <text:p>11.9122295431623</text:p>
          </table:table-cell>
          <table:table-cell table:formula="of:=[.C11]-[.I11]" office:value-type="float" office:value="39.1446742959491" calcext:value-type="float">
            <text:p>39.1446742959491</text:p>
          </table:table-cell>
          <table:table-cell table:formula="of:=[.C11]+[.J11]" office:value-type="float" office:value="90.2015781350604" calcext:value-type="float">
            <text:p>90.2015781350604</text:p>
          </table:table-cell>
          <table:table-cell table:formula="of:=IF(AND([.B11]&gt;=[.J11];[.B11]&lt;=[.K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87" calcext:value-type="float">
            <text:p>40.87</text:p>
          </table:table-cell>
          <table:table-cell office:value-type="float" office:value="44.2931442260742" calcext:value-type="float">
            <text:p>44.2931442260742</text:p>
          </table:table-cell>
          <table:table-cell office:value-type="float" office:value="10.7768020629883" calcext:value-type="float">
            <text:p>10.7768020629883</text:p>
          </table:table-cell>
          <table:table-cell table:formula="of:=[.C12]-[.D12]" office:value-type="float" office:value="33.5163421630859" calcext:value-type="float">
            <text:p>33.5163421630859</text:p>
          </table:table-cell>
          <table:table-cell office:value-type="float" office:value="55.0699462890625" calcext:value-type="float">
            <text:p>55.0699462890625</text:p>
          </table:table-cell>
          <table:table-cell table:formula="of:=IF(AND([.B12]&gt;=[.E12];[.B12]&lt;=[.F12]);0;1)" office:value-type="float" office:value="0" calcext:value-type="float">
            <text:p>0</text:p>
          </table:table-cell>
          <table:table-cell table:formula="of:=([.B12]-[.C12])^2" office:value-type="float" office:value="11.7179163925053" calcext:value-type="float">
            <text:p>11.7179163925053</text:p>
          </table:table-cell>
          <table:table-cell table:formula="of:=[.I11]" office:value-type="float" office:value="11.9122295431623" calcext:value-type="float">
            <text:p>11.9122295431623</text:p>
          </table:table-cell>
          <table:table-cell table:formula="of:=[.C12]-[.I12]" office:value-type="float" office:value="32.3809146829119" calcext:value-type="float">
            <text:p>32.3809146829119</text:p>
          </table:table-cell>
          <table:table-cell table:formula="of:=[.C12]+[.J12]" office:value-type="float" office:value="76.6740589089862" calcext:value-type="float">
            <text:p>76.6740589089862</text:p>
          </table:table-cell>
          <table:table-cell table:formula="of:=IF(AND([.B12]&gt;=[.J12];[.B12]&lt;=[.K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42.8519248962402" calcext:value-type="float">
            <text:p>42.8519248962402</text:p>
          </table:table-cell>
          <table:table-cell office:value-type="float" office:value="12.988938331604" calcext:value-type="float">
            <text:p>12.988938331604</text:p>
          </table:table-cell>
          <table:table-cell table:formula="of:=[.C13]-[.D13]" office:value-type="float" office:value="29.8629865646362" calcext:value-type="float">
            <text:p>29.8629865646362</text:p>
          </table:table-cell>
          <table:table-cell office:value-type="float" office:value="55.8408632278442" calcext:value-type="float">
            <text:p>55.8408632278442</text:p>
          </table:table-cell>
          <table:table-cell table:formula="of:=IF(AND([.B13]&gt;=[.E13];[.B13]&lt;=[.F13]);0;1)" office:value-type="float" office:value="0" calcext:value-type="float">
            <text:p>0</text:p>
          </table:table-cell>
          <table:table-cell table:formula="of:=([.B13]-[.C13])^2" office:value-type="float" office:value="0.420001340113231" calcext:value-type="float">
            <text:p>0.420001340113231</text:p>
          </table:table-cell>
          <table:table-cell table:formula="of:=[.I12]" office:value-type="float" office:value="11.9122295431623" calcext:value-type="float">
            <text:p>11.9122295431623</text:p>
          </table:table-cell>
          <table:table-cell table:formula="of:=[.C13]-[.I13]" office:value-type="float" office:value="30.939695353078" calcext:value-type="float">
            <text:p>30.939695353078</text:p>
          </table:table-cell>
          <table:table-cell table:formula="of:=[.C13]+[.J13]" office:value-type="float" office:value="73.7916202493182" calcext:value-type="float">
            <text:p>73.7916202493182</text:p>
          </table:table-cell>
          <table:table-cell table:formula="of:=IF(AND([.B13]&gt;=[.J13];[.B13]&lt;=[.K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.3</text:p>
          </table:table-cell>
          <table:table-cell office:value-type="float" office:value="65.2910079956055" calcext:value-type="float">
            <text:p>65.2910079956055</text:p>
          </table:table-cell>
          <table:table-cell office:value-type="float" office:value="12.0410280227661" calcext:value-type="float">
            <text:p>12.0410280227661</text:p>
          </table:table-cell>
          <table:table-cell table:formula="of:=[.C14]-[.D14]" office:value-type="float" office:value="53.2499799728394" calcext:value-type="float">
            <text:p>53.2499799728394</text:p>
          </table:table-cell>
          <table:table-cell office:value-type="float" office:value="77.3320360183716" calcext:value-type="float">
            <text:p>77.3320360183716</text:p>
          </table:table-cell>
          <table:table-cell table:formula="of:=IF(AND([.B14]&gt;=[.E14];[.B14]&lt;=[.F14]);0;1)" office:value-type="float" office:value="0" calcext:value-type="float">
            <text:p>0</text:p>
          </table:table-cell>
          <table:table-cell table:formula="of:=([.B14]-[.C14])^2" office:value-type="float" office:value="0.982096847353974" calcext:value-type="float">
            <text:p>0.982096847353974</text:p>
          </table:table-cell>
          <table:table-cell table:formula="of:=[.I13]" office:value-type="float" office:value="11.9122295431623" calcext:value-type="float">
            <text:p>11.9122295431623</text:p>
          </table:table-cell>
          <table:table-cell table:formula="of:=[.C14]-[.I14]" office:value-type="float" office:value="53.3787784524432" calcext:value-type="float">
            <text:p>53.3787784524432</text:p>
          </table:table-cell>
          <table:table-cell table:formula="of:=[.C14]+[.J14]" office:value-type="float" office:value="118.669786448049" calcext:value-type="float">
            <text:p>118.669786448049</text:p>
          </table:table-cell>
          <table:table-cell table:formula="of:=IF(AND([.B14]&gt;=[.J14];[.B14]&lt;=[.K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1" calcext:value-type="float">
            <text:p>24.1</text:p>
          </table:table-cell>
          <table:table-cell office:value-type="float" office:value="42.6183471679687" calcext:value-type="float">
            <text:p>42.6183471679687</text:p>
          </table:table-cell>
          <table:table-cell office:value-type="float" office:value="11.9365653991699" calcext:value-type="float">
            <text:p>11.9365653991699</text:p>
          </table:table-cell>
          <table:table-cell table:formula="of:=[.C15]-[.D15]" office:value-type="float" office:value="30.6817817687988" calcext:value-type="float">
            <text:p>30.6817817687988</text:p>
          </table:table-cell>
          <table:table-cell office:value-type="float" office:value="54.5549125671387" calcext:value-type="float">
            <text:p>54.5549125671387</text:p>
          </table:table-cell>
          <table:table-cell table:formula="of:=IF(AND([.B15]&gt;=[.E15];[.B15]&lt;=[.F15]);0;1)" office:value-type="float" office:value="1" calcext:value-type="float">
            <text:p>1</text:p>
          </table:table-cell>
          <table:table-cell table:formula="of:=([.B15]-[.C15])^2" office:value-type="float" office:value="342.929181833416" calcext:value-type="float">
            <text:p>342.929181833416</text:p>
          </table:table-cell>
          <table:table-cell table:formula="of:=[.I14]" office:value-type="float" office:value="11.9122295431623" calcext:value-type="float">
            <text:p>11.9122295431623</text:p>
          </table:table-cell>
          <table:table-cell table:formula="of:=[.C15]-[.I15]" office:value-type="float" office:value="30.7061176248065" calcext:value-type="float">
            <text:p>30.7061176248065</text:p>
          </table:table-cell>
          <table:table-cell table:formula="of:=[.C15]+[.J15]" office:value-type="float" office:value="73.3244647927752" calcext:value-type="float">
            <text:p>73.3244647927752</text:p>
          </table:table-cell>
          <table:table-cell table:formula="of:=IF(AND([.B15]&gt;=[.J15];[.B15]&lt;=[.K15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85" calcext:value-type="float">
            <text:p>11.85</text:p>
          </table:table-cell>
          <table:table-cell office:value-type="float" office:value="15.9570436477661" calcext:value-type="float">
            <text:p>15.9570436477661</text:p>
          </table:table-cell>
          <table:table-cell office:value-type="float" office:value="2.97938561439514" calcext:value-type="float">
            <text:p>2.97938561439514</text:p>
          </table:table-cell>
          <table:table-cell table:formula="of:=[.C16]-[.D16]" office:value-type="float" office:value="12.977658033371" calcext:value-type="float">
            <text:p>12.977658033371</text:p>
          </table:table-cell>
          <table:table-cell office:value-type="float" office:value="18.9364292621613" calcext:value-type="float">
            <text:p>18.9364292621613</text:p>
          </table:table-cell>
          <table:table-cell table:formula="of:=IF(AND([.B16]&gt;=[.E16];[.B16]&lt;=[.F16]);0;1)" office:value-type="float" office:value="1" calcext:value-type="float">
            <text:p>1</text:p>
          </table:table-cell>
          <table:table-cell table:formula="of:=([.B16]-[.C16])^2" office:value-type="float" office:value="16.867807524656" calcext:value-type="float">
            <text:p>16.867807524656</text:p>
          </table:table-cell>
          <table:table-cell table:formula="of:=[.I15]" office:value-type="float" office:value="11.9122295431623" calcext:value-type="float">
            <text:p>11.9122295431623</text:p>
          </table:table-cell>
          <table:table-cell table:formula="of:=[.C16]-[.I16]" office:value-type="float" office:value="4.04481410460384" calcext:value-type="float">
            <text:p>4.04481410460384</text:p>
          </table:table-cell>
          <table:table-cell table:formula="of:=[.C16]+[.J16]" office:value-type="float" office:value="20.00185775237" calcext:value-type="float">
            <text:p>20.00185775237</text:p>
          </table:table-cell>
          <table:table-cell table:formula="of:=IF(AND([.B16]&gt;=[.J16];[.B16]&lt;=[.K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.9" calcext:value-type="float">
            <text:p>54.9</text:p>
          </table:table-cell>
          <table:table-cell office:value-type="float" office:value="53.528980255127" calcext:value-type="float">
            <text:p>53.528980255127</text:p>
          </table:table-cell>
          <table:table-cell office:value-type="float" office:value="10.0961103439331" calcext:value-type="float">
            <text:p>10.0961103439331</text:p>
          </table:table-cell>
          <table:table-cell table:formula="of:=[.C17]-[.D17]" office:value-type="float" office:value="43.4328699111939" calcext:value-type="float">
            <text:p>43.4328699111939</text:p>
          </table:table-cell>
          <table:table-cell office:value-type="float" office:value="63.6250905990601" calcext:value-type="float">
            <text:p>63.6250905990601</text:p>
          </table:table-cell>
          <table:table-cell table:formula="of:=IF(AND([.B17]&gt;=[.E17];[.B17]&lt;=[.F17]);0;1)" office:value-type="float" office:value="0" calcext:value-type="float">
            <text:p>0</text:p>
          </table:table-cell>
          <table:table-cell table:formula="of:=([.B17]-[.C17])^2" office:value-type="float" office:value="1.87969514083175" calcext:value-type="float">
            <text:p>1.87969514083175</text:p>
          </table:table-cell>
          <table:table-cell table:formula="of:=[.I16]" office:value-type="float" office:value="11.9122295431623" calcext:value-type="float">
            <text:p>11.9122295431623</text:p>
          </table:table-cell>
          <table:table-cell table:formula="of:=[.C17]-[.I17]" office:value-type="float" office:value="41.6167507119647" calcext:value-type="float">
            <text:p>41.6167507119647</text:p>
          </table:table-cell>
          <table:table-cell table:formula="of:=[.C17]+[.J17]" office:value-type="float" office:value="95.1457309670916" calcext:value-type="float">
            <text:p>95.1457309670916</text:p>
          </table:table-cell>
          <table:table-cell table:formula="of:=IF(AND([.B17]&gt;=[.J17];[.B17]&lt;=[.K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.94" calcext:value-type="float">
            <text:p>55.94</text:p>
          </table:table-cell>
          <table:table-cell office:value-type="float" office:value="48.2329406738281" calcext:value-type="float">
            <text:p>48.2329406738281</text:p>
          </table:table-cell>
          <table:table-cell office:value-type="float" office:value="9.90629386901856" calcext:value-type="float">
            <text:p>9.90629386901856</text:p>
          </table:table-cell>
          <table:table-cell table:formula="of:=[.C18]-[.D18]" office:value-type="float" office:value="38.3266468048096" calcext:value-type="float">
            <text:p>38.3266468048096</text:p>
          </table:table-cell>
          <table:table-cell office:value-type="float" office:value="58.1392345428467" calcext:value-type="float">
            <text:p>58.1392345428467</text:p>
          </table:table-cell>
          <table:table-cell table:formula="of:=IF(AND([.B18]&gt;=[.E18];[.B18]&lt;=[.F18]);0;1)" office:value-type="float" office:value="0" calcext:value-type="float">
            <text:p>0</text:p>
          </table:table-cell>
          <table:table-cell table:formula="of:=([.B18]-[.C18])^2" office:value-type="float" office:value="59.3987634571328" calcext:value-type="float">
            <text:p>59.3987634571328</text:p>
          </table:table-cell>
          <table:table-cell table:formula="of:=[.I17]" office:value-type="float" office:value="11.9122295431623" calcext:value-type="float">
            <text:p>11.9122295431623</text:p>
          </table:table-cell>
          <table:table-cell table:formula="of:=[.C18]-[.I18]" office:value-type="float" office:value="36.3207111306659" calcext:value-type="float">
            <text:p>36.3207111306659</text:p>
          </table:table-cell>
          <table:table-cell table:formula="of:=[.C18]+[.J18]" office:value-type="float" office:value="84.553651804494" calcext:value-type="float">
            <text:p>84.553651804494</text:p>
          </table:table-cell>
          <table:table-cell table:formula="of:=IF(AND([.B18]&gt;=[.J18];[.B18]&lt;=[.K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92" calcext:value-type="float">
            <text:p>24.92</text:p>
          </table:table-cell>
          <table:table-cell office:value-type="float" office:value="23.3522891998291" calcext:value-type="float">
            <text:p>23.3522891998291</text:p>
          </table:table-cell>
          <table:table-cell office:value-type="float" office:value="4.62076044082642" calcext:value-type="float">
            <text:p>4.62076044082642</text:p>
          </table:table-cell>
          <table:table-cell table:formula="of:=[.C19]-[.D19]" office:value-type="float" office:value="18.7315287590027" calcext:value-type="float">
            <text:p>18.7315287590027</text:p>
          </table:table-cell>
          <table:table-cell office:value-type="float" office:value="27.9730496406555" calcext:value-type="float">
            <text:p>27.9730496406555</text:p>
          </table:table-cell>
          <table:table-cell table:formula="of:=IF(AND([.B19]&gt;=[.E19];[.B19]&lt;=[.F19]);0;1)" office:value-type="float" office:value="0" calcext:value-type="float">
            <text:p>0</text:p>
          </table:table-cell>
          <table:table-cell table:formula="of:=([.B19]-[.C19])^2" office:value-type="float" office:value="2.45771715297248" calcext:value-type="float">
            <text:p>2.45771715297248</text:p>
          </table:table-cell>
          <table:table-cell table:formula="of:=[.I18]" office:value-type="float" office:value="11.9122295431623" calcext:value-type="float">
            <text:p>11.9122295431623</text:p>
          </table:table-cell>
          <table:table-cell table:formula="of:=[.C19]-[.I19]" office:value-type="float" office:value="11.4400596566668" calcext:value-type="float">
            <text:p>11.4400596566668</text:p>
          </table:table-cell>
          <table:table-cell table:formula="of:=[.C19]+[.J19]" office:value-type="float" office:value="34.7923488564959" calcext:value-type="float">
            <text:p>34.7923488564959</text:p>
          </table:table-cell>
          <table:table-cell table:formula="of:=IF(AND([.B19]&gt;=[.J19];[.B19]&lt;=[.K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63" calcext:value-type="float">
            <text:p>22.63</text:p>
          </table:table-cell>
          <table:table-cell office:value-type="float" office:value="26.6115570068359" calcext:value-type="float">
            <text:p>26.6115570068359</text:p>
          </table:table-cell>
          <table:table-cell office:value-type="float" office:value="6.77202844619751" calcext:value-type="float">
            <text:p>6.77202844619751</text:p>
          </table:table-cell>
          <table:table-cell table:formula="of:=[.C20]-[.D20]" office:value-type="float" office:value="19.8395285606384" calcext:value-type="float">
            <text:p>19.8395285606384</text:p>
          </table:table-cell>
          <table:table-cell office:value-type="float" office:value="33.3835854530334" calcext:value-type="float">
            <text:p>33.3835854530334</text:p>
          </table:table-cell>
          <table:table-cell table:formula="of:=IF(AND([.B20]&gt;=[.E20];[.B20]&lt;=[.F20]);0;1)" office:value-type="float" office:value="0" calcext:value-type="float">
            <text:p>0</text:p>
          </table:table-cell>
          <table:table-cell table:formula="of:=([.B20]-[.C20])^2" office:value-type="float" office:value="15.8527961986844" calcext:value-type="float">
            <text:p>15.8527961986844</text:p>
          </table:table-cell>
          <table:table-cell table:formula="of:=[.I19]" office:value-type="float" office:value="11.9122295431623" calcext:value-type="float">
            <text:p>11.9122295431623</text:p>
          </table:table-cell>
          <table:table-cell table:formula="of:=[.C20]-[.I20]" office:value-type="float" office:value="14.6993274636737" calcext:value-type="float">
            <text:p>14.6993274636737</text:p>
          </table:table-cell>
          <table:table-cell table:formula="of:=[.C20]+[.J20]" office:value-type="float" office:value="41.3108844705096" calcext:value-type="float">
            <text:p>41.3108844705096</text:p>
          </table:table-cell>
          <table:table-cell table:formula="of:=IF(AND([.B20]&gt;=[.J20];[.B20]&lt;=[.K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2252197265625" calcext:value-type="float">
            <text:p>43.2252197265625</text:p>
          </table:table-cell>
          <table:table-cell office:value-type="float" office:value="10.7161884307861" calcext:value-type="float">
            <text:p>10.7161884307861</text:p>
          </table:table-cell>
          <table:table-cell table:formula="of:=[.C21]-[.D21]" office:value-type="float" office:value="32.5090312957764" calcext:value-type="float">
            <text:p>32.5090312957764</text:p>
          </table:table-cell>
          <table:table-cell office:value-type="float" office:value="53.9414081573486" calcext:value-type="float">
            <text:p>53.9414081573486</text:p>
          </table:table-cell>
          <table:table-cell table:formula="of:=IF(AND([.B21]&gt;=[.E21];[.B21]&lt;=[.F21]);0;1)" office:value-type="float" office:value="0" calcext:value-type="float">
            <text:p>0</text:p>
          </table:table-cell>
          <table:table-cell table:formula="of:=([.B21]-[.C21])^2" office:value-type="float" office:value="22.7073190424204" calcext:value-type="float">
            <text:p>22.7073190424204</text:p>
          </table:table-cell>
          <table:table-cell table:formula="of:=[.I20]" office:value-type="float" office:value="11.9122295431623" calcext:value-type="float">
            <text:p>11.9122295431623</text:p>
          </table:table-cell>
          <table:table-cell table:formula="of:=[.C21]-[.I21]" office:value-type="float" office:value="31.3129901834002" calcext:value-type="float">
            <text:p>31.3129901834002</text:p>
          </table:table-cell>
          <table:table-cell table:formula="of:=[.C21]+[.J21]" office:value-type="float" office:value="74.5382099099627" calcext:value-type="float">
            <text:p>74.5382099099627</text:p>
          </table:table-cell>
          <table:table-cell table:formula="of:=IF(AND([.B21]&gt;=[.J21];[.B21]&lt;=[.K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.45" calcext:value-type="float">
            <text:p>31.45</text:p>
          </table:table-cell>
          <table:table-cell office:value-type="float" office:value="29.7943897247314" calcext:value-type="float">
            <text:p>29.7943897247314</text:p>
          </table:table-cell>
          <table:table-cell office:value-type="float" office:value="6.61660242080689" calcext:value-type="float">
            <text:p>6.61660242080689</text:p>
          </table:table-cell>
          <table:table-cell table:formula="of:=[.C22]-[.D22]" office:value-type="float" office:value="23.1777873039246" calcext:value-type="float">
            <text:p>23.1777873039246</text:p>
          </table:table-cell>
          <table:table-cell office:value-type="float" office:value="36.4109921455383" calcext:value-type="float">
            <text:p>36.4109921455383</text:p>
          </table:table-cell>
          <table:table-cell table:formula="of:=IF(AND([.B22]&gt;=[.E22];[.B22]&lt;=[.F22]);0;1)" office:value-type="float" office:value="0" calcext:value-type="float">
            <text:p>0</text:p>
          </table:table-cell>
          <table:table-cell table:formula="of:=([.B22]-[.C22])^2" office:value-type="float" office:value="2.74104538357482" calcext:value-type="float">
            <text:p>2.74104538357482</text:p>
          </table:table-cell>
          <table:table-cell table:formula="of:=[.I21]" office:value-type="float" office:value="11.9122295431623" calcext:value-type="float">
            <text:p>11.9122295431623</text:p>
          </table:table-cell>
          <table:table-cell table:formula="of:=[.C22]-[.I22]" office:value-type="float" office:value="17.8821601815692" calcext:value-type="float">
            <text:p>17.8821601815692</text:p>
          </table:table-cell>
          <table:table-cell table:formula="of:=[.C22]+[.J22]" office:value-type="float" office:value="47.6765499063006" calcext:value-type="float">
            <text:p>47.6765499063006</text:p>
          </table:table-cell>
          <table:table-cell table:formula="of:=IF(AND([.B22]&gt;=[.J22];[.B22]&lt;=[.K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02" calcext:value-type="float">
            <text:p>28.02</text:p>
          </table:table-cell>
          <table:table-cell office:value-type="float" office:value="24.8919792175293" calcext:value-type="float">
            <text:p>24.8919792175293</text:p>
          </table:table-cell>
          <table:table-cell office:value-type="float" office:value="6.09825849533081" calcext:value-type="float">
            <text:p>6.09825849533081</text:p>
          </table:table-cell>
          <table:table-cell table:formula="of:=[.C23]-[.D23]" office:value-type="float" office:value="18.7937207221985" calcext:value-type="float">
            <text:p>18.7937207221985</text:p>
          </table:table-cell>
          <table:table-cell office:value-type="float" office:value="30.9902377128601" calcext:value-type="float">
            <text:p>30.9902377128601</text:p>
          </table:table-cell>
          <table:table-cell table:formula="of:=IF(AND([.B23]&gt;=[.E23];[.B23]&lt;=[.F23]);0;1)" office:value-type="float" office:value="0" calcext:value-type="float">
            <text:p>0</text:p>
          </table:table-cell>
          <table:table-cell table:formula="of:=([.B23]-[.C23])^2" office:value-type="float" office:value="9.78451401556863" calcext:value-type="float">
            <text:p>9.78451401556863</text:p>
          </table:table-cell>
          <table:table-cell table:formula="of:=[.I22]" office:value-type="float" office:value="11.9122295431623" calcext:value-type="float">
            <text:p>11.9122295431623</text:p>
          </table:table-cell>
          <table:table-cell table:formula="of:=[.C23]-[.I23]" office:value-type="float" office:value="12.979749674367" calcext:value-type="float">
            <text:p>12.979749674367</text:p>
          </table:table-cell>
          <table:table-cell table:formula="of:=[.C23]+[.J23]" office:value-type="float" office:value="37.8717288918963" calcext:value-type="float">
            <text:p>37.8717288918963</text:p>
          </table:table-cell>
          <table:table-cell table:formula="of:=IF(AND([.B23]&gt;=[.J23];[.B23]&lt;=[.K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1" calcext:value-type="float">
            <text:p>14.31</text:p>
          </table:table-cell>
          <table:table-cell office:value-type="float" office:value="17.0194835662842" calcext:value-type="float">
            <text:p>17.0194835662842</text:p>
          </table:table-cell>
          <table:table-cell office:value-type="float" office:value="3.49820280075073" calcext:value-type="float">
            <text:p>3.49820280075073</text:p>
          </table:table-cell>
          <table:table-cell table:formula="of:=[.C24]-[.D24]" office:value-type="float" office:value="13.5212807655334" calcext:value-type="float">
            <text:p>13.5212807655334</text:p>
          </table:table-cell>
          <table:table-cell office:value-type="float" office:value="20.5176863670349" calcext:value-type="float">
            <text:p>20.5176863670349</text:p>
          </table:table-cell>
          <table:table-cell table:formula="of:=IF(AND([.B24]&gt;=[.E24];[.B24]&lt;=[.F24]);0;1)" office:value-type="float" office:value="0" calcext:value-type="float">
            <text:p>0</text:p>
          </table:table-cell>
          <table:table-cell table:formula="of:=([.B24]-[.C24])^2" office:value-type="float" office:value="7.34130119596403" calcext:value-type="float">
            <text:p>7.34130119596403</text:p>
          </table:table-cell>
          <table:table-cell table:formula="of:=[.I23]" office:value-type="float" office:value="11.9122295431623" calcext:value-type="float">
            <text:p>11.9122295431623</text:p>
          </table:table-cell>
          <table:table-cell table:formula="of:=[.C24]-[.I24]" office:value-type="float" office:value="5.10725402312191" calcext:value-type="float">
            <text:p>5.10725402312191</text:p>
          </table:table-cell>
          <table:table-cell table:formula="of:=[.C24]+[.J24]" office:value-type="float" office:value="22.1267375894061" calcext:value-type="float">
            <text:p>22.1267375894061</text:p>
          </table:table-cell>
          <table:table-cell table:formula="of:=IF(AND([.B24]&gt;=[.J24];[.B24]&lt;=[.K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25" calcext:value-type="float">
            <text:p>55.25</text:p>
          </table:table-cell>
          <table:table-cell office:value-type="float" office:value="58.9463081359863" calcext:value-type="float">
            <text:p>58.9463081359863</text:p>
          </table:table-cell>
          <table:table-cell office:value-type="float" office:value="13.6781616210938" calcext:value-type="float">
            <text:p>13.6781616210938</text:p>
          </table:table-cell>
          <table:table-cell table:formula="of:=[.C25]-[.D25]" office:value-type="float" office:value="45.2681465148926" calcext:value-type="float">
            <text:p>45.2681465148926</text:p>
          </table:table-cell>
          <table:table-cell office:value-type="float" office:value="72.6244697570801" calcext:value-type="float">
            <text:p>72.6244697570801</text:p>
          </table:table-cell>
          <table:table-cell table:formula="of:=IF(AND([.B25]&gt;=[.E25];[.B25]&lt;=[.F25]);0;1)" office:value-type="float" office:value="0" calcext:value-type="float">
            <text:p>0</text:p>
          </table:table-cell>
          <table:table-cell table:formula="of:=([.B25]-[.C25])^2" office:value-type="float" office:value="13.6626938361587" calcext:value-type="float">
            <text:p>13.6626938361587</text:p>
          </table:table-cell>
          <table:table-cell table:formula="of:=[.I24]" office:value-type="float" office:value="11.9122295431623" calcext:value-type="float">
            <text:p>11.9122295431623</text:p>
          </table:table-cell>
          <table:table-cell table:formula="of:=[.C25]-[.I25]" office:value-type="float" office:value="47.0340785928241" calcext:value-type="float">
            <text:p>47.0340785928241</text:p>
          </table:table-cell>
          <table:table-cell table:formula="of:=[.C25]+[.J25]" office:value-type="float" office:value="105.98038672881" calcext:value-type="float">
            <text:p>105.98038672881</text:p>
          </table:table-cell>
          <table:table-cell table:formula="of:=IF(AND([.B25]&gt;=[.J25];[.B25]&lt;=[.K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01" calcext:value-type="float">
            <text:p>33.01</text:p>
          </table:table-cell>
          <table:table-cell office:value-type="float" office:value="28.422550201416" calcext:value-type="float">
            <text:p>28.422550201416</text:p>
          </table:table-cell>
          <table:table-cell office:value-type="float" office:value="9.14570999145508" calcext:value-type="float">
            <text:p>9.14570999145508</text:p>
          </table:table-cell>
          <table:table-cell table:formula="of:=[.C26]-[.D26]" office:value-type="float" office:value="19.2768402099609" calcext:value-type="float">
            <text:p>19.2768402099609</text:p>
          </table:table-cell>
          <table:table-cell office:value-type="float" office:value="37.5682601928711" calcext:value-type="float">
            <text:p>37.5682601928711</text:p>
          </table:table-cell>
          <table:table-cell table:formula="of:=IF(AND([.B26]&gt;=[.E26];[.B26]&lt;=[.F26]);0;1)" office:value-type="float" office:value="0" calcext:value-type="float">
            <text:p>0</text:p>
          </table:table-cell>
          <table:table-cell table:formula="of:=([.B26]-[.C26])^2" office:value-type="float" office:value="21.0446956545282" calcext:value-type="float">
            <text:p>21.0446956545282</text:p>
          </table:table-cell>
          <table:table-cell table:formula="of:=[.I25]" office:value-type="float" office:value="11.9122295431623" calcext:value-type="float">
            <text:p>11.9122295431623</text:p>
          </table:table-cell>
          <table:table-cell table:formula="of:=[.C26]-[.I26]" office:value-type="float" office:value="16.5103206582537" calcext:value-type="float">
            <text:p>16.5103206582537</text:p>
          </table:table-cell>
          <table:table-cell table:formula="of:=[.C26]+[.J26]" office:value-type="float" office:value="44.9328708596698" calcext:value-type="float">
            <text:p>44.9328708596698</text:p>
          </table:table-cell>
          <table:table-cell table:formula="of:=IF(AND([.B26]&gt;=[.J26];[.B26]&lt;=[.K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4" calcext:value-type="float">
            <text:p>27.04</text:p>
          </table:table-cell>
          <table:table-cell office:value-type="float" office:value="22.7053909301758" calcext:value-type="float">
            <text:p>22.7053909301758</text:p>
          </table:table-cell>
          <table:table-cell office:value-type="float" office:value="4.27210664749146" calcext:value-type="float">
            <text:p>4.27210664749146</text:p>
          </table:table-cell>
          <table:table-cell table:formula="of:=[.C27]-[.D27]" office:value-type="float" office:value="18.4332842826843" calcext:value-type="float">
            <text:p>18.4332842826843</text:p>
          </table:table-cell>
          <table:table-cell office:value-type="float" office:value="26.9774975776672" calcext:value-type="float">
            <text:p>26.9774975776672</text:p>
          </table:table-cell>
          <table:table-cell table:formula="of:=IF(AND([.B27]&gt;=[.E27];[.B27]&lt;=[.F27]);0;1)" office:value-type="float" office:value="1" calcext:value-type="float">
            <text:p>1</text:p>
          </table:table-cell>
          <table:table-cell table:formula="of:=([.B27]-[.C27])^2" office:value-type="float" office:value="18.7888357882024" calcext:value-type="float">
            <text:p>18.7888357882024</text:p>
          </table:table-cell>
          <table:table-cell table:formula="of:=[.I26]" office:value-type="float" office:value="11.9122295431623" calcext:value-type="float">
            <text:p>11.9122295431623</text:p>
          </table:table-cell>
          <table:table-cell table:formula="of:=[.C27]-[.I27]" office:value-type="float" office:value="10.7931613870135" calcext:value-type="float">
            <text:p>10.7931613870135</text:p>
          </table:table-cell>
          <table:table-cell table:formula="of:=[.C27]+[.J27]" office:value-type="float" office:value="33.4985523171893" calcext:value-type="float">
            <text:p>33.4985523171893</text:p>
          </table:table-cell>
          <table:table-cell table:formula="of:=IF(AND([.B27]&gt;=[.J27];[.B27]&lt;=[.K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.63" calcext:value-type="float">
            <text:p>38.63</text:p>
          </table:table-cell>
          <table:table-cell office:value-type="float" office:value="39.6524505615234" calcext:value-type="float">
            <text:p>39.6524505615234</text:p>
          </table:table-cell>
          <table:table-cell office:value-type="float" office:value="8.33837509155273" calcext:value-type="float">
            <text:p>8.33837509155273</text:p>
          </table:table-cell>
          <table:table-cell table:formula="of:=[.C28]-[.D28]" office:value-type="float" office:value="31.3140754699707" calcext:value-type="float">
            <text:p>31.3140754699707</text:p>
          </table:table-cell>
          <table:table-cell office:value-type="float" office:value="47.9908256530762" calcext:value-type="float">
            <text:p>47.9908256530762</text:p>
          </table:table-cell>
          <table:table-cell table:formula="of:=IF(AND([.B28]&gt;=[.E28];[.B28]&lt;=[.F28]);0;1)" office:value-type="float" office:value="0" calcext:value-type="float">
            <text:p>0</text:p>
          </table:table-cell>
          <table:table-cell table:formula="of:=([.B28]-[.C28])^2" office:value-type="float" office:value="1.04540515075959" calcext:value-type="float">
            <text:p>1.04540515075959</text:p>
          </table:table-cell>
          <table:table-cell table:formula="of:=[.I27]" office:value-type="float" office:value="11.9122295431623" calcext:value-type="float">
            <text:p>11.9122295431623</text:p>
          </table:table-cell>
          <table:table-cell table:formula="of:=[.C28]-[.I28]" office:value-type="float" office:value="27.7402210183612" calcext:value-type="float">
            <text:p>27.7402210183612</text:p>
          </table:table-cell>
          <table:table-cell table:formula="of:=[.C28]+[.J28]" office:value-type="float" office:value="67.3926715798846" calcext:value-type="float">
            <text:p>67.3926715798846</text:p>
          </table:table-cell>
          <table:table-cell table:formula="of:=IF(AND([.B28]&gt;=[.J28];[.B28]&lt;=[.K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.87" calcext:value-type="float">
            <text:p>67.87</text:p>
          </table:table-cell>
          <table:table-cell office:value-type="float" office:value="49.0595970153809" calcext:value-type="float">
            <text:p>49.0595970153809</text:p>
          </table:table-cell>
          <table:table-cell office:value-type="float" office:value="9.58866882324219" calcext:value-type="float">
            <text:p>9.58866882324219</text:p>
          </table:table-cell>
          <table:table-cell table:formula="of:=[.C29]-[.D29]" office:value-type="float" office:value="39.4709281921387" calcext:value-type="float">
            <text:p>39.4709281921387</text:p>
          </table:table-cell>
          <table:table-cell office:value-type="float" office:value="58.6482658386231" calcext:value-type="float">
            <text:p>58.6482658386231</text:p>
          </table:table-cell>
          <table:table-cell table:formula="of:=IF(AND([.B29]&gt;=[.E29];[.B29]&lt;=[.F29]);0;1)" office:value-type="float" office:value="1" calcext:value-type="float">
            <text:p>1</text:p>
          </table:table-cell>
          <table:table-cell table:formula="of:=([.B29]-[.C29])^2" office:value-type="float" office:value="353.831260443769" calcext:value-type="float">
            <text:p>353.831260443769</text:p>
          </table:table-cell>
          <table:table-cell table:formula="of:=[.I28]" office:value-type="float" office:value="11.9122295431623" calcext:value-type="float">
            <text:p>11.9122295431623</text:p>
          </table:table-cell>
          <table:table-cell table:formula="of:=[.C29]-[.I29]" office:value-type="float" office:value="37.1473674722186" calcext:value-type="float">
            <text:p>37.1473674722186</text:p>
          </table:table-cell>
          <table:table-cell table:formula="of:=[.C29]+[.J29]" office:value-type="float" office:value="86.2069644875995" calcext:value-type="float">
            <text:p>86.2069644875995</text:p>
          </table:table-cell>
          <table:table-cell table:formula="of:=IF(AND([.B29]&gt;=[.J29];[.B29]&lt;=[.K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.55" calcext:value-type="float">
            <text:p>55.55</text:p>
          </table:table-cell>
          <table:table-cell office:value-type="float" office:value="51.2347526550293" calcext:value-type="float">
            <text:p>51.2347526550293</text:p>
          </table:table-cell>
          <table:table-cell office:value-type="float" office:value="10.727370262146" calcext:value-type="float">
            <text:p>10.727370262146</text:p>
          </table:table-cell>
          <table:table-cell table:formula="of:=[.C30]-[.D30]" office:value-type="float" office:value="40.5073823928833" calcext:value-type="float">
            <text:p>40.5073823928833</text:p>
          </table:table-cell>
          <table:table-cell office:value-type="float" office:value="61.9621229171753" calcext:value-type="float">
            <text:p>61.9621229171753</text:p>
          </table:table-cell>
          <table:table-cell table:formula="of:=IF(AND([.B30]&gt;=[.E30];[.B30]&lt;=[.F30]);0;1)" office:value-type="float" office:value="0" calcext:value-type="float">
            <text:p>0</text:p>
          </table:table-cell>
          <table:table-cell table:formula="of:=([.B30]-[.C30])^2" office:value-type="float" office:value="18.6213596482767" calcext:value-type="float">
            <text:p>18.6213596482767</text:p>
          </table:table-cell>
          <table:table-cell table:formula="of:=[.I29]" office:value-type="float" office:value="11.9122295431623" calcext:value-type="float">
            <text:p>11.9122295431623</text:p>
          </table:table-cell>
          <table:table-cell table:formula="of:=[.C30]-[.I30]" office:value-type="float" office:value="39.322523111867" calcext:value-type="float">
            <text:p>39.322523111867</text:p>
          </table:table-cell>
          <table:table-cell table:formula="of:=[.C30]+[.J30]" office:value-type="float" office:value="90.5572757668963" calcext:value-type="float">
            <text:p>90.5572757668963</text:p>
          </table:table-cell>
          <table:table-cell table:formula="of:=IF(AND([.B30]&gt;=[.J30];[.B30]&lt;=[.K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6" calcext:value-type="float">
            <text:p>28.6</text:p>
          </table:table-cell>
          <table:table-cell office:value-type="float" office:value="42.6590919494629" calcext:value-type="float">
            <text:p>42.6590919494629</text:p>
          </table:table-cell>
          <table:table-cell office:value-type="float" office:value="7.39345264434814" calcext:value-type="float">
            <text:p>7.39345264434814</text:p>
          </table:table-cell>
          <table:table-cell table:formula="of:=[.C31]-[.D31]" office:value-type="float" office:value="35.2656393051147" calcext:value-type="float">
            <text:p>35.2656393051147</text:p>
          </table:table-cell>
          <table:table-cell office:value-type="float" office:value="50.052544593811" calcext:value-type="float">
            <text:p>50.052544593811</text:p>
          </table:table-cell>
          <table:table-cell table:formula="of:=IF(AND([.B31]&gt;=[.E31];[.B31]&lt;=[.F31]);0;1)" office:value-type="float" office:value="1" calcext:value-type="float">
            <text:p>1</text:p>
          </table:table-cell>
          <table:table-cell table:formula="of:=([.B31]-[.C31])^2" office:value-type="float" office:value="197.658066443452" calcext:value-type="float">
            <text:p>197.658066443452</text:p>
          </table:table-cell>
          <table:table-cell table:formula="of:=[.I30]" office:value-type="float" office:value="11.9122295431623" calcext:value-type="float">
            <text:p>11.9122295431623</text:p>
          </table:table-cell>
          <table:table-cell table:formula="of:=[.C31]-[.I31]" office:value-type="float" office:value="30.7468624063006" calcext:value-type="float">
            <text:p>30.7468624063006</text:p>
          </table:table-cell>
          <table:table-cell table:formula="of:=[.C31]+[.J31]" office:value-type="float" office:value="73.4059543557635" calcext:value-type="float">
            <text:p>73.4059543557635</text:p>
          </table:table-cell>
          <table:table-cell table:formula="of:=IF(AND([.B31]&gt;=[.J31];[.B31]&lt;=[.K31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.48" calcext:value-type="float">
            <text:p>21.48</text:p>
          </table:table-cell>
          <table:table-cell office:value-type="float" office:value="19.0150356292725" calcext:value-type="float">
            <text:p>19.0150356292725</text:p>
          </table:table-cell>
          <table:table-cell office:value-type="float" office:value="4.12926244735718" calcext:value-type="float">
            <text:p>4.12926244735718</text:p>
          </table:table-cell>
          <table:table-cell table:formula="of:=[.C32]-[.D32]" office:value-type="float" office:value="14.8857731819153" calcext:value-type="float">
            <text:p>14.8857731819153</text:p>
          </table:table-cell>
          <table:table-cell office:value-type="float" office:value="23.1442980766296" calcext:value-type="float">
            <text:p>23.1442980766296</text:p>
          </table:table-cell>
          <table:table-cell table:formula="of:=IF(AND([.B32]&gt;=[.E32];[.B32]&lt;=[.F32]);0;1)" office:value-type="float" office:value="0" calcext:value-type="float">
            <text:p>0</text:p>
          </table:table-cell>
          <table:table-cell table:formula="of:=([.B32]-[.C32])^2" office:value-type="float" office:value="6.07604934895621" calcext:value-type="float">
            <text:p>6.07604934895621</text:p>
          </table:table-cell>
          <table:table-cell table:formula="of:=[.I31]" office:value-type="float" office:value="11.9122295431623" calcext:value-type="float">
            <text:p>11.9122295431623</text:p>
          </table:table-cell>
          <table:table-cell table:formula="of:=[.C32]-[.I32]" office:value-type="float" office:value="7.10280608611019" calcext:value-type="float">
            <text:p>7.10280608611019</text:p>
          </table:table-cell>
          <table:table-cell table:formula="of:=[.C32]+[.J32]" office:value-type="float" office:value="26.1178417153827" calcext:value-type="float">
            <text:p>26.1178417153827</text:p>
          </table:table-cell>
          <table:table-cell table:formula="of:=IF(AND([.B32]&gt;=[.J32];[.B32]&lt;=[.K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.08" calcext:value-type="float">
            <text:p>20.08</text:p>
          </table:table-cell>
          <table:table-cell office:value-type="float" office:value="18.9272708892822" calcext:value-type="float">
            <text:p>18.9272708892822</text:p>
          </table:table-cell>
          <table:table-cell office:value-type="float" office:value="4.33556270599365" calcext:value-type="float">
            <text:p>4.33556270599365</text:p>
          </table:table-cell>
          <table:table-cell table:formula="of:=[.C33]-[.D33]" office:value-type="float" office:value="14.5917081832886" calcext:value-type="float">
            <text:p>14.5917081832886</text:p>
          </table:table-cell>
          <table:table-cell office:value-type="float" office:value="23.2628335952759" calcext:value-type="float">
            <text:p>23.2628335952759</text:p>
          </table:table-cell>
          <table:table-cell table:formula="of:=IF(AND([.B33]&gt;=[.E33];[.B33]&lt;=[.F33]);0;1)" office:value-type="float" office:value="0" calcext:value-type="float">
            <text:p>0</text:p>
          </table:table-cell>
          <table:table-cell table:formula="of:=([.B33]-[.C33])^2" office:value-type="float" office:value="1.32878440269618" calcext:value-type="float">
            <text:p>1.32878440269618</text:p>
          </table:table-cell>
          <table:table-cell table:formula="of:=[.I32]" office:value-type="float" office:value="11.9122295431623" calcext:value-type="float">
            <text:p>11.9122295431623</text:p>
          </table:table-cell>
          <table:table-cell table:formula="of:=[.C33]-[.I33]" office:value-type="float" office:value="7.01504134611996" calcext:value-type="float">
            <text:p>7.01504134611996</text:p>
          </table:table-cell>
          <table:table-cell table:formula="of:=[.C33]+[.J33]" office:value-type="float" office:value="25.9423122354022" calcext:value-type="float">
            <text:p>25.9423122354022</text:p>
          </table:table-cell>
          <table:table-cell table:formula="of:=IF(AND([.B33]&gt;=[.J33];[.B33]&lt;=[.K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82" calcext:value-type="float">
            <text:p>52.82</text:p>
          </table:table-cell>
          <table:table-cell office:value-type="float" office:value="47.3227806091309" calcext:value-type="float">
            <text:p>47.3227806091309</text:p>
          </table:table-cell>
          <table:table-cell office:value-type="float" office:value="8.31916332244873" calcext:value-type="float">
            <text:p>8.31916332244873</text:p>
          </table:table-cell>
          <table:table-cell table:formula="of:=[.C34]-[.D34]" office:value-type="float" office:value="39.0036172866821" calcext:value-type="float">
            <text:p>39.0036172866821</text:p>
          </table:table-cell>
          <table:table-cell office:value-type="float" office:value="55.6419439315796" calcext:value-type="float">
            <text:p>55.6419439315796</text:p>
          </table:table-cell>
          <table:table-cell table:formula="of:=IF(AND([.B34]&gt;=[.E34];[.B34]&lt;=[.F34]);0;1)" office:value-type="float" office:value="0" calcext:value-type="float">
            <text:p>0</text:p>
          </table:table-cell>
          <table:table-cell table:formula="of:=([.B34]-[.C34])^2" office:value-type="float" office:value="30.2194210313477" calcext:value-type="float">
            <text:p>30.2194210313477</text:p>
          </table:table-cell>
          <table:table-cell table:formula="of:=[.I33]" office:value-type="float" office:value="11.9122295431623" calcext:value-type="float">
            <text:p>11.9122295431623</text:p>
          </table:table-cell>
          <table:table-cell table:formula="of:=[.C34]-[.I34]" office:value-type="float" office:value="35.4105510659686" calcext:value-type="float">
            <text:p>35.4105510659686</text:p>
          </table:table-cell>
          <table:table-cell table:formula="of:=[.C34]+[.J34]" office:value-type="float" office:value="82.7333316750994" calcext:value-type="float">
            <text:p>82.7333316750994</text:p>
          </table:table-cell>
          <table:table-cell table:formula="of:=IF(AND([.B34]&gt;=[.J34];[.B34]&lt;=[.K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77" calcext:value-type="float">
            <text:p>19.77</text:p>
          </table:table-cell>
          <table:table-cell office:value-type="float" office:value="23.6684703826904" calcext:value-type="float">
            <text:p>23.6684703826904</text:p>
          </table:table-cell>
          <table:table-cell office:value-type="float" office:value="5.55421161651611" calcext:value-type="float">
            <text:p>5.55421161651611</text:p>
          </table:table-cell>
          <table:table-cell table:formula="of:=[.C35]-[.D35]" office:value-type="float" office:value="18.1142587661743" calcext:value-type="float">
            <text:p>18.1142587661743</text:p>
          </table:table-cell>
          <table:table-cell office:value-type="float" office:value="29.2226819992065" calcext:value-type="float">
            <text:p>29.2226819992065</text:p>
          </table:table-cell>
          <table:table-cell table:formula="of:=IF(AND([.B35]&gt;=[.E35];[.B35]&lt;=[.F35]);0;1)" office:value-type="float" office:value="0" calcext:value-type="float">
            <text:p>0</text:p>
          </table:table-cell>
          <table:table-cell table:formula="of:=([.B35]-[.C35])^2" office:value-type="float" office:value="15.1980713247145" calcext:value-type="float">
            <text:p>15.1980713247145</text:p>
          </table:table-cell>
          <table:table-cell table:formula="of:=[.I34]" office:value-type="float" office:value="11.9122295431623" calcext:value-type="float">
            <text:p>11.9122295431623</text:p>
          </table:table-cell>
          <table:table-cell table:formula="of:=[.C35]-[.I35]" office:value-type="float" office:value="11.7562408395282" calcext:value-type="float">
            <text:p>11.7562408395282</text:p>
          </table:table-cell>
          <table:table-cell table:formula="of:=[.C35]+[.J35]" office:value-type="float" office:value="35.4247112222186" calcext:value-type="float">
            <text:p>35.4247112222186</text:p>
          </table:table-cell>
          <table:table-cell table:formula="of:=IF(AND([.B35]&gt;=[.J35];[.B35]&lt;=[.K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53" calcext:value-type="float">
            <text:p>50.53</text:p>
          </table:table-cell>
          <table:table-cell office:value-type="float" office:value="53.1590881347656" calcext:value-type="float">
            <text:p>53.1590881347656</text:p>
          </table:table-cell>
          <table:table-cell office:value-type="float" office:value="17.7594909667969" calcext:value-type="float">
            <text:p>17.7594909667969</text:p>
          </table:table-cell>
          <table:table-cell table:formula="of:=[.C36]-[.D36]" office:value-type="float" office:value="35.3995971679687" calcext:value-type="float">
            <text:p>35.3995971679687</text:p>
          </table:table-cell>
          <table:table-cell office:value-type="float" office:value="70.9185791015625" calcext:value-type="float">
            <text:p>70.9185791015625</text:p>
          </table:table-cell>
          <table:table-cell table:formula="of:=IF(AND([.B36]&gt;=[.E36];[.B36]&lt;=[.F36]);0;1)" office:value-type="float" office:value="0" calcext:value-type="float">
            <text:p>0</text:p>
          </table:table-cell>
          <table:table-cell table:formula="of:=([.B36]-[.C36])^2" office:value-type="float" office:value="6.91210442036539" calcext:value-type="float">
            <text:p>6.91210442036539</text:p>
          </table:table-cell>
          <table:table-cell table:formula="of:=[.I35]" office:value-type="float" office:value="11.9122295431623" calcext:value-type="float">
            <text:p>11.9122295431623</text:p>
          </table:table-cell>
          <table:table-cell table:formula="of:=[.C36]-[.I36]" office:value-type="float" office:value="41.2468585916034" calcext:value-type="float">
            <text:p>41.2468585916034</text:p>
          </table:table-cell>
          <table:table-cell table:formula="of:=[.C36]+[.J36]" office:value-type="float" office:value="94.405946726369" calcext:value-type="float">
            <text:p>94.405946726369</text:p>
          </table:table-cell>
          <table:table-cell table:formula="of:=IF(AND([.B36]&gt;=[.J36];[.B36]&lt;=[.K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.26" calcext:value-type="float">
            <text:p>55.26</text:p>
          </table:table-cell>
          <table:table-cell office:value-type="float" office:value="51.9275054931641" calcext:value-type="float">
            <text:p>51.9275054931641</text:p>
          </table:table-cell>
          <table:table-cell office:value-type="float" office:value="12.5644483566284" calcext:value-type="float">
            <text:p>12.5644483566284</text:p>
          </table:table-cell>
          <table:table-cell table:formula="of:=[.C37]-[.D37]" office:value-type="float" office:value="39.3630571365356" calcext:value-type="float">
            <text:p>39.3630571365356</text:p>
          </table:table-cell>
          <table:table-cell office:value-type="float" office:value="64.4919538497925" calcext:value-type="float">
            <text:p>64.4919538497925</text:p>
          </table:table-cell>
          <table:table-cell table:formula="of:=IF(AND([.B37]&gt;=[.E37];[.B37]&lt;=[.F37]);0;1)" office:value-type="float" office:value="0" calcext:value-type="float">
            <text:p>0</text:p>
          </table:table-cell>
          <table:table-cell table:formula="of:=([.B37]-[.C37])^2" office:value-type="float" office:value="11.1055196380917" calcext:value-type="float">
            <text:p>11.1055196380917</text:p>
          </table:table-cell>
          <table:table-cell table:formula="of:=[.I36]" office:value-type="float" office:value="11.9122295431623" calcext:value-type="float">
            <text:p>11.9122295431623</text:p>
          </table:table-cell>
          <table:table-cell table:formula="of:=[.C37]-[.I37]" office:value-type="float" office:value="40.0152759500018" calcext:value-type="float">
            <text:p>40.0152759500018</text:p>
          </table:table-cell>
          <table:table-cell table:formula="of:=[.C37]+[.J37]" office:value-type="float" office:value="91.9427814431659" calcext:value-type="float">
            <text:p>91.9427814431659</text:p>
          </table:table-cell>
          <table:table-cell table:formula="of:=IF(AND([.B37]&gt;=[.J37];[.B37]&lt;=[.K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.93" calcext:value-type="float">
            <text:p>46.93</text:p>
          </table:table-cell>
          <table:table-cell office:value-type="float" office:value="46.5527496337891" calcext:value-type="float">
            <text:p>46.5527496337891</text:p>
          </table:table-cell>
          <table:table-cell office:value-type="float" office:value="13.6651592254639" calcext:value-type="float">
            <text:p>13.6651592254639</text:p>
          </table:table-cell>
          <table:table-cell table:formula="of:=[.C38]-[.D38]" office:value-type="float" office:value="32.8875904083252" calcext:value-type="float">
            <text:p>32.8875904083252</text:p>
          </table:table-cell>
          <table:table-cell office:value-type="float" office:value="60.2179088592529" calcext:value-type="float">
            <text:p>60.2179088592529</text:p>
          </table:table-cell>
          <table:table-cell table:formula="of:=IF(AND([.B38]&gt;=[.E38];[.B38]&lt;=[.F38]);0;1)" office:value-type="float" office:value="0" calcext:value-type="float">
            <text:p>0</text:p>
          </table:table-cell>
          <table:table-cell table:formula="of:=([.B38]-[.C38])^2" office:value-type="float" office:value="0.142317838806286" calcext:value-type="float">
            <text:p>0.142317838806286</text:p>
          </table:table-cell>
          <table:table-cell table:formula="of:=[.I37]" office:value-type="float" office:value="11.9122295431623" calcext:value-type="float">
            <text:p>11.9122295431623</text:p>
          </table:table-cell>
          <table:table-cell table:formula="of:=[.C38]-[.I38]" office:value-type="float" office:value="34.6405200906268" calcext:value-type="float">
            <text:p>34.6405200906268</text:p>
          </table:table-cell>
          <table:table-cell table:formula="of:=[.C38]+[.J38]" office:value-type="float" office:value="81.1932697244159" calcext:value-type="float">
            <text:p>81.1932697244159</text:p>
          </table:table-cell>
          <table:table-cell table:formula="of:=IF(AND([.B38]&gt;=[.J38];[.B38]&lt;=[.K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76" calcext:value-type="float">
            <text:p>35.76</text:p>
          </table:table-cell>
          <table:table-cell office:value-type="float" office:value="33.3448638916016" calcext:value-type="float">
            <text:p>33.3448638916016</text:p>
          </table:table-cell>
          <table:table-cell office:value-type="float" office:value="8.11213684082031" calcext:value-type="float">
            <text:p>8.11213684082031</text:p>
          </table:table-cell>
          <table:table-cell table:formula="of:=[.C39]-[.D39]" office:value-type="float" office:value="25.2327270507813" calcext:value-type="float">
            <text:p>25.2327270507813</text:p>
          </table:table-cell>
          <table:table-cell office:value-type="float" office:value="41.4570007324219" calcext:value-type="float">
            <text:p>41.4570007324219</text:p>
          </table:table-cell>
          <table:table-cell table:formula="of:=IF(AND([.B39]&gt;=[.E39];[.B39]&lt;=[.F39]);0;1)" office:value-type="float" office:value="0" calcext:value-type="float">
            <text:p>0</text:p>
          </table:table-cell>
          <table:table-cell table:formula="of:=([.B39]-[.C39])^2" office:value-type="float" office:value="5.83288242208994" calcext:value-type="float">
            <text:p>5.83288242208994</text:p>
          </table:table-cell>
          <table:table-cell table:formula="of:=[.I38]" office:value-type="float" office:value="11.9122295431623" calcext:value-type="float">
            <text:p>11.9122295431623</text:p>
          </table:table-cell>
          <table:table-cell table:formula="of:=[.C39]-[.I39]" office:value-type="float" office:value="21.4326343484393" calcext:value-type="float">
            <text:p>21.4326343484393</text:p>
          </table:table-cell>
          <table:table-cell table:formula="of:=[.C39]+[.J39]" office:value-type="float" office:value="54.7774982400409" calcext:value-type="float">
            <text:p>54.7774982400409</text:p>
          </table:table-cell>
          <table:table-cell table:formula="of:=IF(AND([.B39]&gt;=[.J39];[.B39]&lt;=[.K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74" calcext:value-type="float">
            <text:p>23.74</text:p>
          </table:table-cell>
          <table:table-cell office:value-type="float" office:value="25.4104232788086" calcext:value-type="float">
            <text:p>25.4104232788086</text:p>
          </table:table-cell>
          <table:table-cell office:value-type="float" office:value="7.30153894424439" calcext:value-type="float">
            <text:p>7.30153894424439</text:p>
          </table:table-cell>
          <table:table-cell table:formula="of:=[.C40]-[.D40]" office:value-type="float" office:value="18.1088843345642" calcext:value-type="float">
            <text:p>18.1088843345642</text:p>
          </table:table-cell>
          <table:table-cell office:value-type="float" office:value="32.711962223053" calcext:value-type="float">
            <text:p>32.711962223053</text:p>
          </table:table-cell>
          <table:table-cell table:formula="of:=IF(AND([.B40]&gt;=[.E40];[.B40]&lt;=[.F40]);0;1)" office:value-type="float" office:value="0" calcext:value-type="float">
            <text:p>0</text:p>
          </table:table-cell>
          <table:table-cell table:formula="of:=([.B40]-[.C40])^2" office:value-type="float" office:value="2.79031393038566" calcext:value-type="float">
            <text:p>2.79031393038566</text:p>
          </table:table-cell>
          <table:table-cell table:formula="of:=[.I39]" office:value-type="float" office:value="11.9122295431623" calcext:value-type="float">
            <text:p>11.9122295431623</text:p>
          </table:table-cell>
          <table:table-cell table:formula="of:=[.C40]-[.I40]" office:value-type="float" office:value="13.4981937356463" calcext:value-type="float">
            <text:p>13.4981937356463</text:p>
          </table:table-cell>
          <table:table-cell table:formula="of:=[.C40]+[.J40]" office:value-type="float" office:value="38.9086170144549" calcext:value-type="float">
            <text:p>38.9086170144549</text:p>
          </table:table-cell>
          <table:table-cell table:formula="of:=IF(AND([.B40]&gt;=[.J40];[.B40]&lt;=[.K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56" calcext:value-type="float">
            <text:p>25.56</text:p>
          </table:table-cell>
          <table:table-cell office:value-type="float" office:value="29.9948081970215" calcext:value-type="float">
            <text:p>29.9948081970215</text:p>
          </table:table-cell>
          <table:table-cell office:value-type="float" office:value="8.44040679931641" calcext:value-type="float">
            <text:p>8.44040679931641</text:p>
          </table:table-cell>
          <table:table-cell table:formula="of:=[.C41]-[.D41]" office:value-type="float" office:value="21.5544013977051" calcext:value-type="float">
            <text:p>21.5544013977051</text:p>
          </table:table-cell>
          <table:table-cell office:value-type="float" office:value="38.4352149963379" calcext:value-type="float">
            <text:p>38.4352149963379</text:p>
          </table:table-cell>
          <table:table-cell table:formula="of:=IF(AND([.B41]&gt;=[.E41];[.B41]&lt;=[.F41]);0;1)" office:value-type="float" office:value="0" calcext:value-type="float">
            <text:p>0</text:p>
          </table:table-cell>
          <table:table-cell table:formula="of:=([.B41]-[.C41])^2" office:value-type="float" office:value="19.667523744369" calcext:value-type="float">
            <text:p>19.667523744369</text:p>
          </table:table-cell>
          <table:table-cell table:formula="of:=[.I40]" office:value-type="float" office:value="11.9122295431623" calcext:value-type="float">
            <text:p>11.9122295431623</text:p>
          </table:table-cell>
          <table:table-cell table:formula="of:=[.C41]-[.I41]" office:value-type="float" office:value="18.0825786538592" calcext:value-type="float">
            <text:p>18.0825786538592</text:p>
          </table:table-cell>
          <table:table-cell table:formula="of:=[.C41]+[.J41]" office:value-type="float" office:value="48.0773868508807" calcext:value-type="float">
            <text:p>48.0773868508807</text:p>
          </table:table-cell>
          <table:table-cell table:formula="of:=IF(AND([.B41]&gt;=[.J41];[.B41]&lt;=[.K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57" calcext:value-type="float">
            <text:p>15.57</text:p>
          </table:table-cell>
          <table:table-cell office:value-type="float" office:value="17.5728855133057" calcext:value-type="float">
            <text:p>17.5728855133057</text:p>
          </table:table-cell>
          <table:table-cell office:value-type="float" office:value="7.60120916366577" calcext:value-type="float">
            <text:p>7.60120916366577</text:p>
          </table:table-cell>
          <table:table-cell table:formula="of:=[.C42]-[.D42]" office:value-type="float" office:value="9.97167634963989" calcext:value-type="float">
            <text:p>9.97167634963989</text:p>
          </table:table-cell>
          <table:table-cell office:value-type="float" office:value="25.1740946769714" calcext:value-type="float">
            <text:p>25.1740946769714</text:p>
          </table:table-cell>
          <table:table-cell table:formula="of:=IF(AND([.B42]&gt;=[.E42];[.B42]&lt;=[.F42]);0;1)" office:value-type="float" office:value="0" calcext:value-type="float">
            <text:p>0</text:p>
          </table:table-cell>
          <table:table-cell table:formula="of:=([.B42]-[.C42])^2" office:value-type="float" office:value="4.01155037940969" calcext:value-type="float">
            <text:p>4.01155037940969</text:p>
          </table:table-cell>
          <table:table-cell table:formula="of:=[.I41]" office:value-type="float" office:value="11.9122295431623" calcext:value-type="float">
            <text:p>11.9122295431623</text:p>
          </table:table-cell>
          <table:table-cell table:formula="of:=[.C42]-[.I42]" office:value-type="float" office:value="5.66065597014339" calcext:value-type="float">
            <text:p>5.66065597014339</text:p>
          </table:table-cell>
          <table:table-cell table:formula="of:=[.C42]+[.J42]" office:value-type="float" office:value="23.2335414834491" calcext:value-type="float">
            <text:p>23.2335414834491</text:p>
          </table:table-cell>
          <table:table-cell table:formula="of:=IF(AND([.B42]&gt;=[.J42];[.B42]&lt;=[.K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91" calcext:value-type="float">
            <text:p>26.91</text:p>
          </table:table-cell>
          <table:table-cell office:value-type="float" office:value="32.7211570739746" calcext:value-type="float">
            <text:p>32.7211570739746</text:p>
          </table:table-cell>
          <table:table-cell office:value-type="float" office:value="8.66686344146729" calcext:value-type="float">
            <text:p>8.66686344146729</text:p>
          </table:table-cell>
          <table:table-cell table:formula="of:=[.C43]-[.D43]" office:value-type="float" office:value="24.0542936325073" calcext:value-type="float">
            <text:p>24.0542936325073</text:p>
          </table:table-cell>
          <table:table-cell office:value-type="float" office:value="41.3880205154419" calcext:value-type="float">
            <text:p>41.3880205154419</text:p>
          </table:table-cell>
          <table:table-cell table:formula="of:=IF(AND([.B43]&gt;=[.E43];[.B43]&lt;=[.F43]);0;1)" office:value-type="float" office:value="0" calcext:value-type="float">
            <text:p>0</text:p>
          </table:table-cell>
          <table:table-cell table:formula="of:=([.B43]-[.C43])^2" office:value-type="float" office:value="33.7695465384051" calcext:value-type="float">
            <text:p>33.7695465384051</text:p>
          </table:table-cell>
          <table:table-cell table:formula="of:=[.I42]" office:value-type="float" office:value="11.9122295431623" calcext:value-type="float">
            <text:p>11.9122295431623</text:p>
          </table:table-cell>
          <table:table-cell table:formula="of:=[.C43]-[.I43]" office:value-type="float" office:value="20.8089275308123" calcext:value-type="float">
            <text:p>20.8089275308123</text:p>
          </table:table-cell>
          <table:table-cell table:formula="of:=[.C43]+[.J43]" office:value-type="float" office:value="53.530084604787" calcext:value-type="float">
            <text:p>53.530084604787</text:p>
          </table:table-cell>
          <table:table-cell table:formula="of:=IF(AND([.B43]&gt;=[.J43];[.B43]&lt;=[.K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54" calcext:value-type="float">
            <text:p>13.54</text:p>
          </table:table-cell>
          <table:table-cell office:value-type="float" office:value="18.423656463623" calcext:value-type="float">
            <text:p>18.423656463623</text:p>
          </table:table-cell>
          <table:table-cell office:value-type="float" office:value="4.46106767654419" calcext:value-type="float">
            <text:p>4.46106767654419</text:p>
          </table:table-cell>
          <table:table-cell table:formula="of:=[.C44]-[.D44]" office:value-type="float" office:value="13.9625887870789" calcext:value-type="float">
            <text:p>13.9625887870789</text:p>
          </table:table-cell>
          <table:table-cell office:value-type="float" office:value="22.8847241401672" calcext:value-type="float">
            <text:p>22.8847241401672</text:p>
          </table:table-cell>
          <table:table-cell table:formula="of:=IF(AND([.B44]&gt;=[.E44];[.B44]&lt;=[.F44]);0;1)" office:value-type="float" office:value="1" calcext:value-type="float">
            <text:p>1</text:p>
          </table:table-cell>
          <table:table-cell table:formula="of:=([.B44]-[.C44])^2" office:value-type="float" office:value="23.8501004546872" calcext:value-type="float">
            <text:p>23.8501004546872</text:p>
          </table:table-cell>
          <table:table-cell table:formula="of:=[.I43]" office:value-type="float" office:value="11.9122295431623" calcext:value-type="float">
            <text:p>11.9122295431623</text:p>
          </table:table-cell>
          <table:table-cell table:formula="of:=[.C44]-[.I44]" office:value-type="float" office:value="6.51142692046078" calcext:value-type="float">
            <text:p>6.51142692046078</text:p>
          </table:table-cell>
          <table:table-cell table:formula="of:=[.C44]+[.J44]" office:value-type="float" office:value="24.9350833840838" calcext:value-type="float">
            <text:p>24.9350833840838</text:p>
          </table:table-cell>
          <table:table-cell table:formula="of:=IF(AND([.B44]&gt;=[.J44];[.B44]&lt;=[.K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52" calcext:value-type="float">
            <text:p>58.52</text:p>
          </table:table-cell>
          <table:table-cell office:value-type="float" office:value="58.420581817627" calcext:value-type="float">
            <text:p>58.420581817627</text:p>
          </table:table-cell>
          <table:table-cell office:value-type="float" office:value="13.1391754150391" calcext:value-type="float">
            <text:p>13.1391754150391</text:p>
          </table:table-cell>
          <table:table-cell table:formula="of:=[.C45]-[.D45]" office:value-type="float" office:value="45.2814064025879" calcext:value-type="float">
            <text:p>45.2814064025879</text:p>
          </table:table-cell>
          <table:table-cell office:value-type="float" office:value="71.559757232666" calcext:value-type="float">
            <text:p>71.559757232666</text:p>
          </table:table-cell>
          <table:table-cell table:formula="of:=IF(AND([.B45]&gt;=[.E45];[.B45]&lt;=[.F45]);0;1)" office:value-type="float" office:value="0" calcext:value-type="float">
            <text:p>0</text:p>
          </table:table-cell>
          <table:table-cell table:formula="of:=([.B45]-[.C45])^2" office:value-type="float" office:value="0.00988397498636103" calcext:value-type="float">
            <text:p>0.00988397498636103</text:p>
          </table:table-cell>
          <table:table-cell table:formula="of:=[.I44]" office:value-type="float" office:value="11.9122295431623" calcext:value-type="float">
            <text:p>11.9122295431623</text:p>
          </table:table-cell>
          <table:table-cell table:formula="of:=[.C45]-[.I45]" office:value-type="float" office:value="46.5083522744647" calcext:value-type="float">
            <text:p>46.5083522744647</text:p>
          </table:table-cell>
          <table:table-cell table:formula="of:=[.C45]+[.J45]" office:value-type="float" office:value="104.928934092092" calcext:value-type="float">
            <text:p>104.928934092092</text:p>
          </table:table-cell>
          <table:table-cell table:formula="of:=IF(AND([.B45]&gt;=[.J45];[.B45]&lt;=[.K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03" calcext:value-type="float">
            <text:p>42.03</text:p>
          </table:table-cell>
          <table:table-cell office:value-type="float" office:value="46.6099472045898" calcext:value-type="float">
            <text:p>46.6099472045898</text:p>
          </table:table-cell>
          <table:table-cell office:value-type="float" office:value="11.5900850296021" calcext:value-type="float">
            <text:p>11.5900850296021</text:p>
          </table:table-cell>
          <table:table-cell table:formula="of:=[.C46]-[.D46]" office:value-type="float" office:value="35.0198621749878" calcext:value-type="float">
            <text:p>35.0198621749878</text:p>
          </table:table-cell>
          <table:table-cell office:value-type="float" office:value="58.2000322341919" calcext:value-type="float">
            <text:p>58.2000322341919</text:p>
          </table:table-cell>
          <table:table-cell table:formula="of:=IF(AND([.B46]&gt;=[.E46];[.B46]&lt;=[.F46]);0;1)" office:value-type="float" office:value="0" calcext:value-type="float">
            <text:p>0</text:p>
          </table:table-cell>
          <table:table-cell table:formula="of:=([.B46]-[.C46])^2" office:value-type="float" office:value="20.9759163968303" calcext:value-type="float">
            <text:p>20.9759163968303</text:p>
          </table:table-cell>
          <table:table-cell table:formula="of:=[.I45]" office:value-type="float" office:value="11.9122295431623" calcext:value-type="float">
            <text:p>11.9122295431623</text:p>
          </table:table-cell>
          <table:table-cell table:formula="of:=[.C46]-[.I46]" office:value-type="float" office:value="34.6977176614276" calcext:value-type="float">
            <text:p>34.6977176614276</text:p>
          </table:table-cell>
          <table:table-cell table:formula="of:=[.C46]+[.J46]" office:value-type="float" office:value="81.3076648660174" calcext:value-type="float">
            <text:p>81.3076648660174</text:p>
          </table:table-cell>
          <table:table-cell table:formula="of:=IF(AND([.B46]&gt;=[.J46];[.B46]&lt;=[.K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.5" calcext:value-type="float">
            <text:p>75.5</text:p>
          </table:table-cell>
          <table:table-cell office:value-type="float" office:value="63.2558212280273" calcext:value-type="float">
            <text:p>63.2558212280273</text:p>
          </table:table-cell>
          <table:table-cell office:value-type="float" office:value="11.7592315673828" calcext:value-type="float">
            <text:p>11.7592315673828</text:p>
          </table:table-cell>
          <table:table-cell table:formula="of:=[.C47]-[.D47]" office:value-type="float" office:value="51.4965896606445" calcext:value-type="float">
            <text:p>51.4965896606445</text:p>
          </table:table-cell>
          <table:table-cell office:value-type="float" office:value="75.0150527954102" calcext:value-type="float">
            <text:p>75.0150527954102</text:p>
          </table:table-cell>
          <table:table-cell table:formula="of:=IF(AND([.B47]&gt;=[.E47];[.B47]&lt;=[.F47]);0;1)" office:value-type="float" office:value="1" calcext:value-type="float">
            <text:p>1</text:p>
          </table:table-cell>
          <table:table-cell table:formula="of:=([.B47]-[.C47])^2" office:value-type="float" office:value="149.919913800026" calcext:value-type="float">
            <text:p>149.919913800026</text:p>
          </table:table-cell>
          <table:table-cell table:formula="of:=[.I46]" office:value-type="float" office:value="11.9122295431623" calcext:value-type="float">
            <text:p>11.9122295431623</text:p>
          </table:table-cell>
          <table:table-cell table:formula="of:=[.C47]-[.I47]" office:value-type="float" office:value="51.3435916848651" calcext:value-type="float">
            <text:p>51.3435916848651</text:p>
          </table:table-cell>
          <table:table-cell table:formula="of:=[.C47]+[.J47]" office:value-type="float" office:value="114.599412912892" calcext:value-type="float">
            <text:p>114.599412912892</text:p>
          </table:table-cell>
          <table:table-cell table:formula="of:=IF(AND([.B47]&gt;=[.J47];[.B47]&lt;=[.K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2" calcext:value-type="float">
            <text:p>7.32</text:p>
          </table:table-cell>
          <table:table-cell office:value-type="float" office:value="18.0376205444336" calcext:value-type="float">
            <text:p>18.0376205444336</text:p>
          </table:table-cell>
          <table:table-cell office:value-type="float" office:value="7.17212677001953" calcext:value-type="float">
            <text:p>7.17212677001953</text:p>
          </table:table-cell>
          <table:table-cell table:formula="of:=[.C48]-[.D48]" office:value-type="float" office:value="10.8654937744141" calcext:value-type="float">
            <text:p>10.8654937744141</text:p>
          </table:table-cell>
          <table:table-cell office:value-type="float" office:value="25.2097473144531" calcext:value-type="float">
            <text:p>25.2097473144531</text:p>
          </table:table-cell>
          <table:table-cell table:formula="of:=IF(AND([.B48]&gt;=[.E48];[.B48]&lt;=[.F48]);0;1)" office:value-type="float" office:value="1" calcext:value-type="float">
            <text:p>1</text:p>
          </table:table-cell>
          <table:table-cell table:formula="of:=([.B48]-[.C48])^2" office:value-type="float" office:value="114.867390134465" calcext:value-type="float">
            <text:p>114.867390134465</text:p>
          </table:table-cell>
          <table:table-cell table:formula="of:=[.I47]" office:value-type="float" office:value="11.9122295431623" calcext:value-type="float">
            <text:p>11.9122295431623</text:p>
          </table:table-cell>
          <table:table-cell table:formula="of:=[.C48]-[.I48]" office:value-type="float" office:value="6.12539100127132" calcext:value-type="float">
            <text:p>6.12539100127132</text:p>
          </table:table-cell>
          <table:table-cell table:formula="of:=[.C48]+[.J48]" office:value-type="float" office:value="24.1630115457049" calcext:value-type="float">
            <text:p>24.1630115457049</text:p>
          </table:table-cell>
          <table:table-cell table:formula="of:=IF(AND([.B48]&gt;=[.J48];[.B48]&lt;=[.K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.07" calcext:value-type="float">
            <text:p>29.07</text:p>
          </table:table-cell>
          <table:table-cell office:value-type="float" office:value="32.8778305053711" calcext:value-type="float">
            <text:p>32.8778305053711</text:p>
          </table:table-cell>
          <table:table-cell office:value-type="float" office:value="10.6626567840576" calcext:value-type="float">
            <text:p>10.6626567840576</text:p>
          </table:table-cell>
          <table:table-cell table:formula="of:=[.C49]-[.D49]" office:value-type="float" office:value="22.2151737213135" calcext:value-type="float">
            <text:p>22.2151737213135</text:p>
          </table:table-cell>
          <table:table-cell office:value-type="float" office:value="43.5404872894287" calcext:value-type="float">
            <text:p>43.5404872894287</text:p>
          </table:table-cell>
          <table:table-cell table:formula="of:=IF(AND([.B49]&gt;=[.E49];[.B49]&lt;=[.F49]);0;1)" office:value-type="float" office:value="0" calcext:value-type="float">
            <text:p>0</text:p>
          </table:table-cell>
          <table:table-cell table:formula="of:=([.B49]-[.C49])^2" office:value-type="float" office:value="14.4995731576347" calcext:value-type="float">
            <text:p>14.4995731576347</text:p>
          </table:table-cell>
          <table:table-cell table:formula="of:=[.I48]" office:value-type="float" office:value="11.9122295431623" calcext:value-type="float">
            <text:p>11.9122295431623</text:p>
          </table:table-cell>
          <table:table-cell table:formula="of:=[.C49]-[.I49]" office:value-type="float" office:value="20.9656009622088" calcext:value-type="float">
            <text:p>20.9656009622088</text:p>
          </table:table-cell>
          <table:table-cell table:formula="of:=[.C49]+[.J49]" office:value-type="float" office:value="53.8434314675799" calcext:value-type="float">
            <text:p>53.8434314675799</text:p>
          </table:table-cell>
          <table:table-cell table:formula="of:=IF(AND([.B49]&gt;=[.J49];[.B49]&lt;=[.K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.13" calcext:value-type="float">
            <text:p>47.13</text:p>
          </table:table-cell>
          <table:table-cell office:value-type="float" office:value="46.2348976135254" calcext:value-type="float">
            <text:p>46.2348976135254</text:p>
          </table:table-cell>
          <table:table-cell office:value-type="float" office:value="14.484133720398" calcext:value-type="float">
            <text:p>14.484133720398</text:p>
          </table:table-cell>
          <table:table-cell table:formula="of:=[.C50]-[.D50]" office:value-type="float" office:value="31.7507638931274" calcext:value-type="float">
            <text:p>31.7507638931274</text:p>
          </table:table-cell>
          <table:table-cell office:value-type="float" office:value="60.7190313339233" calcext:value-type="float">
            <text:p>60.7190313339233</text:p>
          </table:table-cell>
          <table:table-cell table:formula="of:=IF(AND([.B50]&gt;=[.E50];[.B50]&lt;=[.F50]);0;1)" office:value-type="float" office:value="0" calcext:value-type="float">
            <text:p>0</text:p>
          </table:table-cell>
          <table:table-cell table:formula="of:=([.B50]-[.C50])^2" office:value-type="float" office:value="0.801208282272546" calcext:value-type="float">
            <text:p>0.801208282272546</text:p>
          </table:table-cell>
          <table:table-cell table:formula="of:=[.I49]" office:value-type="float" office:value="11.9122295431623" calcext:value-type="float">
            <text:p>11.9122295431623</text:p>
          </table:table-cell>
          <table:table-cell table:formula="of:=[.C50]-[.I50]" office:value-type="float" office:value="34.3226680703631" calcext:value-type="float">
            <text:p>34.3226680703631</text:p>
          </table:table-cell>
          <table:table-cell table:formula="of:=[.C50]+[.J50]" office:value-type="float" office:value="80.5575656838885" calcext:value-type="float">
            <text:p>80.5575656838885</text:p>
          </table:table-cell>
          <table:table-cell table:formula="of:=IF(AND([.B50]&gt;=[.J50];[.B50]&lt;=[.K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96" calcext:value-type="float">
            <text:p>37.96</text:p>
          </table:table-cell>
          <table:table-cell office:value-type="float" office:value="34.3355522155762" calcext:value-type="float">
            <text:p>34.3355522155762</text:p>
          </table:table-cell>
          <table:table-cell office:value-type="float" office:value="9.96370887756348" calcext:value-type="float">
            <text:p>9.96370887756348</text:p>
          </table:table-cell>
          <table:table-cell table:formula="of:=[.C51]-[.D51]" office:value-type="float" office:value="24.3718433380127" calcext:value-type="float">
            <text:p>24.3718433380127</text:p>
          </table:table-cell>
          <table:table-cell office:value-type="float" office:value="44.2992610931397" calcext:value-type="float">
            <text:p>44.2992610931397</text:p>
          </table:table-cell>
          <table:table-cell table:formula="of:=IF(AND([.B51]&gt;=[.E51];[.B51]&lt;=[.F51]);0;1)" office:value-type="float" office:value="0" calcext:value-type="float">
            <text:p>0</text:p>
          </table:table-cell>
          <table:table-cell table:formula="of:=([.B51]-[.C51])^2" office:value-type="float" office:value="13.1366217420148" calcext:value-type="float">
            <text:p>13.1366217420148</text:p>
          </table:table-cell>
          <table:table-cell table:formula="of:=[.I50]" office:value-type="float" office:value="11.9122295431623" calcext:value-type="float">
            <text:p>11.9122295431623</text:p>
          </table:table-cell>
          <table:table-cell table:formula="of:=[.C51]-[.I51]" office:value-type="float" office:value="22.4233226724139" calcext:value-type="float">
            <text:p>22.4233226724139</text:p>
          </table:table-cell>
          <table:table-cell table:formula="of:=[.C51]+[.J51]" office:value-type="float" office:value="56.7588748879901" calcext:value-type="float">
            <text:p>56.7588748879901</text:p>
          </table:table-cell>
          <table:table-cell table:formula="of:=IF(AND([.B51]&gt;=[.J51];[.B51]&lt;=[.K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57" calcext:value-type="float">
            <text:p>17.57</text:p>
          </table:table-cell>
          <table:table-cell office:value-type="float" office:value="24.6697444915771" calcext:value-type="float">
            <text:p>24.6697444915771</text:p>
          </table:table-cell>
          <table:table-cell office:value-type="float" office:value="6.22203874588013" calcext:value-type="float">
            <text:p>6.22203874588013</text:p>
          </table:table-cell>
          <table:table-cell table:formula="of:=[.C52]-[.D52]" office:value-type="float" office:value="18.447705745697" calcext:value-type="float">
            <text:p>18.447705745697</text:p>
          </table:table-cell>
          <table:table-cell office:value-type="float" office:value="30.8917832374573" calcext:value-type="float">
            <text:p>30.8917832374573</text:p>
          </table:table-cell>
          <table:table-cell table:formula="of:=IF(AND([.B52]&gt;=[.E52];[.B52]&lt;=[.F52]);0;1)" office:value-type="float" office:value="1" calcext:value-type="float">
            <text:p>1</text:p>
          </table:table-cell>
          <table:table-cell table:formula="of:=([.B52]-[.C52])^2" office:value-type="float" office:value="50.4063718456801" calcext:value-type="float">
            <text:p>50.4063718456801</text:p>
          </table:table-cell>
          <table:table-cell table:formula="of:=[.I51]" office:value-type="float" office:value="11.9122295431623" calcext:value-type="float">
            <text:p>11.9122295431623</text:p>
          </table:table-cell>
          <table:table-cell table:formula="of:=[.C52]-[.I52]" office:value-type="float" office:value="12.7575149484149" calcext:value-type="float">
            <text:p>12.7575149484149</text:p>
          </table:table-cell>
          <table:table-cell table:formula="of:=[.C52]+[.J52]" office:value-type="float" office:value="37.427259439992" calcext:value-type="float">
            <text:p>37.427259439992</text:p>
          </table:table-cell>
          <table:table-cell table:formula="of:=IF(AND([.B52]&gt;=[.J52];[.B52]&lt;=[.K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.08" calcext:value-type="float">
            <text:p>23.08</text:p>
          </table:table-cell>
          <table:table-cell office:value-type="float" office:value="23.7365093231201" calcext:value-type="float">
            <text:p>23.7365093231201</text:p>
          </table:table-cell>
          <table:table-cell office:value-type="float" office:value="8.04347324371338" calcext:value-type="float">
            <text:p>8.04347324371338</text:p>
          </table:table-cell>
          <table:table-cell table:formula="of:=[.C53]-[.D53]" office:value-type="float" office:value="15.6930360794067" calcext:value-type="float">
            <text:p>15.6930360794067</text:p>
          </table:table-cell>
          <table:table-cell office:value-type="float" office:value="31.7799825668335" calcext:value-type="float">
            <text:p>31.7799825668335</text:p>
          </table:table-cell>
          <table:table-cell table:formula="of:=IF(AND([.B53]&gt;=[.E53];[.B53]&lt;=[.F53]);0;1)" office:value-type="float" office:value="0" calcext:value-type="float">
            <text:p>0</text:p>
          </table:table-cell>
          <table:table-cell table:formula="of:=([.B53]-[.C53])^2" office:value-type="float" office:value="0.431004491343637" calcext:value-type="float">
            <text:p>0.431004491343637</text:p>
          </table:table-cell>
          <table:table-cell table:formula="of:=[.I52]" office:value-type="float" office:value="11.9122295431623" calcext:value-type="float">
            <text:p>11.9122295431623</text:p>
          </table:table-cell>
          <table:table-cell table:formula="of:=[.C53]-[.I53]" office:value-type="float" office:value="11.8242797799578" calcext:value-type="float">
            <text:p>11.8242797799578</text:p>
          </table:table-cell>
          <table:table-cell table:formula="of:=[.C53]+[.J53]" office:value-type="float" office:value="35.560789103078" calcext:value-type="float">
            <text:p>35.560789103078</text:p>
          </table:table-cell>
          <table:table-cell table:formula="of:=IF(AND([.B53]&gt;=[.J53];[.B53]&lt;=[.K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97" calcext:value-type="float">
            <text:p>47.97</text:p>
          </table:table-cell>
          <table:table-cell office:value-type="float" office:value="59.8055229187012" calcext:value-type="float">
            <text:p>59.8055229187012</text:p>
          </table:table-cell>
          <table:table-cell office:value-type="float" office:value="14.0039958953857" calcext:value-type="float">
            <text:p>14.0039958953857</text:p>
          </table:table-cell>
          <table:table-cell table:formula="of:=[.C54]-[.D54]" office:value-type="float" office:value="45.8015270233154" calcext:value-type="float">
            <text:p>45.8015270233154</text:p>
          </table:table-cell>
          <table:table-cell office:value-type="float" office:value="73.8095188140869" calcext:value-type="float">
            <text:p>73.8095188140869</text:p>
          </table:table-cell>
          <table:table-cell table:formula="of:=IF(AND([.B54]&gt;=[.E54];[.B54]&lt;=[.F54]);0;1)" office:value-type="float" office:value="0" calcext:value-type="float">
            <text:p>0</text:p>
          </table:table-cell>
          <table:table-cell table:formula="of:=([.B54]-[.C54])^2" office:value-type="float" office:value="140.079602759101" calcext:value-type="float">
            <text:p>140.079602759101</text:p>
          </table:table-cell>
          <table:table-cell table:formula="of:=[.I53]" office:value-type="float" office:value="11.9122295431623" calcext:value-type="float">
            <text:p>11.9122295431623</text:p>
          </table:table-cell>
          <table:table-cell table:formula="of:=[.C54]-[.I54]" office:value-type="float" office:value="47.8932933755389" calcext:value-type="float">
            <text:p>47.8932933755389</text:p>
          </table:table-cell>
          <table:table-cell table:formula="of:=[.C54]+[.J54]" office:value-type="float" office:value="107.69881629424" calcext:value-type="float">
            <text:p>107.69881629424</text:p>
          </table:table-cell>
          <table:table-cell table:formula="of:=IF(AND([.B54]&gt;=[.J54];[.B54]&lt;=[.K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62" calcext:value-type="float">
            <text:p>25.62</text:p>
          </table:table-cell>
          <table:table-cell office:value-type="float" office:value="26.1372413635254" calcext:value-type="float">
            <text:p>26.1372413635254</text:p>
          </table:table-cell>
          <table:table-cell office:value-type="float" office:value="4.13096141815186" calcext:value-type="float">
            <text:p>4.13096141815186</text:p>
          </table:table-cell>
          <table:table-cell table:formula="of:=[.C55]-[.D55]" office:value-type="float" office:value="22.0062799453735" calcext:value-type="float">
            <text:p>22.0062799453735</text:p>
          </table:table-cell>
          <table:table-cell office:value-type="float" office:value="30.2682027816772" calcext:value-type="float">
            <text:p>30.2682027816772</text:p>
          </table:table-cell>
          <table:table-cell table:formula="of:=IF(AND([.B55]&gt;=[.E55];[.B55]&lt;=[.F55]);0;1)" office:value-type="float" office:value="0" calcext:value-type="float">
            <text:p>0</text:p>
          </table:table-cell>
          <table:table-cell table:formula="of:=([.B55]-[.C55])^2" office:value-type="float" office:value="0.267538628141604" calcext:value-type="float">
            <text:p>0.267538628141604</text:p>
          </table:table-cell>
          <table:table-cell table:formula="of:=[.I54]" office:value-type="float" office:value="11.9122295431623" calcext:value-type="float">
            <text:p>11.9122295431623</text:p>
          </table:table-cell>
          <table:table-cell table:formula="of:=[.C55]-[.I55]" office:value-type="float" office:value="14.2250118203631" calcext:value-type="float">
            <text:p>14.2250118203631</text:p>
          </table:table-cell>
          <table:table-cell table:formula="of:=[.C55]+[.J55]" office:value-type="float" office:value="40.3622531838885" calcext:value-type="float">
            <text:p>40.3622531838885</text:p>
          </table:table-cell>
          <table:table-cell table:formula="of:=IF(AND([.B55]&gt;=[.J55];[.B55]&lt;=[.K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.24" calcext:value-type="float">
            <text:p>76.24</text:p>
          </table:table-cell>
          <table:table-cell office:value-type="float" office:value="52.1642570495605" calcext:value-type="float">
            <text:p>52.1642570495605</text:p>
          </table:table-cell>
          <table:table-cell office:value-type="float" office:value="10.6603956222534" calcext:value-type="float">
            <text:p>10.6603956222534</text:p>
          </table:table-cell>
          <table:table-cell table:formula="of:=[.C56]-[.D56]" office:value-type="float" office:value="41.5038614273071" calcext:value-type="float">
            <text:p>41.5038614273071</text:p>
          </table:table-cell>
          <table:table-cell office:value-type="float" office:value="62.824652671814" calcext:value-type="float">
            <text:p>62.824652671814</text:p>
          </table:table-cell>
          <table:table-cell table:formula="of:=IF(AND([.B56]&gt;=[.E56];[.B56]&lt;=[.F56]);0;1)" office:value-type="float" office:value="1" calcext:value-type="float">
            <text:p>1</text:p>
          </table:table-cell>
          <table:table-cell table:formula="of:=([.B56]-[.C56])^2" office:value-type="float" office:value="579.641398615635" calcext:value-type="float">
            <text:p>579.641398615635</text:p>
          </table:table-cell>
          <table:table-cell table:formula="of:=[.I55]" office:value-type="float" office:value="11.9122295431623" calcext:value-type="float">
            <text:p>11.9122295431623</text:p>
          </table:table-cell>
          <table:table-cell table:formula="of:=[.C56]-[.I56]" office:value-type="float" office:value="40.2520275063983" calcext:value-type="float">
            <text:p>40.2520275063983</text:p>
          </table:table-cell>
          <table:table-cell table:formula="of:=[.C56]+[.J56]" office:value-type="float" office:value="92.4162845559588" calcext:value-type="float">
            <text:p>92.4162845559588</text:p>
          </table:table-cell>
          <table:table-cell table:formula="of:=IF(AND([.B56]&gt;=[.J56];[.B56]&lt;=[.K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42" calcext:value-type="float">
            <text:p>52.42</text:p>
          </table:table-cell>
          <table:table-cell office:value-type="float" office:value="45.8872032165527" calcext:value-type="float">
            <text:p>45.8872032165527</text:p>
          </table:table-cell>
          <table:table-cell office:value-type="float" office:value="10.1470375061035" calcext:value-type="float">
            <text:p>10.1470375061035</text:p>
          </table:table-cell>
          <table:table-cell table:formula="of:=[.C57]-[.D57]" office:value-type="float" office:value="35.7401657104492" calcext:value-type="float">
            <text:p>35.7401657104492</text:p>
          </table:table-cell>
          <table:table-cell office:value-type="float" office:value="56.0342407226563" calcext:value-type="float">
            <text:p>56.0342407226563</text:p>
          </table:table-cell>
          <table:table-cell table:formula="of:=IF(AND([.B57]&gt;=[.E57];[.B57]&lt;=[.F57]);0;1)" office:value-type="float" office:value="0" calcext:value-type="float">
            <text:p>0</text:p>
          </table:table-cell>
          <table:table-cell table:formula="of:=([.B57]-[.C57])^2" office:value-type="float" office:value="42.677433813819" calcext:value-type="float">
            <text:p>42.677433813819</text:p>
          </table:table-cell>
          <table:table-cell table:formula="of:=[.I56]" office:value-type="float" office:value="11.9122295431623" calcext:value-type="float">
            <text:p>11.9122295431623</text:p>
          </table:table-cell>
          <table:table-cell table:formula="of:=[.C57]-[.I57]" office:value-type="float" office:value="33.9749736733905" calcext:value-type="float">
            <text:p>33.9749736733905</text:p>
          </table:table-cell>
          <table:table-cell table:formula="of:=[.C57]+[.J57]" office:value-type="float" office:value="79.8621768899432" calcext:value-type="float">
            <text:p>79.8621768899432</text:p>
          </table:table-cell>
          <table:table-cell table:formula="of:=IF(AND([.B57]&gt;=[.J57];[.B57]&lt;=[.K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.09" calcext:value-type="float">
            <text:p>44.09</text:p>
          </table:table-cell>
          <table:table-cell office:value-type="float" office:value="39.2019157409668" calcext:value-type="float">
            <text:p>39.2019157409668</text:p>
          </table:table-cell>
          <table:table-cell office:value-type="float" office:value="9.48699855804443" calcext:value-type="float">
            <text:p>9.48699855804443</text:p>
          </table:table-cell>
          <table:table-cell table:formula="of:=[.C58]-[.D58]" office:value-type="float" office:value="29.7149171829224" calcext:value-type="float">
            <text:p>29.7149171829224</text:p>
          </table:table-cell>
          <table:table-cell office:value-type="float" office:value="48.6889142990112" calcext:value-type="float">
            <text:p>48.6889142990112</text:p>
          </table:table-cell>
          <table:table-cell table:formula="of:=IF(AND([.B58]&gt;=[.E58];[.B58]&lt;=[.F58]);0;1)" office:value-type="float" office:value="0" calcext:value-type="float">
            <text:p>0</text:p>
          </table:table-cell>
          <table:table-cell table:formula="of:=([.B58]-[.C58])^2" office:value-type="float" office:value="23.8933677234082" calcext:value-type="float">
            <text:p>23.8933677234082</text:p>
          </table:table-cell>
          <table:table-cell table:formula="of:=[.I57]" office:value-type="float" office:value="11.9122295431623" calcext:value-type="float">
            <text:p>11.9122295431623</text:p>
          </table:table-cell>
          <table:table-cell table:formula="of:=[.C58]-[.I58]" office:value-type="float" office:value="27.2896861978045" calcext:value-type="float">
            <text:p>27.2896861978045</text:p>
          </table:table-cell>
          <table:table-cell table:formula="of:=[.C58]+[.J58]" office:value-type="float" office:value="66.4916019387713" calcext:value-type="float">
            <text:p>66.4916019387713</text:p>
          </table:table-cell>
          <table:table-cell table:formula="of:=IF(AND([.B58]&gt;=[.J58];[.B58]&lt;=[.K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.85" calcext:value-type="float">
            <text:p>45.85</text:p>
          </table:table-cell>
          <table:table-cell office:value-type="float" office:value="35.0207633972168" calcext:value-type="float">
            <text:p>35.0207633972168</text:p>
          </table:table-cell>
          <table:table-cell office:value-type="float" office:value="7.69385623931885" calcext:value-type="float">
            <text:p>7.69385623931885</text:p>
          </table:table-cell>
          <table:table-cell table:formula="of:=[.C59]-[.D59]" office:value-type="float" office:value="27.3269071578979" calcext:value-type="float">
            <text:p>27.3269071578979</text:p>
          </table:table-cell>
          <table:table-cell office:value-type="float" office:value="42.7146196365356" calcext:value-type="float">
            <text:p>42.7146196365356</text:p>
          </table:table-cell>
          <table:table-cell table:formula="of:=IF(AND([.B59]&gt;=[.E59];[.B59]&lt;=[.F59]);0;1)" office:value-type="float" office:value="1" calcext:value-type="float">
            <text:p>1</text:p>
          </table:table-cell>
          <table:table-cell table:formula="of:=([.B59]-[.C59])^2" office:value-type="float" office:value="117.27236539906" calcext:value-type="float">
            <text:p>117.27236539906</text:p>
          </table:table-cell>
          <table:table-cell table:formula="of:=[.I58]" office:value-type="float" office:value="11.9122295431623" calcext:value-type="float">
            <text:p>11.9122295431623</text:p>
          </table:table-cell>
          <table:table-cell table:formula="of:=[.C59]-[.I59]" office:value-type="float" office:value="23.1085338540545" calcext:value-type="float">
            <text:p>23.1085338540545</text:p>
          </table:table-cell>
          <table:table-cell table:formula="of:=[.C59]+[.J59]" office:value-type="float" office:value="58.1292972512713" calcext:value-type="float">
            <text:p>58.1292972512713</text:p>
          </table:table-cell>
          <table:table-cell table:formula="of:=IF(AND([.B59]&gt;=[.J59];[.B59]&lt;=[.K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.78" calcext:value-type="float">
            <text:p>39.78</text:p>
          </table:table-cell>
          <table:table-cell office:value-type="float" office:value="41.053394317627" calcext:value-type="float">
            <text:p>41.053394317627</text:p>
          </table:table-cell>
          <table:table-cell office:value-type="float" office:value="9.92381572723389" calcext:value-type="float">
            <text:p>9.92381572723389</text:p>
          </table:table-cell>
          <table:table-cell table:formula="of:=[.C60]-[.D60]" office:value-type="float" office:value="31.1295785903931" calcext:value-type="float">
            <text:p>31.1295785903931</text:p>
          </table:table-cell>
          <table:table-cell office:value-type="float" office:value="50.9772100448608" calcext:value-type="float">
            <text:p>50.9772100448608</text:p>
          </table:table-cell>
          <table:table-cell table:formula="of:=IF(AND([.B60]&gt;=[.E60];[.B60]&lt;=[.F60]);0;1)" office:value-type="float" office:value="0" calcext:value-type="float">
            <text:p>0</text:p>
          </table:table-cell>
          <table:table-cell table:formula="of:=([.B60]-[.C60])^2" office:value-type="float" office:value="1.62153308816461" calcext:value-type="float">
            <text:p>1.62153308816461</text:p>
          </table:table-cell>
          <table:table-cell table:formula="of:=[.I59]" office:value-type="float" office:value="11.9122295431623" calcext:value-type="float">
            <text:p>11.9122295431623</text:p>
          </table:table-cell>
          <table:table-cell table:formula="of:=[.C60]-[.I60]" office:value-type="float" office:value="29.1411647744647" calcext:value-type="float">
            <text:p>29.1411647744647</text:p>
          </table:table-cell>
          <table:table-cell table:formula="of:=[.C60]+[.J60]" office:value-type="float" office:value="70.1945590920916" calcext:value-type="float">
            <text:p>70.1945590920916</text:p>
          </table:table-cell>
          <table:table-cell table:formula="of:=IF(AND([.B60]&gt;=[.J60];[.B60]&lt;=[.K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.26" calcext:value-type="float">
            <text:p>51.26</text:p>
          </table:table-cell>
          <table:table-cell office:value-type="float" office:value="48.2249412536621" calcext:value-type="float">
            <text:p>48.2249412536621</text:p>
          </table:table-cell>
          <table:table-cell office:value-type="float" office:value="12.701807975769" calcext:value-type="float">
            <text:p>12.701807975769</text:p>
          </table:table-cell>
          <table:table-cell table:formula="of:=[.C61]-[.D61]" office:value-type="float" office:value="35.5231332778931" calcext:value-type="float">
            <text:p>35.5231332778931</text:p>
          </table:table-cell>
          <table:table-cell office:value-type="float" office:value="60.9267492294312" calcext:value-type="float">
            <text:p>60.9267492294312</text:p>
          </table:table-cell>
          <table:table-cell table:formula="of:=IF(AND([.B61]&gt;=[.E61];[.B61]&lt;=[.F61]);0;1)" office:value-type="float" office:value="0" calcext:value-type="float">
            <text:p>0</text:p>
          </table:table-cell>
          <table:table-cell table:formula="of:=([.B61]-[.C61])^2" office:value-type="float" office:value="9.21158159372212" calcext:value-type="float">
            <text:p>9.21158159372212</text:p>
          </table:table-cell>
          <table:table-cell table:formula="of:=[.I60]" office:value-type="float" office:value="11.9122295431623" calcext:value-type="float">
            <text:p>11.9122295431623</text:p>
          </table:table-cell>
          <table:table-cell table:formula="of:=[.C61]-[.I61]" office:value-type="float" office:value="36.3127117104998" calcext:value-type="float">
            <text:p>36.3127117104998</text:p>
          </table:table-cell>
          <table:table-cell table:formula="of:=[.C61]+[.J61]" office:value-type="float" office:value="84.537652964162" calcext:value-type="float">
            <text:p>84.537652964162</text:p>
          </table:table-cell>
          <table:table-cell table:formula="of:=IF(AND([.B61]&gt;=[.J61];[.B61]&lt;=[.K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72" calcext:value-type="float">
            <text:p>32.72</text:p>
          </table:table-cell>
          <table:table-cell office:value-type="float" office:value="27.2567615509033" calcext:value-type="float">
            <text:p>27.2567615509033</text:p>
          </table:table-cell>
          <table:table-cell office:value-type="float" office:value="7.59523248672485" calcext:value-type="float">
            <text:p>7.59523248672485</text:p>
          </table:table-cell>
          <table:table-cell table:formula="of:=[.C62]-[.D62]" office:value-type="float" office:value="19.6615290641785" calcext:value-type="float">
            <text:p>19.6615290641785</text:p>
          </table:table-cell>
          <table:table-cell office:value-type="float" office:value="34.8519940376282" calcext:value-type="float">
            <text:p>34.8519940376282</text:p>
          </table:table-cell>
          <table:table-cell table:formula="of:=IF(AND([.B62]&gt;=[.E62];[.B62]&lt;=[.F62]);0;1)" office:value-type="float" office:value="0" calcext:value-type="float">
            <text:p>0</text:p>
          </table:table-cell>
          <table:table-cell table:formula="of:=([.B62]-[.C62])^2" office:value-type="float" office:value="29.8469743516883" calcext:value-type="float">
            <text:p>29.8469743516883</text:p>
          </table:table-cell>
          <table:table-cell table:formula="of:=[.I61]" office:value-type="float" office:value="11.9122295431623" calcext:value-type="float">
            <text:p>11.9122295431623</text:p>
          </table:table-cell>
          <table:table-cell table:formula="of:=[.C62]-[.I62]" office:value-type="float" office:value="15.3445320077411" calcext:value-type="float">
            <text:p>15.3445320077411</text:p>
          </table:table-cell>
          <table:table-cell table:formula="of:=[.C62]+[.J62]" office:value-type="float" office:value="42.6012935586444" calcext:value-type="float">
            <text:p>42.6012935586444</text:p>
          </table:table-cell>
          <table:table-cell table:formula="of:=IF(AND([.B62]&gt;=[.J62];[.B62]&lt;=[.K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96" calcext:value-type="float">
            <text:p>17.96</text:p>
          </table:table-cell>
          <table:table-cell office:value-type="float" office:value="17.9378547668457" calcext:value-type="float">
            <text:p>17.9378547668457</text:p>
          </table:table-cell>
          <table:table-cell office:value-type="float" office:value="5.65917062759399" calcext:value-type="float">
            <text:p>5.65917062759399</text:p>
          </table:table-cell>
          <table:table-cell table:formula="of:=[.C63]-[.D63]" office:value-type="float" office:value="12.2786841392517" calcext:value-type="float">
            <text:p>12.2786841392517</text:p>
          </table:table-cell>
          <table:table-cell office:value-type="float" office:value="23.5970253944397" calcext:value-type="float">
            <text:p>23.5970253944397</text:p>
          </table:table-cell>
          <table:table-cell table:formula="of:=IF(AND([.B63]&gt;=[.E63];[.B63]&lt;=[.F63]);0;1)" office:value-type="float" office:value="0" calcext:value-type="float">
            <text:p>0</text:p>
          </table:table-cell>
          <table:table-cell table:formula="of:=([.B63]-[.C63])^2" office:value-type="float" office:value="0.000490411351458207" calcext:value-type="float">
            <text:p>0.000490411351458207</text:p>
          </table:table-cell>
          <table:table-cell table:formula="of:=[.I62]" office:value-type="float" office:value="11.9122295431623" calcext:value-type="float">
            <text:p>11.9122295431623</text:p>
          </table:table-cell>
          <table:table-cell table:formula="of:=[.C63]-[.I63]" office:value-type="float" office:value="6.02562522368343" calcext:value-type="float">
            <text:p>6.02562522368343</text:p>
          </table:table-cell>
          <table:table-cell table:formula="of:=[.C63]+[.J63]" office:value-type="float" office:value="23.9634799905291" calcext:value-type="float">
            <text:p>23.9634799905291</text:p>
          </table:table-cell>
          <table:table-cell table:formula="of:=IF(AND([.B63]&gt;=[.J63];[.B63]&lt;=[.K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62" calcext:value-type="float">
            <text:p>42.62</text:p>
          </table:table-cell>
          <table:table-cell office:value-type="float" office:value="41.9675369262695" calcext:value-type="float">
            <text:p>41.9675369262695</text:p>
          </table:table-cell>
          <table:table-cell office:value-type="float" office:value="7.19084215164185" calcext:value-type="float">
            <text:p>7.19084215164185</text:p>
          </table:table-cell>
          <table:table-cell table:formula="of:=[.C64]-[.D64]" office:value-type="float" office:value="34.7766947746277" calcext:value-type="float">
            <text:p>34.7766947746277</text:p>
          </table:table-cell>
          <table:table-cell office:value-type="float" office:value="49.1583790779114" calcext:value-type="float">
            <text:p>49.1583790779114</text:p>
          </table:table-cell>
          <table:table-cell table:formula="of:=IF(AND([.B64]&gt;=[.E64];[.B64]&lt;=[.F64]);0;1)" office:value-type="float" office:value="0" calcext:value-type="float">
            <text:p>0</text:p>
          </table:table-cell>
          <table:table-cell table:formula="of:=([.B64]-[.C64])^2" office:value-type="float" office:value="0.425708062581808" calcext:value-type="float">
            <text:p>0.425708062581808</text:p>
          </table:table-cell>
          <table:table-cell table:formula="of:=[.I63]" office:value-type="float" office:value="11.9122295431623" calcext:value-type="float">
            <text:p>11.9122295431623</text:p>
          </table:table-cell>
          <table:table-cell table:formula="of:=[.C64]-[.I64]" office:value-type="float" office:value="30.0553073831073" calcext:value-type="float">
            <text:p>30.0553073831073</text:p>
          </table:table-cell>
          <table:table-cell table:formula="of:=[.C64]+[.J64]" office:value-type="float" office:value="72.0228443093768" calcext:value-type="float">
            <text:p>72.0228443093768</text:p>
          </table:table-cell>
          <table:table-cell table:formula="of:=IF(AND([.B64]&gt;=[.J64];[.B64]&lt;=[.K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54" calcext:value-type="float">
            <text:p>24.54</text:p>
          </table:table-cell>
          <table:table-cell office:value-type="float" office:value="26.1065940856934" calcext:value-type="float">
            <text:p>26.1065940856934</text:p>
          </table:table-cell>
          <table:table-cell office:value-type="float" office:value="6.1703028678894" calcext:value-type="float">
            <text:p>6.1703028678894</text:p>
          </table:table-cell>
          <table:table-cell table:formula="of:=[.C65]-[.D65]" office:value-type="float" office:value="19.936291217804" calcext:value-type="float">
            <text:p>19.936291217804</text:p>
          </table:table-cell>
          <table:table-cell office:value-type="float" office:value="32.2768969535828" calcext:value-type="float">
            <text:p>32.2768969535828</text:p>
          </table:table-cell>
          <table:table-cell table:formula="of:=IF(AND([.B65]&gt;=[.E65];[.B65]&lt;=[.F65]);0;1)" office:value-type="float" office:value="0" calcext:value-type="float">
            <text:p>0</text:p>
          </table:table-cell>
          <table:table-cell table:formula="of:=([.B65]-[.C65])^2" office:value-type="float" office:value="2.45421702932942" calcext:value-type="float">
            <text:p>2.45421702932942</text:p>
          </table:table-cell>
          <table:table-cell table:formula="of:=[.I64]" office:value-type="float" office:value="11.9122295431623" calcext:value-type="float">
            <text:p>11.9122295431623</text:p>
          </table:table-cell>
          <table:table-cell table:formula="of:=[.C65]-[.I65]" office:value-type="float" office:value="14.1943645425311" calcext:value-type="float">
            <text:p>14.1943645425311</text:p>
          </table:table-cell>
          <table:table-cell table:formula="of:=[.C65]+[.J65]" office:value-type="float" office:value="40.3009586282245" calcext:value-type="float">
            <text:p>40.3009586282245</text:p>
          </table:table-cell>
          <table:table-cell table:formula="of:=IF(AND([.B65]&gt;=[.J65];[.B65]&lt;=[.K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.39" calcext:value-type="float">
            <text:p>40.39</text:p>
          </table:table-cell>
          <table:table-cell office:value-type="float" office:value="41.1534423828125" calcext:value-type="float">
            <text:p>41.1534423828125</text:p>
          </table:table-cell>
          <table:table-cell office:value-type="float" office:value="13.0232601165771" calcext:value-type="float">
            <text:p>13.0232601165771</text:p>
          </table:table-cell>
          <table:table-cell table:formula="of:=[.C66]-[.D66]" office:value-type="float" office:value="28.1301822662353" calcext:value-type="float">
            <text:p>28.1301822662353</text:p>
          </table:table-cell>
          <table:table-cell office:value-type="float" office:value="54.1767024993897" calcext:value-type="float">
            <text:p>54.1767024993897</text:p>
          </table:table-cell>
          <table:table-cell table:formula="of:=IF(AND([.B66]&gt;=[.E66];[.B66]&lt;=[.F66]);0;1)" office:value-type="float" office:value="0" calcext:value-type="float">
            <text:p>0</text:p>
          </table:table-cell>
          <table:table-cell table:formula="of:=([.B66]-[.C66])^2" office:value-type="float" office:value="0.582844271874427" calcext:value-type="float">
            <text:p>0.582844271874427</text:p>
          </table:table-cell>
          <table:table-cell table:formula="of:=[.I65]" office:value-type="float" office:value="11.9122295431623" calcext:value-type="float">
            <text:p>11.9122295431623</text:p>
          </table:table-cell>
          <table:table-cell table:formula="of:=[.C66]-[.I66]" office:value-type="float" office:value="29.2412128396502" calcext:value-type="float">
            <text:p>29.2412128396502</text:p>
          </table:table-cell>
          <table:table-cell table:formula="of:=[.C66]+[.J66]" office:value-type="float" office:value="70.3946552224627" calcext:value-type="float">
            <text:p>70.3946552224627</text:p>
          </table:table-cell>
          <table:table-cell table:formula="of:=IF(AND([.B66]&gt;=[.J66];[.B66]&lt;=[.K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.22" calcext:value-type="float">
            <text:p>27.22</text:p>
          </table:table-cell>
          <table:table-cell office:value-type="float" office:value="28.6646003723145" calcext:value-type="float">
            <text:p>28.6646003723145</text:p>
          </table:table-cell>
          <table:table-cell office:value-type="float" office:value="6.36152839660645" calcext:value-type="float">
            <text:p>6.36152839660645</text:p>
          </table:table-cell>
          <table:table-cell table:formula="of:=[.C67]-[.D67]" office:value-type="float" office:value="22.303071975708" calcext:value-type="float">
            <text:p>22.303071975708</text:p>
          </table:table-cell>
          <table:table-cell office:value-type="float" office:value="35.0261287689209" calcext:value-type="float">
            <text:p>35.0261287689209</text:p>
          </table:table-cell>
          <table:table-cell table:formula="of:=IF(AND([.B67]&gt;=[.E67];[.B67]&lt;=[.F67]);0;1)" office:value-type="float" office:value="0" calcext:value-type="float">
            <text:p>0</text:p>
          </table:table-cell>
          <table:table-cell table:formula="of:=([.B67]-[.C67])^2" office:value-type="float" office:value="2.08687023569106" calcext:value-type="float">
            <text:p>2.08687023569106</text:p>
          </table:table-cell>
          <table:table-cell table:formula="of:=[.I66]" office:value-type="float" office:value="11.9122295431623" calcext:value-type="float">
            <text:p>11.9122295431623</text:p>
          </table:table-cell>
          <table:table-cell table:formula="of:=[.C67]-[.I67]" office:value-type="float" office:value="16.7523708291522" calcext:value-type="float">
            <text:p>16.7523708291522</text:p>
          </table:table-cell>
          <table:table-cell table:formula="of:=[.C67]+[.J67]" office:value-type="float" office:value="45.4169712014666" calcext:value-type="float">
            <text:p>45.4169712014666</text:p>
          </table:table-cell>
          <table:table-cell table:formula="of:=IF(AND([.B67]&gt;=[.J67];[.B67]&lt;=[.K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7.9993133544922" calcext:value-type="float">
            <text:p>37.9993133544922</text:p>
          </table:table-cell>
          <table:table-cell office:value-type="float" office:value="7.22898578643799" calcext:value-type="float">
            <text:p>7.22898578643799</text:p>
          </table:table-cell>
          <table:table-cell table:formula="of:=[.C68]-[.D68]" office:value-type="float" office:value="30.7703275680542" calcext:value-type="float">
            <text:p>30.7703275680542</text:p>
          </table:table-cell>
          <table:table-cell office:value-type="float" office:value="45.2282991409302" calcext:value-type="float">
            <text:p>45.2282991409302</text:p>
          </table:table-cell>
          <table:table-cell table:formula="of:=IF(AND([.B68]&gt;=[.E68];[.B68]&lt;=[.F68]);0;1)" office:value-type="float" office:value="1" calcext:value-type="float">
            <text:p>1</text:p>
          </table:table-cell>
          <table:table-cell table:formula="of:=([.B68]-[.C68])^2" office:value-type="float" office:value="80.9876408523414" calcext:value-type="float">
            <text:p>80.9876408523414</text:p>
          </table:table-cell>
          <table:table-cell table:formula="of:=[.I67]" office:value-type="float" office:value="11.9122295431623" calcext:value-type="float">
            <text:p>11.9122295431623</text:p>
          </table:table-cell>
          <table:table-cell table:formula="of:=[.C68]-[.I68]" office:value-type="float" office:value="26.0870838113299" calcext:value-type="float">
            <text:p>26.0870838113299</text:p>
          </table:table-cell>
          <table:table-cell table:formula="of:=[.C68]+[.J68]" office:value-type="float" office:value="64.0863971658221" calcext:value-type="float">
            <text:p>64.0863971658221</text:p>
          </table:table-cell>
          <table:table-cell table:formula="of:=IF(AND([.B68]&gt;=[.J68];[.B68]&lt;=[.K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.3" calcext:value-type="float">
            <text:p>64.3</text:p>
          </table:table-cell>
          <table:table-cell office:value-type="float" office:value="65.2148742675781" calcext:value-type="float">
            <text:p>65.2148742675781</text:p>
          </table:table-cell>
          <table:table-cell office:value-type="float" office:value="12.8365106582642" calcext:value-type="float">
            <text:p>12.8365106582642</text:p>
          </table:table-cell>
          <table:table-cell table:formula="of:=[.C69]-[.D69]" office:value-type="float" office:value="52.378363609314" calcext:value-type="float">
            <text:p>52.378363609314</text:p>
          </table:table-cell>
          <table:table-cell office:value-type="float" office:value="78.0513849258423" calcext:value-type="float">
            <text:p>78.0513849258423</text:p>
          </table:table-cell>
          <table:table-cell table:formula="of:=IF(AND([.B69]&gt;=[.E69];[.B69]&lt;=[.F69]);0;1)" office:value-type="float" office:value="0" calcext:value-type="float">
            <text:p>0</text:p>
          </table:table-cell>
          <table:table-cell table:formula="of:=([.B69]-[.C69])^2" office:value-type="float" office:value="0.836994925476616" calcext:value-type="float">
            <text:p>0.836994925476616</text:p>
          </table:table-cell>
          <table:table-cell table:formula="of:=[.I68]" office:value-type="float" office:value="11.9122295431623" calcext:value-type="float">
            <text:p>11.9122295431623</text:p>
          </table:table-cell>
          <table:table-cell table:formula="of:=[.C69]-[.I69]" office:value-type="float" office:value="53.3026447244159" calcext:value-type="float">
            <text:p>53.3026447244159</text:p>
          </table:table-cell>
          <table:table-cell table:formula="of:=[.C69]+[.J69]" office:value-type="float" office:value="118.517518991994" calcext:value-type="float">
            <text:p>118.517518991994</text:p>
          </table:table-cell>
          <table:table-cell table:formula="of:=IF(AND([.B69]&gt;=[.J69];[.B69]&lt;=[.K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72" calcext:value-type="float">
            <text:p>41.72</text:p>
          </table:table-cell>
          <table:table-cell office:value-type="float" office:value="39.6441612243652" calcext:value-type="float">
            <text:p>39.6441612243652</text:p>
          </table:table-cell>
          <table:table-cell office:value-type="float" office:value="12.0654392242432" calcext:value-type="float">
            <text:p>12.0654392242432</text:p>
          </table:table-cell>
          <table:table-cell table:formula="of:=[.C70]-[.D70]" office:value-type="float" office:value="27.5787220001221" calcext:value-type="float">
            <text:p>27.5787220001221</text:p>
          </table:table-cell>
          <table:table-cell office:value-type="float" office:value="51.7096004486084" calcext:value-type="float">
            <text:p>51.7096004486084</text:p>
          </table:table-cell>
          <table:table-cell table:formula="of:=IF(AND([.B70]&gt;=[.E70];[.B70]&lt;=[.F70]);0;1)" office:value-type="float" office:value="0" calcext:value-type="float">
            <text:p>0</text:p>
          </table:table-cell>
          <table:table-cell table:formula="of:=([.B70]-[.C70])^2" office:value-type="float" office:value="4.30910662242884" calcext:value-type="float">
            <text:p>4.30910662242884</text:p>
          </table:table-cell>
          <table:table-cell table:formula="of:=[.I69]" office:value-type="float" office:value="11.9122295431623" calcext:value-type="float">
            <text:p>11.9122295431623</text:p>
          </table:table-cell>
          <table:table-cell table:formula="of:=[.C70]-[.I70]" office:value-type="float" office:value="27.731931681203" calcext:value-type="float">
            <text:p>27.731931681203</text:p>
          </table:table-cell>
          <table:table-cell table:formula="of:=[.C70]+[.J70]" office:value-type="float" office:value="67.3760929055682" calcext:value-type="float">
            <text:p>67.3760929055682</text:p>
          </table:table-cell>
          <table:table-cell table:formula="of:=IF(AND([.B70]&gt;=[.J70];[.B70]&lt;=[.K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.25" calcext:value-type="float">
            <text:p>36.25</text:p>
          </table:table-cell>
          <table:table-cell office:value-type="float" office:value="40.7815971374512" calcext:value-type="float">
            <text:p>40.7815971374512</text:p>
          </table:table-cell>
          <table:table-cell office:value-type="float" office:value="11.285080909729" calcext:value-type="float">
            <text:p>11.285080909729</text:p>
          </table:table-cell>
          <table:table-cell table:formula="of:=[.C71]-[.D71]" office:value-type="float" office:value="29.4965162277222" calcext:value-type="float">
            <text:p>29.4965162277222</text:p>
          </table:table-cell>
          <table:table-cell office:value-type="float" office:value="52.0666780471802" calcext:value-type="float">
            <text:p>52.0666780471802</text:p>
          </table:table-cell>
          <table:table-cell table:formula="of:=IF(AND([.B71]&gt;=[.E71];[.B71]&lt;=[.F71]);0;1)" office:value-type="float" office:value="0" calcext:value-type="float">
            <text:p>0</text:p>
          </table:table-cell>
          <table:table-cell table:formula="of:=([.B71]-[.C71])^2" office:value-type="float" office:value="20.5353726161557" calcext:value-type="float">
            <text:p>20.5353726161557</text:p>
          </table:table-cell>
          <table:table-cell table:formula="of:=[.I70]" office:value-type="float" office:value="11.9122295431623" calcext:value-type="float">
            <text:p>11.9122295431623</text:p>
          </table:table-cell>
          <table:table-cell table:formula="of:=[.C71]-[.I71]" office:value-type="float" office:value="28.8693675942889" calcext:value-type="float">
            <text:p>28.8693675942889</text:p>
          </table:table-cell>
          <table:table-cell table:formula="of:=[.C71]+[.J71]" office:value-type="float" office:value="69.6509647317401" calcext:value-type="float">
            <text:p>69.6509647317401</text:p>
          </table:table-cell>
          <table:table-cell table:formula="of:=IF(AND([.B71]&gt;=[.J71];[.B71]&lt;=[.K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.84" calcext:value-type="float">
            <text:p>32.84</text:p>
          </table:table-cell>
          <table:table-cell office:value-type="float" office:value="32.0086364746094" calcext:value-type="float">
            <text:p>32.0086364746094</text:p>
          </table:table-cell>
          <table:table-cell office:value-type="float" office:value="10.9957866668701" calcext:value-type="float">
            <text:p>10.9957866668701</text:p>
          </table:table-cell>
          <table:table-cell table:formula="of:=[.C72]-[.D72]" office:value-type="float" office:value="21.0128498077393" calcext:value-type="float">
            <text:p>21.0128498077393</text:p>
          </table:table-cell>
          <table:table-cell office:value-type="float" office:value="43.0044231414795" calcext:value-type="float">
            <text:p>43.0044231414795</text:p>
          </table:table-cell>
          <table:table-cell table:formula="of:=IF(AND([.B72]&gt;=[.E72];[.B72]&lt;=[.F72]);0;1)" office:value-type="float" office:value="0" calcext:value-type="float">
            <text:p>0</text:p>
          </table:table-cell>
          <table:table-cell table:formula="of:=([.B72]-[.C72])^2" office:value-type="float" office:value="0.691165311349934" calcext:value-type="float">
            <text:p>0.691165311349934</text:p>
          </table:table-cell>
          <table:table-cell table:formula="of:=[.I71]" office:value-type="float" office:value="11.9122295431623" calcext:value-type="float">
            <text:p>11.9122295431623</text:p>
          </table:table-cell>
          <table:table-cell table:formula="of:=[.C72]-[.I72]" office:value-type="float" office:value="20.0964069314471" calcext:value-type="float">
            <text:p>20.0964069314471</text:p>
          </table:table-cell>
          <table:table-cell table:formula="of:=[.C72]+[.J72]" office:value-type="float" office:value="52.1050434060565" calcext:value-type="float">
            <text:p>52.1050434060565</text:p>
          </table:table-cell>
          <table:table-cell table:formula="of:=IF(AND([.B72]&gt;=[.J72];[.B72]&lt;=[.K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.29" calcext:value-type="float">
            <text:p>60.29</text:p>
          </table:table-cell>
          <table:table-cell office:value-type="float" office:value="60.8190650939941" calcext:value-type="float">
            <text:p>60.8190650939941</text:p>
          </table:table-cell>
          <table:table-cell office:value-type="float" office:value="11.3494234085083" calcext:value-type="float">
            <text:p>11.3494234085083</text:p>
          </table:table-cell>
          <table:table-cell table:formula="of:=[.C73]-[.D73]" office:value-type="float" office:value="49.4696416854858" calcext:value-type="float">
            <text:p>49.4696416854858</text:p>
          </table:table-cell>
          <table:table-cell office:value-type="float" office:value="72.1684885025024" calcext:value-type="float">
            <text:p>72.1684885025024</text:p>
          </table:table-cell>
          <table:table-cell table:formula="of:=IF(AND([.B73]&gt;=[.E73];[.B73]&lt;=[.F73]);0;1)" office:value-type="float" office:value="0" calcext:value-type="float">
            <text:p>0</text:p>
          </table:table-cell>
          <table:table-cell table:formula="of:=([.B73]-[.C73])^2" office:value-type="float" office:value="0.27990987368303" calcext:value-type="float">
            <text:p>0.27990987368303</text:p>
          </table:table-cell>
          <table:table-cell table:formula="of:=[.I72]" office:value-type="float" office:value="11.9122295431623" calcext:value-type="float">
            <text:p>11.9122295431623</text:p>
          </table:table-cell>
          <table:table-cell table:formula="of:=[.C73]-[.I73]" office:value-type="float" office:value="48.9068355508319" calcext:value-type="float">
            <text:p>48.9068355508319</text:p>
          </table:table-cell>
          <table:table-cell table:formula="of:=[.C73]+[.J73]" office:value-type="float" office:value="109.725900644826" calcext:value-type="float">
            <text:p>109.725900644826</text:p>
          </table:table-cell>
          <table:table-cell table:formula="of:=IF(AND([.B73]&gt;=[.J73];[.B73]&lt;=[.K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.05" calcext:value-type="float">
            <text:p>62.05</text:p>
          </table:table-cell>
          <table:table-cell office:value-type="float" office:value="54.5023803710938" calcext:value-type="float">
            <text:p>54.5023803710938</text:p>
          </table:table-cell>
          <table:table-cell office:value-type="float" office:value="14.7831687927246" calcext:value-type="float">
            <text:p>14.7831687927246</text:p>
          </table:table-cell>
          <table:table-cell table:formula="of:=[.C74]-[.D74]" office:value-type="float" office:value="39.7192115783691" calcext:value-type="float">
            <text:p>39.7192115783691</text:p>
          </table:table-cell>
          <table:table-cell office:value-type="float" office:value="69.2855491638184" calcext:value-type="float">
            <text:p>69.2855491638184</text:p>
          </table:table-cell>
          <table:table-cell table:formula="of:=IF(AND([.B74]&gt;=[.E74];[.B74]&lt;=[.F74]);0;1)" office:value-type="float" office:value="0" calcext:value-type="float">
            <text:p>0</text:p>
          </table:table-cell>
          <table:table-cell table:formula="of:=([.B74]-[.C74])^2" office:value-type="float" office:value="56.9665620626509" calcext:value-type="float">
            <text:p>56.9665620626509</text:p>
          </table:table-cell>
          <table:table-cell table:formula="of:=[.I73]" office:value-type="float" office:value="11.9122295431623" calcext:value-type="float">
            <text:p>11.9122295431623</text:p>
          </table:table-cell>
          <table:table-cell table:formula="of:=[.C74]-[.I74]" office:value-type="float" office:value="42.5901508279315" calcext:value-type="float">
            <text:p>42.5901508279315</text:p>
          </table:table-cell>
          <table:table-cell table:formula="of:=[.C74]+[.J74]" office:value-type="float" office:value="97.0925311990252" calcext:value-type="float">
            <text:p>97.0925311990252</text:p>
          </table:table-cell>
          <table:table-cell table:formula="of:=IF(AND([.B74]&gt;=[.J74];[.B74]&lt;=[.K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.64" calcext:value-type="float">
            <text:p>36.64</text:p>
          </table:table-cell>
          <table:table-cell office:value-type="float" office:value="41.0279998779297" calcext:value-type="float">
            <text:p>41.0279998779297</text:p>
          </table:table-cell>
          <table:table-cell office:value-type="float" office:value="11.4364471435547" calcext:value-type="float">
            <text:p>11.4364471435547</text:p>
          </table:table-cell>
          <table:table-cell table:formula="of:=[.C75]-[.D75]" office:value-type="float" office:value="29.591552734375" calcext:value-type="float">
            <text:p>29.591552734375</text:p>
          </table:table-cell>
          <table:table-cell office:value-type="float" office:value="52.4644470214844" calcext:value-type="float">
            <text:p>52.4644470214844</text:p>
          </table:table-cell>
          <table:table-cell table:formula="of:=IF(AND([.B75]&gt;=[.E75];[.B75]&lt;=[.F75]);0;1)" office:value-type="float" office:value="0" calcext:value-type="float">
            <text:p>0</text:p>
          </table:table-cell>
          <table:table-cell table:formula="of:=([.B75]-[.C75])^2" office:value-type="float" office:value="19.2545429287109" calcext:value-type="float">
            <text:p>19.2545429287109</text:p>
          </table:table-cell>
          <table:table-cell table:formula="of:=[.I74]" office:value-type="float" office:value="11.9122295431623" calcext:value-type="float">
            <text:p>11.9122295431623</text:p>
          </table:table-cell>
          <table:table-cell table:formula="of:=[.C75]-[.I75]" office:value-type="float" office:value="29.1157703347674" calcext:value-type="float">
            <text:p>29.1157703347674</text:p>
          </table:table-cell>
          <table:table-cell table:formula="of:=[.C75]+[.J75]" office:value-type="float" office:value="70.1437702126971" calcext:value-type="float">
            <text:p>70.1437702126971</text:p>
          </table:table-cell>
          <table:table-cell table:formula="of:=IF(AND([.B75]&gt;=[.J75];[.B75]&lt;=[.K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.9" calcext:value-type="float">
            <text:p>45.9</text:p>
          </table:table-cell>
          <table:table-cell office:value-type="float" office:value="37.8496170043945" calcext:value-type="float">
            <text:p>37.8496170043945</text:p>
          </table:table-cell>
          <table:table-cell office:value-type="float" office:value="5.01787710189819" calcext:value-type="float">
            <text:p>5.01787710189819</text:p>
          </table:table-cell>
          <table:table-cell table:formula="of:=[.C76]-[.D76]" office:value-type="float" office:value="32.8317399024963" calcext:value-type="float">
            <text:p>32.8317399024963</text:p>
          </table:table-cell>
          <table:table-cell office:value-type="float" office:value="42.8674941062927" calcext:value-type="float">
            <text:p>42.8674941062927</text:p>
          </table:table-cell>
          <table:table-cell table:formula="of:=IF(AND([.B76]&gt;=[.E76];[.B76]&lt;=[.F76]);0;1)" office:value-type="float" office:value="1" calcext:value-type="float">
            <text:p>1</text:p>
          </table:table-cell>
          <table:table-cell table:formula="of:=([.B76]-[.C76])^2" office:value-type="float" office:value="64.8086663759337" calcext:value-type="float">
            <text:p>64.8086663759337</text:p>
          </table:table-cell>
          <table:table-cell table:formula="of:=[.I75]" office:value-type="float" office:value="11.9122295431623" calcext:value-type="float">
            <text:p>11.9122295431623</text:p>
          </table:table-cell>
          <table:table-cell table:formula="of:=[.C76]-[.I76]" office:value-type="float" office:value="25.9373874612323" calcext:value-type="float">
            <text:p>25.9373874612323</text:p>
          </table:table-cell>
          <table:table-cell table:formula="of:=[.C76]+[.J76]" office:value-type="float" office:value="63.7870044656268" calcext:value-type="float">
            <text:p>63.7870044656268</text:p>
          </table:table-cell>
          <table:table-cell table:formula="of:=IF(AND([.B76]&gt;=[.J76];[.B76]&lt;=[.K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.94" calcext:value-type="float">
            <text:p>43.94</text:p>
          </table:table-cell>
          <table:table-cell office:value-type="float" office:value="49.2905731201172" calcext:value-type="float">
            <text:p>49.2905731201172</text:p>
          </table:table-cell>
          <table:table-cell office:value-type="float" office:value="13.4356088638306" calcext:value-type="float">
            <text:p>13.4356088638306</text:p>
          </table:table-cell>
          <table:table-cell table:formula="of:=[.C77]-[.D77]" office:value-type="float" office:value="35.8549642562866" calcext:value-type="float">
            <text:p>35.8549642562866</text:p>
          </table:table-cell>
          <table:table-cell office:value-type="float" office:value="62.7261819839478" calcext:value-type="float">
            <text:p>62.7261819839478</text:p>
          </table:table-cell>
          <table:table-cell table:formula="of:=IF(AND([.B77]&gt;=[.E77];[.B77]&lt;=[.F77]);0;1)" office:value-type="float" office:value="0" calcext:value-type="float">
            <text:p>0</text:p>
          </table:table-cell>
          <table:table-cell table:formula="of:=([.B77]-[.C77])^2" office:value-type="float" office:value="28.6286327137206" calcext:value-type="float">
            <text:p>28.6286327137206</text:p>
          </table:table-cell>
          <table:table-cell table:formula="of:=[.I76]" office:value-type="float" office:value="11.9122295431623" calcext:value-type="float">
            <text:p>11.9122295431623</text:p>
          </table:table-cell>
          <table:table-cell table:formula="of:=[.C77]-[.I77]" office:value-type="float" office:value="37.3783435769549" calcext:value-type="float">
            <text:p>37.3783435769549</text:p>
          </table:table-cell>
          <table:table-cell table:formula="of:=[.C77]+[.J77]" office:value-type="float" office:value="86.6689166970721" calcext:value-type="float">
            <text:p>86.6689166970721</text:p>
          </table:table-cell>
          <table:table-cell table:formula="of:=IF(AND([.B77]&gt;=[.J77];[.B77]&lt;=[.K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.13" calcext:value-type="float">
            <text:p>18.13</text:p>
          </table:table-cell>
          <table:table-cell office:value-type="float" office:value="19.590087890625" calcext:value-type="float">
            <text:p>19.590087890625</text:p>
          </table:table-cell>
          <table:table-cell office:value-type="float" office:value="3.39060139656067" calcext:value-type="float">
            <text:p>3.39060139656067</text:p>
          </table:table-cell>
          <table:table-cell table:formula="of:=[.C78]-[.D78]" office:value-type="float" office:value="16.1994864940643" calcext:value-type="float">
            <text:p>16.1994864940643</text:p>
          </table:table-cell>
          <table:table-cell office:value-type="float" office:value="22.9806892871857" calcext:value-type="float">
            <text:p>22.9806892871857</text:p>
          </table:table-cell>
          <table:table-cell table:formula="of:=IF(AND([.B78]&gt;=[.E78];[.B78]&lt;=[.F78]);0;1)" office:value-type="float" office:value="0" calcext:value-type="float">
            <text:p>0</text:p>
          </table:table-cell>
          <table:table-cell table:formula="of:=([.B78]-[.C78])^2" office:value-type="float" office:value="2.13185664834976" calcext:value-type="float">
            <text:p>2.13185664834976</text:p>
          </table:table-cell>
          <table:table-cell table:formula="of:=[.I77]" office:value-type="float" office:value="11.9122295431623" calcext:value-type="float">
            <text:p>11.9122295431623</text:p>
          </table:table-cell>
          <table:table-cell table:formula="of:=[.C78]-[.I78]" office:value-type="float" office:value="7.67785834746273" calcext:value-type="float">
            <text:p>7.67785834746273</text:p>
          </table:table-cell>
          <table:table-cell table:formula="of:=[.C78]+[.J78]" office:value-type="float" office:value="27.2679462380877" calcext:value-type="float">
            <text:p>27.2679462380877</text:p>
          </table:table-cell>
          <table:table-cell table:formula="of:=IF(AND([.B78]&gt;=[.J78];[.B78]&lt;=[.K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.37" calcext:value-type="float">
            <text:p>41.37</text:p>
          </table:table-cell>
          <table:table-cell office:value-type="float" office:value="56.5306282043457" calcext:value-type="float">
            <text:p>56.5306282043457</text:p>
          </table:table-cell>
          <table:table-cell office:value-type="float" office:value="12.6702356338501" calcext:value-type="float">
            <text:p>12.6702356338501</text:p>
          </table:table-cell>
          <table:table-cell table:formula="of:=[.C79]-[.D79]" office:value-type="float" office:value="43.8603925704956" calcext:value-type="float">
            <text:p>43.8603925704956</text:p>
          </table:table-cell>
          <table:table-cell office:value-type="float" office:value="69.2008638381958" calcext:value-type="float">
            <text:p>69.2008638381958</text:p>
          </table:table-cell>
          <table:table-cell table:formula="of:=IF(AND([.B79]&gt;=[.E79];[.B79]&lt;=[.F79]);0;1)" office:value-type="float" office:value="1" calcext:value-type="float">
            <text:p>1</text:p>
          </table:table-cell>
          <table:table-cell table:formula="of:=([.B79]-[.C79])^2" office:value-type="float" office:value="229.844647550402" calcext:value-type="float">
            <text:p>229.844647550402</text:p>
          </table:table-cell>
          <table:table-cell table:formula="of:=[.I78]" office:value-type="float" office:value="11.9122295431623" calcext:value-type="float">
            <text:p>11.9122295431623</text:p>
          </table:table-cell>
          <table:table-cell table:formula="of:=[.C79]-[.I79]" office:value-type="float" office:value="44.6183986611834" calcext:value-type="float">
            <text:p>44.6183986611834</text:p>
          </table:table-cell>
          <table:table-cell table:formula="of:=[.C79]+[.J79]" office:value-type="float" office:value="101.149026865529" calcext:value-type="float">
            <text:p>101.149026865529</text:p>
          </table:table-cell>
          <table:table-cell table:formula="of:=IF(AND([.B79]&gt;=[.J79];[.B79]&lt;=[.K79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.77" calcext:value-type="float">
            <text:p>49.77</text:p>
          </table:table-cell>
          <table:table-cell office:value-type="float" office:value="44.0984649658203" calcext:value-type="float">
            <text:p>44.0984649658203</text:p>
          </table:table-cell>
          <table:table-cell office:value-type="float" office:value="7.30141830444336" calcext:value-type="float">
            <text:p>7.30141830444336</text:p>
          </table:table-cell>
          <table:table-cell table:formula="of:=[.C80]-[.D80]" office:value-type="float" office:value="36.797046661377" calcext:value-type="float">
            <text:p>36.797046661377</text:p>
          </table:table-cell>
          <table:table-cell office:value-type="float" office:value="51.3998832702637" calcext:value-type="float">
            <text:p>51.3998832702637</text:p>
          </table:table-cell>
          <table:table-cell table:formula="of:=IF(AND([.B80]&gt;=[.E80];[.B80]&lt;=[.F80]);0;1)" office:value-type="float" office:value="0" calcext:value-type="float">
            <text:p>0</text:p>
          </table:table-cell>
          <table:table-cell table:formula="of:=([.B80]-[.C80])^2" office:value-type="float" office:value="32.1663096439276" calcext:value-type="float">
            <text:p>32.1663096439276</text:p>
          </table:table-cell>
          <table:table-cell table:formula="of:=[.I79]" office:value-type="float" office:value="11.9122295431623" calcext:value-type="float">
            <text:p>11.9122295431623</text:p>
          </table:table-cell>
          <table:table-cell table:formula="of:=[.C80]-[.I80]" office:value-type="float" office:value="32.186235422658" calcext:value-type="float">
            <text:p>32.186235422658</text:p>
          </table:table-cell>
          <table:table-cell table:formula="of:=[.C80]+[.J80]" office:value-type="float" office:value="76.2847003884784" calcext:value-type="float">
            <text:p>76.2847003884784</text:p>
          </table:table-cell>
          <table:table-cell table:formula="of:=IF(AND([.B80]&gt;=[.J80];[.B80]&lt;=[.K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.67" calcext:value-type="float">
            <text:p>34.67</text:p>
          </table:table-cell>
          <table:table-cell office:value-type="float" office:value="32.9899139404297" calcext:value-type="float">
            <text:p>32.9899139404297</text:p>
          </table:table-cell>
          <table:table-cell office:value-type="float" office:value="6.24348020553589" calcext:value-type="float">
            <text:p>6.24348020553589</text:p>
          </table:table-cell>
          <table:table-cell table:formula="of:=[.C81]-[.D81]" office:value-type="float" office:value="26.7464337348938" calcext:value-type="float">
            <text:p>26.7464337348938</text:p>
          </table:table-cell>
          <table:table-cell office:value-type="float" office:value="39.2333941459656" calcext:value-type="float">
            <text:p>39.2333941459656</text:p>
          </table:table-cell>
          <table:table-cell table:formula="of:=IF(AND([.B81]&gt;=[.E81];[.B81]&lt;=[.F81]);0;1)" office:value-type="float" office:value="0" calcext:value-type="float">
            <text:p>0</text:p>
          </table:table-cell>
          <table:table-cell table:formula="of:=([.B81]-[.C81])^2" office:value-type="float" office:value="2.82268916756251" calcext:value-type="float">
            <text:p>2.82268916756251</text:p>
          </table:table-cell>
          <table:table-cell table:formula="of:=[.I80]" office:value-type="float" office:value="11.9122295431623" calcext:value-type="float">
            <text:p>11.9122295431623</text:p>
          </table:table-cell>
          <table:table-cell table:formula="of:=[.C81]-[.I81]" office:value-type="float" office:value="21.0776843972674" calcext:value-type="float">
            <text:p>21.0776843972674</text:p>
          </table:table-cell>
          <table:table-cell table:formula="of:=[.C81]+[.J81]" office:value-type="float" office:value="54.0675983376971" calcext:value-type="float">
            <text:p>54.0675983376971</text:p>
          </table:table-cell>
          <table:table-cell table:formula="of:=IF(AND([.B81]&gt;=[.J81];[.B81]&lt;=[.K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.14" calcext:value-type="float">
            <text:p>56.14</text:p>
          </table:table-cell>
          <table:table-cell office:value-type="float" office:value="59.4090003967285" calcext:value-type="float">
            <text:p>59.4090003967285</text:p>
          </table:table-cell>
          <table:table-cell office:value-type="float" office:value="11.9203910827637" calcext:value-type="float">
            <text:p>11.9203910827637</text:p>
          </table:table-cell>
          <table:table-cell table:formula="of:=[.C82]-[.D82]" office:value-type="float" office:value="47.4886093139648" calcext:value-type="float">
            <text:p>47.4886093139648</text:p>
          </table:table-cell>
          <table:table-cell office:value-type="float" office:value="71.3293914794922" calcext:value-type="float">
            <text:p>71.3293914794922</text:p>
          </table:table-cell>
          <table:table-cell table:formula="of:=IF(AND([.B82]&gt;=[.E82];[.B82]&lt;=[.F82]);0;1)" office:value-type="float" office:value="0" calcext:value-type="float">
            <text:p>0</text:p>
          </table:table-cell>
          <table:table-cell table:formula="of:=([.B82]-[.C82])^2" office:value-type="float" office:value="10.6863635938112" calcext:value-type="float">
            <text:p>10.6863635938112</text:p>
          </table:table-cell>
          <table:table-cell table:formula="of:=[.I81]" office:value-type="float" office:value="11.9122295431623" calcext:value-type="float">
            <text:p>11.9122295431623</text:p>
          </table:table-cell>
          <table:table-cell table:formula="of:=[.C82]-[.I82]" office:value-type="float" office:value="47.4967708535663" calcext:value-type="float">
            <text:p>47.4967708535663</text:p>
          </table:table-cell>
          <table:table-cell table:formula="of:=[.C82]+[.J82]" office:value-type="float" office:value="106.905771250295" calcext:value-type="float">
            <text:p>106.905771250295</text:p>
          </table:table-cell>
          <table:table-cell table:formula="of:=IF(AND([.B82]&gt;=[.J82];[.B82]&lt;=[.K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.04" calcext:value-type="float">
            <text:p>51.04</text:p>
          </table:table-cell>
          <table:table-cell office:value-type="float" office:value="49.416690826416" calcext:value-type="float">
            <text:p>49.416690826416</text:p>
          </table:table-cell>
          <table:table-cell office:value-type="float" office:value="10.9637231826782" calcext:value-type="float">
            <text:p>10.9637231826782</text:p>
          </table:table-cell>
          <table:table-cell table:formula="of:=[.C83]-[.D83]" office:value-type="float" office:value="38.4529676437378" calcext:value-type="float">
            <text:p>38.4529676437378</text:p>
          </table:table-cell>
          <table:table-cell office:value-type="float" office:value="60.3804140090942" calcext:value-type="float">
            <text:p>60.3804140090942</text:p>
          </table:table-cell>
          <table:table-cell table:formula="of:=IF(AND([.B83]&gt;=[.E83];[.B83]&lt;=[.F83]);0;1)" office:value-type="float" office:value="0" calcext:value-type="float">
            <text:p>0</text:p>
          </table:table-cell>
          <table:table-cell table:formula="of:=([.B83]-[.C83])^2" office:value-type="float" office:value="2.63513267304192" calcext:value-type="float">
            <text:p>2.63513267304192</text:p>
          </table:table-cell>
          <table:table-cell table:formula="of:=[.I82]" office:value-type="float" office:value="11.9122295431623" calcext:value-type="float">
            <text:p>11.9122295431623</text:p>
          </table:table-cell>
          <table:table-cell table:formula="of:=[.C83]-[.I83]" office:value-type="float" office:value="37.5044612832537" calcext:value-type="float">
            <text:p>37.5044612832537</text:p>
          </table:table-cell>
          <table:table-cell table:formula="of:=[.C83]+[.J83]" office:value-type="float" office:value="86.9211521096698" calcext:value-type="float">
            <text:p>86.9211521096698</text:p>
          </table:table-cell>
          <table:table-cell table:formula="of:=IF(AND([.B83]&gt;=[.J83];[.B83]&lt;=[.K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.85" calcext:value-type="float">
            <text:p>35.85</text:p>
          </table:table-cell>
          <table:table-cell office:value-type="float" office:value="38.443058013916" calcext:value-type="float">
            <text:p>38.443058013916</text:p>
          </table:table-cell>
          <table:table-cell office:value-type="float" office:value="10.5339841842651" calcext:value-type="float">
            <text:p>10.5339841842651</text:p>
          </table:table-cell>
          <table:table-cell table:formula="of:=[.C84]-[.D84]" office:value-type="float" office:value="27.9090738296509" calcext:value-type="float">
            <text:p>27.9090738296509</text:p>
          </table:table-cell>
          <table:table-cell office:value-type="float" office:value="48.9770421981812" calcext:value-type="float">
            <text:p>48.9770421981812</text:p>
          </table:table-cell>
          <table:table-cell table:formula="of:=IF(AND([.B84]&gt;=[.E84];[.B84]&lt;=[.F84]);0;1)" office:value-type="float" office:value="0" calcext:value-type="float">
            <text:p>0</text:p>
          </table:table-cell>
          <table:table-cell table:formula="of:=([.B84]-[.C84])^2" office:value-type="float" office:value="6.72394986353406" calcext:value-type="float">
            <text:p>6.72394986353406</text:p>
          </table:table-cell>
          <table:table-cell table:formula="of:=[.I83]" office:value-type="float" office:value="11.9122295431623" calcext:value-type="float">
            <text:p>11.9122295431623</text:p>
          </table:table-cell>
          <table:table-cell table:formula="of:=[.C84]-[.I84]" office:value-type="float" office:value="26.5308284707537" calcext:value-type="float">
            <text:p>26.5308284707537</text:p>
          </table:table-cell>
          <table:table-cell table:formula="of:=[.C84]+[.J84]" office:value-type="float" office:value="64.9738864846698" calcext:value-type="float">
            <text:p>64.9738864846698</text:p>
          </table:table-cell>
          <table:table-cell table:formula="of:=IF(AND([.B84]&gt;=[.J84];[.B84]&lt;=[.K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.87" calcext:value-type="float">
            <text:p>35.87</text:p>
          </table:table-cell>
          <table:table-cell office:value-type="float" office:value="43.1940002441406" calcext:value-type="float">
            <text:p>43.1940002441406</text:p>
          </table:table-cell>
          <table:table-cell office:value-type="float" office:value="8.80227375030518" calcext:value-type="float">
            <text:p>8.80227375030518</text:p>
          </table:table-cell>
          <table:table-cell table:formula="of:=[.C85]-[.D85]" office:value-type="float" office:value="34.3917264938354" calcext:value-type="float">
            <text:p>34.3917264938354</text:p>
          </table:table-cell>
          <table:table-cell office:value-type="float" office:value="51.9962739944458" calcext:value-type="float">
            <text:p>51.9962739944458</text:p>
          </table:table-cell>
          <table:table-cell table:formula="of:=IF(AND([.B85]&gt;=[.E85];[.B85]&lt;=[.F85]);0;1)" office:value-type="float" office:value="0" calcext:value-type="float">
            <text:p>0</text:p>
          </table:table-cell>
          <table:table-cell table:formula="of:=([.B85]-[.C85])^2" office:value-type="float" office:value="53.640979576172" calcext:value-type="float">
            <text:p>53.640979576172</text:p>
          </table:table-cell>
          <table:table-cell table:formula="of:=[.I84]" office:value-type="float" office:value="11.9122295431623" calcext:value-type="float">
            <text:p>11.9122295431623</text:p>
          </table:table-cell>
          <table:table-cell table:formula="of:=[.C85]-[.I85]" office:value-type="float" office:value="31.2817707009784" calcext:value-type="float">
            <text:p>31.2817707009784</text:p>
          </table:table-cell>
          <table:table-cell table:formula="of:=[.C85]+[.J85]" office:value-type="float" office:value="74.475770945119" calcext:value-type="float">
            <text:p>74.475770945119</text:p>
          </table:table-cell>
          <table:table-cell table:formula="of:=IF(AND([.B85]&gt;=[.J85];[.B85]&lt;=[.K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.3" calcext:value-type="float">
            <text:p>64.3</text:p>
          </table:table-cell>
          <table:table-cell office:value-type="float" office:value="65.2114105224609" calcext:value-type="float">
            <text:p>65.2114105224609</text:p>
          </table:table-cell>
          <table:table-cell office:value-type="float" office:value="12.2580690383911" calcext:value-type="float">
            <text:p>12.2580690383911</text:p>
          </table:table-cell>
          <table:table-cell table:formula="of:=[.C86]-[.D86]" office:value-type="float" office:value="52.9533414840698" calcext:value-type="float">
            <text:p>52.9533414840698</text:p>
          </table:table-cell>
          <table:table-cell office:value-type="float" office:value="77.4694795608521" calcext:value-type="float">
            <text:p>77.4694795608521</text:p>
          </table:table-cell>
          <table:table-cell table:formula="of:=IF(AND([.B86]&gt;=[.E86];[.B86]&lt;=[.F86]);0;1)" office:value-type="float" office:value="0" calcext:value-type="float">
            <text:p>0</text:p>
          </table:table-cell>
          <table:table-cell table:formula="of:=([.B86]-[.C86])^2" office:value-type="float" office:value="0.830669140452524" calcext:value-type="float">
            <text:p>0.830669140452524</text:p>
          </table:table-cell>
          <table:table-cell table:formula="of:=[.I85]" office:value-type="float" office:value="11.9122295431623" calcext:value-type="float">
            <text:p>11.9122295431623</text:p>
          </table:table-cell>
          <table:table-cell table:formula="of:=[.C86]-[.I86]" office:value-type="float" office:value="53.2991809792987" calcext:value-type="float">
            <text:p>53.2991809792987</text:p>
          </table:table-cell>
          <table:table-cell table:formula="of:=[.C86]+[.J86]" office:value-type="float" office:value="118.51059150176" calcext:value-type="float">
            <text:p>118.51059150176</text:p>
          </table:table-cell>
          <table:table-cell table:formula="of:=IF(AND([.B86]&gt;=[.J86];[.B86]&lt;=[.K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14" calcext:value-type="float">
            <text:p>22.14</text:p>
          </table:table-cell>
          <table:table-cell office:value-type="float" office:value="19.0483474731445" calcext:value-type="float">
            <text:p>19.0483474731445</text:p>
          </table:table-cell>
          <table:table-cell office:value-type="float" office:value="4.3014235496521" calcext:value-type="float">
            <text:p>4.3014235496521</text:p>
          </table:table-cell>
          <table:table-cell table:formula="of:=[.C87]-[.D87]" office:value-type="float" office:value="14.7469239234924" calcext:value-type="float">
            <text:p>14.7469239234924</text:p>
          </table:table-cell>
          <table:table-cell office:value-type="float" office:value="23.3497710227966" calcext:value-type="float">
            <text:p>23.3497710227966</text:p>
          </table:table-cell>
          <table:table-cell table:formula="of:=IF(AND([.B87]&gt;=[.E87];[.B87]&lt;=[.F87]);0;1)" office:value-type="float" office:value="0" calcext:value-type="float">
            <text:p>0</text:p>
          </table:table-cell>
          <table:table-cell table:formula="of:=([.B87]-[.C87])^2" office:value-type="float" office:value="9.55831534681181" calcext:value-type="float">
            <text:p>9.55831534681181</text:p>
          </table:table-cell>
          <table:table-cell table:formula="of:=[.I86]" office:value-type="float" office:value="11.9122295431623" calcext:value-type="float">
            <text:p>11.9122295431623</text:p>
          </table:table-cell>
          <table:table-cell table:formula="of:=[.C87]-[.I87]" office:value-type="float" office:value="7.13611792998226" calcext:value-type="float">
            <text:p>7.13611792998226</text:p>
          </table:table-cell>
          <table:table-cell table:formula="of:=[.C87]+[.J87]" office:value-type="float" office:value="26.1844654031268" calcext:value-type="float">
            <text:p>26.1844654031268</text:p>
          </table:table-cell>
          <table:table-cell table:formula="of:=IF(AND([.B87]&gt;=[.J87];[.B87]&lt;=[.K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.08" calcext:value-type="float">
            <text:p>45.08</text:p>
          </table:table-cell>
          <table:table-cell office:value-type="float" office:value="40.4501266479492" calcext:value-type="float">
            <text:p>40.4501266479492</text:p>
          </table:table-cell>
          <table:table-cell office:value-type="float" office:value="12.97496509552" calcext:value-type="float">
            <text:p>12.97496509552</text:p>
          </table:table-cell>
          <table:table-cell table:formula="of:=[.C88]-[.D88]" office:value-type="float" office:value="27.4751615524292" calcext:value-type="float">
            <text:p>27.4751615524292</text:p>
          </table:table-cell>
          <table:table-cell office:value-type="float" office:value="53.4250917434692" calcext:value-type="float">
            <text:p>53.4250917434692</text:p>
          </table:table-cell>
          <table:table-cell table:formula="of:=IF(AND([.B88]&gt;=[.E88];[.B88]&lt;=[.F88]);0;1)" office:value-type="float" office:value="0" calcext:value-type="float">
            <text:p>0</text:p>
          </table:table-cell>
          <table:table-cell table:formula="of:=([.B88]-[.C88])^2" office:value-type="float" office:value="21.4357272560299" calcext:value-type="float">
            <text:p>21.4357272560299</text:p>
          </table:table-cell>
          <table:table-cell table:formula="of:=[.I87]" office:value-type="float" office:value="11.9122295431623" calcext:value-type="float">
            <text:p>11.9122295431623</text:p>
          </table:table-cell>
          <table:table-cell table:formula="of:=[.C88]-[.I88]" office:value-type="float" office:value="28.5378971047869" calcext:value-type="float">
            <text:p>28.5378971047869</text:p>
          </table:table-cell>
          <table:table-cell table:formula="of:=[.C88]+[.J88]" office:value-type="float" office:value="68.9880237527362" calcext:value-type="float">
            <text:p>68.9880237527362</text:p>
          </table:table-cell>
          <table:table-cell table:formula="of:=IF(AND([.B88]&gt;=[.J88];[.B88]&lt;=[.K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.82" calcext:value-type="float">
            <text:p>32.82</text:p>
          </table:table-cell>
          <table:table-cell office:value-type="float" office:value="31.3073139190674" calcext:value-type="float">
            <text:p>31.3073139190674</text:p>
          </table:table-cell>
          <table:table-cell office:value-type="float" office:value="7.25194263458252" calcext:value-type="float">
            <text:p>7.25194263458252</text:p>
          </table:table-cell>
          <table:table-cell table:formula="of:=[.C89]-[.D89]" office:value-type="float" office:value="24.0553712844849" calcext:value-type="float">
            <text:p>24.0553712844849</text:p>
          </table:table-cell>
          <table:table-cell office:value-type="float" office:value="38.5592565536499" calcext:value-type="float">
            <text:p>38.5592565536499</text:p>
          </table:table-cell>
          <table:table-cell table:formula="of:=IF(AND([.B89]&gt;=[.E89];[.B89]&lt;=[.F89]);0;1)" office:value-type="float" office:value="0" calcext:value-type="float">
            <text:p>0</text:p>
          </table:table-cell>
          <table:table-cell table:formula="of:=([.B89]-[.C89])^2" office:value-type="float" office:value="2.28821917944728" calcext:value-type="float">
            <text:p>2.28821917944728</text:p>
          </table:table-cell>
          <table:table-cell table:formula="of:=[.I88]" office:value-type="float" office:value="11.9122295431623" calcext:value-type="float">
            <text:p>11.9122295431623</text:p>
          </table:table-cell>
          <table:table-cell table:formula="of:=[.C89]-[.I89]" office:value-type="float" office:value="19.3950843759051" calcext:value-type="float">
            <text:p>19.3950843759051</text:p>
          </table:table-cell>
          <table:table-cell table:formula="of:=[.C89]+[.J89]" office:value-type="float" office:value="50.7023982949725" calcext:value-type="float">
            <text:p>50.7023982949725</text:p>
          </table:table-cell>
          <table:table-cell table:formula="of:=IF(AND([.B89]&gt;=[.J89];[.B89]&lt;=[.K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72" calcext:value-type="float">
            <text:p>22.72</text:p>
          </table:table-cell>
          <table:table-cell office:value-type="float" office:value="20.2234935760498" calcext:value-type="float">
            <text:p>20.2234935760498</text:p>
          </table:table-cell>
          <table:table-cell office:value-type="float" office:value="5.872718334198" calcext:value-type="float">
            <text:p>5.872718334198</text:p>
          </table:table-cell>
          <table:table-cell table:formula="of:=[.C90]-[.D90]" office:value-type="float" office:value="14.3507752418518" calcext:value-type="float">
            <text:p>14.3507752418518</text:p>
          </table:table-cell>
          <table:table-cell office:value-type="float" office:value="26.0962119102478" calcext:value-type="float">
            <text:p>26.0962119102478</text:p>
          </table:table-cell>
          <table:table-cell table:formula="of:=IF(AND([.B90]&gt;=[.E90];[.B90]&lt;=[.F90]);0;1)" office:value-type="float" office:value="0" calcext:value-type="float">
            <text:p>0</text:p>
          </table:table-cell>
          <table:table-cell table:formula="of:=([.B90]-[.C90])^2" office:value-type="float" office:value="6.23254432482459" calcext:value-type="float">
            <text:p>6.23254432482459</text:p>
          </table:table-cell>
          <table:table-cell table:formula="of:=[.I89]" office:value-type="float" office:value="11.9122295431623" calcext:value-type="float">
            <text:p>11.9122295431623</text:p>
          </table:table-cell>
          <table:table-cell table:formula="of:=[.C90]-[.I90]" office:value-type="float" office:value="8.31126403288753" calcext:value-type="float">
            <text:p>8.31126403288753</text:p>
          </table:table-cell>
          <table:table-cell table:formula="of:=[.C90]+[.J90]" office:value-type="float" office:value="28.5347576089373" calcext:value-type="float">
            <text:p>28.5347576089373</text:p>
          </table:table-cell>
          <table:table-cell table:formula="of:=IF(AND([.B90]&gt;=[.J90];[.B90]&lt;=[.K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.3" calcext:value-type="float">
            <text:p>35.3</text:p>
          </table:table-cell>
          <table:table-cell office:value-type="float" office:value="46.1400756835937" calcext:value-type="float">
            <text:p>46.1400756835937</text:p>
          </table:table-cell>
          <table:table-cell office:value-type="float" office:value="10.9310054779053" calcext:value-type="float">
            <text:p>10.9310054779053</text:p>
          </table:table-cell>
          <table:table-cell table:formula="of:=[.C91]-[.D91]" office:value-type="float" office:value="35.2090702056885" calcext:value-type="float">
            <text:p>35.2090702056885</text:p>
          </table:table-cell>
          <table:table-cell office:value-type="float" office:value="57.071081161499" calcext:value-type="float">
            <text:p>57.071081161499</text:p>
          </table:table-cell>
          <table:table-cell table:formula="of:=IF(AND([.B91]&gt;=[.E91];[.B91]&lt;=[.F91]);0;1)" office:value-type="float" office:value="0" calcext:value-type="float">
            <text:p>0</text:p>
          </table:table-cell>
          <table:table-cell table:formula="of:=([.B91]-[.C91])^2" office:value-type="float" office:value="117.507240826041" calcext:value-type="float">
            <text:p>117.507240826041</text:p>
          </table:table-cell>
          <table:table-cell table:formula="of:=[.I90]" office:value-type="float" office:value="11.9122295431623" calcext:value-type="float">
            <text:p>11.9122295431623</text:p>
          </table:table-cell>
          <table:table-cell table:formula="of:=[.C91]-[.I91]" office:value-type="float" office:value="34.2278461404315" calcext:value-type="float">
            <text:p>34.2278461404315</text:p>
          </table:table-cell>
          <table:table-cell table:formula="of:=[.C91]+[.J91]" office:value-type="float" office:value="80.3679218240252" calcext:value-type="float">
            <text:p>80.3679218240252</text:p>
          </table:table-cell>
          <table:table-cell table:formula="of:=IF(AND([.B91]&gt;=[.J91];[.B91]&lt;=[.K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.63" calcext:value-type="float">
            <text:p>28.63</text:p>
          </table:table-cell>
          <table:table-cell office:value-type="float" office:value="30.1051712036133" calcext:value-type="float">
            <text:p>30.1051712036133</text:p>
          </table:table-cell>
          <table:table-cell office:value-type="float" office:value="9.59749603271484" calcext:value-type="float">
            <text:p>9.59749603271484</text:p>
          </table:table-cell>
          <table:table-cell table:formula="of:=[.C92]-[.D92]" office:value-type="float" office:value="20.5076751708984" calcext:value-type="float">
            <text:p>20.5076751708984</text:p>
          </table:table-cell>
          <table:table-cell office:value-type="float" office:value="39.7026672363281" calcext:value-type="float">
            <text:p>39.7026672363281</text:p>
          </table:table-cell>
          <table:table-cell table:formula="of:=IF(AND([.B92]&gt;=[.E92];[.B92]&lt;=[.F92]);0;1)" office:value-type="float" office:value="0" calcext:value-type="float">
            <text:p>0</text:p>
          </table:table-cell>
          <table:table-cell table:formula="of:=([.B92]-[.C92])^2" office:value-type="float" office:value="2.17613007996986" calcext:value-type="float">
            <text:p>2.17613007996986</text:p>
          </table:table-cell>
          <table:table-cell table:formula="of:=[.I91]" office:value-type="float" office:value="11.9122295431623" calcext:value-type="float">
            <text:p>11.9122295431623</text:p>
          </table:table-cell>
          <table:table-cell table:formula="of:=[.C92]-[.I92]" office:value-type="float" office:value="18.192941660451" calcext:value-type="float">
            <text:p>18.192941660451</text:p>
          </table:table-cell>
          <table:table-cell table:formula="of:=[.C92]+[.J92]" office:value-type="float" office:value="48.2981128640643" calcext:value-type="float">
            <text:p>48.2981128640643</text:p>
          </table:table-cell>
          <table:table-cell table:formula="of:=IF(AND([.B92]&gt;=[.J92];[.B92]&lt;=[.K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.23" calcext:value-type="float">
            <text:p>35.23</text:p>
          </table:table-cell>
          <table:table-cell office:value-type="float" office:value="32.890682220459" calcext:value-type="float">
            <text:p>32.890682220459</text:p>
          </table:table-cell>
          <table:table-cell office:value-type="float" office:value="6.02268266677856" calcext:value-type="float">
            <text:p>6.02268266677856</text:p>
          </table:table-cell>
          <table:table-cell table:formula="of:=[.C93]-[.D93]" office:value-type="float" office:value="26.8679995536804" calcext:value-type="float">
            <text:p>26.8679995536804</text:p>
          </table:table-cell>
          <table:table-cell office:value-type="float" office:value="38.9133648872375" calcext:value-type="float">
            <text:p>38.9133648872375</text:p>
          </table:table-cell>
          <table:table-cell table:formula="of:=IF(AND([.B93]&gt;=[.E93];[.B93]&lt;=[.F93]);0;1)" office:value-type="float" office:value="0" calcext:value-type="float">
            <text:p>0</text:p>
          </table:table-cell>
          <table:table-cell table:formula="of:=([.B93]-[.C93])^2" office:value-type="float" office:value="5.47240767367669" calcext:value-type="float">
            <text:p>5.47240767367669</text:p>
          </table:table-cell>
          <table:table-cell table:formula="of:=[.I92]" office:value-type="float" office:value="11.9122295431623" calcext:value-type="float">
            <text:p>11.9122295431623</text:p>
          </table:table-cell>
          <table:table-cell table:formula="of:=[.C93]-[.I93]" office:value-type="float" office:value="20.9784526772967" calcext:value-type="float">
            <text:p>20.9784526772967</text:p>
          </table:table-cell>
          <table:table-cell table:formula="of:=[.C93]+[.J93]" office:value-type="float" office:value="53.8691348977557" calcext:value-type="float">
            <text:p>53.8691348977557</text:p>
          </table:table-cell>
          <table:table-cell table:formula="of:=IF(AND([.B93]&gt;=[.J93];[.B93]&lt;=[.K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.08" calcext:value-type="float">
            <text:p>30.08</text:p>
          </table:table-cell>
          <table:table-cell office:value-type="float" office:value="33.3592567443848" calcext:value-type="float">
            <text:p>33.3592567443848</text:p>
          </table:table-cell>
          <table:table-cell office:value-type="float" office:value="7.98622703552246" calcext:value-type="float">
            <text:p>7.98622703552246</text:p>
          </table:table-cell>
          <table:table-cell table:formula="of:=[.C94]-[.D94]" office:value-type="float" office:value="25.3730297088623" calcext:value-type="float">
            <text:p>25.3730297088623</text:p>
          </table:table-cell>
          <table:table-cell office:value-type="float" office:value="41.3454837799072" calcext:value-type="float">
            <text:p>41.3454837799072</text:p>
          </table:table-cell>
          <table:table-cell table:formula="of:=IF(AND([.B94]&gt;=[.E94];[.B94]&lt;=[.F94]);0;1)" office:value-type="float" office:value="0" calcext:value-type="float">
            <text:p>0</text:p>
          </table:table-cell>
          <table:table-cell table:formula="of:=([.B94]-[.C94])^2" office:value-type="float" office:value="10.753524795593" calcext:value-type="float">
            <text:p>10.753524795593</text:p>
          </table:table-cell>
          <table:table-cell table:formula="of:=[.I93]" office:value-type="float" office:value="11.9122295431623" calcext:value-type="float">
            <text:p>11.9122295431623</text:p>
          </table:table-cell>
          <table:table-cell table:formula="of:=[.C94]-[.I94]" office:value-type="float" office:value="21.4470272012225" calcext:value-type="float">
            <text:p>21.4470272012225</text:p>
          </table:table-cell>
          <table:table-cell table:formula="of:=[.C94]+[.J94]" office:value-type="float" office:value="54.8062839456073" calcext:value-type="float">
            <text:p>54.8062839456073</text:p>
          </table:table-cell>
          <table:table-cell table:formula="of:=IF(AND([.B94]&gt;=[.J94];[.B94]&lt;=[.K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.91" calcext:value-type="float">
            <text:p>21.91</text:p>
          </table:table-cell>
          <table:table-cell office:value-type="float" office:value="21.878927230835" calcext:value-type="float">
            <text:p>21.878927230835</text:p>
          </table:table-cell>
          <table:table-cell office:value-type="float" office:value="8.57226467132568" calcext:value-type="float">
            <text:p>8.57226467132568</text:p>
          </table:table-cell>
          <table:table-cell table:formula="of:=[.C95]-[.D95]" office:value-type="float" office:value="13.3066625595093" calcext:value-type="float">
            <text:p>13.3066625595093</text:p>
          </table:table-cell>
          <table:table-cell office:value-type="float" office:value="30.4511919021606" calcext:value-type="float">
            <text:p>30.4511919021606</text:p>
          </table:table-cell>
          <table:table-cell table:formula="of:=IF(AND([.B95]&gt;=[.E95];[.B95]&lt;=[.F95]);0;1)" office:value-type="float" office:value="0" calcext:value-type="float">
            <text:p>0</text:p>
          </table:table-cell>
          <table:table-cell table:formula="of:=([.B95]-[.C95])^2" office:value-type="float" office:value="0.000965516983583811" calcext:value-type="float">
            <text:p>0.000965516983583811</text:p>
          </table:table-cell>
          <table:table-cell table:formula="of:=[.I94]" office:value-type="float" office:value="11.9122295431623" calcext:value-type="float">
            <text:p>11.9122295431623</text:p>
          </table:table-cell>
          <table:table-cell table:formula="of:=[.C95]-[.I95]" office:value-type="float" office:value="9.96669768767269" calcext:value-type="float">
            <text:p>9.96669768767269</text:p>
          </table:table-cell>
          <table:table-cell table:formula="of:=[.C95]+[.J95]" office:value-type="float" office:value="31.8456249185077" calcext:value-type="float">
            <text:p>31.8456249185077</text:p>
          </table:table-cell>
          <table:table-cell table:formula="of:=IF(AND([.B95]&gt;=[.J95];[.B95]&lt;=[.K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89" calcext:value-type="float">
            <text:p>16.89</text:p>
          </table:table-cell>
          <table:table-cell office:value-type="float" office:value="16.0265789031982" calcext:value-type="float">
            <text:p>16.0265789031982</text:p>
          </table:table-cell>
          <table:table-cell office:value-type="float" office:value="5.52305173873901" calcext:value-type="float">
            <text:p>5.52305173873901</text:p>
          </table:table-cell>
          <table:table-cell table:formula="of:=[.C96]-[.D96]" office:value-type="float" office:value="10.5035271644592" calcext:value-type="float">
            <text:p>10.5035271644592</text:p>
          </table:table-cell>
          <table:table-cell office:value-type="float" office:value="21.5496306419373" calcext:value-type="float">
            <text:p>21.5496306419373</text:p>
          </table:table-cell>
          <table:table-cell table:formula="of:=IF(AND([.B96]&gt;=[.E96];[.B96]&lt;=[.F96]);0;1)" office:value-type="float" office:value="0" calcext:value-type="float">
            <text:p>0</text:p>
          </table:table-cell>
          <table:table-cell table:formula="of:=([.B96]-[.C96])^2" office:value-type="float" office:value="0.745495990402351" calcext:value-type="float">
            <text:p>0.745495990402351</text:p>
          </table:table-cell>
          <table:table-cell table:formula="of:=[.I95]" office:value-type="float" office:value="11.9122295431623" calcext:value-type="float">
            <text:p>11.9122295431623</text:p>
          </table:table-cell>
          <table:table-cell table:formula="of:=[.C96]-[.I96]" office:value-type="float" office:value="4.11434936003597" calcext:value-type="float">
            <text:p>4.11434936003597</text:p>
          </table:table-cell>
          <table:table-cell table:formula="of:=[.C96]+[.J96]" office:value-type="float" office:value="20.1409282632342" calcext:value-type="float">
            <text:p>20.1409282632342</text:p>
          </table:table-cell>
          <table:table-cell table:formula="of:=IF(AND([.B96]&gt;=[.J96];[.B96]&lt;=[.K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2" calcext:value-type="float">
            <text:p>14.2</text:p>
          </table:table-cell>
          <table:table-cell office:value-type="float" office:value="17.8186206817627" calcext:value-type="float">
            <text:p>17.8186206817627</text:p>
          </table:table-cell>
          <table:table-cell office:value-type="float" office:value="3.53482151031494" calcext:value-type="float">
            <text:p>3.53482151031494</text:p>
          </table:table-cell>
          <table:table-cell table:formula="of:=[.C97]-[.D97]" office:value-type="float" office:value="14.2837991714478" calcext:value-type="float">
            <text:p>14.2837991714478</text:p>
          </table:table-cell>
          <table:table-cell office:value-type="float" office:value="21.3534421920776" calcext:value-type="float">
            <text:p>21.3534421920776</text:p>
          </table:table-cell>
          <table:table-cell table:formula="of:=IF(AND([.B97]&gt;=[.E97];[.B97]&lt;=[.F97]);0;1)" office:value-type="float" office:value="1" calcext:value-type="float">
            <text:p>1</text:p>
          </table:table-cell>
          <table:table-cell table:formula="of:=([.B97]-[.C97])^2" office:value-type="float" office:value="13.0944156384807" calcext:value-type="float">
            <text:p>13.0944156384807</text:p>
          </table:table-cell>
          <table:table-cell table:formula="of:=[.I96]" office:value-type="float" office:value="11.9122295431623" calcext:value-type="float">
            <text:p>11.9122295431623</text:p>
          </table:table-cell>
          <table:table-cell table:formula="of:=[.C97]-[.I97]" office:value-type="float" office:value="5.90639113860042" calcext:value-type="float">
            <text:p>5.90639113860042</text:p>
          </table:table-cell>
          <table:table-cell table:formula="of:=[.C97]+[.J97]" office:value-type="float" office:value="23.7250118203631" calcext:value-type="float">
            <text:p>23.7250118203631</text:p>
          </table:table-cell>
          <table:table-cell table:formula="of:=IF(AND([.B97]&gt;=[.J97];[.B97]&lt;=[.K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.61" calcext:value-type="float">
            <text:p>15.61</text:p>
          </table:table-cell>
          <table:table-cell office:value-type="float" office:value="24.300760269165" calcext:value-type="float">
            <text:p>24.300760269165</text:p>
          </table:table-cell>
          <table:table-cell office:value-type="float" office:value="6.84231996536255" calcext:value-type="float">
            <text:p>6.84231996536255</text:p>
          </table:table-cell>
          <table:table-cell table:formula="of:=[.C98]-[.D98]" office:value-type="float" office:value="17.4584403038025" calcext:value-type="float">
            <text:p>17.4584403038025</text:p>
          </table:table-cell>
          <table:table-cell office:value-type="float" office:value="31.1430802345276" calcext:value-type="float">
            <text:p>31.1430802345276</text:p>
          </table:table-cell>
          <table:table-cell table:formula="of:=IF(AND([.B98]&gt;=[.E98];[.B98]&lt;=[.F98]);0;1)" office:value-type="float" office:value="1" calcext:value-type="float">
            <text:p>1</text:p>
          </table:table-cell>
          <table:table-cell table:formula="of:=([.B98]-[.C98])^2" office:value-type="float" office:value="75.5293140560976" calcext:value-type="float">
            <text:p>75.5293140560976</text:p>
          </table:table-cell>
          <table:table-cell table:formula="of:=[.I97]" office:value-type="float" office:value="11.9122295431623" calcext:value-type="float">
            <text:p>11.9122295431623</text:p>
          </table:table-cell>
          <table:table-cell table:formula="of:=[.C98]-[.I98]" office:value-type="float" office:value="12.3885307260028" calcext:value-type="float">
            <text:p>12.3885307260028</text:p>
          </table:table-cell>
          <table:table-cell table:formula="of:=[.C98]+[.J98]" office:value-type="float" office:value="36.6892909951678" calcext:value-type="float">
            <text:p>36.6892909951678</text:p>
          </table:table-cell>
          <table:table-cell table:formula="of:=IF(AND([.B98]&gt;=[.J98];[.B98]&lt;=[.K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2" calcext:value-type="float">
            <text:p>25.2</text:p>
          </table:table-cell>
          <table:table-cell office:value-type="float" office:value="42.6834106445313" calcext:value-type="float">
            <text:p>42.6834106445313</text:p>
          </table:table-cell>
          <table:table-cell office:value-type="float" office:value="11.0257787704468" calcext:value-type="float">
            <text:p>11.0257787704468</text:p>
          </table:table-cell>
          <table:table-cell table:formula="of:=[.C99]-[.D99]" office:value-type="float" office:value="31.6576318740845" calcext:value-type="float">
            <text:p>31.6576318740845</text:p>
          </table:table-cell>
          <table:table-cell office:value-type="float" office:value="53.709189414978" calcext:value-type="float">
            <text:p>53.709189414978</text:p>
          </table:table-cell>
          <table:table-cell table:formula="of:=IF(AND([.B99]&gt;=[.E99];[.B99]&lt;=[.F99]);0;1)" office:value-type="float" office:value="1" calcext:value-type="float">
            <text:p>1</text:p>
          </table:table-cell>
          <table:table-cell table:formula="of:=([.B99]-[.C99])^2" office:value-type="float" office:value="305.669647765309" calcext:value-type="float">
            <text:p>305.669647765309</text:p>
          </table:table-cell>
          <table:table-cell table:formula="of:=[.I98]" office:value-type="float" office:value="11.9122295431623" calcext:value-type="float">
            <text:p>11.9122295431623</text:p>
          </table:table-cell>
          <table:table-cell table:formula="of:=[.C99]-[.I99]" office:value-type="float" office:value="30.771181101369" calcext:value-type="float">
            <text:p>30.771181101369</text:p>
          </table:table-cell>
          <table:table-cell table:formula="of:=[.C99]+[.J99]" office:value-type="float" office:value="73.4545917459002" calcext:value-type="float">
            <text:p>73.4545917459002</text:p>
          </table:table-cell>
          <table:table-cell table:formula="of:=IF(AND([.B99]&gt;=[.J99];[.B99]&lt;=[.K99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.93" calcext:value-type="float">
            <text:p>40.93</text:p>
          </table:table-cell>
          <table:table-cell office:value-type="float" office:value="45.4162101745605" calcext:value-type="float">
            <text:p>45.4162101745605</text:p>
          </table:table-cell>
          <table:table-cell office:value-type="float" office:value="9.81154251098633" calcext:value-type="float">
            <text:p>9.81154251098633</text:p>
          </table:table-cell>
          <table:table-cell table:formula="of:=[.C100]-[.D100]" office:value-type="float" office:value="35.6046676635742" calcext:value-type="float">
            <text:p>35.6046676635742</text:p>
          </table:table-cell>
          <table:table-cell office:value-type="float" office:value="55.2277526855469" calcext:value-type="float">
            <text:p>55.2277526855469</text:p>
          </table:table-cell>
          <table:table-cell table:formula="of:=IF(AND([.B100]&gt;=[.E100];[.B100]&lt;=[.F100]);0;1)" office:value-type="float" office:value="0" calcext:value-type="float">
            <text:p>0</text:p>
          </table:table-cell>
          <table:table-cell table:formula="of:=([.B100]-[.C100])^2" office:value-type="float" office:value="20.1260817303306" calcext:value-type="float">
            <text:p>20.1260817303306</text:p>
          </table:table-cell>
          <table:table-cell table:formula="of:=[.I99]" office:value-type="float" office:value="11.9122295431623" calcext:value-type="float">
            <text:p>11.9122295431623</text:p>
          </table:table-cell>
          <table:table-cell table:formula="of:=[.C100]-[.I100]" office:value-type="float" office:value="33.5039806313983" calcext:value-type="float">
            <text:p>33.5039806313983</text:p>
          </table:table-cell>
          <table:table-cell table:formula="of:=[.C100]+[.J100]" office:value-type="float" office:value="78.9201908059588" calcext:value-type="float">
            <text:p>78.9201908059588</text:p>
          </table:table-cell>
          <table:table-cell table:formula="of:=IF(AND([.B100]&gt;=[.J100];[.B100]&lt;=[.K1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42" calcext:value-type="float">
            <text:p>42.42</text:p>
          </table:table-cell>
          <table:table-cell office:value-type="float" office:value="38.0600891113281" calcext:value-type="float">
            <text:p>38.0600891113281</text:p>
          </table:table-cell>
          <table:table-cell office:value-type="float" office:value="6.64785146713257" calcext:value-type="float">
            <text:p>6.64785146713257</text:p>
          </table:table-cell>
          <table:table-cell table:formula="of:=[.C101]-[.D101]" office:value-type="float" office:value="31.4122376441956" calcext:value-type="float">
            <text:p>31.4122376441956</text:p>
          </table:table-cell>
          <table:table-cell office:value-type="float" office:value="44.7079405784607" calcext:value-type="float">
            <text:p>44.7079405784607</text:p>
          </table:table-cell>
          <table:table-cell table:formula="of:=IF(AND([.B101]&gt;=[.E101];[.B101]&lt;=[.F101]);0;1)" office:value-type="float" office:value="0" calcext:value-type="float">
            <text:p>0</text:p>
          </table:table-cell>
          <table:table-cell table:formula="of:=([.B101]-[.C101])^2" office:value-type="float" office:value="19.0088229571596" calcext:value-type="float">
            <text:p>19.0088229571596</text:p>
          </table:table-cell>
          <table:table-cell table:formula="of:=[.I100]" office:value-type="float" office:value="11.9122295431623" calcext:value-type="float">
            <text:p>11.9122295431623</text:p>
          </table:table-cell>
          <table:table-cell table:formula="of:=[.C101]-[.I101]" office:value-type="float" office:value="26.1478595681659" calcext:value-type="float">
            <text:p>26.1478595681659</text:p>
          </table:table-cell>
          <table:table-cell table:formula="of:=[.C101]+[.J101]" office:value-type="float" office:value="64.207948679494" calcext:value-type="float">
            <text:p>64.207948679494</text:p>
          </table:table-cell>
          <table:table-cell table:formula="of:=IF(AND([.B101]&gt;=[.J101];[.B101]&lt;=[.K1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.7" calcext:value-type="float">
            <text:p>67.7</text:p>
          </table:table-cell>
          <table:table-cell office:value-type="float" office:value="55.6813926696777" calcext:value-type="float">
            <text:p>55.6813926696777</text:p>
          </table:table-cell>
          <table:table-cell office:value-type="float" office:value="12.1847343444824" calcext:value-type="float">
            <text:p>12.1847343444824</text:p>
          </table:table-cell>
          <table:table-cell table:formula="of:=[.C102]-[.D102]" office:value-type="float" office:value="43.4966583251953" calcext:value-type="float">
            <text:p>43.4966583251953</text:p>
          </table:table-cell>
          <table:table-cell office:value-type="float" office:value="67.8661270141602" calcext:value-type="float">
            <text:p>67.8661270141602</text:p>
          </table:table-cell>
          <table:table-cell table:formula="of:=IF(AND([.B102]&gt;=[.E102];[.B102]&lt;=[.F102]);0;1)" office:value-type="float" office:value="0" calcext:value-type="float">
            <text:p>0</text:p>
          </table:table-cell>
          <table:table-cell table:formula="of:=([.B102]-[.C102])^2" office:value-type="float" office:value="144.446922160476" calcext:value-type="float">
            <text:p>144.446922160476</text:p>
          </table:table-cell>
          <table:table-cell table:formula="of:=[.I101]" office:value-type="float" office:value="11.9122295431623" calcext:value-type="float">
            <text:p>11.9122295431623</text:p>
          </table:table-cell>
          <table:table-cell table:formula="of:=[.C102]-[.I102]" office:value-type="float" office:value="43.7691631265155" calcext:value-type="float">
            <text:p>43.7691631265155</text:p>
          </table:table-cell>
          <table:table-cell table:formula="of:=[.C102]+[.J102]" office:value-type="float" office:value="99.4505557961932" calcext:value-type="float">
            <text:p>99.4505557961932</text:p>
          </table:table-cell>
          <table:table-cell table:formula="of:=IF(AND([.B102]&gt;=[.J102];[.B102]&lt;=[.K1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36" calcext:value-type="float">
            <text:p>37.36</text:p>
          </table:table-cell>
          <table:table-cell office:value-type="float" office:value="34.3416709899902" calcext:value-type="float">
            <text:p>34.3416709899902</text:p>
          </table:table-cell>
          <table:table-cell office:value-type="float" office:value="10.8683280944824" calcext:value-type="float">
            <text:p>10.8683280944824</text:p>
          </table:table-cell>
          <table:table-cell table:formula="of:=[.C103]-[.D103]" office:value-type="float" office:value="23.4733428955078" calcext:value-type="float">
            <text:p>23.4733428955078</text:p>
          </table:table-cell>
          <table:table-cell office:value-type="float" office:value="45.2099990844727" calcext:value-type="float">
            <text:p>45.2099990844727</text:p>
          </table:table-cell>
          <table:table-cell table:formula="of:=IF(AND([.B103]&gt;=[.E103];[.B103]&lt;=[.F103]);0;1)" office:value-type="float" office:value="0" calcext:value-type="float">
            <text:p>0</text:p>
          </table:table-cell>
          <table:table-cell table:formula="of:=([.B103]-[.C103])^2" office:value-type="float" office:value="9.11031001266653" calcext:value-type="float">
            <text:p>9.11031001266653</text:p>
          </table:table-cell>
          <table:table-cell table:formula="of:=[.I102]" office:value-type="float" office:value="11.9122295431623" calcext:value-type="float">
            <text:p>11.9122295431623</text:p>
          </table:table-cell>
          <table:table-cell table:formula="of:=[.C103]-[.I103]" office:value-type="float" office:value="22.429441446828" calcext:value-type="float">
            <text:p>22.429441446828</text:p>
          </table:table-cell>
          <table:table-cell table:formula="of:=[.C103]+[.J103]" office:value-type="float" office:value="56.7711124368182" calcext:value-type="float">
            <text:p>56.7711124368182</text:p>
          </table:table-cell>
          <table:table-cell table:formula="of:=IF(AND([.B103]&gt;=[.J103];[.B103]&lt;=[.K1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54" calcext:value-type="float">
            <text:p>17.54</text:p>
          </table:table-cell>
          <table:table-cell office:value-type="float" office:value="18.1474666595459" calcext:value-type="float">
            <text:p>18.1474666595459</text:p>
          </table:table-cell>
          <table:table-cell office:value-type="float" office:value="2.54508256912231" calcext:value-type="float">
            <text:p>2.54508256912231</text:p>
          </table:table-cell>
          <table:table-cell table:formula="of:=[.C104]-[.D104]" office:value-type="float" office:value="15.6023840904236" calcext:value-type="float">
            <text:p>15.6023840904236</text:p>
          </table:table-cell>
          <table:table-cell office:value-type="float" office:value="20.6925492286682" calcext:value-type="float">
            <text:p>20.6925492286682</text:p>
          </table:table-cell>
          <table:table-cell table:formula="of:=IF(AND([.B104]&gt;=[.E104];[.B104]&lt;=[.F104]);0;1)" office:value-type="float" office:value="0" calcext:value-type="float">
            <text:p>0</text:p>
          </table:table-cell>
          <table:table-cell table:formula="of:=([.B104]-[.C104])^2" office:value-type="float" office:value="0.369015742459854" calcext:value-type="float">
            <text:p>0.369015742459854</text:p>
          </table:table-cell>
          <table:table-cell table:formula="of:=[.I103]" office:value-type="float" office:value="11.9122295431623" calcext:value-type="float">
            <text:p>11.9122295431623</text:p>
          </table:table-cell>
          <table:table-cell table:formula="of:=[.C104]-[.I104]" office:value-type="float" office:value="6.23523711638363" calcext:value-type="float">
            <text:p>6.23523711638363</text:p>
          </table:table-cell>
          <table:table-cell table:formula="of:=[.C104]+[.J104]" office:value-type="float" office:value="24.3827037759295" calcext:value-type="float">
            <text:p>24.3827037759295</text:p>
          </table:table-cell>
          <table:table-cell table:formula="of:=IF(AND([.B104]&gt;=[.J104];[.B104]&lt;=[.K1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68" calcext:value-type="float">
            <text:p>46.68</text:p>
          </table:table-cell>
          <table:table-cell office:value-type="float" office:value="53.6885871887207" calcext:value-type="float">
            <text:p>53.6885871887207</text:p>
          </table:table-cell>
          <table:table-cell office:value-type="float" office:value="11.3168954849243" calcext:value-type="float">
            <text:p>11.3168954849243</text:p>
          </table:table-cell>
          <table:table-cell table:formula="of:=[.C105]-[.D105]" office:value-type="float" office:value="42.3716917037964" calcext:value-type="float">
            <text:p>42.3716917037964</text:p>
          </table:table-cell>
          <table:table-cell office:value-type="float" office:value="65.005482673645" calcext:value-type="float">
            <text:p>65.005482673645</text:p>
          </table:table-cell>
          <table:table-cell table:formula="of:=IF(AND([.B105]&gt;=[.E105];[.B105]&lt;=[.F105]);0;1)" office:value-type="float" office:value="0" calcext:value-type="float">
            <text:p>0</text:p>
          </table:table-cell>
          <table:table-cell table:formula="of:=([.B105]-[.C105])^2" office:value-type="float" office:value="49.1202943819" calcext:value-type="float">
            <text:p>49.1202943819</text:p>
          </table:table-cell>
          <table:table-cell table:formula="of:=[.I104]" office:value-type="float" office:value="11.9122295431623" calcext:value-type="float">
            <text:p>11.9122295431623</text:p>
          </table:table-cell>
          <table:table-cell table:formula="of:=[.C105]-[.I105]" office:value-type="float" office:value="41.7763576455584" calcext:value-type="float">
            <text:p>41.7763576455584</text:p>
          </table:table-cell>
          <table:table-cell table:formula="of:=[.C105]+[.J105]" office:value-type="float" office:value="95.4649448342791" calcext:value-type="float">
            <text:p>95.4649448342791</text:p>
          </table:table-cell>
          <table:table-cell table:formula="of:=IF(AND([.B105]&gt;=[.J105];[.B105]&lt;=[.K1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.45" calcext:value-type="float">
            <text:p>55.45</text:p>
          </table:table-cell>
          <table:table-cell office:value-type="float" office:value="52.896800994873" calcext:value-type="float">
            <text:p>52.896800994873</text:p>
          </table:table-cell>
          <table:table-cell office:value-type="float" office:value="10.5723419189453" calcext:value-type="float">
            <text:p>10.5723419189453</text:p>
          </table:table-cell>
          <table:table-cell table:formula="of:=[.C106]-[.D106]" office:value-type="float" office:value="42.3244590759277" calcext:value-type="float">
            <text:p>42.3244590759277</text:p>
          </table:table-cell>
          <table:table-cell office:value-type="float" office:value="63.4691429138184" calcext:value-type="float">
            <text:p>63.4691429138184</text:p>
          </table:table-cell>
          <table:table-cell table:formula="of:=IF(AND([.B106]&gt;=[.E106];[.B106]&lt;=[.F106]);0;1)" office:value-type="float" office:value="0" calcext:value-type="float">
            <text:p>0</text:p>
          </table:table-cell>
          <table:table-cell table:formula="of:=([.B106]-[.C106])^2" office:value-type="float" office:value="6.51882515978128" calcext:value-type="float">
            <text:p>6.51882515978128</text:p>
          </table:table-cell>
          <table:table-cell table:formula="of:=[.I105]" office:value-type="float" office:value="11.9122295431623" calcext:value-type="float">
            <text:p>11.9122295431623</text:p>
          </table:table-cell>
          <table:table-cell table:formula="of:=[.C106]-[.I106]" office:value-type="float" office:value="40.9845714517108" calcext:value-type="float">
            <text:p>40.9845714517108</text:p>
          </table:table-cell>
          <table:table-cell table:formula="of:=[.C106]+[.J106]" office:value-type="float" office:value="93.8813724465838" calcext:value-type="float">
            <text:p>93.8813724465838</text:p>
          </table:table-cell>
          <table:table-cell table:formula="of:=IF(AND([.B106]&gt;=[.J106];[.B106]&lt;=[.K1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.69" calcext:value-type="float">
            <text:p>33.69</text:p>
          </table:table-cell>
          <table:table-cell office:value-type="float" office:value="29.219087600708" calcext:value-type="float">
            <text:p>29.219087600708</text:p>
          </table:table-cell>
          <table:table-cell office:value-type="float" office:value="6.44410133361816" calcext:value-type="float">
            <text:p>6.44410133361816</text:p>
          </table:table-cell>
          <table:table-cell table:formula="of:=[.C107]-[.D107]" office:value-type="float" office:value="22.7749862670898" calcext:value-type="float">
            <text:p>22.7749862670898</text:p>
          </table:table-cell>
          <table:table-cell office:value-type="float" office:value="35.6631889343262" calcext:value-type="float">
            <text:p>35.6631889343262</text:p>
          </table:table-cell>
          <table:table-cell table:formula="of:=IF(AND([.B107]&gt;=[.E107];[.B107]&lt;=[.F107]);0;1)" office:value-type="float" office:value="0" calcext:value-type="float">
            <text:p>0</text:p>
          </table:table-cell>
          <table:table-cell table:formula="of:=([.B107]-[.C107])^2" office:value-type="float" office:value="19.9890576821429" calcext:value-type="float">
            <text:p>19.9890576821429</text:p>
          </table:table-cell>
          <table:table-cell table:formula="of:=[.I106]" office:value-type="float" office:value="11.9122295431623" calcext:value-type="float">
            <text:p>11.9122295431623</text:p>
          </table:table-cell>
          <table:table-cell table:formula="of:=[.C107]-[.I107]" office:value-type="float" office:value="17.3068580575457" calcext:value-type="float">
            <text:p>17.3068580575457</text:p>
          </table:table-cell>
          <table:table-cell table:formula="of:=[.C107]+[.J107]" office:value-type="float" office:value="46.5259456582538" calcext:value-type="float">
            <text:p>46.5259456582538</text:p>
          </table:table-cell>
          <table:table-cell table:formula="of:=IF(AND([.B107]&gt;=[.J107];[.B107]&lt;=[.K1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43" calcext:value-type="float">
            <text:p>24.43</text:p>
          </table:table-cell>
          <table:table-cell office:value-type="float" office:value="22.9510822296143" calcext:value-type="float">
            <text:p>22.9510822296143</text:p>
          </table:table-cell>
          <table:table-cell office:value-type="float" office:value="4.3357138633728" calcext:value-type="float">
            <text:p>4.3357138633728</text:p>
          </table:table-cell>
          <table:table-cell table:formula="of:=[.C108]-[.D108]" office:value-type="float" office:value="18.6153683662415" calcext:value-type="float">
            <text:p>18.6153683662415</text:p>
          </table:table-cell>
          <table:table-cell office:value-type="float" office:value="27.2867960929871" calcext:value-type="float">
            <text:p>27.2867960929871</text:p>
          </table:table-cell>
          <table:table-cell table:formula="of:=IF(AND([.B108]&gt;=[.E108];[.B108]&lt;=[.F108]);0;1)" office:value-type="float" office:value="0" calcext:value-type="float">
            <text:p>0</text:p>
          </table:table-cell>
          <table:table-cell table:formula="of:=([.B108]-[.C108])^2" office:value-type="float" office:value="2.18719777156273" calcext:value-type="float">
            <text:p>2.18719777156273</text:p>
          </table:table-cell>
          <table:table-cell table:formula="of:=[.I107]" office:value-type="float" office:value="11.9122295431623" calcext:value-type="float">
            <text:p>11.9122295431623</text:p>
          </table:table-cell>
          <table:table-cell table:formula="of:=[.C108]-[.I108]" office:value-type="float" office:value="11.038852686452" calcext:value-type="float">
            <text:p>11.038852686452</text:p>
          </table:table-cell>
          <table:table-cell table:formula="of:=[.C108]+[.J108]" office:value-type="float" office:value="33.9899349160662" calcext:value-type="float">
            <text:p>33.9899349160662</text:p>
          </table:table-cell>
          <table:table-cell table:formula="of:=IF(AND([.B108]&gt;=[.J108];[.B108]&lt;=[.K1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.6" calcext:value-type="float">
            <text:p>54.6</text:p>
          </table:table-cell>
          <table:table-cell office:value-type="float" office:value="47.5954627990723" calcext:value-type="float">
            <text:p>47.5954627990723</text:p>
          </table:table-cell>
          <table:table-cell office:value-type="float" office:value="14.2182950973511" calcext:value-type="float">
            <text:p>14.2182950973511</text:p>
          </table:table-cell>
          <table:table-cell table:formula="of:=[.C109]-[.D109]" office:value-type="float" office:value="33.3771677017212" calcext:value-type="float">
            <text:p>33.3771677017212</text:p>
          </table:table-cell>
          <table:table-cell office:value-type="float" office:value="61.8137578964233" calcext:value-type="float">
            <text:p>61.8137578964233</text:p>
          </table:table-cell>
          <table:table-cell table:formula="of:=IF(AND([.B109]&gt;=[.E109];[.B109]&lt;=[.F109]);0;1)" office:value-type="float" office:value="0" calcext:value-type="float">
            <text:p>0</text:p>
          </table:table-cell>
          <table:table-cell table:formula="of:=([.B109]-[.C109])^2" office:value-type="float" office:value="49.0635413991806" calcext:value-type="float">
            <text:p>49.0635413991806</text:p>
          </table:table-cell>
          <table:table-cell table:formula="of:=[.I108]" office:value-type="float" office:value="11.9122295431623" calcext:value-type="float">
            <text:p>11.9122295431623</text:p>
          </table:table-cell>
          <table:table-cell table:formula="of:=[.C109]-[.I109]" office:value-type="float" office:value="35.68323325591" calcext:value-type="float">
            <text:p>35.68323325591</text:p>
          </table:table-cell>
          <table:table-cell table:formula="of:=[.C109]+[.J109]" office:value-type="float" office:value="83.2786960549823" calcext:value-type="float">
            <text:p>83.2786960549823</text:p>
          </table:table-cell>
          <table:table-cell table:formula="of:=IF(AND([.B109]&gt;=[.J109];[.B109]&lt;=[.K1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.66" calcext:value-type="float">
            <text:p>50.66</text:p>
          </table:table-cell>
          <table:table-cell office:value-type="float" office:value="46.366382598877" calcext:value-type="float">
            <text:p>46.366382598877</text:p>
          </table:table-cell>
          <table:table-cell office:value-type="float" office:value="13.7570638656616" calcext:value-type="float">
            <text:p>13.7570638656616</text:p>
          </table:table-cell>
          <table:table-cell table:formula="of:=[.C110]-[.D110]" office:value-type="float" office:value="32.6093187332153" calcext:value-type="float">
            <text:p>32.6093187332153</text:p>
          </table:table-cell>
          <table:table-cell office:value-type="float" office:value="60.1234464645386" calcext:value-type="float">
            <text:p>60.1234464645386</text:p>
          </table:table-cell>
          <table:table-cell table:formula="of:=IF(AND([.B110]&gt;=[.E110];[.B110]&lt;=[.F110]);0;1)" office:value-type="float" office:value="0" calcext:value-type="float">
            <text:p>0</text:p>
          </table:table-cell>
          <table:table-cell table:formula="of:=([.B110]-[.C110])^2" office:value-type="float" office:value="18.4351503872266" calcext:value-type="float">
            <text:p>18.4351503872266</text:p>
          </table:table-cell>
          <table:table-cell table:formula="of:=[.I109]" office:value-type="float" office:value="11.9122295431623" calcext:value-type="float">
            <text:p>11.9122295431623</text:p>
          </table:table-cell>
          <table:table-cell table:formula="of:=[.C110]-[.I110]" office:value-type="float" office:value="34.4541530557147" calcext:value-type="float">
            <text:p>34.4541530557147</text:p>
          </table:table-cell>
          <table:table-cell table:formula="of:=[.C110]+[.J110]" office:value-type="float" office:value="80.8205356545916" calcext:value-type="float">
            <text:p>80.8205356545916</text:p>
          </table:table-cell>
          <table:table-cell table:formula="of:=IF(AND([.B110]&gt;=[.J110];[.B110]&lt;=[.K1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1.18" calcext:value-type="float">
            <text:p>31.18</text:p>
          </table:table-cell>
          <table:table-cell office:value-type="float" office:value="38.3515357971191" calcext:value-type="float">
            <text:p>38.3515357971191</text:p>
          </table:table-cell>
          <table:table-cell office:value-type="float" office:value="8.25363636016846" calcext:value-type="float">
            <text:p>8.25363636016846</text:p>
          </table:table-cell>
          <table:table-cell table:formula="of:=[.C111]-[.D111]" office:value-type="float" office:value="30.0978994369507" calcext:value-type="float">
            <text:p>30.0978994369507</text:p>
          </table:table-cell>
          <table:table-cell office:value-type="float" office:value="46.6051721572876" calcext:value-type="float">
            <text:p>46.6051721572876</text:p>
          </table:table-cell>
          <table:table-cell table:formula="of:=IF(AND([.B111]&gt;=[.E111];[.B111]&lt;=[.F111]);0;1)" office:value-type="float" office:value="0" calcext:value-type="float">
            <text:p>0</text:p>
          </table:table-cell>
          <table:table-cell table:formula="of:=([.B111]-[.C111])^2" office:value-type="float" office:value="51.4309256893613" calcext:value-type="float">
            <text:p>51.4309256893613</text:p>
          </table:table-cell>
          <table:table-cell table:formula="of:=[.I110]" office:value-type="float" office:value="11.9122295431623" calcext:value-type="float">
            <text:p>11.9122295431623</text:p>
          </table:table-cell>
          <table:table-cell table:formula="of:=[.C111]-[.I111]" office:value-type="float" office:value="26.4393062539569" calcext:value-type="float">
            <text:p>26.4393062539569</text:p>
          </table:table-cell>
          <table:table-cell table:formula="of:=[.C111]+[.J111]" office:value-type="float" office:value="64.790842051076" calcext:value-type="float">
            <text:p>64.790842051076</text:p>
          </table:table-cell>
          <table:table-cell table:formula="of:=IF(AND([.B111]&gt;=[.J111];[.B111]&lt;=[.K1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.68" calcext:value-type="float">
            <text:p>27.68</text:p>
          </table:table-cell>
          <table:table-cell office:value-type="float" office:value="32.2700843811035" calcext:value-type="float">
            <text:p>32.2700843811035</text:p>
          </table:table-cell>
          <table:table-cell office:value-type="float" office:value="9.42514705657959" calcext:value-type="float">
            <text:p>9.42514705657959</text:p>
          </table:table-cell>
          <table:table-cell table:formula="of:=[.C112]-[.D112]" office:value-type="float" office:value="22.8449373245239" calcext:value-type="float">
            <text:p>22.8449373245239</text:p>
          </table:table-cell>
          <table:table-cell office:value-type="float" office:value="41.6952314376831" calcext:value-type="float">
            <text:p>41.6952314376831</text:p>
          </table:table-cell>
          <table:table-cell table:formula="of:=IF(AND([.B112]&gt;=[.E112];[.B112]&lt;=[.F112]);0;1)" office:value-type="float" office:value="0" calcext:value-type="float">
            <text:p>0</text:p>
          </table:table-cell>
          <table:table-cell table:formula="of:=([.B112]-[.C112])^2" office:value-type="float" office:value="21.0688746256504" calcext:value-type="float">
            <text:p>21.0688746256504</text:p>
          </table:table-cell>
          <table:table-cell table:formula="of:=[.I111]" office:value-type="float" office:value="11.9122295431623" calcext:value-type="float">
            <text:p>11.9122295431623</text:p>
          </table:table-cell>
          <table:table-cell table:formula="of:=[.C112]-[.I112]" office:value-type="float" office:value="20.3578548379412" calcext:value-type="float">
            <text:p>20.3578548379412</text:p>
          </table:table-cell>
          <table:table-cell table:formula="of:=[.C112]+[.J112]" office:value-type="float" office:value="52.6279392190448" calcext:value-type="float">
            <text:p>52.6279392190448</text:p>
          </table:table-cell>
          <table:table-cell table:formula="of:=IF(AND([.B112]&gt;=[.J112];[.B112]&lt;=[.K1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.2" calcext:value-type="float">
            <text:p>65.2</text:p>
          </table:table-cell>
          <table:table-cell office:value-type="float" office:value="65.2422180175781" calcext:value-type="float">
            <text:p>65.2422180175781</text:p>
          </table:table-cell>
          <table:table-cell office:value-type="float" office:value="13.4171981811523" calcext:value-type="float">
            <text:p>13.4171981811523</text:p>
          </table:table-cell>
          <table:table-cell table:formula="of:=[.C113]-[.D113]" office:value-type="float" office:value="51.8250198364258" calcext:value-type="float">
            <text:p>51.8250198364258</text:p>
          </table:table-cell>
          <table:table-cell office:value-type="float" office:value="78.6594161987305" calcext:value-type="float">
            <text:p>78.6594161987305</text:p>
          </table:table-cell>
          <table:table-cell table:formula="of:=IF(AND([.B113]&gt;=[.E113];[.B113]&lt;=[.F113]);0;1)" office:value-type="float" office:value="0" calcext:value-type="float">
            <text:p>0</text:p>
          </table:table-cell>
          <table:table-cell table:formula="of:=([.B113]-[.C113])^2" office:value-type="float" office:value="0.00178236100822663" calcext:value-type="float">
            <text:p>0.00178236100822663</text:p>
          </table:table-cell>
          <table:table-cell table:formula="of:=[.I112]" office:value-type="float" office:value="11.9122295431623" calcext:value-type="float">
            <text:p>11.9122295431623</text:p>
          </table:table-cell>
          <table:table-cell table:formula="of:=[.C113]-[.I113]" office:value-type="float" office:value="53.3299884744159" calcext:value-type="float">
            <text:p>53.3299884744159</text:p>
          </table:table-cell>
          <table:table-cell table:formula="of:=[.C113]+[.J113]" office:value-type="float" office:value="118.572206491994" calcext:value-type="float">
            <text:p>118.572206491994</text:p>
          </table:table-cell>
          <table:table-cell table:formula="of:=IF(AND([.B113]&gt;=[.J113];[.B113]&lt;=[.K11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46.4357872009277" calcext:value-type="float">
            <text:p>46.4357872009277</text:p>
          </table:table-cell>
          <table:table-cell office:value-type="float" office:value="6.23982763290405" calcext:value-type="float">
            <text:p>6.23982763290405</text:p>
          </table:table-cell>
          <table:table-cell table:formula="of:=[.C114]-[.D114]" office:value-type="float" office:value="40.1959595680237" calcext:value-type="float">
            <text:p>40.1959595680237</text:p>
          </table:table-cell>
          <table:table-cell office:value-type="float" office:value="52.6756148338318" calcext:value-type="float">
            <text:p>52.6756148338318</text:p>
          </table:table-cell>
          <table:table-cell table:formula="of:=IF(AND([.B114]&gt;=[.E114];[.B114]&lt;=[.F114]);0;1)" office:value-type="float" office:value="0" calcext:value-type="float">
            <text:p>0</text:p>
          </table:table-cell>
          <table:table-cell table:formula="of:=([.B114]-[.C114])^2" office:value-type="float" office:value="0.132650963008052" calcext:value-type="float">
            <text:p>0.132650963008052</text:p>
          </table:table-cell>
          <table:table-cell table:formula="of:=[.I113]" office:value-type="float" office:value="11.9122295431623" calcext:value-type="float">
            <text:p>11.9122295431623</text:p>
          </table:table-cell>
          <table:table-cell table:formula="of:=[.C114]-[.I114]" office:value-type="float" office:value="34.5235576577655" calcext:value-type="float">
            <text:p>34.5235576577655</text:p>
          </table:table-cell>
          <table:table-cell table:formula="of:=[.C114]+[.J114]" office:value-type="float" office:value="80.9593448586932" calcext:value-type="float">
            <text:p>80.9593448586932</text:p>
          </table:table-cell>
          <table:table-cell table:formula="of:=IF(AND([.B114]&gt;=[.J114];[.B114]&lt;=[.K1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.73" calcext:value-type="float">
            <text:p>29.73</text:p>
          </table:table-cell>
          <table:table-cell office:value-type="float" office:value="28.2036151885986" calcext:value-type="float">
            <text:p>28.2036151885986</text:p>
          </table:table-cell>
          <table:table-cell office:value-type="float" office:value="8.96743392944336" calcext:value-type="float">
            <text:p>8.96743392944336</text:p>
          </table:table-cell>
          <table:table-cell table:formula="of:=[.C115]-[.D115]" office:value-type="float" office:value="19.2361812591553" calcext:value-type="float">
            <text:p>19.2361812591553</text:p>
          </table:table-cell>
          <table:table-cell office:value-type="float" office:value="37.171049118042" calcext:value-type="float">
            <text:p>37.171049118042</text:p>
          </table:table-cell>
          <table:table-cell table:formula="of:=IF(AND([.B115]&gt;=[.E115];[.B115]&lt;=[.F115]);0;1)" office:value-type="float" office:value="0" calcext:value-type="float">
            <text:p>0</text:p>
          </table:table-cell>
          <table:table-cell table:formula="of:=([.B115]-[.C115])^2" office:value-type="float" office:value="2.32985059247679" calcext:value-type="float">
            <text:p>2.32985059247679</text:p>
          </table:table-cell>
          <table:table-cell table:formula="of:=[.I114]" office:value-type="float" office:value="11.9122295431623" calcext:value-type="float">
            <text:p>11.9122295431623</text:p>
          </table:table-cell>
          <table:table-cell table:formula="of:=[.C115]-[.I115]" office:value-type="float" office:value="16.2913856454364" calcext:value-type="float">
            <text:p>16.2913856454364</text:p>
          </table:table-cell>
          <table:table-cell table:formula="of:=[.C115]+[.J115]" office:value-type="float" office:value="44.495000834035" calcext:value-type="float">
            <text:p>44.495000834035</text:p>
          </table:table-cell>
          <table:table-cell table:formula="of:=IF(AND([.B115]&gt;=[.J115];[.B115]&lt;=[.K1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61" calcext:value-type="float">
            <text:p>25.61</text:p>
          </table:table-cell>
          <table:table-cell office:value-type="float" office:value="36.4688606262207" calcext:value-type="float">
            <text:p>36.4688606262207</text:p>
          </table:table-cell>
          <table:table-cell office:value-type="float" office:value="7.27494430541992" calcext:value-type="float">
            <text:p>7.27494430541992</text:p>
          </table:table-cell>
          <table:table-cell table:formula="of:=[.C116]-[.D116]" office:value-type="float" office:value="29.1939163208008" calcext:value-type="float">
            <text:p>29.1939163208008</text:p>
          </table:table-cell>
          <table:table-cell office:value-type="float" office:value="43.7438049316406" calcext:value-type="float">
            <text:p>43.7438049316406</text:p>
          </table:table-cell>
          <table:table-cell table:formula="of:=IF(AND([.B116]&gt;=[.E116];[.B116]&lt;=[.F116]);0;1)" office:value-type="float" office:value="1" calcext:value-type="float">
            <text:p>1</text:p>
          </table:table-cell>
          <table:table-cell table:formula="of:=([.B116]-[.C116])^2" office:value-type="float" office:value="117.914854099686" calcext:value-type="float">
            <text:p>117.914854099686</text:p>
          </table:table-cell>
          <table:table-cell table:formula="of:=[.I115]" office:value-type="float" office:value="11.9122295431623" calcext:value-type="float">
            <text:p>11.9122295431623</text:p>
          </table:table-cell>
          <table:table-cell table:formula="of:=[.C116]-[.I116]" office:value-type="float" office:value="24.5566310830584" calcext:value-type="float">
            <text:p>24.5566310830584</text:p>
          </table:table-cell>
          <table:table-cell table:formula="of:=[.C116]+[.J116]" office:value-type="float" office:value="61.0254917092791" calcext:value-type="float">
            <text:p>61.0254917092791</text:p>
          </table:table-cell>
          <table:table-cell table:formula="of:=IF(AND([.B116]&gt;=[.J116];[.B116]&lt;=[.K11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.72" calcext:value-type="float">
            <text:p>33.72</text:p>
          </table:table-cell>
          <table:table-cell office:value-type="float" office:value="38.7429695129394" calcext:value-type="float">
            <text:p>38.7429695129394</text:p>
          </table:table-cell>
          <table:table-cell office:value-type="float" office:value="7.20687103271484" calcext:value-type="float">
            <text:p>7.20687103271484</text:p>
          </table:table-cell>
          <table:table-cell table:formula="of:=[.C117]-[.D117]" office:value-type="float" office:value="31.5360984802246" calcext:value-type="float">
            <text:p>31.5360984802246</text:p>
          </table:table-cell>
          <table:table-cell office:value-type="float" office:value="45.9498405456543" calcext:value-type="float">
            <text:p>45.9498405456543</text:p>
          </table:table-cell>
          <table:table-cell table:formula="of:=IF(AND([.B117]&gt;=[.E117];[.B117]&lt;=[.F117]);0;1)" office:value-type="float" office:value="0" calcext:value-type="float">
            <text:p>0</text:p>
          </table:table-cell>
          <table:table-cell table:formula="of:=([.B117]-[.C117])^2" office:value-type="float" office:value="25.2302227279192" calcext:value-type="float">
            <text:p>25.2302227279192</text:p>
          </table:table-cell>
          <table:table-cell table:formula="of:=[.I116]" office:value-type="float" office:value="11.9122295431623" calcext:value-type="float">
            <text:p>11.9122295431623</text:p>
          </table:table-cell>
          <table:table-cell table:formula="of:=[.C117]-[.I117]" office:value-type="float" office:value="26.8307399697772" calcext:value-type="float">
            <text:p>26.8307399697772</text:p>
          </table:table-cell>
          <table:table-cell table:formula="of:=[.C117]+[.J117]" office:value-type="float" office:value="65.5737094827166" calcext:value-type="float">
            <text:p>65.5737094827166</text:p>
          </table:table-cell>
          <table:table-cell table:formula="of:=IF(AND([.B117]&gt;=[.J117];[.B117]&lt;=[.K1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26.6264400482178" calcext:value-type="float">
            <text:p>26.6264400482178</text:p>
          </table:table-cell>
          <table:table-cell office:value-type="float" office:value="6.11429977416992" calcext:value-type="float">
            <text:p>6.11429977416992</text:p>
          </table:table-cell>
          <table:table-cell table:formula="of:=[.C118]-[.D118]" office:value-type="float" office:value="20.5121402740478" calcext:value-type="float">
            <text:p>20.5121402740478</text:p>
          </table:table-cell>
          <table:table-cell office:value-type="float" office:value="32.7407398223877" calcext:value-type="float">
            <text:p>32.7407398223877</text:p>
          </table:table-cell>
          <table:table-cell table:formula="of:=IF(AND([.B118]&gt;=[.E118];[.B118]&lt;=[.F118]);0;1)" office:value-type="float" office:value="1" calcext:value-type="float">
            <text:p>1</text:p>
          </table:table-cell>
          <table:table-cell table:formula="of:=([.B118]-[.C118])^2" office:value-type="float" office:value="40.6222664589623" calcext:value-type="float">
            <text:p>40.6222664589623</text:p>
          </table:table-cell>
          <table:table-cell table:formula="of:=[.I117]" office:value-type="float" office:value="11.9122295431623" calcext:value-type="float">
            <text:p>11.9122295431623</text:p>
          </table:table-cell>
          <table:table-cell table:formula="of:=[.C118]-[.I118]" office:value-type="float" office:value="14.7142105050555" calcext:value-type="float">
            <text:p>14.7142105050555</text:p>
          </table:table-cell>
          <table:table-cell table:formula="of:=[.C118]+[.J118]" office:value-type="float" office:value="41.3406505532733" calcext:value-type="float">
            <text:p>41.3406505532733</text:p>
          </table:table-cell>
          <table:table-cell table:formula="of:=IF(AND([.B118]&gt;=[.J118];[.B118]&lt;=[.K1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.68" calcext:value-type="float">
            <text:p>40.68</text:p>
          </table:table-cell>
          <table:table-cell office:value-type="float" office:value="39.5367126464844" calcext:value-type="float">
            <text:p>39.5367126464844</text:p>
          </table:table-cell>
          <table:table-cell office:value-type="float" office:value="8.51778411865234" calcext:value-type="float">
            <text:p>8.51778411865234</text:p>
          </table:table-cell>
          <table:table-cell table:formula="of:=[.C119]-[.D119]" office:value-type="float" office:value="31.018928527832" calcext:value-type="float">
            <text:p>31.018928527832</text:p>
          </table:table-cell>
          <table:table-cell office:value-type="float" office:value="48.0544967651367" calcext:value-type="float">
            <text:p>48.0544967651367</text:p>
          </table:table-cell>
          <table:table-cell table:formula="of:=IF(AND([.B119]&gt;=[.E119];[.B119]&lt;=[.F119]);0;1)" office:value-type="float" office:value="0" calcext:value-type="float">
            <text:p>0</text:p>
          </table:table-cell>
          <table:table-cell table:formula="of:=([.B119]-[.C119])^2" office:value-type="float" office:value="1.30710597270876" calcext:value-type="float">
            <text:p>1.30710597270876</text:p>
          </table:table-cell>
          <table:table-cell table:formula="of:=[.I118]" office:value-type="float" office:value="11.9122295431623" calcext:value-type="float">
            <text:p>11.9122295431623</text:p>
          </table:table-cell>
          <table:table-cell table:formula="of:=[.C119]-[.I119]" office:value-type="float" office:value="27.6244831033221" calcext:value-type="float">
            <text:p>27.6244831033221</text:p>
          </table:table-cell>
          <table:table-cell table:formula="of:=[.C119]+[.J119]" office:value-type="float" office:value="67.1611957498065" calcext:value-type="float">
            <text:p>67.1611957498065</text:p>
          </table:table-cell>
          <table:table-cell table:formula="of:=IF(AND([.B119]&gt;=[.J119];[.B119]&lt;=[.K1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73" calcext:value-type="float">
            <text:p>25.73</text:p>
          </table:table-cell>
          <table:table-cell office:value-type="float" office:value="24.5579223632812" calcext:value-type="float">
            <text:p>24.5579223632812</text:p>
          </table:table-cell>
          <table:table-cell office:value-type="float" office:value="6.89678382873535" calcext:value-type="float">
            <text:p>6.89678382873535</text:p>
          </table:table-cell>
          <table:table-cell table:formula="of:=[.C120]-[.D120]" office:value-type="float" office:value="17.6611385345459" calcext:value-type="float">
            <text:p>17.6611385345459</text:p>
          </table:table-cell>
          <table:table-cell office:value-type="float" office:value="31.4547061920166" calcext:value-type="float">
            <text:p>31.4547061920166</text:p>
          </table:table-cell>
          <table:table-cell table:formula="of:=IF(AND([.B120]&gt;=[.E120];[.B120]&lt;=[.F120]);0;1)" office:value-type="float" office:value="0" calcext:value-type="float">
            <text:p>0</text:p>
          </table:table-cell>
          <table:table-cell table:formula="of:=([.B120]-[.C120])^2" office:value-type="float" office:value="1.37376598649621" calcext:value-type="float">
            <text:p>1.37376598649621</text:p>
          </table:table-cell>
          <table:table-cell table:formula="of:=[.I119]" office:value-type="float" office:value="11.9122295431623" calcext:value-type="float">
            <text:p>11.9122295431623</text:p>
          </table:table-cell>
          <table:table-cell table:formula="of:=[.C120]-[.I120]" office:value-type="float" office:value="12.645692820119" calcext:value-type="float">
            <text:p>12.645692820119</text:p>
          </table:table-cell>
          <table:table-cell table:formula="of:=[.C120]+[.J120]" office:value-type="float" office:value="37.2036151834002" calcext:value-type="float">
            <text:p>37.2036151834002</text:p>
          </table:table-cell>
          <table:table-cell table:formula="of:=IF(AND([.B120]&gt;=[.J120];[.B120]&lt;=[.K1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23" calcext:value-type="float">
            <text:p>26.23</text:p>
          </table:table-cell>
          <table:table-cell office:value-type="float" office:value="31.9670181274414" calcext:value-type="float">
            <text:p>31.9670181274414</text:p>
          </table:table-cell>
          <table:table-cell office:value-type="float" office:value="8.80482578277588" calcext:value-type="float">
            <text:p>8.80482578277588</text:p>
          </table:table-cell>
          <table:table-cell table:formula="of:=[.C121]-[.D121]" office:value-type="float" office:value="23.1621923446655" calcext:value-type="float">
            <text:p>23.1621923446655</text:p>
          </table:table-cell>
          <table:table-cell office:value-type="float" office:value="40.7718439102173" calcext:value-type="float">
            <text:p>40.7718439102173</text:p>
          </table:table-cell>
          <table:table-cell table:formula="of:=IF(AND([.B121]&gt;=[.E121];[.B121]&lt;=[.F121]);0;1)" office:value-type="float" office:value="0" calcext:value-type="float">
            <text:p>0</text:p>
          </table:table-cell>
          <table:table-cell table:formula="of:=([.B121]-[.C121])^2" office:value-type="float" office:value="32.9133769945913" calcext:value-type="float">
            <text:p>32.9133769945913</text:p>
          </table:table-cell>
          <table:table-cell table:formula="of:=[.I120]" office:value-type="float" office:value="11.9122295431623" calcext:value-type="float">
            <text:p>11.9122295431623</text:p>
          </table:table-cell>
          <table:table-cell table:formula="of:=[.C121]-[.I121]" office:value-type="float" office:value="20.0547885842791" calcext:value-type="float">
            <text:p>20.0547885842791</text:p>
          </table:table-cell>
          <table:table-cell table:formula="of:=[.C121]+[.J121]" office:value-type="float" office:value="52.0218067117205" calcext:value-type="float">
            <text:p>52.0218067117205</text:p>
          </table:table-cell>
          <table:table-cell table:formula="of:=IF(AND([.B121]&gt;=[.J121];[.B121]&lt;=[.K1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9.97" calcext:value-type="float">
            <text:p>49.97</text:p>
          </table:table-cell>
          <table:table-cell office:value-type="float" office:value="49.5020179748535" calcext:value-type="float">
            <text:p>49.5020179748535</text:p>
          </table:table-cell>
          <table:table-cell office:value-type="float" office:value="14.9367761611938" calcext:value-type="float">
            <text:p>14.9367761611938</text:p>
          </table:table-cell>
          <table:table-cell table:formula="of:=[.C122]-[.D122]" office:value-type="float" office:value="34.5652418136597" calcext:value-type="float">
            <text:p>34.5652418136597</text:p>
          </table:table-cell>
          <table:table-cell office:value-type="float" office:value="64.4387941360474" calcext:value-type="float">
            <text:p>64.4387941360474</text:p>
          </table:table-cell>
          <table:table-cell table:formula="of:=IF(AND([.B122]&gt;=[.E122];[.B122]&lt;=[.F122]);0;1)" office:value-type="float" office:value="0" calcext:value-type="float">
            <text:p>0</text:p>
          </table:table-cell>
          <table:table-cell table:formula="of:=([.B122]-[.C122])^2" office:value-type="float" office:value="0.219007175860204" calcext:value-type="float">
            <text:p>0.219007175860204</text:p>
          </table:table-cell>
          <table:table-cell table:formula="of:=[.I121]" office:value-type="float" office:value="11.9122295431623" calcext:value-type="float">
            <text:p>11.9122295431623</text:p>
          </table:table-cell>
          <table:table-cell table:formula="of:=[.C122]-[.I122]" office:value-type="float" office:value="37.5897884316912" calcext:value-type="float">
            <text:p>37.5897884316912</text:p>
          </table:table-cell>
          <table:table-cell table:formula="of:=[.C122]+[.J122]" office:value-type="float" office:value="87.0918064065448" calcext:value-type="float">
            <text:p>87.0918064065448</text:p>
          </table:table-cell>
          <table:table-cell table:formula="of:=IF(AND([.B122]&gt;=[.J122];[.B122]&lt;=[.K1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348510742187" calcext:value-type="float">
            <text:p>23.5348510742187</text:p>
          </table:table-cell>
          <table:table-cell office:value-type="float" office:value="7.08521509170532" calcext:value-type="float">
            <text:p>7.08521509170532</text:p>
          </table:table-cell>
          <table:table-cell table:formula="of:=[.C123]-[.D123]" office:value-type="float" office:value="16.4496359825134" calcext:value-type="float">
            <text:p>16.4496359825134</text:p>
          </table:table-cell>
          <table:table-cell office:value-type="float" office:value="30.6200661659241" calcext:value-type="float">
            <text:p>30.6200661659241</text:p>
          </table:table-cell>
          <table:table-cell table:formula="of:=IF(AND([.B123]&gt;=[.E123];[.B123]&lt;=[.F123]);0;1)" office:value-type="float" office:value="0" calcext:value-type="float">
            <text:p>0</text:p>
          </table:table-cell>
          <table:table-cell table:formula="of:=([.B123]-[.C123])^2" office:value-type="float" office:value="46.9930667946398" calcext:value-type="float">
            <text:p>46.9930667946398</text:p>
          </table:table-cell>
          <table:table-cell table:formula="of:=[.I122]" office:value-type="float" office:value="11.9122295431623" calcext:value-type="float">
            <text:p>11.9122295431623</text:p>
          </table:table-cell>
          <table:table-cell table:formula="of:=[.C123]-[.I123]" office:value-type="float" office:value="11.6226215310565" calcext:value-type="float">
            <text:p>11.6226215310565</text:p>
          </table:table-cell>
          <table:table-cell table:formula="of:=[.C123]+[.J123]" office:value-type="float" office:value="35.1574726052752" calcext:value-type="float">
            <text:p>35.1574726052752</text:p>
          </table:table-cell>
          <table:table-cell table:formula="of:=IF(AND([.B123]&gt;=[.J123];[.B123]&lt;=[.K1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6.9" calcext:value-type="float">
            <text:p>66.9</text:p>
          </table:table-cell>
          <table:table-cell office:value-type="float" office:value="66.7807540893555" calcext:value-type="float">
            <text:p>66.7807540893555</text:p>
          </table:table-cell>
          <table:table-cell office:value-type="float" office:value="12.6096448898315" calcext:value-type="float">
            <text:p>12.6096448898315</text:p>
          </table:table-cell>
          <table:table-cell table:formula="of:=[.C124]-[.D124]" office:value-type="float" office:value="54.1711091995239" calcext:value-type="float">
            <text:p>54.1711091995239</text:p>
          </table:table-cell>
          <table:table-cell office:value-type="float" office:value="79.390398979187" calcext:value-type="float">
            <text:p>79.390398979187</text:p>
          </table:table-cell>
          <table:table-cell table:formula="of:=IF(AND([.B124]&gt;=[.E124];[.B124]&lt;=[.F124]);0;1)" office:value-type="float" office:value="0" calcext:value-type="float">
            <text:p>0</text:p>
          </table:table-cell>
          <table:table-cell table:formula="of:=([.B124]-[.C124])^2" office:value-type="float" office:value="0.0142195872054449" calcext:value-type="float">
            <text:p>0.0142195872054449</text:p>
          </table:table-cell>
          <table:table-cell table:formula="of:=[.I123]" office:value-type="float" office:value="11.9122295431623" calcext:value-type="float">
            <text:p>11.9122295431623</text:p>
          </table:table-cell>
          <table:table-cell table:formula="of:=[.C124]-[.I124]" office:value-type="float" office:value="54.8685245461932" calcext:value-type="float">
            <text:p>54.8685245461932</text:p>
          </table:table-cell>
          <table:table-cell table:formula="of:=[.C124]+[.J124]" office:value-type="float" office:value="121.649278635549" calcext:value-type="float">
            <text:p>121.649278635549</text:p>
          </table:table-cell>
          <table:table-cell table:formula="of:=IF(AND([.B124]&gt;=[.J124];[.B124]&lt;=[.K1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2.07" calcext:value-type="float">
            <text:p>32.07</text:p>
          </table:table-cell>
          <table:table-cell office:value-type="float" office:value="30.9470653533936" calcext:value-type="float">
            <text:p>30.9470653533936</text:p>
          </table:table-cell>
          <table:table-cell office:value-type="float" office:value="7.9355640411377" calcext:value-type="float">
            <text:p>7.9355640411377</text:p>
          </table:table-cell>
          <table:table-cell table:formula="of:=[.C125]-[.D125]" office:value-type="float" office:value="23.0115013122559" calcext:value-type="float">
            <text:p>23.0115013122559</text:p>
          </table:table-cell>
          <table:table-cell office:value-type="float" office:value="38.8826293945312" calcext:value-type="float">
            <text:p>38.8826293945312</text:p>
          </table:table-cell>
          <table:table-cell table:formula="of:=IF(AND([.B125]&gt;=[.E125];[.B125]&lt;=[.F125]);0;1)" office:value-type="float" office:value="0" calcext:value-type="float">
            <text:p>0</text:p>
          </table:table-cell>
          <table:table-cell table:formula="of:=([.B125]-[.C125])^2" office:value-type="float" office:value="1.26098222054914" calcext:value-type="float">
            <text:p>1.26098222054914</text:p>
          </table:table-cell>
          <table:table-cell table:formula="of:=[.I124]" office:value-type="float" office:value="11.9122295431623" calcext:value-type="float">
            <text:p>11.9122295431623</text:p>
          </table:table-cell>
          <table:table-cell table:formula="of:=[.C125]-[.I125]" office:value-type="float" office:value="19.0348358102313" calcext:value-type="float">
            <text:p>19.0348358102313</text:p>
          </table:table-cell>
          <table:table-cell table:formula="of:=[.C125]+[.J125]" office:value-type="float" office:value="49.9819011636248" calcext:value-type="float">
            <text:p>49.9819011636248</text:p>
          </table:table-cell>
          <table:table-cell table:formula="of:=IF(AND([.B125]&gt;=[.J125];[.B125]&lt;=[.K1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.87" calcext:value-type="float">
            <text:p>29.87</text:p>
          </table:table-cell>
          <table:table-cell office:value-type="float" office:value="31.6413822174072" calcext:value-type="float">
            <text:p>31.6413822174072</text:p>
          </table:table-cell>
          <table:table-cell office:value-type="float" office:value="10.6820640563965" calcext:value-type="float">
            <text:p>10.6820640563965</text:p>
          </table:table-cell>
          <table:table-cell table:formula="of:=[.C126]-[.D126]" office:value-type="float" office:value="20.9593181610107" calcext:value-type="float">
            <text:p>20.9593181610107</text:p>
          </table:table-cell>
          <table:table-cell office:value-type="float" office:value="42.3234462738037" calcext:value-type="float">
            <text:p>42.3234462738037</text:p>
          </table:table-cell>
          <table:table-cell table:formula="of:=IF(AND([.B126]&gt;=[.E126];[.B126]&lt;=[.F126]);0;1)" office:value-type="float" office:value="0" calcext:value-type="float">
            <text:p>0</text:p>
          </table:table-cell>
          <table:table-cell table:formula="of:=([.B126]-[.C126])^2" office:value-type="float" office:value="3.13779496014654" calcext:value-type="float">
            <text:p>3.13779496014654</text:p>
          </table:table-cell>
          <table:table-cell table:formula="of:=[.I125]" office:value-type="float" office:value="11.9122295431623" calcext:value-type="float">
            <text:p>11.9122295431623</text:p>
          </table:table-cell>
          <table:table-cell table:formula="of:=[.C126]-[.I126]" office:value-type="float" office:value="19.729152674245" calcext:value-type="float">
            <text:p>19.729152674245</text:p>
          </table:table-cell>
          <table:table-cell table:formula="of:=[.C126]+[.J126]" office:value-type="float" office:value="51.3705348916522" calcext:value-type="float">
            <text:p>51.3705348916522</text:p>
          </table:table-cell>
          <table:table-cell table:formula="of:=IF(AND([.B126]&gt;=[.J126];[.B126]&lt;=[.K1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.92" calcext:value-type="float">
            <text:p>20.92</text:p>
          </table:table-cell>
          <table:table-cell office:value-type="float" office:value="18.9475536346436" calcext:value-type="float">
            <text:p>18.9475536346436</text:p>
          </table:table-cell>
          <table:table-cell office:value-type="float" office:value="4.34696197509766" calcext:value-type="float">
            <text:p>4.34696197509766</text:p>
          </table:table-cell>
          <table:table-cell table:formula="of:=[.C127]-[.D127]" office:value-type="float" office:value="14.6005916595459" calcext:value-type="float">
            <text:p>14.6005916595459</text:p>
          </table:table-cell>
          <table:table-cell office:value-type="float" office:value="23.2945156097412" calcext:value-type="float">
            <text:p>23.2945156097412</text:p>
          </table:table-cell>
          <table:table-cell table:formula="of:=IF(AND([.B127]&gt;=[.E127];[.B127]&lt;=[.F127]);0;1)" office:value-type="float" office:value="0" calcext:value-type="float">
            <text:p>0</text:p>
          </table:table-cell>
          <table:table-cell table:formula="of:=([.B127]-[.C127])^2" office:value-type="float" office:value="3.89054466420786" calcext:value-type="float">
            <text:p>3.89054466420786</text:p>
          </table:table-cell>
          <table:table-cell table:formula="of:=[.I126]" office:value-type="float" office:value="11.9122295431623" calcext:value-type="float">
            <text:p>11.9122295431623</text:p>
          </table:table-cell>
          <table:table-cell table:formula="of:=[.C127]-[.I127]" office:value-type="float" office:value="7.03532409148128" calcext:value-type="float">
            <text:p>7.03532409148128</text:p>
          </table:table-cell>
          <table:table-cell table:formula="of:=[.C127]+[.J127]" office:value-type="float" office:value="25.9828777261248" calcext:value-type="float">
            <text:p>25.9828777261248</text:p>
          </table:table-cell>
          <table:table-cell table:formula="of:=IF(AND([.B127]&gt;=[.J127];[.B127]&lt;=[.K1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.9" calcext:value-type="float">
            <text:p>55.9</text:p>
          </table:table-cell>
          <table:table-cell office:value-type="float" office:value="45.6559066772461" calcext:value-type="float">
            <text:p>45.6559066772461</text:p>
          </table:table-cell>
          <table:table-cell office:value-type="float" office:value="10.7965078353882" calcext:value-type="float">
            <text:p>10.7965078353882</text:p>
          </table:table-cell>
          <table:table-cell table:formula="of:=[.C128]-[.D128]" office:value-type="float" office:value="34.8593988418579" calcext:value-type="float">
            <text:p>34.8593988418579</text:p>
          </table:table-cell>
          <table:table-cell office:value-type="float" office:value="56.4524145126343" calcext:value-type="float">
            <text:p>56.4524145126343</text:p>
          </table:table-cell>
          <table:table-cell table:formula="of:=IF(AND([.B128]&gt;=[.E128];[.B128]&lt;=[.F128]);0;1)" office:value-type="float" office:value="0" calcext:value-type="float">
            <text:p>0</text:p>
          </table:table-cell>
          <table:table-cell table:formula="of:=([.B128]-[.C128])^2" office:value-type="float" office:value="104.941448005291" calcext:value-type="float">
            <text:p>104.941448005291</text:p>
          </table:table-cell>
          <table:table-cell table:formula="of:=[.I127]" office:value-type="float" office:value="11.9122295431623" calcext:value-type="float">
            <text:p>11.9122295431623</text:p>
          </table:table-cell>
          <table:table-cell table:formula="of:=[.C128]-[.I128]" office:value-type="float" office:value="33.7436771340838" calcext:value-type="float">
            <text:p>33.7436771340838</text:p>
          </table:table-cell>
          <table:table-cell table:formula="of:=[.C128]+[.J128]" office:value-type="float" office:value="79.3995838113299" calcext:value-type="float">
            <text:p>79.3995838113299</text:p>
          </table:table-cell>
          <table:table-cell table:formula="of:=IF(AND([.B128]&gt;=[.J128];[.B128]&lt;=[.K1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.3" calcext:value-type="float">
            <text:p>79.3</text:p>
          </table:table-cell>
          <table:table-cell office:value-type="float" office:value="75.5403518676758" calcext:value-type="float">
            <text:p>75.5403518676758</text:p>
          </table:table-cell>
          <table:table-cell office:value-type="float" office:value="17.2276878356934" calcext:value-type="float">
            <text:p>17.2276878356934</text:p>
          </table:table-cell>
          <table:table-cell table:formula="of:=[.C129]-[.D129]" office:value-type="float" office:value="58.3126640319824" calcext:value-type="float">
            <text:p>58.3126640319824</text:p>
          </table:table-cell>
          <table:table-cell office:value-type="float" office:value="92.7680397033691" calcext:value-type="float">
            <text:p>92.7680397033691</text:p>
          </table:table-cell>
          <table:table-cell table:formula="of:=IF(AND([.B129]&gt;=[.E129];[.B129]&lt;=[.F129]);0;1)" office:value-type="float" office:value="0" calcext:value-type="float">
            <text:p>0</text:p>
          </table:table-cell>
          <table:table-cell table:formula="of:=([.B129]-[.C129])^2" office:value-type="float" office:value="14.134954078889" calcext:value-type="float">
            <text:p>14.134954078889</text:p>
          </table:table-cell>
          <table:table-cell table:formula="of:=[.I128]" office:value-type="float" office:value="11.9122295431623" calcext:value-type="float">
            <text:p>11.9122295431623</text:p>
          </table:table-cell>
          <table:table-cell table:formula="of:=[.C129]-[.I129]" office:value-type="float" office:value="63.6281223245135" calcext:value-type="float">
            <text:p>63.6281223245135</text:p>
          </table:table-cell>
          <table:table-cell table:formula="of:=[.C129]+[.J129]" office:value-type="float" office:value="139.168474192189" calcext:value-type="float">
            <text:p>139.168474192189</text:p>
          </table:table-cell>
          <table:table-cell table:formula="of:=IF(AND([.B129]&gt;=[.J129];[.B129]&lt;=[.K1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57" calcext:value-type="float">
            <text:p>13.57</text:p>
          </table:table-cell>
          <table:table-cell office:value-type="float" office:value="18.2027835845947" calcext:value-type="float">
            <text:p>18.2027835845947</text:p>
          </table:table-cell>
          <table:table-cell office:value-type="float" office:value="4.71595621109009" calcext:value-type="float">
            <text:p>4.71595621109009</text:p>
          </table:table-cell>
          <table:table-cell table:formula="of:=[.C130]-[.D130]" office:value-type="float" office:value="13.4868273735046" calcext:value-type="float">
            <text:p>13.4868273735046</text:p>
          </table:table-cell>
          <table:table-cell office:value-type="float" office:value="22.9187397956848" calcext:value-type="float">
            <text:p>22.9187397956848</text:p>
          </table:table-cell>
          <table:table-cell table:formula="of:=IF(AND([.B130]&gt;=[.E130];[.B130]&lt;=[.F130]);0;1)" office:value-type="float" office:value="0" calcext:value-type="float">
            <text:p>0</text:p>
          </table:table-cell>
          <table:table-cell table:formula="of:=([.B130]-[.C130])^2" office:value-type="float" office:value="21.4626837416904" calcext:value-type="float">
            <text:p>21.4626837416904</text:p>
          </table:table-cell>
          <table:table-cell table:formula="of:=[.I129]" office:value-type="float" office:value="11.9122295431623" calcext:value-type="float">
            <text:p>11.9122295431623</text:p>
          </table:table-cell>
          <table:table-cell table:formula="of:=[.C130]-[.I130]" office:value-type="float" office:value="6.29055404143246" calcext:value-type="float">
            <text:p>6.29055404143246</text:p>
          </table:table-cell>
          <table:table-cell table:formula="of:=[.C130]+[.J130]" office:value-type="float" office:value="24.4933376260272" calcext:value-type="float">
            <text:p>24.4933376260272</text:p>
          </table:table-cell>
          <table:table-cell table:formula="of:=IF(AND([.B130]&gt;=[.J130];[.B130]&lt;=[.K1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.7" calcext:value-type="float">
            <text:p>73.7</text:p>
          </table:table-cell>
          <table:table-cell office:value-type="float" office:value="63.2520141601563" calcext:value-type="float">
            <text:p>63.2520141601563</text:p>
          </table:table-cell>
          <table:table-cell office:value-type="float" office:value="12.6773386001587" calcext:value-type="float">
            <text:p>12.6773386001587</text:p>
          </table:table-cell>
          <table:table-cell table:formula="of:=[.C131]-[.D131]" office:value-type="float" office:value="50.5746755599976" calcext:value-type="float">
            <text:p>50.5746755599976</text:p>
          </table:table-cell>
          <table:table-cell office:value-type="float" office:value="75.9293527603149" calcext:value-type="float">
            <text:p>75.9293527603149</text:p>
          </table:table-cell>
          <table:table-cell table:formula="of:=IF(AND([.B131]&gt;=[.E131];[.B131]&lt;=[.F131]);0;1)" office:value-type="float" office:value="0" calcext:value-type="float">
            <text:p>0</text:p>
          </table:table-cell>
          <table:table-cell table:formula="of:=([.B131]-[.C131])^2" office:value-type="float" office:value="109.160408109576" calcext:value-type="float">
            <text:p>109.160408109576</text:p>
          </table:table-cell>
          <table:table-cell table:formula="of:=[.I130]" office:value-type="float" office:value="11.9122295431623" calcext:value-type="float">
            <text:p>11.9122295431623</text:p>
          </table:table-cell>
          <table:table-cell table:formula="of:=[.C131]-[.I131]" office:value-type="float" office:value="51.339784616994" calcext:value-type="float">
            <text:p>51.339784616994</text:p>
          </table:table-cell>
          <table:table-cell table:formula="of:=[.C131]+[.J131]" office:value-type="float" office:value="114.59179877715" calcext:value-type="float">
            <text:p>114.59179877715</text:p>
          </table:table-cell>
          <table:table-cell table:formula="of:=IF(AND([.B131]&gt;=[.J131];[.B131]&lt;=[.K1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2" calcext:value-type="float">
            <text:p>13.12</text:p>
          </table:table-cell>
          <table:table-cell office:value-type="float" office:value="20.1920948028564" calcext:value-type="float">
            <text:p>20.1920948028564</text:p>
          </table:table-cell>
          <table:table-cell office:value-type="float" office:value="4.17589378356934" calcext:value-type="float">
            <text:p>4.17589378356934</text:p>
          </table:table-cell>
          <table:table-cell table:formula="of:=[.C132]-[.D132]" office:value-type="float" office:value="16.0162010192871" calcext:value-type="float">
            <text:p>16.0162010192871</text:p>
          </table:table-cell>
          <table:table-cell office:value-type="float" office:value="24.3679885864258" calcext:value-type="float">
            <text:p>24.3679885864258</text:p>
          </table:table-cell>
          <table:table-cell table:formula="of:=IF(AND([.B132]&gt;=[.E132];[.B132]&lt;=[.F132]);0;1)" office:value-type="float" office:value="1" calcext:value-type="float">
            <text:p>1</text:p>
          </table:table-cell>
          <table:table-cell table:formula="of:=([.B132]-[.C132])^2" office:value-type="float" office:value="50.0145249005892" calcext:value-type="float">
            <text:p>50.0145249005892</text:p>
          </table:table-cell>
          <table:table-cell table:formula="of:=[.I131]" office:value-type="float" office:value="11.9122295431623" calcext:value-type="float">
            <text:p>11.9122295431623</text:p>
          </table:table-cell>
          <table:table-cell table:formula="of:=[.C132]-[.I132]" office:value-type="float" office:value="8.27986525969417" calcext:value-type="float">
            <text:p>8.27986525969417</text:p>
          </table:table-cell>
          <table:table-cell table:formula="of:=[.C132]+[.J132]" office:value-type="float" office:value="28.4719600625506" calcext:value-type="float">
            <text:p>28.4719600625506</text:p>
          </table:table-cell>
          <table:table-cell table:formula="of:=IF(AND([.B132]&gt;=[.J132];[.B132]&lt;=[.K1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.58" calcext:value-type="float">
            <text:p>17.58</text:p>
          </table:table-cell>
          <table:table-cell office:value-type="float" office:value="23.0876712799072" calcext:value-type="float">
            <text:p>23.0876712799072</text:p>
          </table:table-cell>
          <table:table-cell office:value-type="float" office:value="6.42884302139282" calcext:value-type="float">
            <text:p>6.42884302139282</text:p>
          </table:table-cell>
          <table:table-cell table:formula="of:=[.C133]-[.D133]" office:value-type="float" office:value="16.6588282585144" calcext:value-type="float">
            <text:p>16.6588282585144</text:p>
          </table:table-cell>
          <table:table-cell office:value-type="float" office:value="29.5165143013" calcext:value-type="float">
            <text:p>29.5165143013</text:p>
          </table:table-cell>
          <table:table-cell table:formula="of:=IF(AND([.B133]&gt;=[.E133];[.B133]&lt;=[.F133]);0;1)" office:value-type="float" office:value="0" calcext:value-type="float">
            <text:p>0</text:p>
          </table:table-cell>
          <table:table-cell table:formula="of:=([.B133]-[.C133])^2" office:value-type="float" office:value="30.3344429275149" calcext:value-type="float">
            <text:p>30.3344429275149</text:p>
          </table:table-cell>
          <table:table-cell table:formula="of:=[.I132]" office:value-type="float" office:value="11.9122295431623" calcext:value-type="float">
            <text:p>11.9122295431623</text:p>
          </table:table-cell>
          <table:table-cell table:formula="of:=[.C133]-[.I133]" office:value-type="float" office:value="11.175441736745" calcext:value-type="float">
            <text:p>11.175441736745</text:p>
          </table:table-cell>
          <table:table-cell table:formula="of:=[.C133]+[.J133]" office:value-type="float" office:value="34.2631130166522" calcext:value-type="float">
            <text:p>34.2631130166522</text:p>
          </table:table-cell>
          <table:table-cell table:formula="of:=IF(AND([.B133]&gt;=[.J133];[.B133]&lt;=[.K1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.33" calcext:value-type="float">
            <text:p>42.33</text:p>
          </table:table-cell>
          <table:table-cell office:value-type="float" office:value="45.4106674194336" calcext:value-type="float">
            <text:p>45.4106674194336</text:p>
          </table:table-cell>
          <table:table-cell office:value-type="float" office:value="13.2048206329346" calcext:value-type="float">
            <text:p>13.2048206329346</text:p>
          </table:table-cell>
          <table:table-cell table:formula="of:=[.C134]-[.D134]" office:value-type="float" office:value="32.205846786499" calcext:value-type="float">
            <text:p>32.205846786499</text:p>
          </table:table-cell>
          <table:table-cell office:value-type="float" office:value="58.6154880523682" calcext:value-type="float">
            <text:p>58.6154880523682</text:p>
          </table:table-cell>
          <table:table-cell table:formula="of:=IF(AND([.B134]&gt;=[.E134];[.B134]&lt;=[.F134]);0;1)" office:value-type="float" office:value="0" calcext:value-type="float">
            <text:p>0</text:p>
          </table:table-cell>
          <table:table-cell table:formula="of:=([.B134]-[.C134])^2" office:value-type="float" office:value="9.49051174915965" calcext:value-type="float">
            <text:p>9.49051174915965</text:p>
          </table:table-cell>
          <table:table-cell table:formula="of:=[.I133]" office:value-type="float" office:value="11.9122295431623" calcext:value-type="float">
            <text:p>11.9122295431623</text:p>
          </table:table-cell>
          <table:table-cell table:formula="of:=[.C134]-[.I134]" office:value-type="float" office:value="33.4984378762713" calcext:value-type="float">
            <text:p>33.4984378762713</text:p>
          </table:table-cell>
          <table:table-cell table:formula="of:=[.C134]+[.J134]" office:value-type="float" office:value="78.9091052957049" calcext:value-type="float">
            <text:p>78.9091052957049</text:p>
          </table:table-cell>
          <table:table-cell table:formula="of:=IF(AND([.B134]&gt;=[.J134];[.B134]&lt;=[.K1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8" calcext:value-type="float">
            <text:p>23.8</text:p>
          </table:table-cell>
          <table:table-cell office:value-type="float" office:value="28.2552947998047" calcext:value-type="float">
            <text:p>28.2552947998047</text:p>
          </table:table-cell>
          <table:table-cell office:value-type="float" office:value="6.69427728652954" calcext:value-type="float">
            <text:p>6.69427728652954</text:p>
          </table:table-cell>
          <table:table-cell table:formula="of:=[.C135]-[.D135]" office:value-type="float" office:value="21.5610175132751" calcext:value-type="float">
            <text:p>21.5610175132751</text:p>
          </table:table-cell>
          <table:table-cell office:value-type="float" office:value="34.9495720863342" calcext:value-type="float">
            <text:p>34.9495720863342</text:p>
          </table:table-cell>
          <table:table-cell table:formula="of:=IF(AND([.B135]&gt;=[.E135];[.B135]&lt;=[.F135]);0;1)" office:value-type="float" office:value="0" calcext:value-type="float">
            <text:p>0</text:p>
          </table:table-cell>
          <table:table-cell table:formula="of:=([.B135]-[.C135])^2" office:value-type="float" office:value="19.8496517531667" calcext:value-type="float">
            <text:p>19.8496517531667</text:p>
          </table:table-cell>
          <table:table-cell table:formula="of:=[.I134]" office:value-type="float" office:value="11.9122295431623" calcext:value-type="float">
            <text:p>11.9122295431623</text:p>
          </table:table-cell>
          <table:table-cell table:formula="of:=[.C135]-[.I135]" office:value-type="float" office:value="16.3430652566424" calcext:value-type="float">
            <text:p>16.3430652566424</text:p>
          </table:table-cell>
          <table:table-cell table:formula="of:=[.C135]+[.J135]" office:value-type="float" office:value="44.5983600564471" calcext:value-type="float">
            <text:p>44.5983600564471</text:p>
          </table:table-cell>
          <table:table-cell table:formula="of:=IF(AND([.B135]&gt;=[.J135];[.B135]&lt;=[.K1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.6" calcext:value-type="float">
            <text:p>38.6</text:p>
          </table:table-cell>
          <table:table-cell office:value-type="float" office:value="33.1022300720215" calcext:value-type="float">
            <text:p>33.1022300720215</text:p>
          </table:table-cell>
          <table:table-cell office:value-type="float" office:value="8.21152400970459" calcext:value-type="float">
            <text:p>8.21152400970459</text:p>
          </table:table-cell>
          <table:table-cell table:formula="of:=[.C136]-[.D136]" office:value-type="float" office:value="24.8907060623169" calcext:value-type="float">
            <text:p>24.8907060623169</text:p>
          </table:table-cell>
          <table:table-cell office:value-type="float" office:value="41.3137540817261" calcext:value-type="float">
            <text:p>41.3137540817261</text:p>
          </table:table-cell>
          <table:table-cell table:formula="of:=IF(AND([.B136]&gt;=[.E136];[.B136]&lt;=[.F136]);0;1)" office:value-type="float" office:value="0" calcext:value-type="float">
            <text:p>0</text:p>
          </table:table-cell>
          <table:table-cell table:formula="of:=([.B136]-[.C136])^2" office:value-type="float" office:value="30.2254741809849" calcext:value-type="float">
            <text:p>30.2254741809849</text:p>
          </table:table-cell>
          <table:table-cell table:formula="of:=[.I135]" office:value-type="float" office:value="11.9122295431623" calcext:value-type="float">
            <text:p>11.9122295431623</text:p>
          </table:table-cell>
          <table:table-cell table:formula="of:=[.C136]-[.I136]" office:value-type="float" office:value="21.1900005288592" calcext:value-type="float">
            <text:p>21.1900005288592</text:p>
          </table:table-cell>
          <table:table-cell table:formula="of:=[.C136]+[.J136]" office:value-type="float" office:value="54.2922306008807" calcext:value-type="float">
            <text:p>54.2922306008807</text:p>
          </table:table-cell>
          <table:table-cell table:formula="of:=IF(AND([.B136]&gt;=[.J136];[.B136]&lt;=[.K1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.76" calcext:value-type="float">
            <text:p>40.76</text:p>
          </table:table-cell>
          <table:table-cell office:value-type="float" office:value="41.9245834350586" calcext:value-type="float">
            <text:p>41.9245834350586</text:p>
          </table:table-cell>
          <table:table-cell office:value-type="float" office:value="9.07594108581543" calcext:value-type="float">
            <text:p>9.07594108581543</text:p>
          </table:table-cell>
          <table:table-cell table:formula="of:=[.C137]-[.D137]" office:value-type="float" office:value="32.8486423492432" calcext:value-type="float">
            <text:p>32.8486423492432</text:p>
          </table:table-cell>
          <table:table-cell office:value-type="float" office:value="51.000524520874" calcext:value-type="float">
            <text:p>51.000524520874</text:p>
          </table:table-cell>
          <table:table-cell table:formula="of:=IF(AND([.B137]&gt;=[.E137];[.B137]&lt;=[.F137]);0;1)" office:value-type="float" office:value="0" calcext:value-type="float">
            <text:p>0</text:p>
          </table:table-cell>
          <table:table-cell table:formula="of:=([.B137]-[.C137])^2" office:value-type="float" office:value="1.35625457721288" calcext:value-type="float">
            <text:p>1.35625457721288</text:p>
          </table:table-cell>
          <table:table-cell table:formula="of:=[.I136]" office:value-type="float" office:value="11.9122295431623" calcext:value-type="float">
            <text:p>11.9122295431623</text:p>
          </table:table-cell>
          <table:table-cell table:formula="of:=[.C137]-[.I137]" office:value-type="float" office:value="30.0123538918963" calcext:value-type="float">
            <text:p>30.0123538918963</text:p>
          </table:table-cell>
          <table:table-cell table:formula="of:=[.C137]+[.J137]" office:value-type="float" office:value="71.9369373269549" calcext:value-type="float">
            <text:p>71.9369373269549</text:p>
          </table:table-cell>
          <table:table-cell table:formula="of:=IF(AND([.B137]&gt;=[.J137];[.B137]&lt;=[.K1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52" calcext:value-type="float">
            <text:p>15.52</text:p>
          </table:table-cell>
          <table:table-cell office:value-type="float" office:value="14.0003747940063" calcext:value-type="float">
            <text:p>14.0003747940063</text:p>
          </table:table-cell>
          <table:table-cell office:value-type="float" office:value="8.99630451202393" calcext:value-type="float">
            <text:p>8.99630451202393</text:p>
          </table:table-cell>
          <table:table-cell table:formula="of:=[.C138]-[.D138]" office:value-type="float" office:value="5.00407028198242" calcext:value-type="float">
            <text:p>5.00407028198242</text:p>
          </table:table-cell>
          <table:table-cell office:value-type="float" office:value="22.9966793060303" calcext:value-type="float">
            <text:p>22.9966793060303</text:p>
          </table:table-cell>
          <table:table-cell table:formula="of:=IF(AND([.B138]&gt;=[.E138];[.B138]&lt;=[.F138]);0;1)" office:value-type="float" office:value="0" calcext:value-type="float">
            <text:p>0</text:p>
          </table:table-cell>
          <table:table-cell table:formula="of:=([.B138]-[.C138])^2" office:value-type="float" office:value="2.30926076669125" calcext:value-type="float">
            <text:p>2.30926076669125</text:p>
          </table:table-cell>
          <table:table-cell table:formula="of:=[.I137]" office:value-type="float" office:value="11.9122295431623" calcext:value-type="float">
            <text:p>11.9122295431623</text:p>
          </table:table-cell>
          <table:table-cell table:formula="of:=[.C138]-[.I138]" office:value-type="float" office:value="2.08814525084408" calcext:value-type="float">
            <text:p>2.08814525084408</text:p>
          </table:table-cell>
          <table:table-cell table:formula="of:=[.C138]+[.J138]" office:value-type="float" office:value="16.0885200448504" calcext:value-type="float">
            <text:p>16.0885200448504</text:p>
          </table:table-cell>
          <table:table-cell table:formula="of:=IF(AND([.B138]&gt;=[.J138];[.B138]&lt;=[.K1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71" calcext:value-type="float">
            <text:p>13.71</text:p>
          </table:table-cell>
          <table:table-cell office:value-type="float" office:value="15.1416282653809" calcext:value-type="float">
            <text:p>15.1416282653809</text:p>
          </table:table-cell>
          <table:table-cell office:value-type="float" office:value="3.80966186523437" calcext:value-type="float">
            <text:p>3.80966186523437</text:p>
          </table:table-cell>
          <table:table-cell table:formula="of:=[.C139]-[.D139]" office:value-type="float" office:value="11.3319664001465" calcext:value-type="float">
            <text:p>11.3319664001465</text:p>
          </table:table-cell>
          <table:table-cell office:value-type="float" office:value="18.9512901306152" calcext:value-type="float">
            <text:p>18.9512901306152</text:p>
          </table:table-cell>
          <table:table-cell table:formula="of:=IF(AND([.B139]&gt;=[.E139];[.B139]&lt;=[.F139]);0;1)" office:value-type="float" office:value="0" calcext:value-type="float">
            <text:p>0</text:p>
          </table:table-cell>
          <table:table-cell table:formula="of:=([.B139]-[.C139])^2" office:value-type="float" office:value="2.04955949023741" calcext:value-type="float">
            <text:p>2.04955949023741</text:p>
          </table:table-cell>
          <table:table-cell table:formula="of:=[.I138]" office:value-type="float" office:value="11.9122295431623" calcext:value-type="float">
            <text:p>11.9122295431623</text:p>
          </table:table-cell>
          <table:table-cell table:formula="of:=[.C139]-[.I139]" office:value-type="float" office:value="3.22939872221859" calcext:value-type="float">
            <text:p>3.22939872221859</text:p>
          </table:table-cell>
          <table:table-cell table:formula="of:=[.C139]+[.J139]" office:value-type="float" office:value="18.3710269875995" calcext:value-type="float">
            <text:p>18.3710269875995</text:p>
          </table:table-cell>
          <table:table-cell table:formula="of:=IF(AND([.B139]&gt;=[.J139];[.B139]&lt;=[.K1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.44" calcext:value-type="float">
            <text:p>37.44</text:p>
          </table:table-cell>
          <table:table-cell office:value-type="float" office:value="34.695240020752" calcext:value-type="float">
            <text:p>34.695240020752</text:p>
          </table:table-cell>
          <table:table-cell office:value-type="float" office:value="8.15029144287109" calcext:value-type="float">
            <text:p>8.15029144287109</text:p>
          </table:table-cell>
          <table:table-cell table:formula="of:=[.C140]-[.D140]" office:value-type="float" office:value="26.5449485778809" calcext:value-type="float">
            <text:p>26.5449485778809</text:p>
          </table:table-cell>
          <table:table-cell office:value-type="float" office:value="42.845531463623" calcext:value-type="float">
            <text:p>42.845531463623</text:p>
          </table:table-cell>
          <table:table-cell table:formula="of:=IF(AND([.B140]&gt;=[.E140];[.B140]&lt;=[.F140]);0;1)" office:value-type="float" office:value="0" calcext:value-type="float">
            <text:p>0</text:p>
          </table:table-cell>
          <table:table-cell table:formula="of:=([.B140]-[.C140])^2" office:value-type="float" office:value="7.53370734368173" calcext:value-type="float">
            <text:p>7.53370734368173</text:p>
          </table:table-cell>
          <table:table-cell table:formula="of:=[.I139]" office:value-type="float" office:value="11.9122295431623" calcext:value-type="float">
            <text:p>11.9122295431623</text:p>
          </table:table-cell>
          <table:table-cell table:formula="of:=[.C140]-[.I140]" office:value-type="float" office:value="22.7830104775897" calcext:value-type="float">
            <text:p>22.7830104775897</text:p>
          </table:table-cell>
          <table:table-cell table:formula="of:=[.C140]+[.J140]" office:value-type="float" office:value="57.4782504983416" calcext:value-type="float">
            <text:p>57.4782504983416</text:p>
          </table:table-cell>
          <table:table-cell table:formula="of:=IF(AND([.B140]&gt;=[.J140];[.B140]&lt;=[.K1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6" calcext:value-type="float">
            <text:p>14.6</text:p>
          </table:table-cell>
          <table:table-cell office:value-type="float" office:value="14.9176549911499" calcext:value-type="float">
            <text:p>14.9176549911499</text:p>
          </table:table-cell>
          <table:table-cell office:value-type="float" office:value="2.74698948860168" calcext:value-type="float">
            <text:p>2.74698948860168</text:p>
          </table:table-cell>
          <table:table-cell table:formula="of:=[.C141]-[.D141]" office:value-type="float" office:value="12.1706655025482" calcext:value-type="float">
            <text:p>12.1706655025482</text:p>
          </table:table-cell>
          <table:table-cell office:value-type="float" office:value="17.6646444797516" calcext:value-type="float">
            <text:p>17.6646444797516</text:p>
          </table:table-cell>
          <table:table-cell table:formula="of:=IF(AND([.B141]&gt;=[.E141];[.B141]&lt;=[.F141]);0;1)" office:value-type="float" office:value="0" calcext:value-type="float">
            <text:p>0</text:p>
          </table:table-cell>
          <table:table-cell table:formula="of:=([.B141]-[.C141])^2" office:value-type="float" office:value="0.100904693402445" calcext:value-type="float">
            <text:p>0.100904693402445</text:p>
          </table:table-cell>
          <table:table-cell table:formula="of:=[.I140]" office:value-type="float" office:value="11.9122295431623" calcext:value-type="float">
            <text:p>11.9122295431623</text:p>
          </table:table-cell>
          <table:table-cell table:formula="of:=[.C141]-[.I141]" office:value-type="float" office:value="3.00542544798763" calcext:value-type="float">
            <text:p>3.00542544798763</text:p>
          </table:table-cell>
          <table:table-cell table:formula="of:=[.C141]+[.J141]" office:value-type="float" office:value="17.9230804391375" calcext:value-type="float">
            <text:p>17.9230804391375</text:p>
          </table:table-cell>
          <table:table-cell table:formula="of:=IF(AND([.B141]&gt;=[.J141];[.B141]&lt;=[.K1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7.74" calcext:value-type="float">
            <text:p>47.74</text:p>
          </table:table-cell>
          <table:table-cell office:value-type="float" office:value="42.7025718688965" calcext:value-type="float">
            <text:p>42.7025718688965</text:p>
          </table:table-cell>
          <table:table-cell office:value-type="float" office:value="12.3013553619385" calcext:value-type="float">
            <text:p>12.3013553619385</text:p>
          </table:table-cell>
          <table:table-cell table:formula="of:=[.C142]-[.D142]" office:value-type="float" office:value="30.401216506958" calcext:value-type="float">
            <text:p>30.401216506958</text:p>
          </table:table-cell>
          <table:table-cell office:value-type="float" office:value="55.003927230835" calcext:value-type="float">
            <text:p>55.003927230835</text:p>
          </table:table-cell>
          <table:table-cell table:formula="of:=IF(AND([.B142]&gt;=[.E142];[.B142]&lt;=[.F142]);0;1)" office:value-type="float" office:value="0" calcext:value-type="float">
            <text:p>0</text:p>
          </table:table-cell>
          <table:table-cell table:formula="of:=([.B142]-[.C142])^2" office:value-type="float" office:value="25.3756821760331" calcext:value-type="float">
            <text:p>25.3756821760331</text:p>
          </table:table-cell>
          <table:table-cell table:formula="of:=[.I141]" office:value-type="float" office:value="11.9122295431623" calcext:value-type="float">
            <text:p>11.9122295431623</text:p>
          </table:table-cell>
          <table:table-cell table:formula="of:=[.C142]-[.I142]" office:value-type="float" office:value="30.7903423257342" calcext:value-type="float">
            <text:p>30.7903423257342</text:p>
          </table:table-cell>
          <table:table-cell table:formula="of:=[.C142]+[.J142]" office:value-type="float" office:value="73.4929141946307" calcext:value-type="float">
            <text:p>73.4929141946307</text:p>
          </table:table-cell>
          <table:table-cell table:formula="of:=IF(AND([.B142]&gt;=[.J142];[.B142]&lt;=[.K1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.08" calcext:value-type="float">
            <text:p>35.08</text:p>
          </table:table-cell>
          <table:table-cell office:value-type="float" office:value="32.1724014282227" calcext:value-type="float">
            <text:p>32.1724014282227</text:p>
          </table:table-cell>
          <table:table-cell office:value-type="float" office:value="6.99070978164673" calcext:value-type="float">
            <text:p>6.99070978164673</text:p>
          </table:table-cell>
          <table:table-cell table:formula="of:=[.C143]-[.D143]" office:value-type="float" office:value="25.1816916465759" calcext:value-type="float">
            <text:p>25.1816916465759</text:p>
          </table:table-cell>
          <table:table-cell office:value-type="float" office:value="39.1631112098694" calcext:value-type="float">
            <text:p>39.1631112098694</text:p>
          </table:table-cell>
          <table:table-cell table:formula="of:=IF(AND([.B143]&gt;=[.E143];[.B143]&lt;=[.F143]);0;1)" office:value-type="float" office:value="0" calcext:value-type="float">
            <text:p>0</text:p>
          </table:table-cell>
          <table:table-cell table:formula="of:=([.B143]-[.C143])^2" office:value-type="float" office:value="8.45412945460164" calcext:value-type="float">
            <text:p>8.45412945460164</text:p>
          </table:table-cell>
          <table:table-cell table:formula="of:=[.I142]" office:value-type="float" office:value="11.9122295431623" calcext:value-type="float">
            <text:p>11.9122295431623</text:p>
          </table:table-cell>
          <table:table-cell table:formula="of:=[.C143]-[.I143]" office:value-type="float" office:value="20.2601718850604" calcext:value-type="float">
            <text:p>20.2601718850604</text:p>
          </table:table-cell>
          <table:table-cell table:formula="of:=[.C143]+[.J143]" office:value-type="float" office:value="52.432573313283" calcext:value-type="float">
            <text:p>52.432573313283</text:p>
          </table:table-cell>
          <table:table-cell table:formula="of:=IF(AND([.B143]&gt;=[.J143];[.B143]&lt;=[.K1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.3" calcext:value-type="float">
            <text:p>39.3</text:p>
          </table:table-cell>
          <table:table-cell office:value-type="float" office:value="52.0439872741699" calcext:value-type="float">
            <text:p>52.0439872741699</text:p>
          </table:table-cell>
          <table:table-cell office:value-type="float" office:value="13.5163383483887" calcext:value-type="float">
            <text:p>13.5163383483887</text:p>
          </table:table-cell>
          <table:table-cell table:formula="of:=[.C144]-[.D144]" office:value-type="float" office:value="38.5276489257812" calcext:value-type="float">
            <text:p>38.5276489257812</text:p>
          </table:table-cell>
          <table:table-cell office:value-type="float" office:value="65.5603256225586" calcext:value-type="float">
            <text:p>65.5603256225586</text:p>
          </table:table-cell>
          <table:table-cell table:formula="of:=IF(AND([.B144]&gt;=[.E144];[.B144]&lt;=[.F144]);0;1)" office:value-type="float" office:value="0" calcext:value-type="float">
            <text:p>0</text:p>
          </table:table-cell>
          <table:table-cell table:formula="of:=([.B144]-[.C144])^2" office:value-type="float" office:value="162.409211644205" calcext:value-type="float">
            <text:p>162.409211644205</text:p>
          </table:table-cell>
          <table:table-cell table:formula="of:=[.I143]" office:value-type="float" office:value="11.9122295431623" calcext:value-type="float">
            <text:p>11.9122295431623</text:p>
          </table:table-cell>
          <table:table-cell table:formula="of:=[.C144]-[.I144]" office:value-type="float" office:value="40.1317577310077" calcext:value-type="float">
            <text:p>40.1317577310077</text:p>
          </table:table-cell>
          <table:table-cell table:formula="of:=[.C144]+[.J144]" office:value-type="float" office:value="92.1757450051776" calcext:value-type="float">
            <text:p>92.1757450051776</text:p>
          </table:table-cell>
          <table:table-cell table:formula="of:=IF(AND([.B144]&gt;=[.J144];[.B144]&lt;=[.K144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.8" calcext:value-type="float">
            <text:p>42.8</text:p>
          </table:table-cell>
          <table:table-cell office:value-type="float" office:value="41.4989013671875" calcext:value-type="float">
            <text:p>41.4989013671875</text:p>
          </table:table-cell>
          <table:table-cell office:value-type="float" office:value="10.0664472579956" calcext:value-type="float">
            <text:p>10.0664472579956</text:p>
          </table:table-cell>
          <table:table-cell table:formula="of:=[.C145]-[.D145]" office:value-type="float" office:value="31.4324541091919" calcext:value-type="float">
            <text:p>31.4324541091919</text:p>
          </table:table-cell>
          <table:table-cell office:value-type="float" office:value="51.5653486251831" calcext:value-type="float">
            <text:p>51.5653486251831</text:p>
          </table:table-cell>
          <table:table-cell table:formula="of:=IF(AND([.B145]&gt;=[.E145];[.B145]&lt;=[.F145]);0;1)" office:value-type="float" office:value="0" calcext:value-type="float">
            <text:p>0</text:p>
          </table:table-cell>
          <table:table-cell table:formula="of:=([.B145]-[.C145])^2" office:value-type="float" office:value="1.69285765230655" calcext:value-type="float">
            <text:p>1.69285765230655</text:p>
          </table:table-cell>
          <table:table-cell table:formula="of:=[.I144]" office:value-type="float" office:value="11.9122295431623" calcext:value-type="float">
            <text:p>11.9122295431623</text:p>
          </table:table-cell>
          <table:table-cell table:formula="of:=[.C145]-[.I145]" office:value-type="float" office:value="29.5866718240252" calcext:value-type="float">
            <text:p>29.5866718240252</text:p>
          </table:table-cell>
          <table:table-cell table:formula="of:=[.C145]+[.J145]" office:value-type="float" office:value="71.0855731912127" calcext:value-type="float">
            <text:p>71.0855731912127</text:p>
          </table:table-cell>
          <table:table-cell table:formula="of:=IF(AND([.B145]&gt;=[.J145];[.B145]&lt;=[.K1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09" calcext:value-type="float">
            <text:p>13.09</text:p>
          </table:table-cell>
          <table:table-cell office:value-type="float" office:value="15.9010410308838" calcext:value-type="float">
            <text:p>15.9010410308838</text:p>
          </table:table-cell>
          <table:table-cell office:value-type="float" office:value="3.8662223815918" calcext:value-type="float">
            <text:p>3.8662223815918</text:p>
          </table:table-cell>
          <table:table-cell table:formula="of:=[.C146]-[.D146]" office:value-type="float" office:value="12.034818649292" calcext:value-type="float">
            <text:p>12.034818649292</text:p>
          </table:table-cell>
          <table:table-cell office:value-type="float" office:value="19.7672634124756" calcext:value-type="float">
            <text:p>19.7672634124756</text:p>
          </table:table-cell>
          <table:table-cell table:formula="of:=IF(AND([.B146]&gt;=[.E146];[.B146]&lt;=[.F146]);0;1)" office:value-type="float" office:value="0" calcext:value-type="float">
            <text:p>0</text:p>
          </table:table-cell>
          <table:table-cell table:formula="of:=([.B146]-[.C146])^2" office:value-type="float" office:value="7.9019516773122" calcext:value-type="float">
            <text:p>7.9019516773122</text:p>
          </table:table-cell>
          <table:table-cell table:formula="of:=[.I145]" office:value-type="float" office:value="11.9122295431623" calcext:value-type="float">
            <text:p>11.9122295431623</text:p>
          </table:table-cell>
          <table:table-cell table:formula="of:=[.C146]-[.I146]" office:value-type="float" office:value="3.98881148772152" calcext:value-type="float">
            <text:p>3.98881148772152</text:p>
          </table:table-cell>
          <table:table-cell table:formula="of:=[.C146]+[.J146]" office:value-type="float" office:value="19.8898525186053" calcext:value-type="float">
            <text:p>19.8898525186053</text:p>
          </table:table-cell>
          <table:table-cell table:formula="of:=IF(AND([.B146]&gt;=[.J146];[.B146]&lt;=[.K1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88" calcext:value-type="float">
            <text:p>32.88</text:p>
          </table:table-cell>
          <table:table-cell office:value-type="float" office:value="31.257869720459" calcext:value-type="float">
            <text:p>31.257869720459</text:p>
          </table:table-cell>
          <table:table-cell office:value-type="float" office:value="7.31151247024536" calcext:value-type="float">
            <text:p>7.31151247024536</text:p>
          </table:table-cell>
          <table:table-cell table:formula="of:=[.C147]-[.D147]" office:value-type="float" office:value="23.9463572502136" calcext:value-type="float">
            <text:p>23.9463572502136</text:p>
          </table:table-cell>
          <table:table-cell office:value-type="float" office:value="38.5693821907043" calcext:value-type="float">
            <text:p>38.5693821907043</text:p>
          </table:table-cell>
          <table:table-cell table:formula="of:=IF(AND([.B147]&gt;=[.E147];[.B147]&lt;=[.F147]);0;1)" office:value-type="float" office:value="0" calcext:value-type="float">
            <text:p>0</text:p>
          </table:table-cell>
          <table:table-cell table:formula="of:=([.B147]-[.C147])^2" office:value-type="float" office:value="2.63130664380382" calcext:value-type="float">
            <text:p>2.63130664380382</text:p>
          </table:table-cell>
          <table:table-cell table:formula="of:=[.I146]" office:value-type="float" office:value="11.9122295431623" calcext:value-type="float">
            <text:p>11.9122295431623</text:p>
          </table:table-cell>
          <table:table-cell table:formula="of:=[.C147]-[.I147]" office:value-type="float" office:value="19.3456401772967" calcext:value-type="float">
            <text:p>19.3456401772967</text:p>
          </table:table-cell>
          <table:table-cell table:formula="of:=[.C147]+[.J147]" office:value-type="float" office:value="50.6035098977557" calcext:value-type="float">
            <text:p>50.6035098977557</text:p>
          </table:table-cell>
          <table:table-cell table:formula="of:=IF(AND([.B147]&gt;=[.J147];[.B147]&lt;=[.K1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1.35" calcext:value-type="float">
            <text:p>31.35</text:p>
          </table:table-cell>
          <table:table-cell office:value-type="float" office:value="35.9741249084473" calcext:value-type="float">
            <text:p>35.9741249084473</text:p>
          </table:table-cell>
          <table:table-cell office:value-type="float" office:value="9.85171699523926" calcext:value-type="float">
            <text:p>9.85171699523926</text:p>
          </table:table-cell>
          <table:table-cell table:formula="of:=[.C148]-[.D148]" office:value-type="float" office:value="26.122407913208" calcext:value-type="float">
            <text:p>26.122407913208</text:p>
          </table:table-cell>
          <table:table-cell office:value-type="float" office:value="45.8258419036865" calcext:value-type="float">
            <text:p>45.8258419036865</text:p>
          </table:table-cell>
          <table:table-cell table:formula="of:=IF(AND([.B148]&gt;=[.E148];[.B148]&lt;=[.F148]);0;1)" office:value-type="float" office:value="0" calcext:value-type="float">
            <text:p>0</text:p>
          </table:table-cell>
          <table:table-cell table:formula="of:=([.B148]-[.C148])^2" office:value-type="float" office:value="21.3825311689224" calcext:value-type="float">
            <text:p>21.3825311689224</text:p>
          </table:table-cell>
          <table:table-cell table:formula="of:=[.I147]" office:value-type="float" office:value="11.9122295431623" calcext:value-type="float">
            <text:p>11.9122295431623</text:p>
          </table:table-cell>
          <table:table-cell table:formula="of:=[.C148]-[.I148]" office:value-type="float" office:value="24.061895365285" calcext:value-type="float">
            <text:p>24.061895365285</text:p>
          </table:table-cell>
          <table:table-cell table:formula="of:=[.C148]+[.J148]" office:value-type="float" office:value="60.0360202737323" calcext:value-type="float">
            <text:p>60.0360202737323</text:p>
          </table:table-cell>
          <table:table-cell table:formula="of:=IF(AND([.B148]&gt;=[.J148];[.B148]&lt;=[.K1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.12" calcext:value-type="float">
            <text:p>52.12</text:p>
          </table:table-cell>
          <table:table-cell office:value-type="float" office:value="49.7370376586914" calcext:value-type="float">
            <text:p>49.7370376586914</text:p>
          </table:table-cell>
          <table:table-cell office:value-type="float" office:value="9.72491836547852" calcext:value-type="float">
            <text:p>9.72491836547852</text:p>
          </table:table-cell>
          <table:table-cell table:formula="of:=[.C149]-[.D149]" office:value-type="float" office:value="40.0121192932129" calcext:value-type="float">
            <text:p>40.0121192932129</text:p>
          </table:table-cell>
          <table:table-cell office:value-type="float" office:value="59.4619560241699" calcext:value-type="float">
            <text:p>59.4619560241699</text:p>
          </table:table-cell>
          <table:table-cell table:formula="of:=IF(AND([.B149]&gt;=[.E149];[.B149]&lt;=[.F149]);0;1)" office:value-type="float" office:value="0" calcext:value-type="float">
            <text:p>0</text:p>
          </table:table-cell>
          <table:table-cell table:formula="of:=([.B149]-[.C149])^2" office:value-type="float" office:value="5.67850952009492" calcext:value-type="float">
            <text:p>5.67850952009492</text:p>
          </table:table-cell>
          <table:table-cell table:formula="of:=[.I148]" office:value-type="float" office:value="11.9122295431623" calcext:value-type="float">
            <text:p>11.9122295431623</text:p>
          </table:table-cell>
          <table:table-cell table:formula="of:=[.C149]-[.I149]" office:value-type="float" office:value="37.8248081155291" calcext:value-type="float">
            <text:p>37.8248081155291</text:p>
          </table:table-cell>
          <table:table-cell table:formula="of:=[.C149]+[.J149]" office:value-type="float" office:value="87.5618457742205" calcext:value-type="float">
            <text:p>87.5618457742205</text:p>
          </table:table-cell>
          <table:table-cell table:formula="of:=IF(AND([.B149]&gt;=[.J149];[.B149]&lt;=[.K1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.16" calcext:value-type="float">
            <text:p>21.16</text:p>
          </table:table-cell>
          <table:table-cell office:value-type="float" office:value="20.112211227417" calcext:value-type="float">
            <text:p>20.112211227417</text:p>
          </table:table-cell>
          <table:table-cell office:value-type="float" office:value="3.22591304779053" calcext:value-type="float">
            <text:p>3.22591304779053</text:p>
          </table:table-cell>
          <table:table-cell table:formula="of:=[.C150]-[.D150]" office:value-type="float" office:value="16.8862981796265" calcext:value-type="float">
            <text:p>16.8862981796265</text:p>
          </table:table-cell>
          <table:table-cell office:value-type="float" office:value="23.3381242752075" calcext:value-type="float">
            <text:p>23.3381242752075</text:p>
          </table:table-cell>
          <table:table-cell table:formula="of:=IF(AND([.B150]&gt;=[.E150];[.B150]&lt;=[.F150]);0;1)" office:value-type="float" office:value="0" calcext:value-type="float">
            <text:p>0</text:p>
          </table:table-cell>
          <table:table-cell table:formula="of:=([.B150]-[.C150])^2" office:value-type="float" office:value="1.09786131195101" calcext:value-type="float">
            <text:p>1.09786131195101</text:p>
          </table:table-cell>
          <table:table-cell table:formula="of:=[.I149]" office:value-type="float" office:value="11.9122295431623" calcext:value-type="float">
            <text:p>11.9122295431623</text:p>
          </table:table-cell>
          <table:table-cell table:formula="of:=[.C150]-[.I150]" office:value-type="float" office:value="8.19998168425472" calcext:value-type="float">
            <text:p>8.19998168425472</text:p>
          </table:table-cell>
          <table:table-cell table:formula="of:=[.C150]+[.J150]" office:value-type="float" office:value="28.3121929116717" calcext:value-type="float">
            <text:p>28.3121929116717</text:p>
          </table:table-cell>
          <table:table-cell table:formula="of:=IF(AND([.B150]&gt;=[.J150];[.B150]&lt;=[.K1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5896854400635" calcext:value-type="float">
            <text:p>10.5896854400635</text:p>
          </table:table-cell>
          <table:table-cell office:value-type="float" office:value="10.6792993545532" calcext:value-type="float">
            <text:p>10.6792993545532</text:p>
          </table:table-cell>
          <table:table-cell table:formula="of:=[.C151]-[.D151]" office:value-type="float" office:value="-0.0896139144897461" calcext:value-type="float">
            <text:p>-0.0896139144897461</text:p>
          </table:table-cell>
          <table:table-cell office:value-type="float" office:value="21.2689847946167" calcext:value-type="float">
            <text:p>21.2689847946167</text:p>
          </table:table-cell>
          <table:table-cell table:formula="of:=IF(AND([.B151]&gt;=[.E151];[.B151]&lt;=[.F151]);0;1)" office:value-type="float" office:value="0" calcext:value-type="float">
            <text:p>0</text:p>
          </table:table-cell>
          <table:table-cell table:formula="of:=([.B151]-[.C151])^2" office:value-type="float" office:value="0.00246864295430141" calcext:value-type="float">
            <text:p>0.00246864295430141</text:p>
          </table:table-cell>
          <table:table-cell table:formula="of:=[.I150]" office:value-type="float" office:value="11.9122295431623" calcext:value-type="float">
            <text:p>11.9122295431623</text:p>
          </table:table-cell>
          <table:table-cell table:formula="of:=[.C151]-[.I151]" office:value-type="float" office:value="-1.32254410309879" calcext:value-type="float">
            <text:p>-1.32254410309879</text:p>
          </table:table-cell>
          <table:table-cell table:formula="of:=[.C151]+[.J151]" office:value-type="float" office:value="9.26714133696468" calcext:value-type="float">
            <text:p>9.26714133696468</text:p>
          </table:table-cell>
          <table:table-cell table:formula="of:=IF(AND([.B151]&gt;=[.J151];[.B151]&lt;=[.K151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.78" calcext:value-type="float">
            <text:p>47.78</text:p>
          </table:table-cell>
          <table:table-cell office:value-type="float" office:value="45.2922592163086" calcext:value-type="float">
            <text:p>45.2922592163086</text:p>
          </table:table-cell>
          <table:table-cell office:value-type="float" office:value="13.0580396652222" calcext:value-type="float">
            <text:p>13.0580396652222</text:p>
          </table:table-cell>
          <table:table-cell table:formula="of:=[.C152]-[.D152]" office:value-type="float" office:value="32.2342195510864" calcext:value-type="float">
            <text:p>32.2342195510864</text:p>
          </table:table-cell>
          <table:table-cell office:value-type="float" office:value="58.3502988815308" calcext:value-type="float">
            <text:p>58.3502988815308</text:p>
          </table:table-cell>
          <table:table-cell table:formula="of:=IF(AND([.B152]&gt;=[.E152];[.B152]&lt;=[.F152]);0;1)" office:value-type="float" office:value="0" calcext:value-type="float">
            <text:p>0</text:p>
          </table:table-cell>
          <table:table-cell table:formula="of:=([.B152]-[.C152])^2" office:value-type="float" office:value="6.18885420684154" calcext:value-type="float">
            <text:p>6.18885420684154</text:p>
          </table:table-cell>
          <table:table-cell table:formula="of:=[.I151]" office:value-type="float" office:value="11.9122295431623" calcext:value-type="float">
            <text:p>11.9122295431623</text:p>
          </table:table-cell>
          <table:table-cell table:formula="of:=[.C152]-[.I152]" office:value-type="float" office:value="33.3800296731463" calcext:value-type="float">
            <text:p>33.3800296731463</text:p>
          </table:table-cell>
          <table:table-cell table:formula="of:=[.C152]+[.J152]" office:value-type="float" office:value="78.6722888894549" calcext:value-type="float">
            <text:p>78.6722888894549</text:p>
          </table:table-cell>
          <table:table-cell table:formula="of:=IF(AND([.B152]&gt;=[.J152];[.B152]&lt;=[.K1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.24" calcext:value-type="float">
            <text:p>46.24</text:p>
          </table:table-cell>
          <table:table-cell office:value-type="float" office:value="38.8320846557617" calcext:value-type="float">
            <text:p>38.8320846557617</text:p>
          </table:table-cell>
          <table:table-cell office:value-type="float" office:value="8.85150146484375" calcext:value-type="float">
            <text:p>8.85150146484375</text:p>
          </table:table-cell>
          <table:table-cell table:formula="of:=[.C153]-[.D153]" office:value-type="float" office:value="29.980583190918" calcext:value-type="float">
            <text:p>29.980583190918</text:p>
          </table:table-cell>
          <table:table-cell office:value-type="float" office:value="47.6835861206055" calcext:value-type="float">
            <text:p>47.6835861206055</text:p>
          </table:table-cell>
          <table:table-cell table:formula="of:=IF(AND([.B153]&gt;=[.E153];[.B153]&lt;=[.F153]);0;1)" office:value-type="float" office:value="0" calcext:value-type="float">
            <text:p>0</text:p>
          </table:table-cell>
          <table:table-cell table:formula="of:=([.B153]-[.C153])^2" office:value-type="float" office:value="54.877209747401" calcext:value-type="float">
            <text:p>54.877209747401</text:p>
          </table:table-cell>
          <table:table-cell table:formula="of:=[.I152]" office:value-type="float" office:value="11.9122295431623" calcext:value-type="float">
            <text:p>11.9122295431623</text:p>
          </table:table-cell>
          <table:table-cell table:formula="of:=[.C153]-[.I153]" office:value-type="float" office:value="26.9198551125994" calcext:value-type="float">
            <text:p>26.9198551125994</text:p>
          </table:table-cell>
          <table:table-cell table:formula="of:=[.C153]+[.J153]" office:value-type="float" office:value="65.7519397683612" calcext:value-type="float">
            <text:p>65.7519397683612</text:p>
          </table:table-cell>
          <table:table-cell table:formula="of:=IF(AND([.B153]&gt;=[.J153];[.B153]&lt;=[.K1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.61" calcext:value-type="float">
            <text:p>33.61</text:p>
          </table:table-cell>
          <table:table-cell office:value-type="float" office:value="30.038049697876" calcext:value-type="float">
            <text:p>30.038049697876</text:p>
          </table:table-cell>
          <table:table-cell office:value-type="float" office:value="6.70749807357788" calcext:value-type="float">
            <text:p>6.70749807357788</text:p>
          </table:table-cell>
          <table:table-cell table:formula="of:=[.C154]-[.D154]" office:value-type="float" office:value="23.3305516242981" calcext:value-type="float">
            <text:p>23.3305516242981</text:p>
          </table:table-cell>
          <table:table-cell office:value-type="float" office:value="36.7455477714539" calcext:value-type="float">
            <text:p>36.7455477714539</text:p>
          </table:table-cell>
          <table:table-cell table:formula="of:=IF(AND([.B154]&gt;=[.E154];[.B154]&lt;=[.F154]);0;1)" office:value-type="float" office:value="0" calcext:value-type="float">
            <text:p>0</text:p>
          </table:table-cell>
          <table:table-cell table:formula="of:=([.B154]-[.C154])^2" office:value-type="float" office:value="12.7588289608439" calcext:value-type="float">
            <text:p>12.7588289608439</text:p>
          </table:table-cell>
          <table:table-cell table:formula="of:=[.I153]" office:value-type="float" office:value="11.9122295431623" calcext:value-type="float">
            <text:p>11.9122295431623</text:p>
          </table:table-cell>
          <table:table-cell table:formula="of:=[.C154]-[.I154]" office:value-type="float" office:value="18.1258201547137" calcext:value-type="float">
            <text:p>18.1258201547137</text:p>
          </table:table-cell>
          <table:table-cell table:formula="of:=[.C154]+[.J154]" office:value-type="float" office:value="48.1638698525897" calcext:value-type="float">
            <text:p>48.1638698525897</text:p>
          </table:table-cell>
          <table:table-cell table:formula="of:=IF(AND([.B154]&gt;=[.J154];[.B154]&lt;=[.K15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.59" calcext:value-type="float">
            <text:p>36.59</text:p>
          </table:table-cell>
          <table:table-cell office:value-type="float" office:value="36.5476303100586" calcext:value-type="float">
            <text:p>36.5476303100586</text:p>
          </table:table-cell>
          <table:table-cell office:value-type="float" office:value="13.219575881958" calcext:value-type="float">
            <text:p>13.219575881958</text:p>
          </table:table-cell>
          <table:table-cell table:formula="of:=[.C155]-[.D155]" office:value-type="float" office:value="23.3280544281006" calcext:value-type="float">
            <text:p>23.3280544281006</text:p>
          </table:table-cell>
          <table:table-cell office:value-type="float" office:value="49.7672061920166" calcext:value-type="float">
            <text:p>49.7672061920166</text:p>
          </table:table-cell>
          <table:table-cell table:formula="of:=IF(AND([.B155]&gt;=[.E155];[.B155]&lt;=[.F155]);0;1)" office:value-type="float" office:value="0" calcext:value-type="float">
            <text:p>0</text:p>
          </table:table-cell>
          <table:table-cell table:formula="of:=([.B155]-[.C155])^2" office:value-type="float" office:value="0.00179519062573119" calcext:value-type="float">
            <text:p>0.00179519062573119</text:p>
          </table:table-cell>
          <table:table-cell table:formula="of:=[.I154]" office:value-type="float" office:value="11.9122295431623" calcext:value-type="float">
            <text:p>11.9122295431623</text:p>
          </table:table-cell>
          <table:table-cell table:formula="of:=[.C155]-[.I155]" office:value-type="float" office:value="24.6354007668963" calcext:value-type="float">
            <text:p>24.6354007668963</text:p>
          </table:table-cell>
          <table:table-cell table:formula="of:=[.C155]+[.J155]" office:value-type="float" office:value="61.1830310769549" calcext:value-type="float">
            <text:p>61.1830310769549</text:p>
          </table:table-cell>
          <table:table-cell table:formula="of:=IF(AND([.B155]&gt;=[.J155];[.B155]&lt;=[.K1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.6" calcext:value-type="float">
            <text:p>17.6</text:p>
          </table:table-cell>
          <table:table-cell office:value-type="float" office:value="23.66090965271" calcext:value-type="float">
            <text:p>23.66090965271</text:p>
          </table:table-cell>
          <table:table-cell office:value-type="float" office:value="6.50176095962524" calcext:value-type="float">
            <text:p>6.50176095962524</text:p>
          </table:table-cell>
          <table:table-cell table:formula="of:=[.C156]-[.D156]" office:value-type="float" office:value="17.1591486930847" calcext:value-type="float">
            <text:p>17.1591486930847</text:p>
          </table:table-cell>
          <table:table-cell office:value-type="float" office:value="30.1626706123352" calcext:value-type="float">
            <text:p>30.1626706123352</text:p>
          </table:table-cell>
          <table:table-cell table:formula="of:=IF(AND([.B156]&gt;=[.E156];[.B156]&lt;=[.F156]);0;1)" office:value-type="float" office:value="0" calcext:value-type="float">
            <text:p>0</text:p>
          </table:table-cell>
          <table:table-cell table:formula="of:=([.B156]-[.C156])^2" office:value-type="float" office:value="36.7346258183128" calcext:value-type="float">
            <text:p>36.7346258183128</text:p>
          </table:table-cell>
          <table:table-cell table:formula="of:=[.I155]" office:value-type="float" office:value="11.9122295431623" calcext:value-type="float">
            <text:p>11.9122295431623</text:p>
          </table:table-cell>
          <table:table-cell table:formula="of:=[.C156]-[.I156]" office:value-type="float" office:value="11.7486801095477" calcext:value-type="float">
            <text:p>11.7486801095477</text:p>
          </table:table-cell>
          <table:table-cell table:formula="of:=[.C156]+[.J156]" office:value-type="float" office:value="35.4095897622577" calcext:value-type="float">
            <text:p>35.4095897622577</text:p>
          </table:table-cell>
          <table:table-cell table:formula="of:=IF(AND([.B156]&gt;=[.J156];[.B156]&lt;=[.K1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.22" calcext:value-type="float">
            <text:p>42.22</text:p>
          </table:table-cell>
          <table:table-cell office:value-type="float" office:value="34.6635055541992" calcext:value-type="float">
            <text:p>34.6635055541992</text:p>
          </table:table-cell>
          <table:table-cell office:value-type="float" office:value="7.44884347915649" calcext:value-type="float">
            <text:p>7.44884347915649</text:p>
          </table:table-cell>
          <table:table-cell table:formula="of:=[.C157]-[.D157]" office:value-type="float" office:value="27.2146620750427" calcext:value-type="float">
            <text:p>27.2146620750427</text:p>
          </table:table-cell>
          <table:table-cell office:value-type="float" office:value="42.1123490333557" calcext:value-type="float">
            <text:p>42.1123490333557</text:p>
          </table:table-cell>
          <table:table-cell table:formula="of:=IF(AND([.B157]&gt;=[.E157];[.B157]&lt;=[.F157]);0;1)" office:value-type="float" office:value="1" calcext:value-type="float">
            <text:p>1</text:p>
          </table:table-cell>
          <table:table-cell table:formula="of:=([.B157]-[.C157])^2" office:value-type="float" office:value="57.100608309418" calcext:value-type="float">
            <text:p>57.100608309418</text:p>
          </table:table-cell>
          <table:table-cell table:formula="of:=[.I156]" office:value-type="float" office:value="11.9122295431623" calcext:value-type="float">
            <text:p>11.9122295431623</text:p>
          </table:table-cell>
          <table:table-cell table:formula="of:=[.C157]-[.I157]" office:value-type="float" office:value="22.751276011037" calcext:value-type="float">
            <text:p>22.751276011037</text:p>
          </table:table-cell>
          <table:table-cell table:formula="of:=[.C157]+[.J157]" office:value-type="float" office:value="57.4147815652362" calcext:value-type="float">
            <text:p>57.4147815652362</text:p>
          </table:table-cell>
          <table:table-cell table:formula="of:=IF(AND([.B157]&gt;=[.J157];[.B157]&lt;=[.K1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2" calcext:value-type="float">
            <text:p>8.2</text:p>
          </table:table-cell>
          <table:table-cell office:value-type="float" office:value="12.3831014633179" calcext:value-type="float">
            <text:p>12.3831014633179</text:p>
          </table:table-cell>
          <table:table-cell office:value-type="float" office:value="2.35420393943787" calcext:value-type="float">
            <text:p>2.35420393943787</text:p>
          </table:table-cell>
          <table:table-cell table:formula="of:=[.C158]-[.D158]" office:value-type="float" office:value="10.02889752388" calcext:value-type="float">
            <text:p>10.02889752388</text:p>
          </table:table-cell>
          <table:table-cell office:value-type="float" office:value="14.7373054027557" calcext:value-type="float">
            <text:p>14.7373054027557</text:p>
          </table:table-cell>
          <table:table-cell table:formula="of:=IF(AND([.B158]&gt;=[.E158];[.B158]&lt;=[.F158]);0;1)" office:value-type="float" office:value="1" calcext:value-type="float">
            <text:p>1</text:p>
          </table:table-cell>
          <table:table-cell table:formula="of:=([.B158]-[.C158])^2" office:value-type="float" office:value="17.4983378524121" calcext:value-type="float">
            <text:p>17.4983378524121</text:p>
          </table:table-cell>
          <table:table-cell table:formula="of:=[.I157]" office:value-type="float" office:value="11.9122295431623" calcext:value-type="float">
            <text:p>11.9122295431623</text:p>
          </table:table-cell>
          <table:table-cell table:formula="of:=[.C158]-[.I158]" office:value-type="float" office:value="0.4708719201556" calcext:value-type="float">
            <text:p>0.4708719201556</text:p>
          </table:table-cell>
          <table:table-cell table:formula="of:=[.C158]+[.J158]" office:value-type="float" office:value="12.8539733834735" calcext:value-type="float">
            <text:p>12.8539733834735</text:p>
          </table:table-cell>
          <table:table-cell table:formula="of:=IF(AND([.B158]&gt;=[.J158];[.B158]&lt;=[.K1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.72" calcext:value-type="float">
            <text:p>31.72</text:p>
          </table:table-cell>
          <table:table-cell office:value-type="float" office:value="36.9737205505371" calcext:value-type="float">
            <text:p>36.9737205505371</text:p>
          </table:table-cell>
          <table:table-cell office:value-type="float" office:value="12.6766471862793" calcext:value-type="float">
            <text:p>12.6766471862793</text:p>
          </table:table-cell>
          <table:table-cell table:formula="of:=[.C159]-[.D159]" office:value-type="float" office:value="24.2970733642578" calcext:value-type="float">
            <text:p>24.2970733642578</text:p>
          </table:table-cell>
          <table:table-cell office:value-type="float" office:value="49.6503677368164" calcext:value-type="float">
            <text:p>49.6503677368164</text:p>
          </table:table-cell>
          <table:table-cell table:formula="of:=IF(AND([.B159]&gt;=[.E159];[.B159]&lt;=[.F159]);0;1)" office:value-type="float" office:value="0" calcext:value-type="float">
            <text:p>0</text:p>
          </table:table-cell>
          <table:table-cell table:formula="of:=([.B159]-[.C159])^2" office:value-type="float" office:value="27.601579623136" calcext:value-type="float">
            <text:p>27.601579623136</text:p>
          </table:table-cell>
          <table:table-cell table:formula="of:=[.I158]" office:value-type="float" office:value="11.9122295431623" calcext:value-type="float">
            <text:p>11.9122295431623</text:p>
          </table:table-cell>
          <table:table-cell table:formula="of:=[.C159]-[.I159]" office:value-type="float" office:value="25.0614910073748" calcext:value-type="float">
            <text:p>25.0614910073748</text:p>
          </table:table-cell>
          <table:table-cell table:formula="of:=[.C159]+[.J159]" office:value-type="float" office:value="62.035211557912" calcext:value-type="float">
            <text:p>62.035211557912</text:p>
          </table:table-cell>
          <table:table-cell table:formula="of:=IF(AND([.B159]&gt;=[.J159];[.B159]&lt;=[.K1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2" calcext:value-type="float">
            <text:p>52.2</text:p>
          </table:table-cell>
          <table:table-cell office:value-type="float" office:value="53.9463386535645" calcext:value-type="float">
            <text:p>53.9463386535645</text:p>
          </table:table-cell>
          <table:table-cell office:value-type="float" office:value="11.1189517974854" calcext:value-type="float">
            <text:p>11.1189517974854</text:p>
          </table:table-cell>
          <table:table-cell table:formula="of:=[.C160]-[.D160]" office:value-type="float" office:value="42.8273868560791" calcext:value-type="float">
            <text:p>42.8273868560791</text:p>
          </table:table-cell>
          <table:table-cell office:value-type="float" office:value="65.0652904510498" calcext:value-type="float">
            <text:p>65.0652904510498</text:p>
          </table:table-cell>
          <table:table-cell table:formula="of:=IF(AND([.B160]&gt;=[.E160];[.B160]&lt;=[.F160]);0;1)" office:value-type="float" office:value="0" calcext:value-type="float">
            <text:p>0</text:p>
          </table:table-cell>
          <table:table-cell table:formula="of:=([.B160]-[.C160])^2" office:value-type="float" office:value="3.0496986929333" calcext:value-type="float">
            <text:p>3.0496986929333</text:p>
          </table:table-cell>
          <table:table-cell table:formula="of:=[.I159]" office:value-type="float" office:value="11.9122295431623" calcext:value-type="float">
            <text:p>11.9122295431623</text:p>
          </table:table-cell>
          <table:table-cell table:formula="of:=[.C160]-[.I160]" office:value-type="float" office:value="42.0341091104022" calcext:value-type="float">
            <text:p>42.0341091104022</text:p>
          </table:table-cell>
          <table:table-cell table:formula="of:=[.C160]+[.J160]" office:value-type="float" office:value="95.9804477639666" calcext:value-type="float">
            <text:p>95.9804477639666</text:p>
          </table:table-cell>
          <table:table-cell table:formula="of:=IF(AND([.B160]&gt;=[.J160];[.B160]&lt;=[.K1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.46" calcext:value-type="float">
            <text:p>50.46</text:p>
          </table:table-cell>
          <table:table-cell office:value-type="float" office:value="46.2506065368652" calcext:value-type="float">
            <text:p>46.2506065368652</text:p>
          </table:table-cell>
          <table:table-cell office:value-type="float" office:value="7.76189661026001" calcext:value-type="float">
            <text:p>7.76189661026001</text:p>
          </table:table-cell>
          <table:table-cell table:formula="of:=[.C161]-[.D161]" office:value-type="float" office:value="38.4887099266052" calcext:value-type="float">
            <text:p>38.4887099266052</text:p>
          </table:table-cell>
          <table:table-cell office:value-type="float" office:value="54.0125031471252" calcext:value-type="float">
            <text:p>54.0125031471252</text:p>
          </table:table-cell>
          <table:table-cell table:formula="of:=IF(AND([.B161]&gt;=[.E161];[.B161]&lt;=[.F161]);0;1)" office:value-type="float" office:value="0" calcext:value-type="float">
            <text:p>0</text:p>
          </table:table-cell>
          <table:table-cell table:formula="of:=([.B161]-[.C161])^2" office:value-type="float" office:value="17.7189933274817" calcext:value-type="float">
            <text:p>17.7189933274817</text:p>
          </table:table-cell>
          <table:table-cell table:formula="of:=[.I160]" office:value-type="float" office:value="11.9122295431623" calcext:value-type="float">
            <text:p>11.9122295431623</text:p>
          </table:table-cell>
          <table:table-cell table:formula="of:=[.C161]-[.I161]" office:value-type="float" office:value="34.338376993703" calcext:value-type="float">
            <text:p>34.338376993703</text:p>
          </table:table-cell>
          <table:table-cell table:formula="of:=[.C161]+[.J161]" office:value-type="float" office:value="80.5889835305682" calcext:value-type="float">
            <text:p>80.5889835305682</text:p>
          </table:table-cell>
          <table:table-cell table:formula="of:=IF(AND([.B161]&gt;=[.J161];[.B161]&lt;=[.K1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.11" calcext:value-type="float">
            <text:p>19.11</text:p>
          </table:table-cell>
          <table:table-cell office:value-type="float" office:value="22.4816303253174" calcext:value-type="float">
            <text:p>22.4816303253174</text:p>
          </table:table-cell>
          <table:table-cell office:value-type="float" office:value="4.09889364242554" calcext:value-type="float">
            <text:p>4.09889364242554</text:p>
          </table:table-cell>
          <table:table-cell table:formula="of:=[.C162]-[.D162]" office:value-type="float" office:value="18.3827366828918" calcext:value-type="float">
            <text:p>18.3827366828918</text:p>
          </table:table-cell>
          <table:table-cell office:value-type="float" office:value="26.5805239677429" calcext:value-type="float">
            <text:p>26.5805239677429</text:p>
          </table:table-cell>
          <table:table-cell table:formula="of:=IF(AND([.B162]&gt;=[.E162];[.B162]&lt;=[.F162]);0;1)" office:value-type="float" office:value="0" calcext:value-type="float">
            <text:p>0</text:p>
          </table:table-cell>
          <table:table-cell table:formula="of:=([.B162]-[.C162])^2" office:value-type="float" office:value="11.3678910505998" calcext:value-type="float">
            <text:p>11.3678910505998</text:p>
          </table:table-cell>
          <table:table-cell table:formula="of:=[.I161]" office:value-type="float" office:value="11.9122295431623" calcext:value-type="float">
            <text:p>11.9122295431623</text:p>
          </table:table-cell>
          <table:table-cell table:formula="of:=[.C162]-[.I162]" office:value-type="float" office:value="10.5694007821551" calcext:value-type="float">
            <text:p>10.5694007821551</text:p>
          </table:table-cell>
          <table:table-cell table:formula="of:=[.C162]+[.J162]" office:value-type="float" office:value="33.0510311074725" calcext:value-type="float">
            <text:p>33.0510311074725</text:p>
          </table:table-cell>
          <table:table-cell table:formula="of:=IF(AND([.B162]&gt;=[.J162];[.B162]&lt;=[.K1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25" calcext:value-type="float">
            <text:p>31.25</text:p>
          </table:table-cell>
          <table:table-cell office:value-type="float" office:value="29.6717910766602" calcext:value-type="float">
            <text:p>29.6717910766602</text:p>
          </table:table-cell>
          <table:table-cell office:value-type="float" office:value="7.75229835510254" calcext:value-type="float">
            <text:p>7.75229835510254</text:p>
          </table:table-cell>
          <table:table-cell table:formula="of:=[.C163]-[.D163]" office:value-type="float" office:value="21.9194927215576" calcext:value-type="float">
            <text:p>21.9194927215576</text:p>
          </table:table-cell>
          <table:table-cell office:value-type="float" office:value="37.4240894317627" calcext:value-type="float">
            <text:p>37.4240894317627</text:p>
          </table:table-cell>
          <table:table-cell table:formula="of:=IF(AND([.B163]&gt;=[.E163];[.B163]&lt;=[.F163]);0;1)" office:value-type="float" office:value="0" calcext:value-type="float">
            <text:p>0</text:p>
          </table:table-cell>
          <table:table-cell table:formula="of:=([.B163]-[.C163])^2" office:value-type="float" office:value="2.49074340570951" calcext:value-type="float">
            <text:p>2.49074340570951</text:p>
          </table:table-cell>
          <table:table-cell table:formula="of:=[.I162]" office:value-type="float" office:value="11.9122295431623" calcext:value-type="float">
            <text:p>11.9122295431623</text:p>
          </table:table-cell>
          <table:table-cell table:formula="of:=[.C163]-[.I163]" office:value-type="float" office:value="17.7595615334979" calcext:value-type="float">
            <text:p>17.7595615334979</text:p>
          </table:table-cell>
          <table:table-cell table:formula="of:=[.C163]+[.J163]" office:value-type="float" office:value="47.431352610158" calcext:value-type="float">
            <text:p>47.431352610158</text:p>
          </table:table-cell>
          <table:table-cell table:formula="of:=IF(AND([.B163]&gt;=[.J163];[.B163]&lt;=[.K1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.81" calcext:value-type="float">
            <text:p>31.81</text:p>
          </table:table-cell>
          <table:table-cell office:value-type="float" office:value="27.9518775939941" calcext:value-type="float">
            <text:p>27.9518775939941</text:p>
          </table:table-cell>
          <table:table-cell office:value-type="float" office:value="9.28674793243408" calcext:value-type="float">
            <text:p>9.28674793243408</text:p>
          </table:table-cell>
          <table:table-cell table:formula="of:=[.C164]-[.D164]" office:value-type="float" office:value="18.6651296615601" calcext:value-type="float">
            <text:p>18.6651296615601</text:p>
          </table:table-cell>
          <table:table-cell office:value-type="float" office:value="37.2386255264282" calcext:value-type="float">
            <text:p>37.2386255264282</text:p>
          </table:table-cell>
          <table:table-cell table:formula="of:=IF(AND([.B164]&gt;=[.E164];[.B164]&lt;=[.F164]);0;1)" office:value-type="float" office:value="0" calcext:value-type="float">
            <text:p>0</text:p>
          </table:table-cell>
          <table:table-cell table:formula="of:=([.B164]-[.C164])^2" office:value-type="float" office:value="14.8851084997244" calcext:value-type="float">
            <text:p>14.8851084997244</text:p>
          </table:table-cell>
          <table:table-cell table:formula="of:=[.I163]" office:value-type="float" office:value="11.9122295431623" calcext:value-type="float">
            <text:p>11.9122295431623</text:p>
          </table:table-cell>
          <table:table-cell table:formula="of:=[.C164]-[.I164]" office:value-type="float" office:value="16.0396480508319" calcext:value-type="float">
            <text:p>16.0396480508319</text:p>
          </table:table-cell>
          <table:table-cell table:formula="of:=[.C164]+[.J164]" office:value-type="float" office:value="43.991525644826" calcext:value-type="float">
            <text:p>43.991525644826</text:p>
          </table:table-cell>
          <table:table-cell table:formula="of:=IF(AND([.B164]&gt;=[.J164];[.B164]&lt;=[.K1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.58" calcext:value-type="float">
            <text:p>43.58</text:p>
          </table:table-cell>
          <table:table-cell office:value-type="float" office:value="40.6332740783691" calcext:value-type="float">
            <text:p>40.6332740783691</text:p>
          </table:table-cell>
          <table:table-cell office:value-type="float" office:value="10.036714553833" calcext:value-type="float">
            <text:p>10.036714553833</text:p>
          </table:table-cell>
          <table:table-cell table:formula="of:=[.C165]-[.D165]" office:value-type="float" office:value="30.5965595245361" calcext:value-type="float">
            <text:p>30.5965595245361</text:p>
          </table:table-cell>
          <table:table-cell office:value-type="float" office:value="50.6699886322022" calcext:value-type="float">
            <text:p>50.6699886322022</text:p>
          </table:table-cell>
          <table:table-cell table:formula="of:=IF(AND([.B165]&gt;=[.E165];[.B165]&lt;=[.F165]);0;1)" office:value-type="float" office:value="0" calcext:value-type="float">
            <text:p>0</text:p>
          </table:table-cell>
          <table:table-cell table:formula="of:=([.B165]-[.C165])^2" office:value-type="float" office:value="8.68319365721123" calcext:value-type="float">
            <text:p>8.68319365721123</text:p>
          </table:table-cell>
          <table:table-cell table:formula="of:=[.I164]" office:value-type="float" office:value="11.9122295431623" calcext:value-type="float">
            <text:p>11.9122295431623</text:p>
          </table:table-cell>
          <table:table-cell table:formula="of:=[.C165]-[.I165]" office:value-type="float" office:value="28.7210445352069" calcext:value-type="float">
            <text:p>28.7210445352069</text:p>
          </table:table-cell>
          <table:table-cell table:formula="of:=[.C165]+[.J165]" office:value-type="float" office:value="69.354318613576" calcext:value-type="float">
            <text:p>69.354318613576</text:p>
          </table:table-cell>
          <table:table-cell table:formula="of:=IF(AND([.B165]&gt;=[.J165];[.B165]&lt;=[.K1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46" calcext:value-type="float">
            <text:p>12.46</text:p>
          </table:table-cell>
          <table:table-cell office:value-type="float" office:value="16.351749420166" calcext:value-type="float">
            <text:p>16.351749420166</text:p>
          </table:table-cell>
          <table:table-cell office:value-type="float" office:value="9.09355640411377" calcext:value-type="float">
            <text:p>9.09355640411377</text:p>
          </table:table-cell>
          <table:table-cell table:formula="of:=[.C166]-[.D166]" office:value-type="float" office:value="7.25819301605225" calcext:value-type="float">
            <text:p>7.25819301605225</text:p>
          </table:table-cell>
          <table:table-cell office:value-type="float" office:value="25.4453058242798" calcext:value-type="float">
            <text:p>25.4453058242798</text:p>
          </table:table-cell>
          <table:table-cell table:formula="of:=IF(AND([.B166]&gt;=[.E166];[.B166]&lt;=[.F166]);0;1)" office:value-type="float" office:value="0" calcext:value-type="float">
            <text:p>0</text:p>
          </table:table-cell>
          <table:table-cell table:formula="of:=([.B166]-[.C166])^2" office:value-type="float" office:value="15.1457135493625" calcext:value-type="float">
            <text:p>15.1457135493625</text:p>
          </table:table-cell>
          <table:table-cell table:formula="of:=[.I165]" office:value-type="float" office:value="11.9122295431623" calcext:value-type="float">
            <text:p>11.9122295431623</text:p>
          </table:table-cell>
          <table:table-cell table:formula="of:=[.C166]-[.I166]" office:value-type="float" office:value="4.43951987700375" calcext:value-type="float">
            <text:p>4.43951987700375</text:p>
          </table:table-cell>
          <table:table-cell table:formula="of:=[.C166]+[.J166]" office:value-type="float" office:value="20.7912692971698" calcext:value-type="float">
            <text:p>20.7912692971698</text:p>
          </table:table-cell>
          <table:table-cell table:formula="of:=IF(AND([.B166]&gt;=[.J166];[.B166]&lt;=[.K1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79" calcext:value-type="float">
            <text:p>12.79</text:p>
          </table:table-cell>
          <table:table-cell office:value-type="float" office:value="20.1189727783203" calcext:value-type="float">
            <text:p>20.1189727783203</text:p>
          </table:table-cell>
          <table:table-cell office:value-type="float" office:value="5.08720445632935" calcext:value-type="float">
            <text:p>5.08720445632935</text:p>
          </table:table-cell>
          <table:table-cell table:formula="of:=[.C167]-[.D167]" office:value-type="float" office:value="15.031768321991" calcext:value-type="float">
            <text:p>15.031768321991</text:p>
          </table:table-cell>
          <table:table-cell office:value-type="float" office:value="25.2061772346497" calcext:value-type="float">
            <text:p>25.2061772346497</text:p>
          </table:table-cell>
          <table:table-cell table:formula="of:=IF(AND([.B167]&gt;=[.E167];[.B167]&lt;=[.F167]);0;1)" office:value-type="float" office:value="1" calcext:value-type="float">
            <text:p>1</text:p>
          </table:table-cell>
          <table:table-cell table:formula="of:=([.B167]-[.C167])^2" office:value-type="float" office:value="53.7138419853602" calcext:value-type="float">
            <text:p>53.7138419853602</text:p>
          </table:table-cell>
          <table:table-cell table:formula="of:=[.I166]" office:value-type="float" office:value="11.9122295431623" calcext:value-type="float">
            <text:p>11.9122295431623</text:p>
          </table:table-cell>
          <table:table-cell table:formula="of:=[.C167]-[.I167]" office:value-type="float" office:value="8.20674323515804" calcext:value-type="float">
            <text:p>8.20674323515804</text:p>
          </table:table-cell>
          <table:table-cell table:formula="of:=[.C167]+[.J167]" office:value-type="float" office:value="28.3257160134784" calcext:value-type="float">
            <text:p>28.3257160134784</text:p>
          </table:table-cell>
          <table:table-cell table:formula="of:=IF(AND([.B167]&gt;=[.J167];[.B167]&lt;=[.K1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.97" calcext:value-type="float">
            <text:p>36.97</text:p>
          </table:table-cell>
          <table:table-cell office:value-type="float" office:value="40.5696601867676" calcext:value-type="float">
            <text:p>40.5696601867676</text:p>
          </table:table-cell>
          <table:table-cell office:value-type="float" office:value="11.3551483154297" calcext:value-type="float">
            <text:p>11.3551483154297</text:p>
          </table:table-cell>
          <table:table-cell table:formula="of:=[.C168]-[.D168]" office:value-type="float" office:value="29.2145118713379" calcext:value-type="float">
            <text:p>29.2145118713379</text:p>
          </table:table-cell>
          <table:table-cell office:value-type="float" office:value="51.9248085021973" calcext:value-type="float">
            <text:p>51.9248085021973</text:p>
          </table:table-cell>
          <table:table-cell table:formula="of:=IF(AND([.B168]&gt;=[.E168];[.B168]&lt;=[.F168]);0;1)" office:value-type="float" office:value="0" calcext:value-type="float">
            <text:p>0</text:p>
          </table:table-cell>
          <table:table-cell table:formula="of:=([.B168]-[.C168])^2" office:value-type="float" office:value="12.9575534601996" calcext:value-type="float">
            <text:p>12.9575534601996</text:p>
          </table:table-cell>
          <table:table-cell table:formula="of:=[.I167]" office:value-type="float" office:value="11.9122295431623" calcext:value-type="float">
            <text:p>11.9122295431623</text:p>
          </table:table-cell>
          <table:table-cell table:formula="of:=[.C168]-[.I168]" office:value-type="float" office:value="28.6574306436053" calcext:value-type="float">
            <text:p>28.6574306436053</text:p>
          </table:table-cell>
          <table:table-cell table:formula="of:=[.C168]+[.J168]" office:value-type="float" office:value="69.2270908303729" calcext:value-type="float">
            <text:p>69.2270908303729</text:p>
          </table:table-cell>
          <table:table-cell table:formula="of:=IF(AND([.B168]&gt;=[.J168];[.B168]&lt;=[.K16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.3" calcext:value-type="float">
            <text:p>36.3</text:p>
          </table:table-cell>
          <table:table-cell office:value-type="float" office:value="44.3773765563965" calcext:value-type="float">
            <text:p>44.3773765563965</text:p>
          </table:table-cell>
          <table:table-cell office:value-type="float" office:value="6.06518268585205" calcext:value-type="float">
            <text:p>6.06518268585205</text:p>
          </table:table-cell>
          <table:table-cell table:formula="of:=[.C169]-[.D169]" office:value-type="float" office:value="38.3121938705444" calcext:value-type="float">
            <text:p>38.3121938705444</text:p>
          </table:table-cell>
          <table:table-cell office:value-type="float" office:value="50.4425592422485" calcext:value-type="float">
            <text:p>50.4425592422485</text:p>
          </table:table-cell>
          <table:table-cell table:formula="of:=IF(AND([.B169]&gt;=[.E169];[.B169]&lt;=[.F169]);0;1)" office:value-type="float" office:value="1" calcext:value-type="float">
            <text:p>1</text:p>
          </table:table-cell>
          <table:table-cell table:formula="of:=([.B169]-[.C169])^2" office:value-type="float" office:value="65.2440120338236" calcext:value-type="float">
            <text:p>65.2440120338236</text:p>
          </table:table-cell>
          <table:table-cell table:formula="of:=[.I168]" office:value-type="float" office:value="11.9122295431623" calcext:value-type="float">
            <text:p>11.9122295431623</text:p>
          </table:table-cell>
          <table:table-cell table:formula="of:=[.C169]-[.I169]" office:value-type="float" office:value="32.4651470132342" calcext:value-type="float">
            <text:p>32.4651470132342</text:p>
          </table:table-cell>
          <table:table-cell table:formula="of:=[.C169]+[.J169]" office:value-type="float" office:value="76.8425235696307" calcext:value-type="float">
            <text:p>76.8425235696307</text:p>
          </table:table-cell>
          <table:table-cell table:formula="of:=IF(AND([.B169]&gt;=[.J169];[.B169]&lt;=[.K1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.92" calcext:value-type="float">
            <text:p>42.92</text:p>
          </table:table-cell>
          <table:table-cell office:value-type="float" office:value="41.8572731018066" calcext:value-type="float">
            <text:p>41.8572731018066</text:p>
          </table:table-cell>
          <table:table-cell office:value-type="float" office:value="13.2045135498047" calcext:value-type="float">
            <text:p>13.2045135498047</text:p>
          </table:table-cell>
          <table:table-cell table:formula="of:=[.C170]-[.D170]" office:value-type="float" office:value="28.652759552002" calcext:value-type="float">
            <text:p>28.652759552002</text:p>
          </table:table-cell>
          <table:table-cell office:value-type="float" office:value="55.0617866516113" calcext:value-type="float">
            <text:p>55.0617866516113</text:p>
          </table:table-cell>
          <table:table-cell table:formula="of:=IF(AND([.B170]&gt;=[.E170];[.B170]&lt;=[.F170]);0;1)" office:value-type="float" office:value="0" calcext:value-type="float">
            <text:p>0</text:p>
          </table:table-cell>
          <table:table-cell table:formula="of:=([.B170]-[.C170])^2" office:value-type="float" office:value="1.12938846014368" calcext:value-type="float">
            <text:p>1.12938846014368</text:p>
          </table:table-cell>
          <table:table-cell table:formula="of:=[.I169]" office:value-type="float" office:value="11.9122295431623" calcext:value-type="float">
            <text:p>11.9122295431623</text:p>
          </table:table-cell>
          <table:table-cell table:formula="of:=[.C170]-[.I170]" office:value-type="float" office:value="29.9450435586444" calcext:value-type="float">
            <text:p>29.9450435586444</text:p>
          </table:table-cell>
          <table:table-cell table:formula="of:=[.C170]+[.J170]" office:value-type="float" office:value="71.802316660451" calcext:value-type="float">
            <text:p>71.802316660451</text:p>
          </table:table-cell>
          <table:table-cell table:formula="of:=IF(AND([.B170]&gt;=[.J170];[.B170]&lt;=[.K1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.18" calcext:value-type="float">
            <text:p>21.18</text:p>
          </table:table-cell>
          <table:table-cell office:value-type="float" office:value="20.1447658538818" calcext:value-type="float">
            <text:p>20.1447658538818</text:p>
          </table:table-cell>
          <table:table-cell office:value-type="float" office:value="3.01409482955933" calcext:value-type="float">
            <text:p>3.01409482955933</text:p>
          </table:table-cell>
          <table:table-cell table:formula="of:=[.C171]-[.D171]" office:value-type="float" office:value="17.1306710243225" calcext:value-type="float">
            <text:p>17.1306710243225</text:p>
          </table:table-cell>
          <table:table-cell office:value-type="float" office:value="23.1588606834412" calcext:value-type="float">
            <text:p>23.1588606834412</text:p>
          </table:table-cell>
          <table:table-cell table:formula="of:=IF(AND([.B171]&gt;=[.E171];[.B171]&lt;=[.F171]);0;1)" office:value-type="float" office:value="0" calcext:value-type="float">
            <text:p>0</text:p>
          </table:table-cell>
          <table:table-cell table:formula="of:=([.B171]-[.C171])^2" office:value-type="float" office:value="1.071709737289" calcext:value-type="float">
            <text:p>1.071709737289</text:p>
          </table:table-cell>
          <table:table-cell table:formula="of:=[.I170]" office:value-type="float" office:value="11.9122295431623" calcext:value-type="float">
            <text:p>11.9122295431623</text:p>
          </table:table-cell>
          <table:table-cell table:formula="of:=[.C171]-[.I171]" office:value-type="float" office:value="8.23253631071957" calcext:value-type="float">
            <text:p>8.23253631071957</text:p>
          </table:table-cell>
          <table:table-cell table:formula="of:=[.C171]+[.J171]" office:value-type="float" office:value="28.3773021646014" calcext:value-type="float">
            <text:p>28.3773021646014</text:p>
          </table:table-cell>
          <table:table-cell table:formula="of:=IF(AND([.B171]&gt;=[.J171];[.B171]&lt;=[.K1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48" calcext:value-type="float">
            <text:p>25.48</text:p>
          </table:table-cell>
          <table:table-cell office:value-type="float" office:value="15.4690179824829" calcext:value-type="float">
            <text:p>15.4690179824829</text:p>
          </table:table-cell>
          <table:table-cell office:value-type="float" office:value="4.51966524124146" calcext:value-type="float">
            <text:p>4.51966524124146</text:p>
          </table:table-cell>
          <table:table-cell table:formula="of:=[.C172]-[.D172]" office:value-type="float" office:value="10.9493527412415" calcext:value-type="float">
            <text:p>10.9493527412415</text:p>
          </table:table-cell>
          <table:table-cell office:value-type="float" office:value="19.9886832237244" calcext:value-type="float">
            <text:p>19.9886832237244</text:p>
          </table:table-cell>
          <table:table-cell table:formula="of:=IF(AND([.B172]&gt;=[.E172];[.B172]&lt;=[.F172]);0;1)" office:value-type="float" office:value="1" calcext:value-type="float">
            <text:p>1</text:p>
          </table:table-cell>
          <table:table-cell table:formula="of:=([.B172]-[.C172])^2" office:value-type="float" office:value="100.219760955051" calcext:value-type="float">
            <text:p>100.219760955051</text:p>
          </table:table-cell>
          <table:table-cell table:formula="of:=[.I171]" office:value-type="float" office:value="11.9122295431623" calcext:value-type="float">
            <text:p>11.9122295431623</text:p>
          </table:table-cell>
          <table:table-cell table:formula="of:=[.C172]-[.I172]" office:value-type="float" office:value="3.55678843932064" calcext:value-type="float">
            <text:p>3.55678843932064</text:p>
          </table:table-cell>
          <table:table-cell table:formula="of:=[.C172]+[.J172]" office:value-type="float" office:value="19.0258064218036" calcext:value-type="float">
            <text:p>19.0258064218036</text:p>
          </table:table-cell>
          <table:table-cell table:formula="of:=IF(AND([.B172]&gt;=[.J172];[.B172]&lt;=[.K172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18" calcext:value-type="float">
            <text:p>25.18</text:p>
          </table:table-cell>
          <table:table-cell office:value-type="float" office:value="26.2612895965576" calcext:value-type="float">
            <text:p>26.2612895965576</text:p>
          </table:table-cell>
          <table:table-cell office:value-type="float" office:value="5.46860456466675" calcext:value-type="float">
            <text:p>5.46860456466675</text:p>
          </table:table-cell>
          <table:table-cell table:formula="of:=[.C173]-[.D173]" office:value-type="float" office:value="20.7926850318909" calcext:value-type="float">
            <text:p>20.7926850318909</text:p>
          </table:table-cell>
          <table:table-cell office:value-type="float" office:value="31.7298941612244" calcext:value-type="float">
            <text:p>31.7298941612244</text:p>
          </table:table-cell>
          <table:table-cell table:formula="of:=IF(AND([.B173]&gt;=[.E173];[.B173]&lt;=[.F173]);0;1)" office:value-type="float" office:value="0" calcext:value-type="float">
            <text:p>0</text:p>
          </table:table-cell>
          <table:table-cell table:formula="of:=([.B173]-[.C173])^2" office:value-type="float" office:value="1.16918719162374" calcext:value-type="float">
            <text:p>1.16918719162374</text:p>
          </table:table-cell>
          <table:table-cell table:formula="of:=[.I172]" office:value-type="float" office:value="11.9122295431623" calcext:value-type="float">
            <text:p>11.9122295431623</text:p>
          </table:table-cell>
          <table:table-cell table:formula="of:=[.C173]-[.I173]" office:value-type="float" office:value="14.3490600533953" calcext:value-type="float">
            <text:p>14.3490600533953</text:p>
          </table:table-cell>
          <table:table-cell table:formula="of:=[.C173]+[.J173]" office:value-type="float" office:value="40.610349649953" calcext:value-type="float">
            <text:p>40.610349649953</text:p>
          </table:table-cell>
          <table:table-cell table:formula="of:=IF(AND([.B173]&gt;=[.J173];[.B173]&lt;=[.K1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.43" calcext:value-type="float">
            <text:p>37.43</text:p>
          </table:table-cell>
          <table:table-cell office:value-type="float" office:value="36.1209335327148" calcext:value-type="float">
            <text:p>36.1209335327148</text:p>
          </table:table-cell>
          <table:table-cell office:value-type="float" office:value="11.5031118392944" calcext:value-type="float">
            <text:p>11.5031118392944</text:p>
          </table:table-cell>
          <table:table-cell table:formula="of:=[.C174]-[.D174]" office:value-type="float" office:value="24.6178216934204" calcext:value-type="float">
            <text:p>24.6178216934204</text:p>
          </table:table-cell>
          <table:table-cell office:value-type="float" office:value="47.6240453720093" calcext:value-type="float">
            <text:p>47.6240453720093</text:p>
          </table:table-cell>
          <table:table-cell table:formula="of:=IF(AND([.B174]&gt;=[.E174];[.B174]&lt;=[.F174]);0;1)" office:value-type="float" office:value="0" calcext:value-type="float">
            <text:p>0</text:p>
          </table:table-cell>
          <table:table-cell table:formula="of:=([.B174]-[.C174])^2" office:value-type="float" office:value="1.71365501577044" calcext:value-type="float">
            <text:p>1.71365501577044</text:p>
          </table:table-cell>
          <table:table-cell table:formula="of:=[.I173]" office:value-type="float" office:value="11.9122295431623" calcext:value-type="float">
            <text:p>11.9122295431623</text:p>
          </table:table-cell>
          <table:table-cell table:formula="of:=[.C174]-[.I174]" office:value-type="float" office:value="24.2087039895526" calcext:value-type="float">
            <text:p>24.2087039895526</text:p>
          </table:table-cell>
          <table:table-cell table:formula="of:=[.C174]+[.J174]" office:value-type="float" office:value="60.3296375222674" calcext:value-type="float">
            <text:p>60.3296375222674</text:p>
          </table:table-cell>
          <table:table-cell table:formula="of:=IF(AND([.B174]&gt;=[.J174];[.B174]&lt;=[.K1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62181091309" calcext:value-type="float">
            <text:p>43.8462181091309</text:p>
          </table:table-cell>
          <table:table-cell office:value-type="float" office:value="9.24036026000977" calcext:value-type="float">
            <text:p>9.24036026000977</text:p>
          </table:table-cell>
          <table:table-cell table:formula="of:=[.C175]-[.D175]" office:value-type="float" office:value="34.6058578491211" calcext:value-type="float">
            <text:p>34.6058578491211</text:p>
          </table:table-cell>
          <table:table-cell office:value-type="float" office:value="53.0865783691406" calcext:value-type="float">
            <text:p>53.0865783691406</text:p>
          </table:table-cell>
          <table:table-cell table:formula="of:=IF(AND([.B175]&gt;=[.E175];[.B175]&lt;=[.F175]);0;1)" office:value-type="float" office:value="0" calcext:value-type="float">
            <text:p>0</text:p>
          </table:table-cell>
          <table:table-cell table:formula="of:=([.B175]-[.C175])^2" office:value-type="float" office:value="29.0113455191292" calcext:value-type="float">
            <text:p>29.0113455191292</text:p>
          </table:table-cell>
          <table:table-cell table:formula="of:=[.I174]" office:value-type="float" office:value="11.9122295431623" calcext:value-type="float">
            <text:p>11.9122295431623</text:p>
          </table:table-cell>
          <table:table-cell table:formula="of:=[.C175]-[.I175]" office:value-type="float" office:value="31.9339885659686" calcext:value-type="float">
            <text:p>31.9339885659686</text:p>
          </table:table-cell>
          <table:table-cell table:formula="of:=[.C175]+[.J175]" office:value-type="float" office:value="75.7802066750994" calcext:value-type="float">
            <text:p>75.7802066750994</text:p>
          </table:table-cell>
          <table:table-cell table:formula="of:=IF(AND([.B175]&gt;=[.J175];[.B175]&lt;=[.K1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9" calcext:value-type="float">
            <text:p>10.39</text:p>
          </table:table-cell>
          <table:table-cell office:value-type="float" office:value="12.6337699890137" calcext:value-type="float">
            <text:p>12.6337699890137</text:p>
          </table:table-cell>
          <table:table-cell office:value-type="float" office:value="4.33009815216064" calcext:value-type="float">
            <text:p>4.33009815216064</text:p>
          </table:table-cell>
          <table:table-cell table:formula="of:=[.C176]-[.D176]" office:value-type="float" office:value="8.30367183685303" calcext:value-type="float">
            <text:p>8.30367183685303</text:p>
          </table:table-cell>
          <table:table-cell office:value-type="float" office:value="16.9638681411743" calcext:value-type="float">
            <text:p>16.9638681411743</text:p>
          </table:table-cell>
          <table:table-cell table:formula="of:=IF(AND([.B176]&gt;=[.E176];[.B176]&lt;=[.F176]);0;1)" office:value-type="float" office:value="0" calcext:value-type="float">
            <text:p>0</text:p>
          </table:table-cell>
          <table:table-cell table:formula="of:=([.B176]-[.C176])^2" office:value-type="float" office:value="5.03450376359841" calcext:value-type="float">
            <text:p>5.03450376359841</text:p>
          </table:table-cell>
          <table:table-cell table:formula="of:=[.I175]" office:value-type="float" office:value="11.9122295431623" calcext:value-type="float">
            <text:p>11.9122295431623</text:p>
          </table:table-cell>
          <table:table-cell table:formula="of:=[.C176]-[.I176]" office:value-type="float" office:value="0.721540445851401" calcext:value-type="float">
            <text:p>0.721540445851401</text:p>
          </table:table-cell>
          <table:table-cell table:formula="of:=[.C176]+[.J176]" office:value-type="float" office:value="13.3553104348651" calcext:value-type="float">
            <text:p>13.3553104348651</text:p>
          </table:table-cell>
          <table:table-cell table:formula="of:=IF(AND([.B176]&gt;=[.J176];[.B176]&lt;=[.K1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.36" calcext:value-type="float">
            <text:p>35.36</text:p>
          </table:table-cell>
          <table:table-cell office:value-type="float" office:value="37.2344093322754" calcext:value-type="float">
            <text:p>37.2344093322754</text:p>
          </table:table-cell>
          <table:table-cell office:value-type="float" office:value="5.49904727935791" calcext:value-type="float">
            <text:p>5.49904727935791</text:p>
          </table:table-cell>
          <table:table-cell table:formula="of:=[.C177]-[.D177]" office:value-type="float" office:value="31.7353620529175" calcext:value-type="float">
            <text:p>31.7353620529175</text:p>
          </table:table-cell>
          <table:table-cell office:value-type="float" office:value="42.7334566116333" calcext:value-type="float">
            <text:p>42.7334566116333</text:p>
          </table:table-cell>
          <table:table-cell table:formula="of:=IF(AND([.B177]&gt;=[.E177];[.B177]&lt;=[.F177]);0;1)" office:value-type="float" office:value="0" calcext:value-type="float">
            <text:p>0</text:p>
          </table:table-cell>
          <table:table-cell table:formula="of:=([.B177]-[.C177])^2" office:value-type="float" office:value="3.51341034492108" calcext:value-type="float">
            <text:p>3.51341034492108</text:p>
          </table:table-cell>
          <table:table-cell table:formula="of:=[.I176]" office:value-type="float" office:value="11.9122295431623" calcext:value-type="float">
            <text:p>11.9122295431623</text:p>
          </table:table-cell>
          <table:table-cell table:formula="of:=[.C177]-[.I177]" office:value-type="float" office:value="25.3221797891131" calcext:value-type="float">
            <text:p>25.3221797891131</text:p>
          </table:table-cell>
          <table:table-cell table:formula="of:=[.C177]+[.J177]" office:value-type="float" office:value="62.5565891213885" calcext:value-type="float">
            <text:p>62.5565891213885</text:p>
          </table:table-cell>
          <table:table-cell table:formula="of:=IF(AND([.B177]&gt;=[.J177];[.B177]&lt;=[.K1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.23" calcext:value-type="float">
            <text:p>30.23</text:p>
          </table:table-cell>
          <table:table-cell office:value-type="float" office:value="28.2263813018799" calcext:value-type="float">
            <text:p>28.2263813018799</text:p>
          </table:table-cell>
          <table:table-cell office:value-type="float" office:value="6.07797384262085" calcext:value-type="float">
            <text:p>6.07797384262085</text:p>
          </table:table-cell>
          <table:table-cell table:formula="of:=[.C178]-[.D178]" office:value-type="float" office:value="22.148407459259" calcext:value-type="float">
            <text:p>22.148407459259</text:p>
          </table:table-cell>
          <table:table-cell office:value-type="float" office:value="34.3043551445007" calcext:value-type="float">
            <text:p>34.3043551445007</text:p>
          </table:table-cell>
          <table:table-cell table:formula="of:=IF(AND([.B178]&gt;=[.E178];[.B178]&lt;=[.F178]);0;1)" office:value-type="float" office:value="0" calcext:value-type="float">
            <text:p>0</text:p>
          </table:table-cell>
          <table:table-cell table:formula="of:=([.B178]-[.C178])^2" office:value-type="float" office:value="4.01448788745656" calcext:value-type="float">
            <text:p>4.01448788745656</text:p>
          </table:table-cell>
          <table:table-cell table:formula="of:=[.I177]" office:value-type="float" office:value="11.9122295431623" calcext:value-type="float">
            <text:p>11.9122295431623</text:p>
          </table:table-cell>
          <table:table-cell table:formula="of:=[.C178]-[.I178]" office:value-type="float" office:value="16.3141517587176" calcext:value-type="float">
            <text:p>16.3141517587176</text:p>
          </table:table-cell>
          <table:table-cell table:formula="of:=[.C178]+[.J178]" office:value-type="float" office:value="44.5405330605975" calcext:value-type="float">
            <text:p>44.5405330605975</text:p>
          </table:table-cell>
          <table:table-cell table:formula="of:=IF(AND([.B178]&gt;=[.J178];[.B178]&lt;=[.K1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.7" calcext:value-type="float">
            <text:p>43.7</text:p>
          </table:table-cell>
          <table:table-cell office:value-type="float" office:value="37.6554260253906" calcext:value-type="float">
            <text:p>37.6554260253906</text:p>
          </table:table-cell>
          <table:table-cell office:value-type="float" office:value="8.48348045349121" calcext:value-type="float">
            <text:p>8.48348045349121</text:p>
          </table:table-cell>
          <table:table-cell table:formula="of:=[.C179]-[.D179]" office:value-type="float" office:value="29.1719455718994" calcext:value-type="float">
            <text:p>29.1719455718994</text:p>
          </table:table-cell>
          <table:table-cell office:value-type="float" office:value="46.1389064788818" calcext:value-type="float">
            <text:p>46.1389064788818</text:p>
          </table:table-cell>
          <table:table-cell table:formula="of:=IF(AND([.B179]&gt;=[.E179];[.B179]&lt;=[.F179]);0;1)" office:value-type="float" office:value="0" calcext:value-type="float">
            <text:p>0</text:p>
          </table:table-cell>
          <table:table-cell table:formula="of:=([.B179]-[.C179])^2" office:value-type="float" office:value="36.536874534525" calcext:value-type="float">
            <text:p>36.536874534525</text:p>
          </table:table-cell>
          <table:table-cell table:formula="of:=[.I178]" office:value-type="float" office:value="11.9122295431623" calcext:value-type="float">
            <text:p>11.9122295431623</text:p>
          </table:table-cell>
          <table:table-cell table:formula="of:=[.C179]-[.I179]" office:value-type="float" office:value="25.7431964822284" calcext:value-type="float">
            <text:p>25.7431964822284</text:p>
          </table:table-cell>
          <table:table-cell table:formula="of:=[.C179]+[.J179]" office:value-type="float" office:value="63.398622507619" calcext:value-type="float">
            <text:p>63.398622507619</text:p>
          </table:table-cell>
          <table:table-cell table:formula="of:=IF(AND([.B179]&gt;=[.J179];[.B179]&lt;=[.K1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69" calcext:value-type="float">
            <text:p>25.69</text:p>
          </table:table-cell>
          <table:table-cell office:value-type="float" office:value="21.8112983703613" calcext:value-type="float">
            <text:p>21.8112983703613</text:p>
          </table:table-cell>
          <table:table-cell office:value-type="float" office:value="4.20374584197998" calcext:value-type="float">
            <text:p>4.20374584197998</text:p>
          </table:table-cell>
          <table:table-cell table:formula="of:=[.C180]-[.D180]" office:value-type="float" office:value="17.6075525283813" calcext:value-type="float">
            <text:p>17.6075525283813</text:p>
          </table:table-cell>
          <table:table-cell office:value-type="float" office:value="26.0150442123413" calcext:value-type="float">
            <text:p>26.0150442123413</text:p>
          </table:table-cell>
          <table:table-cell table:formula="of:=IF(AND([.B180]&gt;=[.E180];[.B180]&lt;=[.F180]);0;1)" office:value-type="float" office:value="0" calcext:value-type="float">
            <text:p>0</text:p>
          </table:table-cell>
          <table:table-cell table:formula="of:=([.B180]-[.C180])^2" office:value-type="float" office:value="15.0443263317617" calcext:value-type="float">
            <text:p>15.0443263317617</text:p>
          </table:table-cell>
          <table:table-cell table:formula="of:=[.I179]" office:value-type="float" office:value="11.9122295431623" calcext:value-type="float">
            <text:p>11.9122295431623</text:p>
          </table:table-cell>
          <table:table-cell table:formula="of:=[.C180]-[.I180]" office:value-type="float" office:value="9.89906882719906" calcext:value-type="float">
            <text:p>9.89906882719906</text:p>
          </table:table-cell>
          <table:table-cell table:formula="of:=[.C180]+[.J180]" office:value-type="float" office:value="31.7103671975604" calcext:value-type="float">
            <text:p>31.7103671975604</text:p>
          </table:table-cell>
          <table:table-cell table:formula="of:=IF(AND([.B180]&gt;=[.J180];[.B180]&lt;=[.K1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7.42" calcext:value-type="float">
            <text:p>37.42</text:p>
          </table:table-cell>
          <table:table-cell office:value-type="float" office:value="34.4275588989258" calcext:value-type="float">
            <text:p>34.4275588989258</text:p>
          </table:table-cell>
          <table:table-cell office:value-type="float" office:value="7.64076328277588" calcext:value-type="float">
            <text:p>7.64076328277588</text:p>
          </table:table-cell>
          <table:table-cell table:formula="of:=[.C181]-[.D181]" office:value-type="float" office:value="26.7867956161499" calcext:value-type="float">
            <text:p>26.7867956161499</text:p>
          </table:table-cell>
          <table:table-cell office:value-type="float" office:value="42.0683221817017" calcext:value-type="float">
            <text:p>42.0683221817017</text:p>
          </table:table-cell>
          <table:table-cell table:formula="of:=IF(AND([.B181]&gt;=[.E181];[.B181]&lt;=[.F181]);0;1)" office:value-type="float" office:value="0" calcext:value-type="float">
            <text:p>0</text:p>
          </table:table-cell>
          <table:table-cell table:formula="of:=([.B181]-[.C181])^2" office:value-type="float" office:value="8.95470374339829" calcext:value-type="float">
            <text:p>8.95470374339829</text:p>
          </table:table-cell>
          <table:table-cell table:formula="of:=[.I180]" office:value-type="float" office:value="11.9122295431623" calcext:value-type="float">
            <text:p>11.9122295431623</text:p>
          </table:table-cell>
          <table:table-cell table:formula="of:=[.C181]-[.I181]" office:value-type="float" office:value="22.5153293557635" calcext:value-type="float">
            <text:p>22.5153293557635</text:p>
          </table:table-cell>
          <table:table-cell table:formula="of:=[.C181]+[.J181]" office:value-type="float" office:value="56.9428882546893" calcext:value-type="float">
            <text:p>56.9428882546893</text:p>
          </table:table-cell>
          <table:table-cell table:formula="of:=IF(AND([.B181]&gt;=[.J181];[.B181]&lt;=[.K1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.85" calcext:value-type="float">
            <text:p>30.85</text:p>
          </table:table-cell>
          <table:table-cell office:value-type="float" office:value="37.6480140686035" calcext:value-type="float">
            <text:p>37.6480140686035</text:p>
          </table:table-cell>
          <table:table-cell office:value-type="float" office:value="7.25942230224609" calcext:value-type="float">
            <text:p>7.25942230224609</text:p>
          </table:table-cell>
          <table:table-cell table:formula="of:=[.C182]-[.D182]" office:value-type="float" office:value="30.3885917663574" calcext:value-type="float">
            <text:p>30.3885917663574</text:p>
          </table:table-cell>
          <table:table-cell office:value-type="float" office:value="44.9074363708496" calcext:value-type="float">
            <text:p>44.9074363708496</text:p>
          </table:table-cell>
          <table:table-cell table:formula="of:=IF(AND([.B182]&gt;=[.E182];[.B182]&lt;=[.F182]);0;1)" office:value-type="float" office:value="0" calcext:value-type="float">
            <text:p>0</text:p>
          </table:table-cell>
          <table:table-cell table:formula="of:=([.B182]-[.C182])^2" office:value-type="float" office:value="46.2129952769313" calcext:value-type="float">
            <text:p>46.2129952769313</text:p>
          </table:table-cell>
          <table:table-cell table:formula="of:=[.I181]" office:value-type="float" office:value="11.9122295431623" calcext:value-type="float">
            <text:p>11.9122295431623</text:p>
          </table:table-cell>
          <table:table-cell table:formula="of:=[.C182]-[.I182]" office:value-type="float" office:value="25.7357845254412" calcext:value-type="float">
            <text:p>25.7357845254412</text:p>
          </table:table-cell>
          <table:table-cell table:formula="of:=[.C182]+[.J182]" office:value-type="float" office:value="63.3837985940448" calcext:value-type="float">
            <text:p>63.3837985940448</text:p>
          </table:table-cell>
          <table:table-cell table:formula="of:=IF(AND([.B182]&gt;=[.J182];[.B182]&lt;=[.K1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.05" calcext:value-type="float">
            <text:p>32.05</text:p>
          </table:table-cell>
          <table:table-cell office:value-type="float" office:value="34.7641677856445" calcext:value-type="float">
            <text:p>34.7641677856445</text:p>
          </table:table-cell>
          <table:table-cell office:value-type="float" office:value="8.52689552307129" calcext:value-type="float">
            <text:p>8.52689552307129</text:p>
          </table:table-cell>
          <table:table-cell table:formula="of:=[.C183]-[.D183]" office:value-type="float" office:value="26.2372722625732" calcext:value-type="float">
            <text:p>26.2372722625732</text:p>
          </table:table-cell>
          <table:table-cell office:value-type="float" office:value="43.2910633087158" calcext:value-type="float">
            <text:p>43.2910633087158</text:p>
          </table:table-cell>
          <table:table-cell table:formula="of:=IF(AND([.B183]&gt;=[.E183];[.B183]&lt;=[.F183]);0;1)" office:value-type="float" office:value="0" calcext:value-type="float">
            <text:p>0</text:p>
          </table:table-cell>
          <table:table-cell table:formula="of:=([.B183]-[.C183])^2" office:value-type="float" office:value="7.36670676863055" calcext:value-type="float">
            <text:p>7.36670676863055</text:p>
          </table:table-cell>
          <table:table-cell table:formula="of:=[.I182]" office:value-type="float" office:value="11.9122295431623" calcext:value-type="float">
            <text:p>11.9122295431623</text:p>
          </table:table-cell>
          <table:table-cell table:formula="of:=[.C183]-[.I183]" office:value-type="float" office:value="22.8519382424823" calcext:value-type="float">
            <text:p>22.8519382424823</text:p>
          </table:table-cell>
          <table:table-cell table:formula="of:=[.C183]+[.J183]" office:value-type="float" office:value="57.6161060281268" calcext:value-type="float">
            <text:p>57.6161060281268</text:p>
          </table:table-cell>
          <table:table-cell table:formula="of:=IF(AND([.B183]&gt;=[.J183];[.B183]&lt;=[.K1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56" calcext:value-type="float">
            <text:p>38.56</text:p>
          </table:table-cell>
          <table:table-cell office:value-type="float" office:value="37.422534942627" calcext:value-type="float">
            <text:p>37.422534942627</text:p>
          </table:table-cell>
          <table:table-cell office:value-type="float" office:value="12.6996240615845" calcext:value-type="float">
            <text:p>12.6996240615845</text:p>
          </table:table-cell>
          <table:table-cell table:formula="of:=[.C184]-[.D184]" office:value-type="float" office:value="24.7229108810425" calcext:value-type="float">
            <text:p>24.7229108810425</text:p>
          </table:table-cell>
          <table:table-cell office:value-type="float" office:value="50.1221590042114" calcext:value-type="float">
            <text:p>50.1221590042114</text:p>
          </table:table-cell>
          <table:table-cell table:formula="of:=IF(AND([.B184]&gt;=[.E184];[.B184]&lt;=[.F184]);0;1)" office:value-type="float" office:value="0" calcext:value-type="float">
            <text:p>0</text:p>
          </table:table-cell>
          <table:table-cell table:formula="of:=([.B184]-[.C184])^2" office:value-type="float" office:value="1.29382675674467" calcext:value-type="float">
            <text:p>1.29382675674467</text:p>
          </table:table-cell>
          <table:table-cell table:formula="of:=[.I183]" office:value-type="float" office:value="11.9122295431623" calcext:value-type="float">
            <text:p>11.9122295431623</text:p>
          </table:table-cell>
          <table:table-cell table:formula="of:=[.C184]-[.I184]" office:value-type="float" office:value="25.5103053994647" calcext:value-type="float">
            <text:p>25.5103053994647</text:p>
          </table:table-cell>
          <table:table-cell table:formula="of:=[.C184]+[.J184]" office:value-type="float" office:value="62.9328403420916" calcext:value-type="float">
            <text:p>62.9328403420916</text:p>
          </table:table-cell>
          <table:table-cell table:formula="of:=IF(AND([.B184]&gt;=[.J184];[.B184]&lt;=[.K1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.14" calcext:value-type="float">
            <text:p>26.14</text:p>
          </table:table-cell>
          <table:table-cell office:value-type="float" office:value="30.2576484680176" calcext:value-type="float">
            <text:p>30.2576484680176</text:p>
          </table:table-cell>
          <table:table-cell office:value-type="float" office:value="9.95838260650635" calcext:value-type="float">
            <text:p>9.95838260650635</text:p>
          </table:table-cell>
          <table:table-cell table:formula="of:=[.C185]-[.D185]" office:value-type="float" office:value="20.2992658615112" calcext:value-type="float">
            <text:p>20.2992658615112</text:p>
          </table:table-cell>
          <table:table-cell office:value-type="float" office:value="40.2160310745239" calcext:value-type="float">
            <text:p>40.2160310745239</text:p>
          </table:table-cell>
          <table:table-cell table:formula="of:=IF(AND([.B185]&gt;=[.E185];[.B185]&lt;=[.F185]);0;1)" office:value-type="float" office:value="0" calcext:value-type="float">
            <text:p>0</text:p>
          </table:table-cell>
          <table:table-cell table:formula="of:=([.B185]-[.C185])^2" office:value-type="float" office:value="16.9550289061675" calcext:value-type="float">
            <text:p>16.9550289061675</text:p>
          </table:table-cell>
          <table:table-cell table:formula="of:=[.I184]" office:value-type="float" office:value="11.9122295431623" calcext:value-type="float">
            <text:p>11.9122295431623</text:p>
          </table:table-cell>
          <table:table-cell table:formula="of:=[.C185]-[.I185]" office:value-type="float" office:value="18.3454189248553" calcext:value-type="float">
            <text:p>18.3454189248553</text:p>
          </table:table-cell>
          <table:table-cell table:formula="of:=[.C185]+[.J185]" office:value-type="float" office:value="48.6030673928729" calcext:value-type="float">
            <text:p>48.6030673928729</text:p>
          </table:table-cell>
          <table:table-cell table:formula="of:=IF(AND([.B185]&gt;=[.J185];[.B185]&lt;=[.K1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.38" calcext:value-type="float">
            <text:p>54.38</text:p>
          </table:table-cell>
          <table:table-cell office:value-type="float" office:value="50.6563415527344" calcext:value-type="float">
            <text:p>50.6563415527344</text:p>
          </table:table-cell>
          <table:table-cell office:value-type="float" office:value="11.891016960144" calcext:value-type="float">
            <text:p>11.891016960144</text:p>
          </table:table-cell>
          <table:table-cell table:formula="of:=[.C186]-[.D186]" office:value-type="float" office:value="38.7653245925903" calcext:value-type="float">
            <text:p>38.7653245925903</text:p>
          </table:table-cell>
          <table:table-cell office:value-type="float" office:value="62.5473585128784" calcext:value-type="float">
            <text:p>62.5473585128784</text:p>
          </table:table-cell>
          <table:table-cell table:formula="of:=IF(AND([.B186]&gt;=[.E186];[.B186]&lt;=[.F186]);0;1)" office:value-type="float" office:value="0" calcext:value-type="float">
            <text:p>0</text:p>
          </table:table-cell>
          <table:table-cell table:formula="of:=([.B186]-[.C186])^2" office:value-type="float" office:value="13.8656322318927" calcext:value-type="float">
            <text:p>13.8656322318927</text:p>
          </table:table-cell>
          <table:table-cell table:formula="of:=[.I185]" office:value-type="float" office:value="11.9122295431623" calcext:value-type="float">
            <text:p>11.9122295431623</text:p>
          </table:table-cell>
          <table:table-cell table:formula="of:=[.C186]-[.I186]" office:value-type="float" office:value="38.7441120095721" calcext:value-type="float">
            <text:p>38.7441120095721</text:p>
          </table:table-cell>
          <table:table-cell table:formula="of:=[.C186]+[.J186]" office:value-type="float" office:value="89.4004535623065" calcext:value-type="float">
            <text:p>89.4004535623065</text:p>
          </table:table-cell>
          <table:table-cell table:formula="of:=IF(AND([.B186]&gt;=[.J186];[.B186]&lt;=[.K1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6.32" calcext:value-type="float">
            <text:p>26.32</text:p>
          </table:table-cell>
          <table:table-cell office:value-type="float" office:value="27.288890838623" calcext:value-type="float">
            <text:p>27.288890838623</text:p>
          </table:table-cell>
          <table:table-cell office:value-type="float" office:value="10.7338829040527" calcext:value-type="float">
            <text:p>10.7338829040527</text:p>
          </table:table-cell>
          <table:table-cell table:formula="of:=[.C187]-[.D187]" office:value-type="float" office:value="16.5550079345703" calcext:value-type="float">
            <text:p>16.5550079345703</text:p>
          </table:table-cell>
          <table:table-cell office:value-type="float" office:value="38.0227737426758" calcext:value-type="float">
            <text:p>38.0227737426758</text:p>
          </table:table-cell>
          <table:table-cell table:formula="of:=IF(AND([.B187]&gt;=[.E187];[.B187]&lt;=[.F187]);0;1)" office:value-type="float" office:value="0" calcext:value-type="float">
            <text:p>0</text:p>
          </table:table-cell>
          <table:table-cell table:formula="of:=([.B187]-[.C187])^2" office:value-type="float" office:value="0.93874945716767" calcext:value-type="float">
            <text:p>0.93874945716767</text:p>
          </table:table-cell>
          <table:table-cell table:formula="of:=[.I186]" office:value-type="float" office:value="11.9122295431623" calcext:value-type="float">
            <text:p>11.9122295431623</text:p>
          </table:table-cell>
          <table:table-cell table:formula="of:=[.C187]-[.I187]" office:value-type="float" office:value="15.3766612954608" calcext:value-type="float">
            <text:p>15.3766612954608</text:p>
          </table:table-cell>
          <table:table-cell table:formula="of:=[.C187]+[.J187]" office:value-type="float" office:value="42.6655521340838" calcext:value-type="float">
            <text:p>42.6655521340838</text:p>
          </table:table-cell>
          <table:table-cell table:formula="of:=IF(AND([.B187]&gt;=[.J187];[.B187]&lt;=[.K1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7" calcext:value-type="float">
            <text:p>43.7</text:p>
          </table:table-cell>
          <table:table-cell office:value-type="float" office:value="45.021900177002" calcext:value-type="float">
            <text:p>45.021900177002</text:p>
          </table:table-cell>
          <table:table-cell office:value-type="float" office:value="7.18638372421265" calcext:value-type="float">
            <text:p>7.18638372421265</text:p>
          </table:table-cell>
          <table:table-cell table:formula="of:=[.C188]-[.D188]" office:value-type="float" office:value="37.8355164527893" calcext:value-type="float">
            <text:p>37.8355164527893</text:p>
          </table:table-cell>
          <table:table-cell office:value-type="float" office:value="52.2082839012146" calcext:value-type="float">
            <text:p>52.2082839012146</text:p>
          </table:table-cell>
          <table:table-cell table:formula="of:=IF(AND([.B188]&gt;=[.E188];[.B188]&lt;=[.F188]);0;1)" office:value-type="float" office:value="0" calcext:value-type="float">
            <text:p>0</text:p>
          </table:table-cell>
          <table:table-cell table:formula="of:=([.B188]-[.C188])^2" office:value-type="float" office:value="1.74742007795779" calcext:value-type="float">
            <text:p>1.74742007795779</text:p>
          </table:table-cell>
          <table:table-cell table:formula="of:=[.I187]" office:value-type="float" office:value="11.9122295431623" calcext:value-type="float">
            <text:p>11.9122295431623</text:p>
          </table:table-cell>
          <table:table-cell table:formula="of:=[.C188]-[.I188]" office:value-type="float" office:value="33.1096706338397" calcext:value-type="float">
            <text:p>33.1096706338397</text:p>
          </table:table-cell>
          <table:table-cell table:formula="of:=[.C188]+[.J188]" office:value-type="float" office:value="78.1315708108416" calcext:value-type="float">
            <text:p>78.1315708108416</text:p>
          </table:table-cell>
          <table:table-cell table:formula="of:=IF(AND([.B188]&gt;=[.J188];[.B188]&lt;=[.K1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.36" calcext:value-type="float">
            <text:p>39.36</text:p>
          </table:table-cell>
          <table:table-cell office:value-type="float" office:value="41.6458320617676" calcext:value-type="float">
            <text:p>41.6458320617676</text:p>
          </table:table-cell>
          <table:table-cell office:value-type="float" office:value="14.1071891784668" calcext:value-type="float">
            <text:p>14.1071891784668</text:p>
          </table:table-cell>
          <table:table-cell table:formula="of:=[.C189]-[.D189]" office:value-type="float" office:value="27.5386428833008" calcext:value-type="float">
            <text:p>27.5386428833008</text:p>
          </table:table-cell>
          <table:table-cell office:value-type="float" office:value="55.7530212402344" calcext:value-type="float">
            <text:p>55.7530212402344</text:p>
          </table:table-cell>
          <table:table-cell table:formula="of:=IF(AND([.B189]&gt;=[.E189];[.B189]&lt;=[.F189]);0;1)" office:value-type="float" office:value="0" calcext:value-type="float">
            <text:p>0</text:p>
          </table:table-cell>
          <table:table-cell table:formula="of:=([.B189]-[.C189])^2" office:value-type="float" office:value="5.22502821460462" calcext:value-type="float">
            <text:p>5.22502821460462</text:p>
          </table:table-cell>
          <table:table-cell table:formula="of:=[.I188]" office:value-type="float" office:value="11.9122295431623" calcext:value-type="float">
            <text:p>11.9122295431623</text:p>
          </table:table-cell>
          <table:table-cell table:formula="of:=[.C189]-[.I189]" office:value-type="float" office:value="29.7336025186053" calcext:value-type="float">
            <text:p>29.7336025186053</text:p>
          </table:table-cell>
          <table:table-cell table:formula="of:=[.C189]+[.J189]" office:value-type="float" office:value="71.3794345803729" calcext:value-type="float">
            <text:p>71.3794345803729</text:p>
          </table:table-cell>
          <table:table-cell table:formula="of:=IF(AND([.B189]&gt;=[.J189];[.B189]&lt;=[.K1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.5" calcext:value-type="float">
            <text:p>21.5</text:p>
          </table:table-cell>
          <table:table-cell office:value-type="float" office:value="21.5027236938477" calcext:value-type="float">
            <text:p>21.5027236938477</text:p>
          </table:table-cell>
          <table:table-cell office:value-type="float" office:value="7.24066638946533" calcext:value-type="float">
            <text:p>7.24066638946533</text:p>
          </table:table-cell>
          <table:table-cell table:formula="of:=[.C190]-[.D190]" office:value-type="float" office:value="14.2620573043823" calcext:value-type="float">
            <text:p>14.2620573043823</text:p>
          </table:table-cell>
          <table:table-cell office:value-type="float" office:value="28.743390083313" calcext:value-type="float">
            <text:p>28.743390083313</text:p>
          </table:table-cell>
          <table:table-cell table:formula="of:=IF(AND([.B190]&gt;=[.E190];[.B190]&lt;=[.F190]);0;1)" office:value-type="float" office:value="0" calcext:value-type="float">
            <text:p>0</text:p>
          </table:table-cell>
          <table:table-cell table:formula="of:=([.B190]-[.C190])^2" office:value-type="float" office:value="0.00000741850817576051" calcext:value-type="float">
            <text:p>7.41850817576051E-06</text:p>
          </table:table-cell>
          <table:table-cell table:formula="of:=[.I189]" office:value-type="float" office:value="11.9122295431623" calcext:value-type="float">
            <text:p>11.9122295431623</text:p>
          </table:table-cell>
          <table:table-cell table:formula="of:=[.C190]-[.I190]" office:value-type="float" office:value="9.59049415068539" calcext:value-type="float">
            <text:p>9.59049415068539</text:p>
          </table:table-cell>
          <table:table-cell table:formula="of:=[.C190]+[.J190]" office:value-type="float" office:value="31.093217844533" calcext:value-type="float">
            <text:p>31.093217844533</text:p>
          </table:table-cell>
          <table:table-cell table:formula="of:=IF(AND([.B190]&gt;=[.J190];[.B190]&lt;=[.K1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22" calcext:value-type="float">
            <text:p>25.22</text:p>
          </table:table-cell>
          <table:table-cell office:value-type="float" office:value="26.3457412719727" calcext:value-type="float">
            <text:p>26.3457412719727</text:p>
          </table:table-cell>
          <table:table-cell office:value-type="float" office:value="5.58676671981812" calcext:value-type="float">
            <text:p>5.58676671981812</text:p>
          </table:table-cell>
          <table:table-cell table:formula="of:=[.C191]-[.D191]" office:value-type="float" office:value="20.7589745521545" calcext:value-type="float">
            <text:p>20.7589745521545</text:p>
          </table:table-cell>
          <table:table-cell office:value-type="float" office:value="31.9325079917908" calcext:value-type="float">
            <text:p>31.9325079917908</text:p>
          </table:table-cell>
          <table:table-cell table:formula="of:=IF(AND([.B191]&gt;=[.E191];[.B191]&lt;=[.F191]);0;1)" office:value-type="float" office:value="0" calcext:value-type="float">
            <text:p>0</text:p>
          </table:table-cell>
          <table:table-cell table:formula="of:=([.B191]-[.C191])^2" office:value-type="float" office:value="1.26729341142262" calcext:value-type="float">
            <text:p>1.26729341142262</text:p>
          </table:table-cell>
          <table:table-cell table:formula="of:=[.I190]" office:value-type="float" office:value="11.9122295431623" calcext:value-type="float">
            <text:p>11.9122295431623</text:p>
          </table:table-cell>
          <table:table-cell table:formula="of:=[.C191]-[.I191]" office:value-type="float" office:value="14.4335117288104" calcext:value-type="float">
            <text:p>14.4335117288104</text:p>
          </table:table-cell>
          <table:table-cell table:formula="of:=[.C191]+[.J191]" office:value-type="float" office:value="40.779253000783" calcext:value-type="float">
            <text:p>40.779253000783</text:p>
          </table:table-cell>
          <table:table-cell table:formula="of:=IF(AND([.B191]&gt;=[.J191];[.B191]&lt;=[.K19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.87" calcext:value-type="float">
            <text:p>31.87</text:p>
          </table:table-cell>
          <table:table-cell office:value-type="float" office:value="32.2235412597656" calcext:value-type="float">
            <text:p>32.2235412597656</text:p>
          </table:table-cell>
          <table:table-cell office:value-type="float" office:value="7.04426622390747" calcext:value-type="float">
            <text:p>7.04426622390747</text:p>
          </table:table-cell>
          <table:table-cell table:formula="of:=[.C192]-[.D192]" office:value-type="float" office:value="25.1792750358582" calcext:value-type="float">
            <text:p>25.1792750358582</text:p>
          </table:table-cell>
          <table:table-cell office:value-type="float" office:value="39.2678074836731" calcext:value-type="float">
            <text:p>39.2678074836731</text:p>
          </table:table-cell>
          <table:table-cell table:formula="of:=IF(AND([.B192]&gt;=[.E192];[.B192]&lt;=[.F192]);0;1)" office:value-type="float" office:value="0" calcext:value-type="float">
            <text:p>0</text:p>
          </table:table-cell>
          <table:table-cell table:formula="of:=([.B192]-[.C192])^2" office:value-type="float" office:value="0.124991422356664" calcext:value-type="float">
            <text:p>0.124991422356664</text:p>
          </table:table-cell>
          <table:table-cell table:formula="of:=[.I191]" office:value-type="float" office:value="11.9122295431623" calcext:value-type="float">
            <text:p>11.9122295431623</text:p>
          </table:table-cell>
          <table:table-cell table:formula="of:=[.C192]-[.I192]" office:value-type="float" office:value="20.3113117166034" calcext:value-type="float">
            <text:p>20.3113117166034</text:p>
          </table:table-cell>
          <table:table-cell table:formula="of:=[.C192]+[.J192]" office:value-type="float" office:value="52.534852976369" calcext:value-type="float">
            <text:p>52.534852976369</text:p>
          </table:table-cell>
          <table:table-cell table:formula="of:=IF(AND([.B192]&gt;=[.J192];[.B192]&lt;=[.K1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.7" calcext:value-type="float">
            <text:p>38.7</text:p>
          </table:table-cell>
          <table:table-cell office:value-type="float" office:value="35.0519065856934" calcext:value-type="float">
            <text:p>35.0519065856934</text:p>
          </table:table-cell>
          <table:table-cell office:value-type="float" office:value="8.50148963928223" calcext:value-type="float">
            <text:p>8.50148963928223</text:p>
          </table:table-cell>
          <table:table-cell table:formula="of:=[.C193]-[.D193]" office:value-type="float" office:value="26.5504169464111" calcext:value-type="float">
            <text:p>26.5504169464111</text:p>
          </table:table-cell>
          <table:table-cell office:value-type="float" office:value="43.5533962249756" calcext:value-type="float">
            <text:p>43.5533962249756</text:p>
          </table:table-cell>
          <table:table-cell table:formula="of:=IF(AND([.B193]&gt;=[.E193];[.B193]&lt;=[.F193]);0;1)" office:value-type="float" office:value="0" calcext:value-type="float">
            <text:p>0</text:p>
          </table:table-cell>
          <table:table-cell table:formula="of:=([.B193]-[.C193])^2" office:value-type="float" office:value="13.3085855595075" calcext:value-type="float">
            <text:p>13.3085855595075</text:p>
          </table:table-cell>
          <table:table-cell table:formula="of:=[.I192]" office:value-type="float" office:value="11.9122295431623" calcext:value-type="float">
            <text:p>11.9122295431623</text:p>
          </table:table-cell>
          <table:table-cell table:formula="of:=[.C193]-[.I193]" office:value-type="float" office:value="23.1396770425311" calcext:value-type="float">
            <text:p>23.1396770425311</text:p>
          </table:table-cell>
          <table:table-cell table:formula="of:=[.C193]+[.J193]" office:value-type="float" office:value="58.1915836282245" calcext:value-type="float">
            <text:p>58.1915836282245</text:p>
          </table:table-cell>
          <table:table-cell table:formula="of:=IF(AND([.B193]&gt;=[.J193];[.B193]&lt;=[.K1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.53" calcext:value-type="float">
            <text:p>32.53</text:p>
          </table:table-cell>
          <table:table-cell office:value-type="float" office:value="35.6922225952148" calcext:value-type="float">
            <text:p>35.6922225952148</text:p>
          </table:table-cell>
          <table:table-cell office:value-type="float" office:value="10.9897985458374" calcext:value-type="float">
            <text:p>10.9897985458374</text:p>
          </table:table-cell>
          <table:table-cell table:formula="of:=[.C194]-[.D194]" office:value-type="float" office:value="24.7024240493774" calcext:value-type="float">
            <text:p>24.7024240493774</text:p>
          </table:table-cell>
          <table:table-cell office:value-type="float" office:value="46.6820211410523" calcext:value-type="float">
            <text:p>46.6820211410523</text:p>
          </table:table-cell>
          <table:table-cell table:formula="of:=IF(AND([.B194]&gt;=[.E194];[.B194]&lt;=[.F194]);0;1)" office:value-type="float" office:value="0" calcext:value-type="float">
            <text:p>0</text:p>
          </table:table-cell>
          <table:table-cell table:formula="of:=([.B194]-[.C194])^2" office:value-type="float" office:value="9.9996517416873" calcext:value-type="float">
            <text:p>9.9996517416873</text:p>
          </table:table-cell>
          <table:table-cell table:formula="of:=[.I193]" office:value-type="float" office:value="11.9122295431623" calcext:value-type="float">
            <text:p>11.9122295431623</text:p>
          </table:table-cell>
          <table:table-cell table:formula="of:=[.C194]-[.I194]" office:value-type="float" office:value="23.7799930520526" calcext:value-type="float">
            <text:p>23.7799930520526</text:p>
          </table:table-cell>
          <table:table-cell table:formula="of:=[.C194]+[.J194]" office:value-type="float" office:value="59.4722156472674" calcext:value-type="float">
            <text:p>59.4722156472674</text:p>
          </table:table-cell>
          <table:table-cell table:formula="of:=IF(AND([.B194]&gt;=[.J194];[.B194]&lt;=[.K1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.76" calcext:value-type="float">
            <text:p>33.76</text:p>
          </table:table-cell>
          <table:table-cell office:value-type="float" office:value="36.0074768066406" calcext:value-type="float">
            <text:p>36.0074768066406</text:p>
          </table:table-cell>
          <table:table-cell office:value-type="float" office:value="12.0064105987549" calcext:value-type="float">
            <text:p>12.0064105987549</text:p>
          </table:table-cell>
          <table:table-cell table:formula="of:=[.C195]-[.D195]" office:value-type="float" office:value="24.0010662078857" calcext:value-type="float">
            <text:p>24.0010662078857</text:p>
          </table:table-cell>
          <table:table-cell office:value-type="float" office:value="48.0138874053955" calcext:value-type="float">
            <text:p>48.0138874053955</text:p>
          </table:table-cell>
          <table:table-cell table:formula="of:=IF(AND([.B195]&gt;=[.E195];[.B195]&lt;=[.F195]);0;1)" office:value-type="float" office:value="0" calcext:value-type="float">
            <text:p>0</text:p>
          </table:table-cell>
          <table:table-cell table:formula="of:=([.B195]-[.C195])^2" office:value-type="float" office:value="5.05115199638755" calcext:value-type="float">
            <text:p>5.05115199638755</text:p>
          </table:table-cell>
          <table:table-cell table:formula="of:=[.I194]" office:value-type="float" office:value="11.9122295431623" calcext:value-type="float">
            <text:p>11.9122295431623</text:p>
          </table:table-cell>
          <table:table-cell table:formula="of:=[.C195]-[.I195]" office:value-type="float" office:value="24.0952472634784" calcext:value-type="float">
            <text:p>24.0952472634784</text:p>
          </table:table-cell>
          <table:table-cell table:formula="of:=[.C195]+[.J195]" office:value-type="float" office:value="60.102724070119" calcext:value-type="float">
            <text:p>60.102724070119</text:p>
          </table:table-cell>
          <table:table-cell table:formula="of:=IF(AND([.B195]&gt;=[.J195];[.B195]&lt;=[.K1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37" calcext:value-type="float">
            <text:p>12.37</text:p>
          </table:table-cell>
          <table:table-cell office:value-type="float" office:value="16.0783004760742" calcext:value-type="float">
            <text:p>16.0783004760742</text:p>
          </table:table-cell>
          <table:table-cell office:value-type="float" office:value="4.20639705657959" calcext:value-type="float">
            <text:p>4.20639705657959</text:p>
          </table:table-cell>
          <table:table-cell table:formula="of:=[.C196]-[.D196]" office:value-type="float" office:value="11.8719034194946" calcext:value-type="float">
            <text:p>11.8719034194946</text:p>
          </table:table-cell>
          <table:table-cell office:value-type="float" office:value="20.2846975326538" calcext:value-type="float">
            <text:p>20.2846975326538</text:p>
          </table:table-cell>
          <table:table-cell table:formula="of:=IF(AND([.B196]&gt;=[.E196];[.B196]&lt;=[.F196]);0;1)" office:value-type="float" office:value="0" calcext:value-type="float">
            <text:p>0</text:p>
          </table:table-cell>
          <table:table-cell table:formula="of:=([.B196]-[.C196])^2" office:value-type="float" office:value="13.7514924208523" calcext:value-type="float">
            <text:p>13.7514924208523</text:p>
          </table:table-cell>
          <table:table-cell table:formula="of:=[.I195]" office:value-type="float" office:value="11.9122295431623" calcext:value-type="float">
            <text:p>11.9122295431623</text:p>
          </table:table-cell>
          <table:table-cell table:formula="of:=[.C196]-[.I196]" office:value-type="float" office:value="4.16607093291195" calcext:value-type="float">
            <text:p>4.16607093291195</text:p>
          </table:table-cell>
          <table:table-cell table:formula="of:=[.C196]+[.J196]" office:value-type="float" office:value="20.2443714089862" calcext:value-type="float">
            <text:p>20.2443714089862</text:p>
          </table:table-cell>
          <table:table-cell table:formula="of:=IF(AND([.B196]&gt;=[.J196];[.B196]&lt;=[.K1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12" calcext:value-type="float">
            <text:p>25.12</text:p>
          </table:table-cell>
          <table:table-cell office:value-type="float" office:value="36.7975769042969" calcext:value-type="float">
            <text:p>36.7975769042969</text:p>
          </table:table-cell>
          <table:table-cell office:value-type="float" office:value="6.66231060028076" calcext:value-type="float">
            <text:p>6.66231060028076</text:p>
          </table:table-cell>
          <table:table-cell table:formula="of:=[.C197]-[.D197]" office:value-type="float" office:value="30.1352663040161" calcext:value-type="float">
            <text:p>30.1352663040161</text:p>
          </table:table-cell>
          <table:table-cell office:value-type="float" office:value="43.4598875045776" calcext:value-type="float">
            <text:p>43.4598875045776</text:p>
          </table:table-cell>
          <table:table-cell table:formula="of:=IF(AND([.B197]&gt;=[.E197];[.B197]&lt;=[.F197]);0;1)" office:value-type="float" office:value="1" calcext:value-type="float">
            <text:p>1</text:p>
          </table:table-cell>
          <table:table-cell table:formula="of:=([.B197]-[.C197])^2" office:value-type="float" office:value="136.365802355768" calcext:value-type="float">
            <text:p>136.365802355768</text:p>
          </table:table-cell>
          <table:table-cell table:formula="of:=[.I196]" office:value-type="float" office:value="11.9122295431623" calcext:value-type="float">
            <text:p>11.9122295431623</text:p>
          </table:table-cell>
          <table:table-cell table:formula="of:=[.C197]-[.I197]" office:value-type="float" office:value="24.8853473611346" calcext:value-type="float">
            <text:p>24.8853473611346</text:p>
          </table:table-cell>
          <table:table-cell table:formula="of:=[.C197]+[.J197]" office:value-type="float" office:value="61.6829242654315" calcext:value-type="float">
            <text:p>61.6829242654315</text:p>
          </table:table-cell>
          <table:table-cell table:formula="of:=IF(AND([.B197]&gt;=[.J197];[.B197]&lt;=[.K1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.94" calcext:value-type="float">
            <text:p>39.94</text:p>
          </table:table-cell>
          <table:table-cell office:value-type="float" office:value="40.6981086730957" calcext:value-type="float">
            <text:p>40.6981086730957</text:p>
          </table:table-cell>
          <table:table-cell office:value-type="float" office:value="8.62053871154785" calcext:value-type="float">
            <text:p>8.62053871154785</text:p>
          </table:table-cell>
          <table:table-cell table:formula="of:=[.C198]-[.D198]" office:value-type="float" office:value="32.0775699615479" calcext:value-type="float">
            <text:p>32.0775699615479</text:p>
          </table:table-cell>
          <table:table-cell office:value-type="float" office:value="49.3186473846436" calcext:value-type="float">
            <text:p>49.3186473846436</text:p>
          </table:table-cell>
          <table:table-cell table:formula="of:=IF(AND([.B198]&gt;=[.E198];[.B198]&lt;=[.F198]);0;1)" office:value-type="float" office:value="0" calcext:value-type="float">
            <text:p>0</text:p>
          </table:table-cell>
          <table:table-cell table:formula="of:=([.B198]-[.C198])^2" office:value-type="float" office:value="0.574728760222931" calcext:value-type="float">
            <text:p>0.574728760222931</text:p>
          </table:table-cell>
          <table:table-cell table:formula="of:=[.I197]" office:value-type="float" office:value="11.9122295431623" calcext:value-type="float">
            <text:p>11.9122295431623</text:p>
          </table:table-cell>
          <table:table-cell table:formula="of:=[.C198]-[.I198]" office:value-type="float" office:value="28.7858791299334" calcext:value-type="float">
            <text:p>28.7858791299334</text:p>
          </table:table-cell>
          <table:table-cell table:formula="of:=[.C198]+[.J198]" office:value-type="float" office:value="69.4839878030291" calcext:value-type="float">
            <text:p>69.4839878030291</text:p>
          </table:table-cell>
          <table:table-cell table:formula="of:=IF(AND([.B198]&gt;=[.J198];[.B198]&lt;=[.K1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.75" calcext:value-type="float">
            <text:p>35.75</text:p>
          </table:table-cell>
          <table:table-cell office:value-type="float" office:value="37.5498123168945" calcext:value-type="float">
            <text:p>37.5498123168945</text:p>
          </table:table-cell>
          <table:table-cell office:value-type="float" office:value="7.13157081604004" calcext:value-type="float">
            <text:p>7.13157081604004</text:p>
          </table:table-cell>
          <table:table-cell table:formula="of:=[.C199]-[.D199]" office:value-type="float" office:value="30.4182415008545" calcext:value-type="float">
            <text:p>30.4182415008545</text:p>
          </table:table-cell>
          <table:table-cell office:value-type="float" office:value="44.6813831329346" calcext:value-type="float">
            <text:p>44.6813831329346</text:p>
          </table:table-cell>
          <table:table-cell table:formula="of:=IF(AND([.B199]&gt;=[.E199];[.B199]&lt;=[.F199]);0;1)" office:value-type="float" office:value="0" calcext:value-type="float">
            <text:p>0</text:p>
          </table:table-cell>
          <table:table-cell table:formula="of:=([.B199]-[.C199])^2" office:value-type="float" office:value="3.23932437604526" calcext:value-type="float">
            <text:p>3.23932437604526</text:p>
          </table:table-cell>
          <table:table-cell table:formula="of:=[.I198]" office:value-type="float" office:value="11.9122295431623" calcext:value-type="float">
            <text:p>11.9122295431623</text:p>
          </table:table-cell>
          <table:table-cell table:formula="of:=[.C199]-[.I199]" office:value-type="float" office:value="25.6375827737323" calcext:value-type="float">
            <text:p>25.6375827737323</text:p>
          </table:table-cell>
          <table:table-cell table:formula="of:=[.C199]+[.J199]" office:value-type="float" office:value="63.1873950906268" calcext:value-type="float">
            <text:p>63.1873950906268</text:p>
          </table:table-cell>
          <table:table-cell table:formula="of:=IF(AND([.B199]&gt;=[.J199];[.B199]&lt;=[.K1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.29" calcext:value-type="float">
            <text:p>13.29</text:p>
          </table:table-cell>
          <table:table-cell office:value-type="float" office:value="12.5876550674438" calcext:value-type="float">
            <text:p>12.5876550674438</text:p>
          </table:table-cell>
          <table:table-cell office:value-type="float" office:value="9.88991069793701" calcext:value-type="float">
            <text:p>9.88991069793701</text:p>
          </table:table-cell>
          <table:table-cell table:formula="of:=[.C200]-[.D200]" office:value-type="float" office:value="2.69774436950684" calcext:value-type="float">
            <text:p>2.69774436950684</text:p>
          </table:table-cell>
          <table:table-cell office:value-type="float" office:value="22.4775657653809" calcext:value-type="float">
            <text:p>22.4775657653809</text:p>
          </table:table-cell>
          <table:table-cell table:formula="of:=IF(AND([.B200]&gt;=[.E200];[.B200]&lt;=[.F200]);0;1)" office:value-type="float" office:value="0" calcext:value-type="float">
            <text:p>0</text:p>
          </table:table-cell>
          <table:table-cell table:formula="of:=([.B200]-[.C200])^2" office:value-type="float" office:value="0.493288404287305" calcext:value-type="float">
            <text:p>0.493288404287305</text:p>
          </table:table-cell>
          <table:table-cell table:formula="of:=[.I199]" office:value-type="float" office:value="11.9122295431623" calcext:value-type="float">
            <text:p>11.9122295431623</text:p>
          </table:table-cell>
          <table:table-cell table:formula="of:=[.C200]-[.I200]" office:value-type="float" office:value="0.675425524281577" calcext:value-type="float">
            <text:p>0.675425524281577</text:p>
          </table:table-cell>
          <table:table-cell table:formula="of:=[.C200]+[.J200]" office:value-type="float" office:value="13.2630805917254" calcext:value-type="float">
            <text:p>13.2630805917254</text:p>
          </table:table-cell>
          <table:table-cell table:formula="of:=IF(AND([.B200]&gt;=[.J200];[.B200]&lt;=[.K200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9" calcext:value-type="float">
            <text:p>28.99</text:p>
          </table:table-cell>
          <table:table-cell office:value-type="float" office:value="30.9615268707275" calcext:value-type="float">
            <text:p>30.9615268707275</text:p>
          </table:table-cell>
          <table:table-cell office:value-type="float" office:value="10.3908491134644" calcext:value-type="float">
            <text:p>10.3908491134644</text:p>
          </table:table-cell>
          <table:table-cell table:formula="of:=[.C201]-[.D201]" office:value-type="float" office:value="20.5706777572632" calcext:value-type="float">
            <text:p>20.5706777572632</text:p>
          </table:table-cell>
          <table:table-cell office:value-type="float" office:value="41.3523759841919" calcext:value-type="float">
            <text:p>41.3523759841919</text:p>
          </table:table-cell>
          <table:table-cell table:formula="of:=IF(AND([.B201]&gt;=[.E201];[.B201]&lt;=[.F201]);0;1)" office:value-type="float" office:value="0" calcext:value-type="float">
            <text:p>0</text:p>
          </table:table-cell>
          <table:table-cell table:formula="of:=([.B201]-[.C201])^2" office:value-type="float" office:value="3.88691820200073" calcext:value-type="float">
            <text:p>3.88691820200073</text:p>
          </table:table-cell>
          <table:table-cell table:formula="of:=[.I200]" office:value-type="float" office:value="11.9122295431623" calcext:value-type="float">
            <text:p>11.9122295431623</text:p>
          </table:table-cell>
          <table:table-cell table:formula="of:=[.C201]-[.I201]" office:value-type="float" office:value="19.0492973275653" calcext:value-type="float">
            <text:p>19.0492973275653</text:p>
          </table:table-cell>
          <table:table-cell table:formula="of:=[.C201]+[.J201]" office:value-type="float" office:value="50.0108241982928" calcext:value-type="float">
            <text:p>50.0108241982928</text:p>
          </table:table-cell>
          <table:table-cell table:formula="of:=IF(AND([.B201]&gt;=[.J201];[.B201]&lt;=[.K20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967426300049" calcext:value-type="float">
            <text:p>15.0967426300049</text:p>
          </table:table-cell>
          <table:table-cell office:value-type="float" office:value="4.73296308517456" calcext:value-type="float">
            <text:p>4.73296308517456</text:p>
          </table:table-cell>
          <table:table-cell table:formula="of:=[.C202]-[.D202]" office:value-type="float" office:value="10.3637795448303" calcext:value-type="float">
            <text:p>10.3637795448303</text:p>
          </table:table-cell>
          <table:table-cell office:value-type="float" office:value="19.8297057151794" calcext:value-type="float">
            <text:p>19.8297057151794</text:p>
          </table:table-cell>
          <table:table-cell table:formula="of:=IF(AND([.B202]&gt;=[.E202];[.B202]&lt;=[.F202]);0;1)" office:value-type="float" office:value="0" calcext:value-type="float">
            <text:p>0</text:p>
          </table:table-cell>
          <table:table-cell table:formula="of:=([.B202]-[.C202])^2" office:value-type="float" office:value="0.00321972605987112" calcext:value-type="float">
            <text:p>0.00321972605987112</text:p>
          </table:table-cell>
          <table:table-cell table:formula="of:=[.I201]" office:value-type="float" office:value="11.9122295431623" calcext:value-type="float">
            <text:p>11.9122295431623</text:p>
          </table:table-cell>
          <table:table-cell table:formula="of:=[.C202]-[.I202]" office:value-type="float" office:value="3.18451308684261" calcext:value-type="float">
            <text:p>3.18451308684261</text:p>
          </table:table-cell>
          <table:table-cell table:formula="of:=[.C202]+[.J202]" office:value-type="float" office:value="18.2812557168475" calcext:value-type="float">
            <text:p>18.2812557168475</text:p>
          </table:table-cell>
          <table:table-cell table:formula="of:=IF(AND([.B202]&gt;=[.J202];[.B202]&lt;=[.K2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.38" calcext:value-type="float">
            <text:p>39.38</text:p>
          </table:table-cell>
          <table:table-cell office:value-type="float" office:value="38.2301445007324" calcext:value-type="float">
            <text:p>38.2301445007324</text:p>
          </table:table-cell>
          <table:table-cell office:value-type="float" office:value="8.30760288238525" calcext:value-type="float">
            <text:p>8.30760288238525</text:p>
          </table:table-cell>
          <table:table-cell table:formula="of:=[.C203]-[.D203]" office:value-type="float" office:value="29.9225416183472" calcext:value-type="float">
            <text:p>29.9225416183472</text:p>
          </table:table-cell>
          <table:table-cell office:value-type="float" office:value="46.5377473831177" calcext:value-type="float">
            <text:p>46.5377473831177</text:p>
          </table:table-cell>
          <table:table-cell table:formula="of:=IF(AND([.B203]&gt;=[.E203];[.B203]&lt;=[.F203]);0;1)" office:value-type="float" office:value="0" calcext:value-type="float">
            <text:p>0</text:p>
          </table:table-cell>
          <table:table-cell table:formula="of:=([.B203]-[.C203])^2" office:value-type="float" office:value="1.3221676691959" calcext:value-type="float">
            <text:p>1.3221676691959</text:p>
          </table:table-cell>
          <table:table-cell table:formula="of:=[.I202]" office:value-type="float" office:value="11.9122295431623" calcext:value-type="float">
            <text:p>11.9122295431623</text:p>
          </table:table-cell>
          <table:table-cell table:formula="of:=[.C203]-[.I203]" office:value-type="float" office:value="26.3179149575702" calcext:value-type="float">
            <text:p>26.3179149575702</text:p>
          </table:table-cell>
          <table:table-cell table:formula="of:=[.C203]+[.J203]" office:value-type="float" office:value="64.5480594583026" calcext:value-type="float">
            <text:p>64.5480594583026</text:p>
          </table:table-cell>
          <table:table-cell table:formula="of:=IF(AND([.B203]&gt;=[.J203];[.B203]&lt;=[.K2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.31" calcext:value-type="float">
            <text:p>67.31</text:p>
          </table:table-cell>
          <table:table-cell office:value-type="float" office:value="56.9557266235352" calcext:value-type="float">
            <text:p>56.9557266235352</text:p>
          </table:table-cell>
          <table:table-cell office:value-type="float" office:value="11.6276397705078" calcext:value-type="float">
            <text:p>11.6276397705078</text:p>
          </table:table-cell>
          <table:table-cell table:formula="of:=[.C204]-[.D204]" office:value-type="float" office:value="45.3280868530274" calcext:value-type="float">
            <text:p>45.3280868530274</text:p>
          </table:table-cell>
          <table:table-cell office:value-type="float" office:value="68.583366394043" calcext:value-type="float">
            <text:p>68.583366394043</text:p>
          </table:table-cell>
          <table:table-cell table:formula="of:=IF(AND([.B204]&gt;=[.E204];[.B204]&lt;=[.F204]);0;1)" office:value-type="float" office:value="0" calcext:value-type="float">
            <text:p>0</text:p>
          </table:table-cell>
          <table:table-cell table:formula="of:=([.B204]-[.C204])^2" office:value-type="float" office:value="107.210977154569" calcext:value-type="float">
            <text:p>107.210977154569</text:p>
          </table:table-cell>
          <table:table-cell table:formula="of:=[.I203]" office:value-type="float" office:value="11.9122295431623" calcext:value-type="float">
            <text:p>11.9122295431623</text:p>
          </table:table-cell>
          <table:table-cell table:formula="of:=[.C204]-[.I204]" office:value-type="float" office:value="45.0434970803729" calcext:value-type="float">
            <text:p>45.0434970803729</text:p>
          </table:table-cell>
          <table:table-cell table:formula="of:=[.C204]+[.J204]" office:value-type="float" office:value="101.999223703908" calcext:value-type="float">
            <text:p>101.999223703908</text:p>
          </table:table-cell>
          <table:table-cell table:formula="of:=IF(AND([.B204]&gt;=[.J204];[.B204]&lt;=[.K2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6.25" calcext:value-type="float">
            <text:p>46.25</text:p>
          </table:table-cell>
          <table:table-cell office:value-type="float" office:value="38.6775016784668" calcext:value-type="float">
            <text:p>38.6775016784668</text:p>
          </table:table-cell>
          <table:table-cell office:value-type="float" office:value="8.51937103271484" calcext:value-type="float">
            <text:p>8.51937103271484</text:p>
          </table:table-cell>
          <table:table-cell table:formula="of:=[.C205]-[.D205]" office:value-type="float" office:value="30.158130645752" calcext:value-type="float">
            <text:p>30.158130645752</text:p>
          </table:table-cell>
          <table:table-cell office:value-type="float" office:value="47.1968727111816" calcext:value-type="float">
            <text:p>47.1968727111816</text:p>
          </table:table-cell>
          <table:table-cell table:formula="of:=IF(AND([.B205]&gt;=[.E205];[.B205]&lt;=[.F205]);0;1)" office:value-type="float" office:value="0" calcext:value-type="float">
            <text:p>0</text:p>
          </table:table-cell>
          <table:table-cell table:formula="of:=([.B205]-[.C205])^2" office:value-type="float" office:value="57.3427308296232" calcext:value-type="float">
            <text:p>57.3427308296232</text:p>
          </table:table-cell>
          <table:table-cell table:formula="of:=[.I204]" office:value-type="float" office:value="11.9122295431623" calcext:value-type="float">
            <text:p>11.9122295431623</text:p>
          </table:table-cell>
          <table:table-cell table:formula="of:=[.C205]-[.I205]" office:value-type="float" office:value="26.7652721353045" calcext:value-type="float">
            <text:p>26.7652721353045</text:p>
          </table:table-cell>
          <table:table-cell table:formula="of:=[.C205]+[.J205]" office:value-type="float" office:value="65.4427738137713" calcext:value-type="float">
            <text:p>65.4427738137713</text:p>
          </table:table-cell>
          <table:table-cell table:formula="of:=IF(AND([.B205]&gt;=[.J205];[.B205]&lt;=[.K2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93" calcext:value-type="float">
            <text:p>29.93</text:p>
          </table:table-cell>
          <table:table-cell office:value-type="float" office:value="22.8427772521973" calcext:value-type="float">
            <text:p>22.8427772521973</text:p>
          </table:table-cell>
          <table:table-cell office:value-type="float" office:value="4.27173519134522" calcext:value-type="float">
            <text:p>4.27173519134522</text:p>
          </table:table-cell>
          <table:table-cell table:formula="of:=[.C206]-[.D206]" office:value-type="float" office:value="18.5710420608521" calcext:value-type="float">
            <text:p>18.5710420608521</text:p>
          </table:table-cell>
          <table:table-cell office:value-type="float" office:value="27.1145124435425" calcext:value-type="float">
            <text:p>27.1145124435425</text:p>
          </table:table-cell>
          <table:table-cell table:formula="of:=IF(AND([.B206]&gt;=[.E206];[.B206]&lt;=[.F206]);0;1)" office:value-type="float" office:value="1" calcext:value-type="float">
            <text:p>1</text:p>
          </table:table-cell>
          <table:table-cell table:formula="of:=([.B206]-[.C206])^2" office:value-type="float" office:value="50.2287262769725" calcext:value-type="float">
            <text:p>50.2287262769725</text:p>
          </table:table-cell>
          <table:table-cell table:formula="of:=[.I205]" office:value-type="float" office:value="11.9122295431623" calcext:value-type="float">
            <text:p>11.9122295431623</text:p>
          </table:table-cell>
          <table:table-cell table:formula="of:=[.C206]-[.I206]" office:value-type="float" office:value="10.930547709035" calcext:value-type="float">
            <text:p>10.930547709035</text:p>
          </table:table-cell>
          <table:table-cell table:formula="of:=[.C206]+[.J206]" office:value-type="float" office:value="33.7733249612323" calcext:value-type="float">
            <text:p>33.7733249612323</text:p>
          </table:table-cell>
          <table:table-cell table:formula="of:=IF(AND([.B206]&gt;=[.J206];[.B206]&lt;=[.K2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.61" calcext:value-type="float">
            <text:p>44.61</text:p>
          </table:table-cell>
          <table:table-cell office:value-type="float" office:value="34.3936500549316" calcext:value-type="float">
            <text:p>34.3936500549316</text:p>
          </table:table-cell>
          <table:table-cell office:value-type="float" office:value="10.4339551925659" calcext:value-type="float">
            <text:p>10.4339551925659</text:p>
          </table:table-cell>
          <table:table-cell table:formula="of:=[.C207]-[.D207]" office:value-type="float" office:value="23.9596948623657" calcext:value-type="float">
            <text:p>23.9596948623657</text:p>
          </table:table-cell>
          <table:table-cell office:value-type="float" office:value="44.8276052474976" calcext:value-type="float">
            <text:p>44.8276052474976</text:p>
          </table:table-cell>
          <table:table-cell table:formula="of:=IF(AND([.B207]&gt;=[.E207];[.B207]&lt;=[.F207]);0;1)" office:value-type="float" office:value="0" calcext:value-type="float">
            <text:p>0</text:p>
          </table:table-cell>
          <table:table-cell table:formula="of:=([.B207]-[.C207])^2" office:value-type="float" office:value="104.373806200098" calcext:value-type="float">
            <text:p>104.373806200098</text:p>
          </table:table-cell>
          <table:table-cell table:formula="of:=[.I206]" office:value-type="float" office:value="11.9122295431623" calcext:value-type="float">
            <text:p>11.9122295431623</text:p>
          </table:table-cell>
          <table:table-cell table:formula="of:=[.C207]-[.I207]" office:value-type="float" office:value="22.4814205117694" calcext:value-type="float">
            <text:p>22.4814205117694</text:p>
          </table:table-cell>
          <table:table-cell table:formula="of:=[.C207]+[.J207]" office:value-type="float" office:value="56.875070566701" calcext:value-type="float">
            <text:p>56.875070566701</text:p>
          </table:table-cell>
          <table:table-cell table:formula="of:=IF(AND([.B207]&gt;=[.J207];[.B207]&lt;=[.K2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78" calcext:value-type="float">
            <text:p>4.78</text:p>
          </table:table-cell>
          <table:table-cell office:value-type="float" office:value="8.89827537536621" calcext:value-type="float">
            <text:p>8.89827537536621</text:p>
          </table:table-cell>
          <table:table-cell office:value-type="float" office:value="3.43427872657776" calcext:value-type="float">
            <text:p>3.43427872657776</text:p>
          </table:table-cell>
          <table:table-cell table:formula="of:=[.C208]-[.D208]" office:value-type="float" office:value="5.46399664878845" calcext:value-type="float">
            <text:p>5.46399664878845</text:p>
          </table:table-cell>
          <table:table-cell office:value-type="float" office:value="12.332554101944" calcext:value-type="float">
            <text:p>12.332554101944</text:p>
          </table:table-cell>
          <table:table-cell table:formula="of:=IF(AND([.B208]&gt;=[.E208];[.B208]&lt;=[.F208]);0;1)" office:value-type="float" office:value="1" calcext:value-type="float">
            <text:p>1</text:p>
          </table:table-cell>
          <table:table-cell table:formula="of:=([.B208]-[.C208])^2" office:value-type="float" office:value="16.9601920673477" calcext:value-type="float">
            <text:p>16.9601920673477</text:p>
          </table:table-cell>
          <table:table-cell table:formula="of:=[.I207]" office:value-type="float" office:value="11.9122295431623" calcext:value-type="float">
            <text:p>11.9122295431623</text:p>
          </table:table-cell>
          <table:table-cell table:formula="of:=[.C208]-[.I208]" office:value-type="float" office:value="-3.01395416779606" calcext:value-type="float">
            <text:p>-3.01395416779606</text:p>
          </table:table-cell>
          <table:table-cell table:formula="of:=[.C208]+[.J208]" office:value-type="float" office:value="5.88432120757015" calcext:value-type="float">
            <text:p>5.88432120757015</text:p>
          </table:table-cell>
          <table:table-cell table:formula="of:=IF(AND([.B208]&gt;=[.J208];[.B208]&lt;=[.K2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.52" calcext:value-type="float">
            <text:p>23.52</text:p>
          </table:table-cell>
          <table:table-cell office:value-type="float" office:value="27.548168182373" calcext:value-type="float">
            <text:p>27.548168182373</text:p>
          </table:table-cell>
          <table:table-cell office:value-type="float" office:value="10.144811630249" calcext:value-type="float">
            <text:p>10.144811630249</text:p>
          </table:table-cell>
          <table:table-cell table:formula="of:=[.C209]-[.D209]" office:value-type="float" office:value="17.403356552124" calcext:value-type="float">
            <text:p>17.403356552124</text:p>
          </table:table-cell>
          <table:table-cell office:value-type="float" office:value="37.6929798126221" calcext:value-type="float">
            <text:p>37.6929798126221</text:p>
          </table:table-cell>
          <table:table-cell table:formula="of:=IF(AND([.B209]&gt;=[.E209];[.B209]&lt;=[.F209]);0;1)" office:value-type="float" office:value="0" calcext:value-type="float">
            <text:p>0</text:p>
          </table:table-cell>
          <table:table-cell table:formula="of:=([.B209]-[.C209])^2" office:value-type="float" office:value="16.2261389054826" calcext:value-type="float">
            <text:p>16.2261389054826</text:p>
          </table:table-cell>
          <table:table-cell table:formula="of:=[.I208]" office:value-type="float" office:value="11.9122295431623" calcext:value-type="float">
            <text:p>11.9122295431623</text:p>
          </table:table-cell>
          <table:table-cell table:formula="of:=[.C209]-[.I209]" office:value-type="float" office:value="15.6359386392108" calcext:value-type="float">
            <text:p>15.6359386392108</text:p>
          </table:table-cell>
          <table:table-cell table:formula="of:=[.C209]+[.J209]" office:value-type="float" office:value="43.1841068215838" calcext:value-type="float">
            <text:p>43.1841068215838</text:p>
          </table:table-cell>
          <table:table-cell table:formula="of:=IF(AND([.B209]&gt;=[.J209];[.B209]&lt;=[.K20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.23" calcext:value-type="float">
            <text:p>46.23</text:p>
          </table:table-cell>
          <table:table-cell office:value-type="float" office:value="49.2354431152344" calcext:value-type="float">
            <text:p>49.2354431152344</text:p>
          </table:table-cell>
          <table:table-cell office:value-type="float" office:value="13.1926116943359" calcext:value-type="float">
            <text:p>13.1926116943359</text:p>
          </table:table-cell>
          <table:table-cell table:formula="of:=[.C210]-[.D210]" office:value-type="float" office:value="36.0428314208984" calcext:value-type="float">
            <text:p>36.0428314208984</text:p>
          </table:table-cell>
          <table:table-cell office:value-type="float" office:value="62.4280548095703" calcext:value-type="float">
            <text:p>62.4280548095703</text:p>
          </table:table-cell>
          <table:table-cell table:formula="of:=IF(AND([.B210]&gt;=[.E210];[.B210]&lt;=[.F210]);0;1)" office:value-type="float" office:value="0" calcext:value-type="float">
            <text:p>0</text:p>
          </table:table-cell>
          <table:table-cell table:formula="of:=([.B210]-[.C210])^2" office:value-type="float" office:value="9.03268831890972" calcext:value-type="float">
            <text:p>9.03268831890972</text:p>
          </table:table-cell>
          <table:table-cell table:formula="of:=[.I209]" office:value-type="float" office:value="11.9122295431623" calcext:value-type="float">
            <text:p>11.9122295431623</text:p>
          </table:table-cell>
          <table:table-cell table:formula="of:=[.C210]-[.I210]" office:value-type="float" office:value="37.3232135720721" calcext:value-type="float">
            <text:p>37.3232135720721</text:p>
          </table:table-cell>
          <table:table-cell table:formula="of:=[.C210]+[.J210]" office:value-type="float" office:value="86.5586566873065" calcext:value-type="float">
            <text:p>86.5586566873065</text:p>
          </table:table-cell>
          <table:table-cell table:formula="of:=IF(AND([.B210]&gt;=[.J210];[.B210]&lt;=[.K2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6.14" calcext:value-type="float">
            <text:p>56.14</text:p>
          </table:table-cell>
          <table:table-cell office:value-type="float" office:value="52.5285263061523" calcext:value-type="float">
            <text:p>52.5285263061523</text:p>
          </table:table-cell>
          <table:table-cell office:value-type="float" office:value="12.2243766784668" calcext:value-type="float">
            <text:p>12.2243766784668</text:p>
          </table:table-cell>
          <table:table-cell table:formula="of:=[.C211]-[.D211]" office:value-type="float" office:value="40.3041496276856" calcext:value-type="float">
            <text:p>40.3041496276856</text:p>
          </table:table-cell>
          <table:table-cell office:value-type="float" office:value="64.7529029846191" calcext:value-type="float">
            <text:p>64.7529029846191</text:p>
          </table:table-cell>
          <table:table-cell table:formula="of:=IF(AND([.B211]&gt;=[.E211];[.B211]&lt;=[.F211]);0;1)" office:value-type="float" office:value="0" calcext:value-type="float">
            <text:p>0</text:p>
          </table:table-cell>
          <table:table-cell table:formula="of:=([.B211]-[.C211])^2" office:value-type="float" office:value="13.0427422413536" calcext:value-type="float">
            <text:p>13.0427422413536</text:p>
          </table:table-cell>
          <table:table-cell table:formula="of:=[.I210]" office:value-type="float" office:value="11.9122295431623" calcext:value-type="float">
            <text:p>11.9122295431623</text:p>
          </table:table-cell>
          <table:table-cell table:formula="of:=[.C211]-[.I211]" office:value-type="float" office:value="40.6162967629901" calcext:value-type="float">
            <text:p>40.6162967629901</text:p>
          </table:table-cell>
          <table:table-cell table:formula="of:=[.C211]+[.J211]" office:value-type="float" office:value="93.1448230691424" calcext:value-type="float">
            <text:p>93.1448230691424</text:p>
          </table:table-cell>
          <table:table-cell table:formula="of:=IF(AND([.B211]&gt;=[.J211];[.B211]&lt;=[.K2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.94" calcext:value-type="float">
            <text:p>33.94</text:p>
          </table:table-cell>
          <table:table-cell office:value-type="float" office:value="39.8757972717285" calcext:value-type="float">
            <text:p>39.8757972717285</text:p>
          </table:table-cell>
          <table:table-cell office:value-type="float" office:value="8.59221458435059" calcext:value-type="float">
            <text:p>8.59221458435059</text:p>
          </table:table-cell>
          <table:table-cell table:formula="of:=[.C212]-[.D212]" office:value-type="float" office:value="31.2835826873779" calcext:value-type="float">
            <text:p>31.2835826873779</text:p>
          </table:table-cell>
          <table:table-cell office:value-type="float" office:value="48.4680118560791" calcext:value-type="float">
            <text:p>48.4680118560791</text:p>
          </table:table-cell>
          <table:table-cell table:formula="of:=IF(AND([.B212]&gt;=[.E212];[.B212]&lt;=[.F212]);0;1)" office:value-type="float" office:value="0" calcext:value-type="float">
            <text:p>0</text:p>
          </table:table-cell>
          <table:table-cell table:formula="of:=([.B212]-[.C212])^2" office:value-type="float" office:value="35.2336892510597" calcext:value-type="float">
            <text:p>35.2336892510597</text:p>
          </table:table-cell>
          <table:table-cell table:formula="of:=[.I211]" office:value-type="float" office:value="11.9122295431623" calcext:value-type="float">
            <text:p>11.9122295431623</text:p>
          </table:table-cell>
          <table:table-cell table:formula="of:=[.C212]-[.I212]" office:value-type="float" office:value="27.9635677285662" calcext:value-type="float">
            <text:p>27.9635677285662</text:p>
          </table:table-cell>
          <table:table-cell table:formula="of:=[.C212]+[.J212]" office:value-type="float" office:value="67.8393650002948" calcext:value-type="float">
            <text:p>67.8393650002948</text:p>
          </table:table-cell>
          <table:table-cell table:formula="of:=IF(AND([.B212]&gt;=[.J212];[.B212]&lt;=[.K21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.59" calcext:value-type="float">
            <text:p>20.59</text:p>
          </table:table-cell>
          <table:table-cell office:value-type="float" office:value="15.8586931228638" calcext:value-type="float">
            <text:p>15.8586931228638</text:p>
          </table:table-cell>
          <table:table-cell office:value-type="float" office:value="6.53516054153442" calcext:value-type="float">
            <text:p>6.53516054153442</text:p>
          </table:table-cell>
          <table:table-cell table:formula="of:=[.C213]-[.D213]" office:value-type="float" office:value="9.32353258132935" calcext:value-type="float">
            <text:p>9.32353258132935</text:p>
          </table:table-cell>
          <table:table-cell office:value-type="float" office:value="22.3938536643982" calcext:value-type="float">
            <text:p>22.3938536643982</text:p>
          </table:table-cell>
          <table:table-cell table:formula="of:=IF(AND([.B213]&gt;=[.E213];[.B213]&lt;=[.F213]);0;1)" office:value-type="float" office:value="0" calcext:value-type="float">
            <text:p>0</text:p>
          </table:table-cell>
          <table:table-cell table:formula="of:=([.B213]-[.C213])^2" office:value-type="float" office:value="22.3852647656366" calcext:value-type="float">
            <text:p>22.3852647656366</text:p>
          </table:table-cell>
          <table:table-cell table:formula="of:=[.I212]" office:value-type="float" office:value="11.9122295431623" calcext:value-type="float">
            <text:p>11.9122295431623</text:p>
          </table:table-cell>
          <table:table-cell table:formula="of:=[.C213]-[.I213]" office:value-type="float" office:value="3.9464635797015" calcext:value-type="float">
            <text:p>3.9464635797015</text:p>
          </table:table-cell>
          <table:table-cell table:formula="of:=[.C213]+[.J213]" office:value-type="float" office:value="19.8051567025653" calcext:value-type="float">
            <text:p>19.8051567025653</text:p>
          </table:table-cell>
          <table:table-cell table:formula="of:=IF(AND([.B213]&gt;=[.J213];[.B213]&lt;=[.K213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84" calcext:value-type="float">
            <text:p>14.84</text:p>
          </table:table-cell>
          <table:table-cell office:value-type="float" office:value="17.3559818267822" calcext:value-type="float">
            <text:p>17.3559818267822</text:p>
          </table:table-cell>
          <table:table-cell office:value-type="float" office:value="3.08593463897705" calcext:value-type="float">
            <text:p>3.08593463897705</text:p>
          </table:table-cell>
          <table:table-cell table:formula="of:=[.C214]-[.D214]" office:value-type="float" office:value="14.2700471878052" calcext:value-type="float">
            <text:p>14.2700471878052</text:p>
          </table:table-cell>
          <table:table-cell office:value-type="float" office:value="20.4419164657593" calcext:value-type="float">
            <text:p>20.4419164657593</text:p>
          </table:table-cell>
          <table:table-cell table:formula="of:=IF(AND([.B214]&gt;=[.E214];[.B214]&lt;=[.F214]);0;1)" office:value-type="float" office:value="0" calcext:value-type="float">
            <text:p>0</text:p>
          </table:table-cell>
          <table:table-cell table:formula="of:=([.B214]-[.C214])^2" office:value-type="float" office:value="6.33016455269843" calcext:value-type="float">
            <text:p>6.33016455269843</text:p>
          </table:table-cell>
          <table:table-cell table:formula="of:=[.I213]" office:value-type="float" office:value="11.9122295431623" calcext:value-type="float">
            <text:p>11.9122295431623</text:p>
          </table:table-cell>
          <table:table-cell table:formula="of:=[.C214]-[.I214]" office:value-type="float" office:value="5.44375228361996" calcext:value-type="float">
            <text:p>5.44375228361996</text:p>
          </table:table-cell>
          <table:table-cell table:formula="of:=[.C214]+[.J214]" office:value-type="float" office:value="22.7997341104022" calcext:value-type="float">
            <text:p>22.7997341104022</text:p>
          </table:table-cell>
          <table:table-cell table:formula="of:=IF(AND([.B214]&gt;=[.J214];[.B214]&lt;=[.K21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.3" calcext:value-type="float">
            <text:p>72.3</text:p>
          </table:table-cell>
          <table:table-cell office:value-type="float" office:value="70.3786239624023" calcext:value-type="float">
            <text:p>70.3786239624023</text:p>
          </table:table-cell>
          <table:table-cell office:value-type="float" office:value="15.9584436416626" calcext:value-type="float">
            <text:p>15.9584436416626</text:p>
          </table:table-cell>
          <table:table-cell table:formula="of:=[.C215]-[.D215]" office:value-type="float" office:value="54.4201803207397" calcext:value-type="float">
            <text:p>54.4201803207397</text:p>
          </table:table-cell>
          <table:table-cell office:value-type="float" office:value="86.3370676040649" calcext:value-type="float">
            <text:p>86.3370676040649</text:p>
          </table:table-cell>
          <table:table-cell table:formula="of:=IF(AND([.B215]&gt;=[.E215];[.B215]&lt;=[.F215]);0;1)" office:value-type="float" office:value="0" calcext:value-type="float">
            <text:p>0</text:p>
          </table:table-cell>
          <table:table-cell table:formula="of:=([.B215]-[.C215])^2" office:value-type="float" office:value="3.69168587785446" calcext:value-type="float">
            <text:p>3.69168587785446</text:p>
          </table:table-cell>
          <table:table-cell table:formula="of:=[.I214]" office:value-type="float" office:value="11.9122295431623" calcext:value-type="float">
            <text:p>11.9122295431623</text:p>
          </table:table-cell>
          <table:table-cell table:formula="of:=[.C215]-[.I215]" office:value-type="float" office:value="58.4663944192401" calcext:value-type="float">
            <text:p>58.4663944192401</text:p>
          </table:table-cell>
          <table:table-cell table:formula="of:=[.C215]+[.J215]" office:value-type="float" office:value="128.845018381642" calcext:value-type="float">
            <text:p>128.845018381642</text:p>
          </table:table-cell>
          <table:table-cell table:formula="of:=IF(AND([.B215]&gt;=[.J215];[.B215]&lt;=[.K21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.64" calcext:value-type="float">
            <text:p>23.64</text:p>
          </table:table-cell>
          <table:table-cell office:value-type="float" office:value="36.8540458679199" calcext:value-type="float">
            <text:p>36.8540458679199</text:p>
          </table:table-cell>
          <table:table-cell office:value-type="float" office:value="6.84775495529175" calcext:value-type="float">
            <text:p>6.84775495529175</text:p>
          </table:table-cell>
          <table:table-cell table:formula="of:=[.C216]-[.D216]" office:value-type="float" office:value="30.0062909126282" calcext:value-type="float">
            <text:p>30.0062909126282</text:p>
          </table:table-cell>
          <table:table-cell office:value-type="float" office:value="43.7018008232117" calcext:value-type="float">
            <text:p>43.7018008232117</text:p>
          </table:table-cell>
          <table:table-cell table:formula="of:=IF(AND([.B216]&gt;=[.E216];[.B216]&lt;=[.F216]);0;1)" office:value-type="float" office:value="1" calcext:value-type="float">
            <text:p>1</text:p>
          </table:table-cell>
          <table:table-cell table:formula="of:=([.B216]-[.C216])^2" office:value-type="float" office:value="174.611008199492" calcext:value-type="float">
            <text:p>174.611008199492</text:p>
          </table:table-cell>
          <table:table-cell table:formula="of:=[.I215]" office:value-type="float" office:value="11.9122295431623" calcext:value-type="float">
            <text:p>11.9122295431623</text:p>
          </table:table-cell>
          <table:table-cell table:formula="of:=[.C216]-[.I216]" office:value-type="float" office:value="24.9418163247577" calcext:value-type="float">
            <text:p>24.9418163247577</text:p>
          </table:table-cell>
          <table:table-cell table:formula="of:=[.C216]+[.J216]" office:value-type="float" office:value="61.7958621926776" calcext:value-type="float">
            <text:p>61.7958621926776</text:p>
          </table:table-cell>
          <table:table-cell table:formula="of:=IF(AND([.B216]&gt;=[.J216];[.B216]&lt;=[.K216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3.4" calcext:value-type="float">
            <text:p>63.4</text:p>
          </table:table-cell>
          <table:table-cell office:value-type="float" office:value="73.5909652709961" calcext:value-type="float">
            <text:p>73.5909652709961</text:p>
          </table:table-cell>
          <table:table-cell office:value-type="float" office:value="16.8433113098145" calcext:value-type="float">
            <text:p>16.8433113098145</text:p>
          </table:table-cell>
          <table:table-cell table:formula="of:=[.C217]-[.D217]" office:value-type="float" office:value="56.7476539611816" calcext:value-type="float">
            <text:p>56.7476539611816</text:p>
          </table:table-cell>
          <table:table-cell office:value-type="float" office:value="90.4342765808105" calcext:value-type="float">
            <text:p>90.4342765808105</text:p>
          </table:table-cell>
          <table:table-cell table:formula="of:=IF(AND([.B217]&gt;=[.E217];[.B217]&lt;=[.F217]);0;1)" office:value-type="float" office:value="0" calcext:value-type="float">
            <text:p>0</text:p>
          </table:table-cell>
          <table:table-cell table:formula="of:=([.B217]-[.C217])^2" office:value-type="float" office:value="103.855773154649" calcext:value-type="float">
            <text:p>103.855773154649</text:p>
          </table:table-cell>
          <table:table-cell table:formula="of:=[.I216]" office:value-type="float" office:value="11.9122295431623" calcext:value-type="float">
            <text:p>11.9122295431623</text:p>
          </table:table-cell>
          <table:table-cell table:formula="of:=[.C217]-[.I217]" office:value-type="float" office:value="61.6787357278338" calcext:value-type="float">
            <text:p>61.6787357278338</text:p>
          </table:table-cell>
          <table:table-cell table:formula="of:=[.C217]+[.J217]" office:value-type="float" office:value="135.26970099883" calcext:value-type="float">
            <text:p>135.26970099883</text:p>
          </table:table-cell>
          <table:table-cell table:formula="of:=IF(AND([.B217]&gt;=[.J217];[.B217]&lt;=[.K21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.93" calcext:value-type="float">
            <text:p>41.93</text:p>
          </table:table-cell>
          <table:table-cell office:value-type="float" office:value="46.8566284179687" calcext:value-type="float">
            <text:p>46.8566284179687</text:p>
          </table:table-cell>
          <table:table-cell office:value-type="float" office:value="7.39635753631592" calcext:value-type="float">
            <text:p>7.39635753631592</text:p>
          </table:table-cell>
          <table:table-cell table:formula="of:=[.C218]-[.D218]" office:value-type="float" office:value="39.4602708816528" calcext:value-type="float">
            <text:p>39.4602708816528</text:p>
          </table:table-cell>
          <table:table-cell office:value-type="float" office:value="54.2529859542847" calcext:value-type="float">
            <text:p>54.2529859542847</text:p>
          </table:table-cell>
          <table:table-cell table:formula="of:=IF(AND([.B218]&gt;=[.E218];[.B218]&lt;=[.F218]);0;1)" office:value-type="float" office:value="0" calcext:value-type="float">
            <text:p>0</text:p>
          </table:table-cell>
          <table:table-cell table:formula="of:=([.B218]-[.C218])^2" office:value-type="float" office:value="24.2716675687373" calcext:value-type="float">
            <text:p>24.2716675687373</text:p>
          </table:table-cell>
          <table:table-cell table:formula="of:=[.I217]" office:value-type="float" office:value="11.9122295431623" calcext:value-type="float">
            <text:p>11.9122295431623</text:p>
          </table:table-cell>
          <table:table-cell table:formula="of:=[.C218]-[.I218]" office:value-type="float" office:value="34.9443988748065" calcext:value-type="float">
            <text:p>34.9443988748065</text:p>
          </table:table-cell>
          <table:table-cell table:formula="of:=[.C218]+[.J218]" office:value-type="float" office:value="81.8010272927752" calcext:value-type="float">
            <text:p>81.8010272927752</text:p>
          </table:table-cell>
          <table:table-cell table:formula="of:=IF(AND([.B218]&gt;=[.J218];[.B218]&lt;=[.K21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.62" calcext:value-type="float">
            <text:p>15.62</text:p>
          </table:table-cell>
          <table:table-cell office:value-type="float" office:value="18.4858722686768" calcext:value-type="float">
            <text:p>18.4858722686768</text:p>
          </table:table-cell>
          <table:table-cell office:value-type="float" office:value="3.33302688598633" calcext:value-type="float">
            <text:p>3.33302688598633</text:p>
          </table:table-cell>
          <table:table-cell table:formula="of:=[.C219]-[.D219]" office:value-type="float" office:value="15.1528453826904" calcext:value-type="float">
            <text:p>15.1528453826904</text:p>
          </table:table-cell>
          <table:table-cell office:value-type="float" office:value="21.8188991546631" calcext:value-type="float">
            <text:p>21.8188991546631</text:p>
          </table:table-cell>
          <table:table-cell table:formula="of:=IF(AND([.B219]&gt;=[.E219];[.B219]&lt;=[.F219]);0;1)" office:value-type="float" office:value="0" calcext:value-type="float">
            <text:p>0</text:p>
          </table:table-cell>
          <table:table-cell table:formula="of:=([.B219]-[.C219])^2" office:value-type="float" office:value="8.21322386037047" calcext:value-type="float">
            <text:p>8.21322386037047</text:p>
          </table:table-cell>
          <table:table-cell table:formula="of:=[.I218]" office:value-type="float" office:value="11.9122295431623" calcext:value-type="float">
            <text:p>11.9122295431623</text:p>
          </table:table-cell>
          <table:table-cell table:formula="of:=[.C219]-[.I219]" office:value-type="float" office:value="6.57364272551449" calcext:value-type="float">
            <text:p>6.57364272551449</text:p>
          </table:table-cell>
          <table:table-cell table:formula="of:=[.C219]+[.J219]" office:value-type="float" office:value="25.0595149941912" calcext:value-type="float">
            <text:p>25.0595149941912</text:p>
          </table:table-cell>
          <table:table-cell table:formula="of:=IF(AND([.B219]&gt;=[.J219];[.B219]&lt;=[.K21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.2" calcext:value-type="float">
            <text:p>41.2</text:p>
          </table:table-cell>
          <table:table-cell office:value-type="float" office:value="34.0358123779297" calcext:value-type="float">
            <text:p>34.0358123779297</text:p>
          </table:table-cell>
          <table:table-cell office:value-type="float" office:value="9.0107479095459" calcext:value-type="float">
            <text:p>9.0107479095459</text:p>
          </table:table-cell>
          <table:table-cell table:formula="of:=[.C220]-[.D220]" office:value-type="float" office:value="25.0250644683838" calcext:value-type="float">
            <text:p>25.0250644683838</text:p>
          </table:table-cell>
          <table:table-cell office:value-type="float" office:value="43.0465602874756" calcext:value-type="float">
            <text:p>43.0465602874756</text:p>
          </table:table-cell>
          <table:table-cell table:formula="of:=IF(AND([.B220]&gt;=[.E220];[.B220]&lt;=[.F220]);0;1)" office:value-type="float" office:value="0" calcext:value-type="float">
            <text:p>0</text:p>
          </table:table-cell>
          <table:table-cell table:formula="of:=([.B220]-[.C220])^2" office:value-type="float" office:value="51.3255842842255" calcext:value-type="float">
            <text:p>51.3255842842255</text:p>
          </table:table-cell>
          <table:table-cell table:formula="of:=[.I219]" office:value-type="float" office:value="11.9122295431623" calcext:value-type="float">
            <text:p>11.9122295431623</text:p>
          </table:table-cell>
          <table:table-cell table:formula="of:=[.C220]-[.I220]" office:value-type="float" office:value="22.1235828347674" calcext:value-type="float">
            <text:p>22.1235828347674</text:p>
          </table:table-cell>
          <table:table-cell table:formula="of:=[.C220]+[.J220]" office:value-type="float" office:value="56.1593952126971" calcext:value-type="float">
            <text:p>56.1593952126971</text:p>
          </table:table-cell>
          <table:table-cell table:formula="of:=IF(AND([.B220]&gt;=[.J220];[.B220]&lt;=[.K22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7" calcext:value-type="float">
            <text:p>25.37</text:p>
          </table:table-cell>
          <table:table-cell office:value-type="float" office:value="24.2662010192871" calcext:value-type="float">
            <text:p>24.2662010192871</text:p>
          </table:table-cell>
          <table:table-cell office:value-type="float" office:value="5.08834457397461" calcext:value-type="float">
            <text:p>5.08834457397461</text:p>
          </table:table-cell>
          <table:table-cell table:formula="of:=[.C221]-[.D221]" office:value-type="float" office:value="19.1778564453125" calcext:value-type="float">
            <text:p>19.1778564453125</text:p>
          </table:table-cell>
          <table:table-cell office:value-type="float" office:value="29.3545455932617" calcext:value-type="float">
            <text:p>29.3545455932617</text:p>
          </table:table-cell>
          <table:table-cell table:formula="of:=IF(AND([.B221]&gt;=[.E221];[.B221]&lt;=[.F221]);0;1)" office:value-type="float" office:value="0" calcext:value-type="float">
            <text:p>0</text:p>
          </table:table-cell>
          <table:table-cell table:formula="of:=([.B221]-[.C221])^2" office:value-type="float" office:value="1.21837218982282" calcext:value-type="float">
            <text:p>1.21837218982282</text:p>
          </table:table-cell>
          <table:table-cell table:formula="of:=[.I220]" office:value-type="float" office:value="11.9122295431623" calcext:value-type="float">
            <text:p>11.9122295431623</text:p>
          </table:table-cell>
          <table:table-cell table:formula="of:=[.C221]-[.I221]" office:value-type="float" office:value="12.3539714761248" calcext:value-type="float">
            <text:p>12.3539714761248</text:p>
          </table:table-cell>
          <table:table-cell table:formula="of:=[.C221]+[.J221]" office:value-type="float" office:value="36.6201724954119" calcext:value-type="float">
            <text:p>36.6201724954119</text:p>
          </table:table-cell>
          <table:table-cell table:formula="of:=IF(AND([.B221]&gt;=[.J221];[.B221]&lt;=[.K22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.86" calcext:value-type="float">
            <text:p>40.86</text:p>
          </table:table-cell>
          <table:table-cell office:value-type="float" office:value="40.4891929626465" calcext:value-type="float">
            <text:p>40.4891929626465</text:p>
          </table:table-cell>
          <table:table-cell office:value-type="float" office:value="9.3084774017334" calcext:value-type="float">
            <text:p>9.3084774017334</text:p>
          </table:table-cell>
          <table:table-cell table:formula="of:=[.C222]-[.D222]" office:value-type="float" office:value="31.1807155609131" calcext:value-type="float">
            <text:p>31.1807155609131</text:p>
          </table:table-cell>
          <table:table-cell office:value-type="float" office:value="49.7976703643799" calcext:value-type="float">
            <text:p>49.7976703643799</text:p>
          </table:table-cell>
          <table:table-cell table:formula="of:=IF(AND([.B222]&gt;=[.E222];[.B222]&lt;=[.F222]);0;1)" office:value-type="float" office:value="0" calcext:value-type="float">
            <text:p>0</text:p>
          </table:table-cell>
          <table:table-cell table:formula="of:=([.B222]-[.C222])^2" office:value-type="float" office:value="0.137497858950891" calcext:value-type="float">
            <text:p>0.137497858950891</text:p>
          </table:table-cell>
          <table:table-cell table:formula="of:=[.I221]" office:value-type="float" office:value="11.9122295431623" calcext:value-type="float">
            <text:p>11.9122295431623</text:p>
          </table:table-cell>
          <table:table-cell table:formula="of:=[.C222]-[.I222]" office:value-type="float" office:value="28.5769634194842" calcext:value-type="float">
            <text:p>28.5769634194842</text:p>
          </table:table-cell>
          <table:table-cell table:formula="of:=[.C222]+[.J222]" office:value-type="float" office:value="69.0661563821307" calcext:value-type="float">
            <text:p>69.0661563821307</text:p>
          </table:table-cell>
          <table:table-cell table:formula="of:=IF(AND([.B222]&gt;=[.J222];[.B222]&lt;=[.K22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1.41" calcext:value-type="float">
            <text:p>41.41</text:p>
          </table:table-cell>
          <table:table-cell office:value-type="float" office:value="34.916187286377" calcext:value-type="float">
            <text:p>34.916187286377</text:p>
          </table:table-cell>
          <table:table-cell office:value-type="float" office:value="9.4514217376709" calcext:value-type="float">
            <text:p>9.4514217376709</text:p>
          </table:table-cell>
          <table:table-cell table:formula="of:=[.C223]-[.D223]" office:value-type="float" office:value="25.4647655487061" calcext:value-type="float">
            <text:p>25.4647655487061</text:p>
          </table:table-cell>
          <table:table-cell office:value-type="float" office:value="44.3676090240479" calcext:value-type="float">
            <text:p>44.3676090240479</text:p>
          </table:table-cell>
          <table:table-cell table:formula="of:=IF(AND([.B223]&gt;=[.E223];[.B223]&lt;=[.F223]);0;1)" office:value-type="float" office:value="0" calcext:value-type="float">
            <text:p>0</text:p>
          </table:table-cell>
          <table:table-cell table:formula="of:=([.B223]-[.C223])^2" office:value-type="float" office:value="42.1696035596123" calcext:value-type="float">
            <text:p>42.1696035596123</text:p>
          </table:table-cell>
          <table:table-cell table:formula="of:=[.I222]" office:value-type="float" office:value="11.9122295431623" calcext:value-type="float">
            <text:p>11.9122295431623</text:p>
          </table:table-cell>
          <table:table-cell table:formula="of:=[.C223]-[.I223]" office:value-type="float" office:value="23.0039577432147" calcext:value-type="float">
            <text:p>23.0039577432147</text:p>
          </table:table-cell>
          <table:table-cell table:formula="of:=[.C223]+[.J223]" office:value-type="float" office:value="57.9201450295916" calcext:value-type="float">
            <text:p>57.9201450295916</text:p>
          </table:table-cell>
          <table:table-cell table:formula="of:=IF(AND([.B223]&gt;=[.J223];[.B223]&lt;=[.K22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.02" calcext:value-type="float">
            <text:p>64.02</text:p>
          </table:table-cell>
          <table:table-cell office:value-type="float" office:value="47.3149719238281" calcext:value-type="float">
            <text:p>47.3149719238281</text:p>
          </table:table-cell>
          <table:table-cell office:value-type="float" office:value="10.540735244751" calcext:value-type="float">
            <text:p>10.540735244751</text:p>
          </table:table-cell>
          <table:table-cell table:formula="of:=[.C224]-[.D224]" office:value-type="float" office:value="36.7742366790771" calcext:value-type="float">
            <text:p>36.7742366790771</text:p>
          </table:table-cell>
          <table:table-cell office:value-type="float" office:value="57.8557071685791" calcext:value-type="float">
            <text:p>57.8557071685791</text:p>
          </table:table-cell>
          <table:table-cell table:formula="of:=IF(AND([.B224]&gt;=[.E224];[.B224]&lt;=[.F224]);0;1)" office:value-type="float" office:value="1" calcext:value-type="float">
            <text:p>1</text:p>
          </table:table-cell>
          <table:table-cell table:formula="of:=([.B224]-[.C224])^2" office:value-type="float" office:value="279.05796302569" calcext:value-type="float">
            <text:p>279.05796302569</text:p>
          </table:table-cell>
          <table:table-cell table:formula="of:=[.I223]" office:value-type="float" office:value="11.9122295431623" calcext:value-type="float">
            <text:p>11.9122295431623</text:p>
          </table:table-cell>
          <table:table-cell table:formula="of:=[.C224]-[.I224]" office:value-type="float" office:value="35.4027423806659" calcext:value-type="float">
            <text:p>35.4027423806659</text:p>
          </table:table-cell>
          <table:table-cell table:formula="of:=[.C224]+[.J224]" office:value-type="float" office:value="82.717714304494" calcext:value-type="float">
            <text:p>82.717714304494</text:p>
          </table:table-cell>
          <table:table-cell table:formula="of:=IF(AND([.B224]&gt;=[.J224];[.B224]&lt;=[.K22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49" calcext:value-type="float">
            <text:p>8.49</text:p>
          </table:table-cell>
          <table:table-cell office:value-type="float" office:value="18.2546253204346" calcext:value-type="float">
            <text:p>18.2546253204346</text:p>
          </table:table-cell>
          <table:table-cell office:value-type="float" office:value="3.93756628036499" calcext:value-type="float">
            <text:p>3.93756628036499</text:p>
          </table:table-cell>
          <table:table-cell table:formula="of:=[.C225]-[.D225]" office:value-type="float" office:value="14.3170590400696" calcext:value-type="float">
            <text:p>14.3170590400696</text:p>
          </table:table-cell>
          <table:table-cell office:value-type="float" office:value="22.1921916007996" calcext:value-type="float">
            <text:p>22.1921916007996</text:p>
          </table:table-cell>
          <table:table-cell table:formula="of:=IF(AND([.B225]&gt;=[.E225];[.B225]&lt;=[.F225]);0;1)" office:value-type="float" office:value="1" calcext:value-type="float">
            <text:p>1</text:p>
          </table:table-cell>
          <table:table-cell table:formula="of:=([.B225]-[.C225])^2" office:value-type="float" office:value="95.3479076484719" calcext:value-type="float">
            <text:p>95.3479076484719</text:p>
          </table:table-cell>
          <table:table-cell table:formula="of:=[.I224]" office:value-type="float" office:value="11.9122295431623" calcext:value-type="float">
            <text:p>11.9122295431623</text:p>
          </table:table-cell>
          <table:table-cell table:formula="of:=[.C225]-[.I225]" office:value-type="float" office:value="6.3423957772723" calcext:value-type="float">
            <text:p>6.3423957772723</text:p>
          </table:table-cell>
          <table:table-cell table:formula="of:=[.C225]+[.J225]" office:value-type="float" office:value="24.5970210977069" calcext:value-type="float">
            <text:p>24.5970210977069</text:p>
          </table:table-cell>
          <table:table-cell table:formula="of:=IF(AND([.B225]&gt;=[.J225];[.B225]&lt;=[.K22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.27" calcext:value-type="float">
            <text:p>39.27</text:p>
          </table:table-cell>
          <table:table-cell office:value-type="float" office:value="39.826545715332" calcext:value-type="float">
            <text:p>39.826545715332</text:p>
          </table:table-cell>
          <table:table-cell office:value-type="float" office:value="10.3447570800781" calcext:value-type="float">
            <text:p>10.3447570800781</text:p>
          </table:table-cell>
          <table:table-cell table:formula="of:=[.C226]-[.D226]" office:value-type="float" office:value="29.4817886352539" calcext:value-type="float">
            <text:p>29.4817886352539</text:p>
          </table:table-cell>
          <table:table-cell office:value-type="float" office:value="50.1713027954102" calcext:value-type="float">
            <text:p>50.1713027954102</text:p>
          </table:table-cell>
          <table:table-cell table:formula="of:=IF(AND([.B226]&gt;=[.E226];[.B226]&lt;=[.F226]);0;1)" office:value-type="float" office:value="0" calcext:value-type="float">
            <text:p>0</text:p>
          </table:table-cell>
          <table:table-cell table:formula="of:=([.B226]-[.C226])^2" office:value-type="float" office:value="0.309743133254439" calcext:value-type="float">
            <text:p>0.309743133254439</text:p>
          </table:table-cell>
          <table:table-cell table:formula="of:=[.I225]" office:value-type="float" office:value="11.9122295431623" calcext:value-type="float">
            <text:p>11.9122295431623</text:p>
          </table:table-cell>
          <table:table-cell table:formula="of:=[.C226]-[.I226]" office:value-type="float" office:value="27.9143161721698" calcext:value-type="float">
            <text:p>27.9143161721698</text:p>
          </table:table-cell>
          <table:table-cell table:formula="of:=[.C226]+[.J226]" office:value-type="float" office:value="67.7408618875018" calcext:value-type="float">
            <text:p>67.7408618875018</text:p>
          </table:table-cell>
          <table:table-cell table:formula="of:=IF(AND([.B226]&gt;=[.J226];[.B226]&lt;=[.K22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.86" calcext:value-type="float">
            <text:p>40.86</text:p>
          </table:table-cell>
          <table:table-cell office:value-type="float" office:value="27.4608879089355" calcext:value-type="float">
            <text:p>27.4608879089355</text:p>
          </table:table-cell>
          <table:table-cell office:value-type="float" office:value="6.10873174667358" calcext:value-type="float">
            <text:p>6.10873174667358</text:p>
          </table:table-cell>
          <table:table-cell table:formula="of:=[.C227]-[.D227]" office:value-type="float" office:value="21.352156162262" calcext:value-type="float">
            <text:p>21.352156162262</text:p>
          </table:table-cell>
          <table:table-cell office:value-type="float" office:value="33.5696196556091" calcext:value-type="float">
            <text:p>33.5696196556091</text:p>
          </table:table-cell>
          <table:table-cell table:formula="of:=IF(AND([.B227]&gt;=[.E227];[.B227]&lt;=[.F227]);0;1)" office:value-type="float" office:value="1" calcext:value-type="float">
            <text:p>1</text:p>
          </table:table-cell>
          <table:table-cell table:formula="of:=([.B227]-[.C227])^2" office:value-type="float" office:value="179.53620482891" calcext:value-type="float">
            <text:p>179.53620482891</text:p>
          </table:table-cell>
          <table:table-cell table:formula="of:=[.I226]" office:value-type="float" office:value="11.9122295431623" calcext:value-type="float">
            <text:p>11.9122295431623</text:p>
          </table:table-cell>
          <table:table-cell table:formula="of:=[.C227]-[.I227]" office:value-type="float" office:value="15.5486583657733" calcext:value-type="float">
            <text:p>15.5486583657733</text:p>
          </table:table-cell>
          <table:table-cell table:formula="of:=[.C227]+[.J227]" office:value-type="float" office:value="43.0095462747088" calcext:value-type="float">
            <text:p>43.0095462747088</text:p>
          </table:table-cell>
          <table:table-cell table:formula="of:=IF(AND([.B227]&gt;=[.J227];[.B227]&lt;=[.K22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3.46" calcext:value-type="float">
            <text:p>53.46</text:p>
          </table:table-cell>
          <table:table-cell office:value-type="float" office:value="46.7427215576172" calcext:value-type="float">
            <text:p>46.7427215576172</text:p>
          </table:table-cell>
          <table:table-cell office:value-type="float" office:value="14.0141677856445" calcext:value-type="float">
            <text:p>14.0141677856445</text:p>
          </table:table-cell>
          <table:table-cell table:formula="of:=[.C228]-[.D228]" office:value-type="float" office:value="32.7285537719727" calcext:value-type="float">
            <text:p>32.7285537719727</text:p>
          </table:table-cell>
          <table:table-cell office:value-type="float" office:value="60.7568893432617" calcext:value-type="float">
            <text:p>60.7568893432617</text:p>
          </table:table-cell>
          <table:table-cell table:formula="of:=IF(AND([.B228]&gt;=[.E228];[.B228]&lt;=[.F228]);0;1)" office:value-type="float" office:value="0" calcext:value-type="float">
            <text:p>0</text:p>
          </table:table-cell>
          <table:table-cell table:formula="of:=([.B228]-[.C228])^2" office:value-type="float" office:value="45.1218296725009" calcext:value-type="float">
            <text:p>45.1218296725009</text:p>
          </table:table-cell>
          <table:table-cell table:formula="of:=[.I227]" office:value-type="float" office:value="11.9122295431623" calcext:value-type="float">
            <text:p>11.9122295431623</text:p>
          </table:table-cell>
          <table:table-cell table:formula="of:=[.C228]-[.I228]" office:value-type="float" office:value="34.8304920144549" calcext:value-type="float">
            <text:p>34.8304920144549</text:p>
          </table:table-cell>
          <table:table-cell table:formula="of:=[.C228]+[.J228]" office:value-type="float" office:value="81.5732135720721" calcext:value-type="float">
            <text:p>81.5732135720721</text:p>
          </table:table-cell>
          <table:table-cell table:formula="of:=IF(AND([.B228]&gt;=[.J228];[.B228]&lt;=[.K22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.42" calcext:value-type="float">
            <text:p>37.42</text:p>
          </table:table-cell>
          <table:table-cell office:value-type="float" office:value="34.711540222168" calcext:value-type="float">
            <text:p>34.711540222168</text:p>
          </table:table-cell>
          <table:table-cell office:value-type="float" office:value="7.86177492141724" calcext:value-type="float">
            <text:p>7.86177492141724</text:p>
          </table:table-cell>
          <table:table-cell table:formula="of:=[.C229]-[.D229]" office:value-type="float" office:value="26.8497653007507" calcext:value-type="float">
            <text:p>26.8497653007507</text:p>
          </table:table-cell>
          <table:table-cell office:value-type="float" office:value="42.5733151435852" calcext:value-type="float">
            <text:p>42.5733151435852</text:p>
          </table:table-cell>
          <table:table-cell table:formula="of:=IF(AND([.B229]&gt;=[.E229];[.B229]&lt;=[.F229]);0;1)" office:value-type="float" office:value="0" calcext:value-type="float">
            <text:p>0</text:p>
          </table:table-cell>
          <table:table-cell table:formula="of:=([.B229]-[.C229])^2" office:value-type="float" office:value="7.33575436813395" calcext:value-type="float">
            <text:p>7.33575436813395</text:p>
          </table:table-cell>
          <table:table-cell table:formula="of:=[.I228]" office:value-type="float" office:value="11.9122295431623" calcext:value-type="float">
            <text:p>11.9122295431623</text:p>
          </table:table-cell>
          <table:table-cell table:formula="of:=[.C229]-[.I229]" office:value-type="float" office:value="22.7993106790057" calcext:value-type="float">
            <text:p>22.7993106790057</text:p>
          </table:table-cell>
          <table:table-cell table:formula="of:=[.C229]+[.J229]" office:value-type="float" office:value="57.5108509011737" calcext:value-type="float">
            <text:p>57.5108509011737</text:p>
          </table:table-cell>
          <table:table-cell table:formula="of:=IF(AND([.B229]&gt;=[.J229];[.B229]&lt;=[.K22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97" calcext:value-type="float">
            <text:p>20.97</text:p>
          </table:table-cell>
          <table:table-cell office:value-type="float" office:value="18.480489730835" calcext:value-type="float">
            <text:p>18.480489730835</text:p>
          </table:table-cell>
          <table:table-cell office:value-type="float" office:value="3.14815521240234" calcext:value-type="float">
            <text:p>3.14815521240234</text:p>
          </table:table-cell>
          <table:table-cell table:formula="of:=[.C230]-[.D230]" office:value-type="float" office:value="15.3323345184326" calcext:value-type="float">
            <text:p>15.3323345184326</text:p>
          </table:table-cell>
          <table:table-cell office:value-type="float" office:value="21.6286449432373" calcext:value-type="float">
            <text:p>21.6286449432373</text:p>
          </table:table-cell>
          <table:table-cell table:formula="of:=IF(AND([.B230]&gt;=[.E230];[.B230]&lt;=[.F230]);0;1)" office:value-type="float" office:value="0" calcext:value-type="float">
            <text:p>0</text:p>
          </table:table-cell>
          <table:table-cell table:formula="of:=([.B230]-[.C230])^2" office:value-type="float" office:value="6.19766138027818" calcext:value-type="float">
            <text:p>6.19766138027818</text:p>
          </table:table-cell>
          <table:table-cell table:formula="of:=[.I229]" office:value-type="float" office:value="11.9122295431623" calcext:value-type="float">
            <text:p>11.9122295431623</text:p>
          </table:table-cell>
          <table:table-cell table:formula="of:=[.C230]-[.I230]" office:value-type="float" office:value="6.56826018767269" calcext:value-type="float">
            <text:p>6.56826018767269</text:p>
          </table:table-cell>
          <table:table-cell table:formula="of:=[.C230]+[.J230]" office:value-type="float" office:value="25.0487499185077" calcext:value-type="float">
            <text:p>25.0487499185077</text:p>
          </table:table-cell>
          <table:table-cell table:formula="of:=IF(AND([.B230]&gt;=[.J230];[.B230]&lt;=[.K23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.99" calcext:value-type="float">
            <text:p>24.99</text:p>
          </table:table-cell>
          <table:table-cell office:value-type="float" office:value="21.2856502532959" calcext:value-type="float">
            <text:p>21.2856502532959</text:p>
          </table:table-cell>
          <table:table-cell office:value-type="float" office:value="5.26707124710083" calcext:value-type="float">
            <text:p>5.26707124710083</text:p>
          </table:table-cell>
          <table:table-cell table:formula="of:=[.C231]-[.D231]" office:value-type="float" office:value="16.0185790061951" calcext:value-type="float">
            <text:p>16.0185790061951</text:p>
          </table:table-cell>
          <table:table-cell office:value-type="float" office:value="26.5527215003967" calcext:value-type="float">
            <text:p>26.5527215003967</text:p>
          </table:table-cell>
          <table:table-cell table:formula="of:=IF(AND([.B231]&gt;=[.E231];[.B231]&lt;=[.F231]);0;1)" office:value-type="float" office:value="0" calcext:value-type="float">
            <text:p>0</text:p>
          </table:table-cell>
          <table:table-cell table:formula="of:=([.B231]-[.C231])^2" office:value-type="float" office:value="13.7222070459067" calcext:value-type="float">
            <text:p>13.7222070459067</text:p>
          </table:table-cell>
          <table:table-cell table:formula="of:=[.I230]" office:value-type="float" office:value="11.9122295431623" calcext:value-type="float">
            <text:p>11.9122295431623</text:p>
          </table:table-cell>
          <table:table-cell table:formula="of:=[.C231]-[.I231]" office:value-type="float" office:value="9.37342071013363" calcext:value-type="float">
            <text:p>9.37342071013363</text:p>
          </table:table-cell>
          <table:table-cell table:formula="of:=[.C231]+[.J231]" office:value-type="float" office:value="30.6590709634295" calcext:value-type="float">
            <text:p>30.6590709634295</text:p>
          </table:table-cell>
          <table:table-cell table:formula="of:=IF(AND([.B231]&gt;=[.J231];[.B231]&lt;=[.K23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.05" calcext:value-type="float">
            <text:p>41.05</text:p>
          </table:table-cell>
          <table:table-cell office:value-type="float" office:value="41.9484443664551" calcext:value-type="float">
            <text:p>41.9484443664551</text:p>
          </table:table-cell>
          <table:table-cell office:value-type="float" office:value="10.5878257751465" calcext:value-type="float">
            <text:p>10.5878257751465</text:p>
          </table:table-cell>
          <table:table-cell table:formula="of:=[.C232]-[.D232]" office:value-type="float" office:value="31.3606185913086" calcext:value-type="float">
            <text:p>31.3606185913086</text:p>
          </table:table-cell>
          <table:table-cell office:value-type="float" office:value="52.5362701416016" calcext:value-type="float">
            <text:p>52.5362701416016</text:p>
          </table:table-cell>
          <table:table-cell table:formula="of:=IF(AND([.B232]&gt;=[.E232];[.B232]&lt;=[.F232]);0;1)" office:value-type="float" office:value="0" calcext:value-type="float">
            <text:p>0</text:p>
          </table:table-cell>
          <table:table-cell table:formula="of:=([.B232]-[.C232])^2" office:value-type="float" office:value="0.807202279614872" calcext:value-type="float">
            <text:p>0.807202279614872</text:p>
          </table:table-cell>
          <table:table-cell table:formula="of:=[.I231]" office:value-type="float" office:value="11.9122295431623" calcext:value-type="float">
            <text:p>11.9122295431623</text:p>
          </table:table-cell>
          <table:table-cell table:formula="of:=[.C232]-[.I232]" office:value-type="float" office:value="30.0362148232928" calcext:value-type="float">
            <text:p>30.0362148232928</text:p>
          </table:table-cell>
          <table:table-cell table:formula="of:=[.C232]+[.J232]" office:value-type="float" office:value="71.9846591897479" calcext:value-type="float">
            <text:p>71.9846591897479</text:p>
          </table:table-cell>
          <table:table-cell table:formula="of:=IF(AND([.B232]&gt;=[.J232];[.B232]&lt;=[.K23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.12" calcext:value-type="float">
            <text:p>30.12</text:p>
          </table:table-cell>
          <table:table-cell office:value-type="float" office:value="35.4974136352539" calcext:value-type="float">
            <text:p>35.4974136352539</text:p>
          </table:table-cell>
          <table:table-cell office:value-type="float" office:value="7.3549222946167" calcext:value-type="float">
            <text:p>7.3549222946167</text:p>
          </table:table-cell>
          <table:table-cell table:formula="of:=[.C233]-[.D233]" office:value-type="float" office:value="28.1424913406372" calcext:value-type="float">
            <text:p>28.1424913406372</text:p>
          </table:table-cell>
          <table:table-cell office:value-type="float" office:value="42.8523359298706" calcext:value-type="float">
            <text:p>42.8523359298706</text:p>
          </table:table-cell>
          <table:table-cell table:formula="of:=IF(AND([.B233]&gt;=[.E233];[.B233]&lt;=[.F233]);0;1)" office:value-type="float" office:value="0" calcext:value-type="float">
            <text:p>0</text:p>
          </table:table-cell>
          <table:table-cell table:formula="of:=([.B233]-[.C233])^2" office:value-type="float" office:value="28.9165774046146" calcext:value-type="float">
            <text:p>28.9165774046146</text:p>
          </table:table-cell>
          <table:table-cell table:formula="of:=[.I232]" office:value-type="float" office:value="11.9122295431623" calcext:value-type="float">
            <text:p>11.9122295431623</text:p>
          </table:table-cell>
          <table:table-cell table:formula="of:=[.C233]-[.I233]" office:value-type="float" office:value="23.5851840920916" calcext:value-type="float">
            <text:p>23.5851840920916</text:p>
          </table:table-cell>
          <table:table-cell table:formula="of:=[.C233]+[.J233]" office:value-type="float" office:value="59.0825977273456" calcext:value-type="float">
            <text:p>59.0825977273456</text:p>
          </table:table-cell>
          <table:table-cell table:formula="of:=IF(AND([.B233]&gt;=[.J233];[.B233]&lt;=[.K23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3.21" calcext:value-type="float">
            <text:p>33.21</text:p>
          </table:table-cell>
          <table:table-cell office:value-type="float" office:value="31.3269805908203" calcext:value-type="float">
            <text:p>31.3269805908203</text:p>
          </table:table-cell>
          <table:table-cell office:value-type="float" office:value="7.51952695846558" calcext:value-type="float">
            <text:p>7.51952695846558</text:p>
          </table:table-cell>
          <table:table-cell table:formula="of:=[.C234]-[.D234]" office:value-type="float" office:value="23.8074536323547" calcext:value-type="float">
            <text:p>23.8074536323547</text:p>
          </table:table-cell>
          <table:table-cell office:value-type="float" office:value="38.8465075492859" calcext:value-type="float">
            <text:p>38.8465075492859</text:p>
          </table:table-cell>
          <table:table-cell table:formula="of:=IF(AND([.B234]&gt;=[.E234];[.B234]&lt;=[.F234]);0;1)" office:value-type="float" office:value="0" calcext:value-type="float">
            <text:p>0</text:p>
          </table:table-cell>
          <table:table-cell table:formula="of:=([.B234]-[.C234])^2" office:value-type="float" office:value="3.54576209534742" calcext:value-type="float">
            <text:p>3.54576209534742</text:p>
          </table:table-cell>
          <table:table-cell table:formula="of:=[.I233]" office:value-type="float" office:value="11.9122295431623" calcext:value-type="float">
            <text:p>11.9122295431623</text:p>
          </table:table-cell>
          <table:table-cell table:formula="of:=[.C234]-[.I234]" office:value-type="float" office:value="19.414751047658" calcext:value-type="float">
            <text:p>19.414751047658</text:p>
          </table:table-cell>
          <table:table-cell table:formula="of:=[.C234]+[.J234]" office:value-type="float" office:value="50.7417316384784" calcext:value-type="float">
            <text:p>50.7417316384784</text:p>
          </table:table-cell>
          <table:table-cell table:formula="of:=IF(AND([.B234]&gt;=[.J234];[.B234]&lt;=[.K23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.85" calcext:value-type="float">
            <text:p>23.85</text:p>
          </table:table-cell>
          <table:table-cell office:value-type="float" office:value="34.3134574890137" calcext:value-type="float">
            <text:p>34.3134574890137</text:p>
          </table:table-cell>
          <table:table-cell office:value-type="float" office:value="6.80868291854858" calcext:value-type="float">
            <text:p>6.80868291854858</text:p>
          </table:table-cell>
          <table:table-cell table:formula="of:=[.C235]-[.D235]" office:value-type="float" office:value="27.5047745704651" calcext:value-type="float">
            <text:p>27.5047745704651</text:p>
          </table:table-cell>
          <table:table-cell office:value-type="float" office:value="41.1221404075623" calcext:value-type="float">
            <text:p>41.1221404075623</text:p>
          </table:table-cell>
          <table:table-cell table:formula="of:=IF(AND([.B235]&gt;=[.E235];[.B235]&lt;=[.F235]);0;1)" office:value-type="float" office:value="1" calcext:value-type="float">
            <text:p>1</text:p>
          </table:table-cell>
          <table:table-cell table:formula="of:=([.B235]-[.C235])^2" office:value-type="float" office:value="109.483942624396" calcext:value-type="float">
            <text:p>109.483942624396</text:p>
          </table:table-cell>
          <table:table-cell table:formula="of:=[.I234]" office:value-type="float" office:value="11.9122295431623" calcext:value-type="float">
            <text:p>11.9122295431623</text:p>
          </table:table-cell>
          <table:table-cell table:formula="of:=[.C235]-[.I235]" office:value-type="float" office:value="22.4012279458514" calcext:value-type="float">
            <text:p>22.4012279458514</text:p>
          </table:table-cell>
          <table:table-cell table:formula="of:=[.C235]+[.J235]" office:value-type="float" office:value="56.7146854348651" calcext:value-type="float">
            <text:p>56.7146854348651</text:p>
          </table:table-cell>
          <table:table-cell table:formula="of:=IF(AND([.B235]&gt;=[.J235];[.B235]&lt;=[.K23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1.64" calcext:value-type="float">
            <text:p>41.64</text:p>
          </table:table-cell>
          <table:table-cell office:value-type="float" office:value="45.5612945556641" calcext:value-type="float">
            <text:p>45.5612945556641</text:p>
          </table:table-cell>
          <table:table-cell office:value-type="float" office:value="9.58535003662109" calcext:value-type="float">
            <text:p>9.58535003662109</text:p>
          </table:table-cell>
          <table:table-cell table:formula="of:=[.C236]-[.D236]" office:value-type="float" office:value="35.975944519043" calcext:value-type="float">
            <text:p>35.975944519043</text:p>
          </table:table-cell>
          <table:table-cell office:value-type="float" office:value="55.1466445922852" calcext:value-type="float">
            <text:p>55.1466445922852</text:p>
          </table:table-cell>
          <table:table-cell table:formula="of:=IF(AND([.B236]&gt;=[.E236];[.B236]&lt;=[.F236]);0;1)" office:value-type="float" office:value="0" calcext:value-type="float">
            <text:p>0</text:p>
          </table:table-cell>
          <table:table-cell table:formula="of:=([.B236]-[.C236])^2" office:value-type="float" office:value="15.3765509922806" calcext:value-type="float">
            <text:p>15.3765509922806</text:p>
          </table:table-cell>
          <table:table-cell table:formula="of:=[.I235]" office:value-type="float" office:value="11.9122295431623" calcext:value-type="float">
            <text:p>11.9122295431623</text:p>
          </table:table-cell>
          <table:table-cell table:formula="of:=[.C236]-[.I236]" office:value-type="float" office:value="33.6490650125018" calcext:value-type="float">
            <text:p>33.6490650125018</text:p>
          </table:table-cell>
          <table:table-cell table:formula="of:=[.C236]+[.J236]" office:value-type="float" office:value="79.2103595681659" calcext:value-type="float">
            <text:p>79.2103595681659</text:p>
          </table:table-cell>
          <table:table-cell table:formula="of:=IF(AND([.B236]&gt;=[.J236];[.B236]&lt;=[.K23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5.7" calcext:value-type="float">
            <text:p>45.7</text:p>
          </table:table-cell>
          <table:table-cell office:value-type="float" office:value="40.1266098022461" calcext:value-type="float">
            <text:p>40.1266098022461</text:p>
          </table:table-cell>
          <table:table-cell office:value-type="float" office:value="7.723304271698" calcext:value-type="float">
            <text:p>7.723304271698</text:p>
          </table:table-cell>
          <table:table-cell table:formula="of:=[.C237]-[.D237]" office:value-type="float" office:value="32.4033055305481" calcext:value-type="float">
            <text:p>32.4033055305481</text:p>
          </table:table-cell>
          <table:table-cell office:value-type="float" office:value="47.8499140739441" calcext:value-type="float">
            <text:p>47.8499140739441</text:p>
          </table:table-cell>
          <table:table-cell table:formula="of:=IF(AND([.B237]&gt;=[.E237];[.B237]&lt;=[.F237]);0;1)" office:value-type="float" office:value="0" calcext:value-type="float">
            <text:p>0</text:p>
          </table:table-cell>
          <table:table-cell table:formula="of:=([.B237]-[.C237])^2" office:value-type="float" office:value="31.0626782964194" calcext:value-type="float">
            <text:p>31.0626782964194</text:p>
          </table:table-cell>
          <table:table-cell table:formula="of:=[.I236]" office:value-type="float" office:value="11.9122295431623" calcext:value-type="float">
            <text:p>11.9122295431623</text:p>
          </table:table-cell>
          <table:table-cell table:formula="of:=[.C237]-[.I237]" office:value-type="float" office:value="28.2143802590838" calcext:value-type="float">
            <text:p>28.2143802590838</text:p>
          </table:table-cell>
          <table:table-cell table:formula="of:=[.C237]+[.J237]" office:value-type="float" office:value="68.3409900613299" calcext:value-type="float">
            <text:p>68.3409900613299</text:p>
          </table:table-cell>
          <table:table-cell table:formula="of:=IF(AND([.B237]&gt;=[.J237];[.B237]&lt;=[.K23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.93" calcext:value-type="float">
            <text:p>40.93</text:p>
          </table:table-cell>
          <table:table-cell office:value-type="float" office:value="45.537670135498" calcext:value-type="float">
            <text:p>45.537670135498</text:p>
          </table:table-cell>
          <table:table-cell office:value-type="float" office:value="9.95095062255859" calcext:value-type="float">
            <text:p>9.95095062255859</text:p>
          </table:table-cell>
          <table:table-cell table:formula="of:=[.C238]-[.D238]" office:value-type="float" office:value="35.5867195129395" calcext:value-type="float">
            <text:p>35.5867195129395</text:p>
          </table:table-cell>
          <table:table-cell office:value-type="float" office:value="55.4886207580566" calcext:value-type="float">
            <text:p>55.4886207580566</text:p>
          </table:table-cell>
          <table:table-cell table:formula="of:=IF(AND([.B238]&gt;=[.E238];[.B238]&lt;=[.F238]);0;1)" office:value-type="float" office:value="0" calcext:value-type="float">
            <text:p>0</text:p>
          </table:table-cell>
          <table:table-cell table:formula="of:=([.B238]-[.C238])^2" office:value-type="float" office:value="21.2306240775606" calcext:value-type="float">
            <text:p>21.2306240775606</text:p>
          </table:table-cell>
          <table:table-cell table:formula="of:=[.I237]" office:value-type="float" office:value="11.9122295431623" calcext:value-type="float">
            <text:p>11.9122295431623</text:p>
          </table:table-cell>
          <table:table-cell table:formula="of:=[.C238]-[.I238]" office:value-type="float" office:value="33.6254405923358" calcext:value-type="float">
            <text:p>33.6254405923358</text:p>
          </table:table-cell>
          <table:table-cell table:formula="of:=[.C238]+[.J238]" office:value-type="float" office:value="79.1631107278338" calcext:value-type="float">
            <text:p>79.1631107278338</text:p>
          </table:table-cell>
          <table:table-cell table:formula="of:=IF(AND([.B238]&gt;=[.J238];[.B238]&lt;=[.K23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4.17" calcext:value-type="float">
            <text:p>74.17</text:p>
          </table:table-cell>
          <table:table-cell office:value-type="float" office:value="60.7001533508301" calcext:value-type="float">
            <text:p>60.7001533508301</text:p>
          </table:table-cell>
          <table:table-cell office:value-type="float" office:value="10.9324789047241" calcext:value-type="float">
            <text:p>10.9324789047241</text:p>
          </table:table-cell>
          <table:table-cell table:formula="of:=[.C239]-[.D239]" office:value-type="float" office:value="49.767674446106" calcext:value-type="float">
            <text:p>49.767674446106</text:p>
          </table:table-cell>
          <table:table-cell office:value-type="float" office:value="71.6326322555542" calcext:value-type="float">
            <text:p>71.6326322555542</text:p>
          </table:table-cell>
          <table:table-cell table:formula="of:=IF(AND([.B239]&gt;=[.E239];[.B239]&lt;=[.F239]);0;1)" office:value-type="float" office:value="1" calcext:value-type="float">
            <text:p>1</text:p>
          </table:table-cell>
          <table:table-cell table:formula="of:=([.B239]-[.C239])^2" office:value-type="float" office:value="181.436768752154" calcext:value-type="float">
            <text:p>181.436768752154</text:p>
          </table:table-cell>
          <table:table-cell table:formula="of:=[.I238]" office:value-type="float" office:value="11.9122295431623" calcext:value-type="float">
            <text:p>11.9122295431623</text:p>
          </table:table-cell>
          <table:table-cell table:formula="of:=[.C239]-[.I239]" office:value-type="float" office:value="48.7879238076678" calcext:value-type="float">
            <text:p>48.7879238076678</text:p>
          </table:table-cell>
          <table:table-cell table:formula="of:=[.C239]+[.J239]" office:value-type="float" office:value="109.488077158498" calcext:value-type="float">
            <text:p>109.488077158498</text:p>
          </table:table-cell>
          <table:table-cell table:formula="of:=IF(AND([.B239]&gt;=[.J239];[.B239]&lt;=[.K23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.29" calcext:value-type="float">
            <text:p>60.29</text:p>
          </table:table-cell>
          <table:table-cell office:value-type="float" office:value="60.843620300293" calcext:value-type="float">
            <text:p>60.843620300293</text:p>
          </table:table-cell>
          <table:table-cell office:value-type="float" office:value="11.951000213623" calcext:value-type="float">
            <text:p>11.951000213623</text:p>
          </table:table-cell>
          <table:table-cell table:formula="of:=[.C240]-[.D240]" office:value-type="float" office:value="48.8926200866699" calcext:value-type="float">
            <text:p>48.8926200866699</text:p>
          </table:table-cell>
          <table:table-cell office:value-type="float" office:value="72.794620513916" calcext:value-type="float">
            <text:p>72.794620513916</text:p>
          </table:table-cell>
          <table:table-cell table:formula="of:=IF(AND([.B240]&gt;=[.E240];[.B240]&lt;=[.F240]);0;1)" office:value-type="float" office:value="0" calcext:value-type="float">
            <text:p>0</text:p>
          </table:table-cell>
          <table:table-cell table:formula="of:=([.B240]-[.C240])^2" office:value-type="float" office:value="0.306495436896478" calcext:value-type="float">
            <text:p>0.306495436896478</text:p>
          </table:table-cell>
          <table:table-cell table:formula="of:=[.I239]" office:value-type="float" office:value="11.9122295431623" calcext:value-type="float">
            <text:p>11.9122295431623</text:p>
          </table:table-cell>
          <table:table-cell table:formula="of:=[.C240]-[.I240]" office:value-type="float" office:value="48.9313907571307" calcext:value-type="float">
            <text:p>48.9313907571307</text:p>
          </table:table-cell>
          <table:table-cell table:formula="of:=[.C240]+[.J240]" office:value-type="float" office:value="109.775011057424" calcext:value-type="float">
            <text:p>109.775011057424</text:p>
          </table:table-cell>
          <table:table-cell table:formula="of:=IF(AND([.B240]&gt;=[.J240];[.B240]&lt;=[.K24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.06" calcext:value-type="float">
            <text:p>51.06</text:p>
          </table:table-cell>
          <table:table-cell office:value-type="float" office:value="48.7888374328613" calcext:value-type="float">
            <text:p>48.7888374328613</text:p>
          </table:table-cell>
          <table:table-cell office:value-type="float" office:value="13.1727905273438" calcext:value-type="float">
            <text:p>13.1727905273438</text:p>
          </table:table-cell>
          <table:table-cell table:formula="of:=[.C241]-[.D241]" office:value-type="float" office:value="35.6160469055176" calcext:value-type="float">
            <text:p>35.6160469055176</text:p>
          </table:table-cell>
          <table:table-cell office:value-type="float" office:value="61.9616279602051" calcext:value-type="float">
            <text:p>61.9616279602051</text:p>
          </table:table-cell>
          <table:table-cell table:formula="of:=IF(AND([.B241]&gt;=[.E241];[.B241]&lt;=[.F241]);0;1)" office:value-type="float" office:value="0" calcext:value-type="float">
            <text:p>0</text:p>
          </table:table-cell>
          <table:table-cell table:formula="of:=([.B241]-[.C241])^2" office:value-type="float" office:value="5.15817940637193" calcext:value-type="float">
            <text:p>5.15817940637193</text:p>
          </table:table-cell>
          <table:table-cell table:formula="of:=[.I240]" office:value-type="float" office:value="11.9122295431623" calcext:value-type="float">
            <text:p>11.9122295431623</text:p>
          </table:table-cell>
          <table:table-cell table:formula="of:=[.C241]-[.I241]" office:value-type="float" office:value="36.8766078896991" calcext:value-type="float">
            <text:p>36.8766078896991</text:p>
          </table:table-cell>
          <table:table-cell table:formula="of:=[.C241]+[.J241]" office:value-type="float" office:value="85.6654453225604" calcext:value-type="float">
            <text:p>85.6654453225604</text:p>
          </table:table-cell>
          <table:table-cell table:formula="of:=IF(AND([.B241]&gt;=[.J241];[.B241]&lt;=[.K24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.94" calcext:value-type="float">
            <text:p>41.94</text:p>
          </table:table-cell>
          <table:table-cell office:value-type="float" office:value="43.8453254699707" calcext:value-type="float">
            <text:p>43.8453254699707</text:p>
          </table:table-cell>
          <table:table-cell office:value-type="float" office:value="7.99344158172607" calcext:value-type="float">
            <text:p>7.99344158172607</text:p>
          </table:table-cell>
          <table:table-cell table:formula="of:=[.C242]-[.D242]" office:value-type="float" office:value="35.8518838882446" calcext:value-type="float">
            <text:p>35.8518838882446</text:p>
          </table:table-cell>
          <table:table-cell office:value-type="float" office:value="51.8387670516968" calcext:value-type="float">
            <text:p>51.8387670516968</text:p>
          </table:table-cell>
          <table:table-cell table:formula="of:=IF(AND([.B242]&gt;=[.E242];[.B242]&lt;=[.F242]);0;1)" office:value-type="float" office:value="0" calcext:value-type="float">
            <text:p>0</text:p>
          </table:table-cell>
          <table:table-cell table:formula="of:=([.B242]-[.C242])^2" office:value-type="float" office:value="3.63026514651909" calcext:value-type="float">
            <text:p>3.63026514651909</text:p>
          </table:table-cell>
          <table:table-cell table:formula="of:=[.I241]" office:value-type="float" office:value="11.9122295431623" calcext:value-type="float">
            <text:p>11.9122295431623</text:p>
          </table:table-cell>
          <table:table-cell table:formula="of:=[.C242]-[.I242]" office:value-type="float" office:value="31.9330959268084" calcext:value-type="float">
            <text:p>31.9330959268084</text:p>
          </table:table-cell>
          <table:table-cell table:formula="of:=[.C242]+[.J242]" office:value-type="float" office:value="75.7784213967791" calcext:value-type="float">
            <text:p>75.7784213967791</text:p>
          </table:table-cell>
          <table:table-cell table:formula="of:=IF(AND([.B242]&gt;=[.J242];[.B242]&lt;=[.K24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.29" calcext:value-type="float">
            <text:p>42.29</text:p>
          </table:table-cell>
          <table:table-cell office:value-type="float" office:value="32.0847511291504" calcext:value-type="float">
            <text:p>32.0847511291504</text:p>
          </table:table-cell>
          <table:table-cell office:value-type="float" office:value="5.55739402770996" calcext:value-type="float">
            <text:p>5.55739402770996</text:p>
          </table:table-cell>
          <table:table-cell table:formula="of:=[.C243]-[.D243]" office:value-type="float" office:value="26.5273571014404" calcext:value-type="float">
            <text:p>26.5273571014404</text:p>
          </table:table-cell>
          <table:table-cell office:value-type="float" office:value="37.6421451568604" calcext:value-type="float">
            <text:p>37.6421451568604</text:p>
          </table:table-cell>
          <table:table-cell table:formula="of:=IF(AND([.B243]&gt;=[.E243];[.B243]&lt;=[.F243]);0;1)" office:value-type="float" office:value="1" calcext:value-type="float">
            <text:p>1</text:p>
          </table:table-cell>
          <table:table-cell table:formula="of:=([.B243]-[.C243])^2" office:value-type="float" office:value="104.147104515977" calcext:value-type="float">
            <text:p>104.147104515977</text:p>
          </table:table-cell>
          <table:table-cell table:formula="of:=[.I242]" office:value-type="float" office:value="11.9122295431623" calcext:value-type="float">
            <text:p>11.9122295431623</text:p>
          </table:table-cell>
          <table:table-cell table:formula="of:=[.C243]-[.I243]" office:value-type="float" office:value="20.1725215859881" calcext:value-type="float">
            <text:p>20.1725215859881</text:p>
          </table:table-cell>
          <table:table-cell table:formula="of:=[.C243]+[.J243]" office:value-type="float" office:value="52.2572727151385" calcext:value-type="float">
            <text:p>52.2572727151385</text:p>
          </table:table-cell>
          <table:table-cell table:formula="of:=IF(AND([.B243]&gt;=[.J243];[.B243]&lt;=[.K24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.94" calcext:value-type="float">
            <text:p>36.94</text:p>
          </table:table-cell>
          <table:table-cell office:value-type="float" office:value="36.5862655639648" calcext:value-type="float">
            <text:p>36.5862655639648</text:p>
          </table:table-cell>
          <table:table-cell office:value-type="float" office:value="9.10810279846191" calcext:value-type="float">
            <text:p>9.10810279846191</text:p>
          </table:table-cell>
          <table:table-cell table:formula="of:=[.C244]-[.D244]" office:value-type="float" office:value="27.4781627655029" calcext:value-type="float">
            <text:p>27.4781627655029</text:p>
          </table:table-cell>
          <table:table-cell office:value-type="float" office:value="45.6943683624268" calcext:value-type="float">
            <text:p>45.6943683624268</text:p>
          </table:table-cell>
          <table:table-cell table:formula="of:=IF(AND([.B244]&gt;=[.E244];[.B244]&lt;=[.F244]);0;1)" office:value-type="float" office:value="0" calcext:value-type="float">
            <text:p>0</text:p>
          </table:table-cell>
          <table:table-cell table:formula="of:=([.B244]-[.C244])^2" office:value-type="float" office:value="0.125128051237108" calcext:value-type="float">
            <text:p>0.125128051237108</text:p>
          </table:table-cell>
          <table:table-cell table:formula="of:=[.I243]" office:value-type="float" office:value="11.9122295431623" calcext:value-type="float">
            <text:p>11.9122295431623</text:p>
          </table:table-cell>
          <table:table-cell table:formula="of:=[.C244]-[.I244]" office:value-type="float" office:value="24.6740360208026" calcext:value-type="float">
            <text:p>24.6740360208026</text:p>
          </table:table-cell>
          <table:table-cell table:formula="of:=[.C244]+[.J244]" office:value-type="float" office:value="61.2603015847674" calcext:value-type="float">
            <text:p>61.2603015847674</text:p>
          </table:table-cell>
          <table:table-cell table:formula="of:=IF(AND([.B244]&gt;=[.J244];[.B244]&lt;=[.K24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.5" calcext:value-type="float">
            <text:p>52.5</text:p>
          </table:table-cell>
          <table:table-cell office:value-type="float" office:value="42.983470916748" calcext:value-type="float">
            <text:p>42.983470916748</text:p>
          </table:table-cell>
          <table:table-cell office:value-type="float" office:value="10.1316194534302" calcext:value-type="float">
            <text:p>10.1316194534302</text:p>
          </table:table-cell>
          <table:table-cell table:formula="of:=[.C245]-[.D245]" office:value-type="float" office:value="32.8518514633179" calcext:value-type="float">
            <text:p>32.8518514633179</text:p>
          </table:table-cell>
          <table:table-cell office:value-type="float" office:value="53.1150903701782" calcext:value-type="float">
            <text:p>53.1150903701782</text:p>
          </table:table-cell>
          <table:table-cell table:formula="of:=IF(AND([.B245]&gt;=[.E245];[.B245]&lt;=[.F245]);0;1)" office:value-type="float" office:value="0" calcext:value-type="float">
            <text:p>0</text:p>
          </table:table-cell>
          <table:table-cell table:formula="of:=([.B245]-[.C245])^2" office:value-type="float" office:value="90.5643257923803" calcext:value-type="float">
            <text:p>90.5643257923803</text:p>
          </table:table-cell>
          <table:table-cell table:formula="of:=[.I244]" office:value-type="float" office:value="11.9122295431623" calcext:value-type="float">
            <text:p>11.9122295431623</text:p>
          </table:table-cell>
          <table:table-cell table:formula="of:=[.C245]-[.I245]" office:value-type="float" office:value="31.0712413735858" calcext:value-type="float">
            <text:p>31.0712413735858</text:p>
          </table:table-cell>
          <table:table-cell table:formula="of:=[.C245]+[.J245]" office:value-type="float" office:value="74.0547122903338" calcext:value-type="float">
            <text:p>74.0547122903338</text:p>
          </table:table-cell>
          <table:table-cell table:formula="of:=IF(AND([.B245]&gt;=[.J245];[.B245]&lt;=[.K24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.42" calcext:value-type="float">
            <text:p>20.42</text:p>
          </table:table-cell>
          <table:table-cell office:value-type="float" office:value="17.4710865020752" calcext:value-type="float">
            <text:p>17.4710865020752</text:p>
          </table:table-cell>
          <table:table-cell office:value-type="float" office:value="3.73445868492126" calcext:value-type="float">
            <text:p>3.73445868492126</text:p>
          </table:table-cell>
          <table:table-cell table:formula="of:=[.C246]-[.D246]" office:value-type="float" office:value="13.7366278171539" calcext:value-type="float">
            <text:p>13.7366278171539</text:p>
          </table:table-cell>
          <table:table-cell office:value-type="float" office:value="21.2055451869965" calcext:value-type="float">
            <text:p>21.2055451869965</text:p>
          </table:table-cell>
          <table:table-cell table:formula="of:=IF(AND([.B246]&gt;=[.E246];[.B246]&lt;=[.F246]);0;1)" office:value-type="float" office:value="0" calcext:value-type="float">
            <text:p>0</text:p>
          </table:table-cell>
          <table:table-cell table:formula="of:=([.B246]-[.C246])^2" office:value-type="float" office:value="8.69609081824312" calcext:value-type="float">
            <text:p>8.69609081824312</text:p>
          </table:table-cell>
          <table:table-cell table:formula="of:=[.I245]" office:value-type="float" office:value="11.9122295431623" calcext:value-type="float">
            <text:p>11.9122295431623</text:p>
          </table:table-cell>
          <table:table-cell table:formula="of:=[.C246]-[.I246]" office:value-type="float" office:value="5.55885695891292" calcext:value-type="float">
            <text:p>5.55885695891292</text:p>
          </table:table-cell>
          <table:table-cell table:formula="of:=[.C246]+[.J246]" office:value-type="float" office:value="23.0299434609881" calcext:value-type="float">
            <text:p>23.0299434609881</text:p>
          </table:table-cell>
          <table:table-cell table:formula="of:=IF(AND([.B246]&gt;=[.J246];[.B246]&lt;=[.K24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76" calcext:value-type="float">
            <text:p>33.76</text:p>
          </table:table-cell>
          <table:table-cell office:value-type="float" office:value="36.4079971313477" calcext:value-type="float">
            <text:p>36.4079971313477</text:p>
          </table:table-cell>
          <table:table-cell office:value-type="float" office:value="10.5594053268433" calcext:value-type="float">
            <text:p>10.5594053268433</text:p>
          </table:table-cell>
          <table:table-cell table:formula="of:=[.C247]-[.D247]" office:value-type="float" office:value="25.8485918045044" calcext:value-type="float">
            <text:p>25.8485918045044</text:p>
          </table:table-cell>
          <table:table-cell office:value-type="float" office:value="46.9674024581909" calcext:value-type="float">
            <text:p>46.9674024581909</text:p>
          </table:table-cell>
          <table:table-cell table:formula="of:=IF(AND([.B247]&gt;=[.E247];[.B247]&lt;=[.F247]);0;1)" office:value-type="float" office:value="0" calcext:value-type="float">
            <text:p>0</text:p>
          </table:table-cell>
          <table:table-cell table:formula="of:=([.B247]-[.C247])^2" office:value-type="float" office:value="7.01188880762543" calcext:value-type="float">
            <text:p>7.01188880762543</text:p>
          </table:table-cell>
          <table:table-cell table:formula="of:=[.I246]" office:value-type="float" office:value="11.9122295431623" calcext:value-type="float">
            <text:p>11.9122295431623</text:p>
          </table:table-cell>
          <table:table-cell table:formula="of:=[.C247]-[.I247]" office:value-type="float" office:value="24.4957675881854" calcext:value-type="float">
            <text:p>24.4957675881854</text:p>
          </table:table-cell>
          <table:table-cell table:formula="of:=[.C247]+[.J247]" office:value-type="float" office:value="60.903764719533" calcext:value-type="float">
            <text:p>60.903764719533</text:p>
          </table:table-cell>
          <table:table-cell table:formula="of:=IF(AND([.B247]&gt;=[.J247];[.B247]&lt;=[.K24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.03" calcext:value-type="float">
            <text:p>15.03</text:p>
          </table:table-cell>
          <table:table-cell office:value-type="float" office:value="13.7696762084961" calcext:value-type="float">
            <text:p>13.7696762084961</text:p>
          </table:table-cell>
          <table:table-cell office:value-type="float" office:value="4.00116777420044" calcext:value-type="float">
            <text:p>4.00116777420044</text:p>
          </table:table-cell>
          <table:table-cell table:formula="of:=[.C248]-[.D248]" office:value-type="float" office:value="9.76850843429565" calcext:value-type="float">
            <text:p>9.76850843429565</text:p>
          </table:table-cell>
          <table:table-cell office:value-type="float" office:value="17.7708439826965" calcext:value-type="float">
            <text:p>17.7708439826965</text:p>
          </table:table-cell>
          <table:table-cell table:formula="of:=IF(AND([.B248]&gt;=[.E248];[.B248]&lt;=[.F248]);0;1)" office:value-type="float" office:value="0" calcext:value-type="float">
            <text:p>0</text:p>
          </table:table-cell>
          <table:table-cell table:formula="of:=([.B248]-[.C248])^2" office:value-type="float" office:value="1.58841605943078" calcext:value-type="float">
            <text:p>1.58841605943078</text:p>
          </table:table-cell>
          <table:table-cell table:formula="of:=[.I247]" office:value-type="float" office:value="11.9122295431623" calcext:value-type="float">
            <text:p>11.9122295431623</text:p>
          </table:table-cell>
          <table:table-cell table:formula="of:=[.C248]-[.I248]" office:value-type="float" office:value="1.85744666533382" calcext:value-type="float">
            <text:p>1.85744666533382</text:p>
          </table:table-cell>
          <table:table-cell table:formula="of:=[.C248]+[.J248]" office:value-type="float" office:value="15.6271228738299" calcext:value-type="float">
            <text:p>15.6271228738299</text:p>
          </table:table-cell>
          <table:table-cell table:formula="of:=IF(AND([.B248]&gt;=[.J248];[.B248]&lt;=[.K24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" calcext:value-type="float">
            <text:p>24</text:p>
          </table:table-cell>
          <table:table-cell office:value-type="float" office:value="23.1004753112793" calcext:value-type="float">
            <text:p>23.1004753112793</text:p>
          </table:table-cell>
          <table:table-cell office:value-type="float" office:value="3.65027666091919" calcext:value-type="float">
            <text:p>3.65027666091919</text:p>
          </table:table-cell>
          <table:table-cell table:formula="of:=[.C249]-[.D249]" office:value-type="float" office:value="19.4501986503601" calcext:value-type="float">
            <text:p>19.4501986503601</text:p>
          </table:table-cell>
          <table:table-cell office:value-type="float" office:value="26.7507519721985" calcext:value-type="float">
            <text:p>26.7507519721985</text:p>
          </table:table-cell>
          <table:table-cell table:formula="of:=IF(AND([.B249]&gt;=[.E249];[.B249]&lt;=[.F249]);0;1)" office:value-type="float" office:value="0" calcext:value-type="float">
            <text:p>0</text:p>
          </table:table-cell>
          <table:table-cell table:formula="of:=([.B249]-[.C249])^2" office:value-type="float" office:value="0.809144665618078" calcext:value-type="float">
            <text:p>0.809144665618078</text:p>
          </table:table-cell>
          <table:table-cell table:formula="of:=[.I248]" office:value-type="float" office:value="11.9122295431623" calcext:value-type="float">
            <text:p>11.9122295431623</text:p>
          </table:table-cell>
          <table:table-cell table:formula="of:=[.C249]-[.I249]" office:value-type="float" office:value="11.188245768117" calcext:value-type="float">
            <text:p>11.188245768117</text:p>
          </table:table-cell>
          <table:table-cell table:formula="of:=[.C249]+[.J249]" office:value-type="float" office:value="34.2887210793963" calcext:value-type="float">
            <text:p>34.2887210793963</text:p>
          </table:table-cell>
          <table:table-cell table:formula="of:=IF(AND([.B249]&gt;=[.J249];[.B249]&lt;=[.K24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9" calcext:value-type="float">
            <text:p>59</text:p>
          </table:table-cell>
          <table:table-cell office:value-type="float" office:value="51.9687156677246" calcext:value-type="float">
            <text:p>51.9687156677246</text:p>
          </table:table-cell>
          <table:table-cell office:value-type="float" office:value="11.833441734314" calcext:value-type="float">
            <text:p>11.833441734314</text:p>
          </table:table-cell>
          <table:table-cell table:formula="of:=[.C250]-[.D250]" office:value-type="float" office:value="40.1352739334106" calcext:value-type="float">
            <text:p>40.1352739334106</text:p>
          </table:table-cell>
          <table:table-cell office:value-type="float" office:value="63.8021574020386" calcext:value-type="float">
            <text:p>63.8021574020386</text:p>
          </table:table-cell>
          <table:table-cell table:formula="of:=IF(AND([.B250]&gt;=[.E250];[.B250]&lt;=[.F250]);0;1)" office:value-type="float" office:value="0" calcext:value-type="float">
            <text:p>0</text:p>
          </table:table-cell>
          <table:table-cell table:formula="of:=([.B250]-[.C250])^2" office:value-type="float" office:value="49.4389593613014" calcext:value-type="float">
            <text:p>49.4389593613014</text:p>
          </table:table-cell>
          <table:table-cell table:formula="of:=[.I249]" office:value-type="float" office:value="11.9122295431623" calcext:value-type="float">
            <text:p>11.9122295431623</text:p>
          </table:table-cell>
          <table:table-cell table:formula="of:=[.C250]-[.I250]" office:value-type="float" office:value="40.0564861245623" calcext:value-type="float">
            <text:p>40.0564861245623</text:p>
          </table:table-cell>
          <table:table-cell table:formula="of:=[.C250]+[.J250]" office:value-type="float" office:value="92.025201792287" calcext:value-type="float">
            <text:p>92.025201792287</text:p>
          </table:table-cell>
          <table:table-cell table:formula="of:=IF(AND([.B250]&gt;=[.J250];[.B250]&lt;=[.K25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.8" calcext:value-type="float">
            <text:p>36.8</text:p>
          </table:table-cell>
          <table:table-cell office:value-type="float" office:value="40.522388458252" calcext:value-type="float">
            <text:p>40.522388458252</text:p>
          </table:table-cell>
          <table:table-cell office:value-type="float" office:value="9.7231502532959" calcext:value-type="float">
            <text:p>9.7231502532959</text:p>
          </table:table-cell>
          <table:table-cell table:formula="of:=[.C251]-[.D251]" office:value-type="float" office:value="30.7992382049561" calcext:value-type="float">
            <text:p>30.7992382049561</text:p>
          </table:table-cell>
          <table:table-cell office:value-type="float" office:value="50.2455387115479" calcext:value-type="float">
            <text:p>50.2455387115479</text:p>
          </table:table-cell>
          <table:table-cell table:formula="of:=IF(AND([.B251]&gt;=[.E251];[.B251]&lt;=[.F251]);0;1)" office:value-type="float" office:value="0" calcext:value-type="float">
            <text:p>0</text:p>
          </table:table-cell>
          <table:table-cell table:formula="of:=([.B251]-[.C251])^2" office:value-type="float" office:value="13.8561758341274" calcext:value-type="float">
            <text:p>13.8561758341274</text:p>
          </table:table-cell>
          <table:table-cell table:formula="of:=[.I250]" office:value-type="float" office:value="11.9122295431623" calcext:value-type="float">
            <text:p>11.9122295431623</text:p>
          </table:table-cell>
          <table:table-cell table:formula="of:=[.C251]-[.I251]" office:value-type="float" office:value="28.6101589150897" calcext:value-type="float">
            <text:p>28.6101589150897</text:p>
          </table:table-cell>
          <table:table-cell table:formula="of:=[.C251]+[.J251]" office:value-type="float" office:value="69.1325473733416" calcext:value-type="float">
            <text:p>69.1325473733416</text:p>
          </table:table-cell>
          <table:table-cell table:formula="of:=IF(AND([.B251]&gt;=[.J251];[.B251]&lt;=[.K25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6.34" calcext:value-type="float">
            <text:p>56.34</text:p>
          </table:table-cell>
          <table:table-cell office:value-type="float" office:value="60.2906951904297" calcext:value-type="float">
            <text:p>60.2906951904297</text:p>
          </table:table-cell>
          <table:table-cell office:value-type="float" office:value="12.6415939331055" calcext:value-type="float">
            <text:p>12.6415939331055</text:p>
          </table:table-cell>
          <table:table-cell table:formula="of:=[.C252]-[.D252]" office:value-type="float" office:value="47.6491012573242" calcext:value-type="float">
            <text:p>47.6491012573242</text:p>
          </table:table-cell>
          <table:table-cell office:value-type="float" office:value="72.9322891235352" calcext:value-type="float">
            <text:p>72.9322891235352</text:p>
          </table:table-cell>
          <table:table-cell table:formula="of:=IF(AND([.B252]&gt;=[.E252];[.B252]&lt;=[.F252]);0;1)" office:value-type="float" office:value="0" calcext:value-type="float">
            <text:p>0</text:p>
          </table:table-cell>
          <table:table-cell table:formula="of:=([.B252]-[.C252])^2" office:value-type="float" office:value="15.6079924876842" calcext:value-type="float">
            <text:p>15.6079924876842</text:p>
          </table:table-cell>
          <table:table-cell table:formula="of:=[.I251]" office:value-type="float" office:value="11.9122295431623" calcext:value-type="float">
            <text:p>11.9122295431623</text:p>
          </table:table-cell>
          <table:table-cell table:formula="of:=[.C252]-[.I252]" office:value-type="float" office:value="48.3784656472674" calcext:value-type="float">
            <text:p>48.3784656472674</text:p>
          </table:table-cell>
          <table:table-cell table:formula="of:=[.C252]+[.J252]" office:value-type="float" office:value="108.669160837697" calcext:value-type="float">
            <text:p>108.669160837697</text:p>
          </table:table-cell>
          <table:table-cell table:formula="of:=IF(AND([.B252]&gt;=[.J252];[.B252]&lt;=[.K25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.28" calcext:value-type="float">
            <text:p>44.28</text:p>
          </table:table-cell>
          <table:table-cell office:value-type="float" office:value="44.3355216979981" calcext:value-type="float">
            <text:p>44.3355216979981</text:p>
          </table:table-cell>
          <table:table-cell office:value-type="float" office:value="6.74835681915283" calcext:value-type="float">
            <text:p>6.74835681915283</text:p>
          </table:table-cell>
          <table:table-cell table:formula="of:=[.C253]-[.D253]" office:value-type="float" office:value="37.5871648788452" calcext:value-type="float">
            <text:p>37.5871648788452</text:p>
          </table:table-cell>
          <table:table-cell office:value-type="float" office:value="51.0838785171509" calcext:value-type="float">
            <text:p>51.0838785171509</text:p>
          </table:table-cell>
          <table:table-cell table:formula="of:=IF(AND([.B253]&gt;=[.E253];[.B253]&lt;=[.F253]);0;1)" office:value-type="float" office:value="0" calcext:value-type="float">
            <text:p>0</text:p>
          </table:table-cell>
          <table:table-cell table:formula="of:=([.B253]-[.C253])^2" office:value-type="float" office:value="0.0030826589485862" calcext:value-type="float">
            <text:p>0.0030826589485862</text:p>
          </table:table-cell>
          <table:table-cell table:formula="of:=[.I252]" office:value-type="float" office:value="11.9122295431623" calcext:value-type="float">
            <text:p>11.9122295431623</text:p>
          </table:table-cell>
          <table:table-cell table:formula="of:=[.C253]-[.I253]" office:value-type="float" office:value="32.4232921548358" calcext:value-type="float">
            <text:p>32.4232921548358</text:p>
          </table:table-cell>
          <table:table-cell table:formula="of:=[.C253]+[.J253]" office:value-type="float" office:value="76.7588138528338" calcext:value-type="float">
            <text:p>76.7588138528338</text:p>
          </table:table-cell>
          <table:table-cell table:formula="of:=IF(AND([.B253]&gt;=[.J253];[.B253]&lt;=[.K25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3" calcext:value-type="float">
            <text:p>28.3</text:p>
          </table:table-cell>
          <table:table-cell office:value-type="float" office:value="46.6153411865234" calcext:value-type="float">
            <text:p>46.6153411865234</text:p>
          </table:table-cell>
          <table:table-cell office:value-type="float" office:value="13.8212451934814" calcext:value-type="float">
            <text:p>13.8212451934814</text:p>
          </table:table-cell>
          <table:table-cell table:formula="of:=[.C254]-[.D254]" office:value-type="float" office:value="32.794095993042" calcext:value-type="float">
            <text:p>32.794095993042</text:p>
          </table:table-cell>
          <table:table-cell office:value-type="float" office:value="60.4365863800049" calcext:value-type="float">
            <text:p>60.4365863800049</text:p>
          </table:table-cell>
          <table:table-cell table:formula="of:=IF(AND([.B254]&gt;=[.E254];[.B254]&lt;=[.F254]);0;1)" office:value-type="float" office:value="1" calcext:value-type="float">
            <text:p>1</text:p>
          </table:table-cell>
          <table:table-cell table:formula="of:=([.B254]-[.C254])^2" office:value-type="float" office:value="335.451722778762" calcext:value-type="float">
            <text:p>335.451722778762</text:p>
          </table:table-cell>
          <table:table-cell table:formula="of:=[.I253]" office:value-type="float" office:value="11.9122295431623" calcext:value-type="float">
            <text:p>11.9122295431623</text:p>
          </table:table-cell>
          <table:table-cell table:formula="of:=[.C254]-[.I254]" office:value-type="float" office:value="34.7031116433612" calcext:value-type="float">
            <text:p>34.7031116433612</text:p>
          </table:table-cell>
          <table:table-cell table:formula="of:=[.C254]+[.J254]" office:value-type="float" office:value="81.3184528298846" calcext:value-type="float">
            <text:p>81.3184528298846</text:p>
          </table:table-cell>
          <table:table-cell table:formula="of:=IF(AND([.B254]&gt;=[.J254];[.B254]&lt;=[.K254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1.68" calcext:value-type="float">
            <text:p>41.68</text:p>
          </table:table-cell>
          <table:table-cell office:value-type="float" office:value="36.2843437194824" calcext:value-type="float">
            <text:p>36.2843437194824</text:p>
          </table:table-cell>
          <table:table-cell office:value-type="float" office:value="7.87700271606445" calcext:value-type="float">
            <text:p>7.87700271606445</text:p>
          </table:table-cell>
          <table:table-cell table:formula="of:=[.C255]-[.D255]" office:value-type="float" office:value="28.407341003418" calcext:value-type="float">
            <text:p>28.407341003418</text:p>
          </table:table-cell>
          <table:table-cell office:value-type="float" office:value="44.1613464355469" calcext:value-type="float">
            <text:p>44.1613464355469</text:p>
          </table:table-cell>
          <table:table-cell table:formula="of:=IF(AND([.B255]&gt;=[.E255];[.B255]&lt;=[.F255]);0;1)" office:value-type="float" office:value="0" calcext:value-type="float">
            <text:p>0</text:p>
          </table:table-cell>
          <table:table-cell table:formula="of:=([.B255]-[.C255])^2" office:value-type="float" office:value="29.1131066974888" calcext:value-type="float">
            <text:p>29.1131066974888</text:p>
          </table:table-cell>
          <table:table-cell table:formula="of:=[.I254]" office:value-type="float" office:value="11.9122295431623" calcext:value-type="float">
            <text:p>11.9122295431623</text:p>
          </table:table-cell>
          <table:table-cell table:formula="of:=[.C255]-[.I255]" office:value-type="float" office:value="24.3721141763202" calcext:value-type="float">
            <text:p>24.3721141763202</text:p>
          </table:table-cell>
          <table:table-cell table:formula="of:=[.C255]+[.J255]" office:value-type="float" office:value="60.6564578958026" calcext:value-type="float">
            <text:p>60.6564578958026</text:p>
          </table:table-cell>
          <table:table-cell table:formula="of:=IF(AND([.B255]&gt;=[.J255];[.B255]&lt;=[.K25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12" calcext:value-type="float">
            <text:p>33.12</text:p>
          </table:table-cell>
          <table:table-cell office:value-type="float" office:value="43.6064224243164" calcext:value-type="float">
            <text:p>43.6064224243164</text:p>
          </table:table-cell>
          <table:table-cell office:value-type="float" office:value="11.8333377838135" calcext:value-type="float">
            <text:p>11.8333377838135</text:p>
          </table:table-cell>
          <table:table-cell table:formula="of:=[.C256]-[.D256]" office:value-type="float" office:value="31.7730846405029" calcext:value-type="float">
            <text:p>31.7730846405029</text:p>
          </table:table-cell>
          <table:table-cell office:value-type="float" office:value="55.4397602081299" calcext:value-type="float">
            <text:p>55.4397602081299</text:p>
          </table:table-cell>
          <table:table-cell table:formula="of:=IF(AND([.B256]&gt;=[.E256];[.B256]&lt;=[.F256]);0;1)" office:value-type="float" office:value="0" calcext:value-type="float">
            <text:p>0</text:p>
          </table:table-cell>
          <table:table-cell table:formula="of:=([.B256]-[.C256])^2" office:value-type="float" office:value="109.965055261206" calcext:value-type="float">
            <text:p>109.965055261206</text:p>
          </table:table-cell>
          <table:table-cell table:formula="of:=[.I255]" office:value-type="float" office:value="11.9122295431623" calcext:value-type="float">
            <text:p>11.9122295431623</text:p>
          </table:table-cell>
          <table:table-cell table:formula="of:=[.C256]-[.I256]" office:value-type="float" office:value="31.6941928811541" calcext:value-type="float">
            <text:p>31.6941928811541</text:p>
          </table:table-cell>
          <table:table-cell table:formula="of:=[.C256]+[.J256]" office:value-type="float" office:value="75.3006153054705" calcext:value-type="float">
            <text:p>75.3006153054705</text:p>
          </table:table-cell>
          <table:table-cell table:formula="of:=IF(AND([.B256]&gt;=[.J256];[.B256]&lt;=[.K25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2.01" calcext:value-type="float">
            <text:p>32.01</text:p>
          </table:table-cell>
          <table:table-cell office:value-type="float" office:value="36.8853874206543" calcext:value-type="float">
            <text:p>36.8853874206543</text:p>
          </table:table-cell>
          <table:table-cell office:value-type="float" office:value="7.37908363342285" calcext:value-type="float">
            <text:p>7.37908363342285</text:p>
          </table:table-cell>
          <table:table-cell table:formula="of:=[.C257]-[.D257]" office:value-type="float" office:value="29.5063037872314" calcext:value-type="float">
            <text:p>29.5063037872314</text:p>
          </table:table-cell>
          <table:table-cell office:value-type="float" office:value="44.2644710540772" calcext:value-type="float">
            <text:p>44.2644710540772</text:p>
          </table:table-cell>
          <table:table-cell table:formula="of:=IF(AND([.B257]&gt;=[.E257];[.B257]&lt;=[.F257]);0;1)" office:value-type="float" office:value="0" calcext:value-type="float">
            <text:p>0</text:p>
          </table:table-cell>
          <table:table-cell table:formula="of:=([.B257]-[.C257])^2" office:value-type="float" office:value="23.7694025014742" calcext:value-type="float">
            <text:p>23.7694025014742</text:p>
          </table:table-cell>
          <table:table-cell table:formula="of:=[.I256]" office:value-type="float" office:value="11.9122295431623" calcext:value-type="float">
            <text:p>11.9122295431623</text:p>
          </table:table-cell>
          <table:table-cell table:formula="of:=[.C257]-[.I257]" office:value-type="float" office:value="24.973157877492" calcext:value-type="float">
            <text:p>24.973157877492</text:p>
          </table:table-cell>
          <table:table-cell table:formula="of:=[.C257]+[.J257]" office:value-type="float" office:value="61.8585452981463" calcext:value-type="float">
            <text:p>61.8585452981463</text:p>
          </table:table-cell>
          <table:table-cell table:formula="of:=IF(AND([.B257]&gt;=[.J257];[.B257]&lt;=[.K25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5.3" calcext:value-type="float">
            <text:p>35.3</text:p>
          </table:table-cell>
          <table:table-cell office:value-type="float" office:value="45.7448844909668" calcext:value-type="float">
            <text:p>45.7448844909668</text:p>
          </table:table-cell>
          <table:table-cell office:value-type="float" office:value="11.906813621521" calcext:value-type="float">
            <text:p>11.906813621521</text:p>
          </table:table-cell>
          <table:table-cell table:formula="of:=[.C258]-[.D258]" office:value-type="float" office:value="33.8380708694458" calcext:value-type="float">
            <text:p>33.8380708694458</text:p>
          </table:table-cell>
          <table:table-cell office:value-type="float" office:value="57.6516981124878" calcext:value-type="float">
            <text:p>57.6516981124878</text:p>
          </table:table-cell>
          <table:table-cell table:formula="of:=IF(AND([.B258]&gt;=[.E258];[.B258]&lt;=[.F258]);0;1)" office:value-type="float" office:value="0" calcext:value-type="float">
            <text:p>0</text:p>
          </table:table-cell>
          <table:table-cell table:formula="of:=([.B258]-[.C258])^2" office:value-type="float" office:value="109.095612029639" calcext:value-type="float">
            <text:p>109.095612029639</text:p>
          </table:table-cell>
          <table:table-cell table:formula="of:=[.I257]" office:value-type="float" office:value="11.9122295431623" calcext:value-type="float">
            <text:p>11.9122295431623</text:p>
          </table:table-cell>
          <table:table-cell table:formula="of:=[.C258]-[.I258]" office:value-type="float" office:value="33.8326549478045" calcext:value-type="float">
            <text:p>33.8326549478045</text:p>
          </table:table-cell>
          <table:table-cell table:formula="of:=[.C258]+[.J258]" office:value-type="float" office:value="79.5775394387713" calcext:value-type="float">
            <text:p>79.5775394387713</text:p>
          </table:table-cell>
          <table:table-cell table:formula="of:=IF(AND([.B258]&gt;=[.J258];[.B258]&lt;=[.K25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.2" calcext:value-type="float">
            <text:p>65.2</text:p>
          </table:table-cell>
          <table:table-cell office:value-type="float" office:value="65.4547348022461" calcext:value-type="float">
            <text:p>65.4547348022461</text:p>
          </table:table-cell>
          <table:table-cell office:value-type="float" office:value="13.7690277099609" calcext:value-type="float">
            <text:p>13.7690277099609</text:p>
          </table:table-cell>
          <table:table-cell table:formula="of:=[.C259]-[.D259]" office:value-type="float" office:value="51.6857070922852" calcext:value-type="float">
            <text:p>51.6857070922852</text:p>
          </table:table-cell>
          <table:table-cell office:value-type="float" office:value="79.223762512207" calcext:value-type="float">
            <text:p>79.223762512207</text:p>
          </table:table-cell>
          <table:table-cell table:formula="of:=IF(AND([.B259]&gt;=[.E259];[.B259]&lt;=[.F259]);0;1)" office:value-type="float" office:value="0" calcext:value-type="float">
            <text:p>0</text:p>
          </table:table-cell>
          <table:table-cell table:formula="of:=([.B259]-[.C259])^2" office:value-type="float" office:value="0.0648898194753551" calcext:value-type="float">
            <text:p>0.0648898194753551</text:p>
          </table:table-cell>
          <table:table-cell table:formula="of:=[.I258]" office:value-type="float" office:value="11.9122295431623" calcext:value-type="float">
            <text:p>11.9122295431623</text:p>
          </table:table-cell>
          <table:table-cell table:formula="of:=[.C259]-[.I259]" office:value-type="float" office:value="53.5425052590838" calcext:value-type="float">
            <text:p>53.5425052590838</text:p>
          </table:table-cell>
          <table:table-cell table:formula="of:=[.C259]+[.J259]" office:value-type="float" office:value="118.99724006133" calcext:value-type="float">
            <text:p>118.99724006133</text:p>
          </table:table-cell>
          <table:table-cell table:formula="of:=IF(AND([.B259]&gt;=[.J259];[.B259]&lt;=[.K25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.94" calcext:value-type="float">
            <text:p>28.94</text:p>
          </table:table-cell>
          <table:table-cell office:value-type="float" office:value="24.8993625640869" calcext:value-type="float">
            <text:p>24.8993625640869</text:p>
          </table:table-cell>
          <table:table-cell office:value-type="float" office:value="7.54814147949219" calcext:value-type="float">
            <text:p>7.54814147949219</text:p>
          </table:table-cell>
          <table:table-cell table:formula="of:=[.C260]-[.D260]" office:value-type="float" office:value="17.3512210845947" calcext:value-type="float">
            <text:p>17.3512210845947</text:p>
          </table:table-cell>
          <table:table-cell office:value-type="float" office:value="32.4475040435791" calcext:value-type="float">
            <text:p>32.4475040435791</text:p>
          </table:table-cell>
          <table:table-cell table:formula="of:=IF(AND([.B260]&gt;=[.E260];[.B260]&lt;=[.F260]);0;1)" office:value-type="float" office:value="0" calcext:value-type="float">
            <text:p>0</text:p>
          </table:table-cell>
          <table:table-cell table:formula="of:=([.B260]-[.C260])^2" office:value-type="float" office:value="16.3267508885023" calcext:value-type="float">
            <text:p>16.3267508885023</text:p>
          </table:table-cell>
          <table:table-cell table:formula="of:=[.I259]" office:value-type="float" office:value="11.9122295431623" calcext:value-type="float">
            <text:p>11.9122295431623</text:p>
          </table:table-cell>
          <table:table-cell table:formula="of:=[.C260]-[.I260]" office:value-type="float" office:value="12.9871330209246" calcext:value-type="float">
            <text:p>12.9871330209246</text:p>
          </table:table-cell>
          <table:table-cell table:formula="of:=[.C260]+[.J260]" office:value-type="float" office:value="37.8864955850116" calcext:value-type="float">
            <text:p>37.8864955850116</text:p>
          </table:table-cell>
          <table:table-cell table:formula="of:=IF(AND([.B260]&gt;=[.J260];[.B260]&lt;=[.K26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0.73" calcext:value-type="float">
            <text:p>50.73</text:p>
          </table:table-cell>
          <table:table-cell office:value-type="float" office:value="49.5285110473633" calcext:value-type="float">
            <text:p>49.5285110473633</text:p>
          </table:table-cell>
          <table:table-cell office:value-type="float" office:value="16.2825870513916" calcext:value-type="float">
            <text:p>16.2825870513916</text:p>
          </table:table-cell>
          <table:table-cell table:formula="of:=[.C261]-[.D261]" office:value-type="float" office:value="33.2459239959717" calcext:value-type="float">
            <text:p>33.2459239959717</text:p>
          </table:table-cell>
          <table:table-cell office:value-type="float" office:value="65.8110980987549" calcext:value-type="float">
            <text:p>65.8110980987549</text:p>
          </table:table-cell>
          <table:table-cell table:formula="of:=IF(AND([.B261]&gt;=[.E261];[.B261]&lt;=[.F261]);0;1)" office:value-type="float" office:value="0" calcext:value-type="float">
            <text:p>0</text:p>
          </table:table-cell>
          <table:table-cell table:formula="of:=([.B261]-[.C261])^2" office:value-type="float" office:value="1.44357570330807" calcext:value-type="float">
            <text:p>1.44357570330807</text:p>
          </table:table-cell>
          <table:table-cell table:formula="of:=[.I260]" office:value-type="float" office:value="11.9122295431623" calcext:value-type="float">
            <text:p>11.9122295431623</text:p>
          </table:table-cell>
          <table:table-cell table:formula="of:=[.C261]-[.I261]" office:value-type="float" office:value="37.616281504201" calcext:value-type="float">
            <text:p>37.616281504201</text:p>
          </table:table-cell>
          <table:table-cell table:formula="of:=[.C261]+[.J261]" office:value-type="float" office:value="87.1447925515643" calcext:value-type="float">
            <text:p>87.1447925515643</text:p>
          </table:table-cell>
          <table:table-cell table:formula="of:=IF(AND([.B261]&gt;=[.J261];[.B261]&lt;=[.K26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.74" calcext:value-type="float">
            <text:p>26.74</text:p>
          </table:table-cell>
          <table:table-cell office:value-type="float" office:value="32.6329536437988" calcext:value-type="float">
            <text:p>32.6329536437988</text:p>
          </table:table-cell>
          <table:table-cell office:value-type="float" office:value="7.39370679855347" calcext:value-type="float">
            <text:p>7.39370679855347</text:p>
          </table:table-cell>
          <table:table-cell table:formula="of:=[.C262]-[.D262]" office:value-type="float" office:value="25.2392468452454" calcext:value-type="float">
            <text:p>25.2392468452454</text:p>
          </table:table-cell>
          <table:table-cell office:value-type="float" office:value="40.0266604423523" calcext:value-type="float">
            <text:p>40.0266604423523</text:p>
          </table:table-cell>
          <table:table-cell table:formula="of:=IF(AND([.B262]&gt;=[.E262];[.B262]&lt;=[.F262]);0;1)" office:value-type="float" office:value="0" calcext:value-type="float">
            <text:p>0</text:p>
          </table:table-cell>
          <table:table-cell table:formula="of:=([.B262]-[.C262])^2" office:value-type="float" office:value="34.7269026479619" calcext:value-type="float">
            <text:p>34.7269026479619</text:p>
          </table:table-cell>
          <table:table-cell table:formula="of:=[.I261]" office:value-type="float" office:value="11.9122295431623" calcext:value-type="float">
            <text:p>11.9122295431623</text:p>
          </table:table-cell>
          <table:table-cell table:formula="of:=[.C262]-[.I262]" office:value-type="float" office:value="20.7207241006366" calcext:value-type="float">
            <text:p>20.7207241006366</text:p>
          </table:table-cell>
          <table:table-cell table:formula="of:=[.C262]+[.J262]" office:value-type="float" office:value="53.3536777444354" calcext:value-type="float">
            <text:p>53.3536777444354</text:p>
          </table:table-cell>
          <table:table-cell table:formula="of:=IF(AND([.B262]&gt;=[.J262];[.B262]&lt;=[.K26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72" calcext:value-type="float">
            <text:p>25.72</text:p>
          </table:table-cell>
          <table:table-cell office:value-type="float" office:value="28.3295707702637" calcext:value-type="float">
            <text:p>28.3295707702637</text:p>
          </table:table-cell>
          <table:table-cell office:value-type="float" office:value="7.58128643035889" calcext:value-type="float">
            <text:p>7.58128643035889</text:p>
          </table:table-cell>
          <table:table-cell table:formula="of:=[.C263]-[.D263]" office:value-type="float" office:value="20.7482843399048" calcext:value-type="float">
            <text:p>20.7482843399048</text:p>
          </table:table-cell>
          <table:table-cell office:value-type="float" office:value="35.9108572006226" calcext:value-type="float">
            <text:p>35.9108572006226</text:p>
          </table:table-cell>
          <table:table-cell table:formula="of:=IF(AND([.B263]&gt;=[.E263];[.B263]&lt;=[.F263]);0;1)" office:value-type="float" office:value="0" calcext:value-type="float">
            <text:p>0</text:p>
          </table:table-cell>
          <table:table-cell table:formula="of:=([.B263]-[.C263])^2" office:value-type="float" office:value="6.80985960501454" calcext:value-type="float">
            <text:p>6.80985960501454</text:p>
          </table:table-cell>
          <table:table-cell table:formula="of:=[.I262]" office:value-type="float" office:value="11.9122295431623" calcext:value-type="float">
            <text:p>11.9122295431623</text:p>
          </table:table-cell>
          <table:table-cell table:formula="of:=[.C263]-[.I263]" office:value-type="float" office:value="16.4173412271014" calcext:value-type="float">
            <text:p>16.4173412271014</text:p>
          </table:table-cell>
          <table:table-cell table:formula="of:=[.C263]+[.J263]" office:value-type="float" office:value="44.7469119973651" calcext:value-type="float">
            <text:p>44.7469119973651</text:p>
          </table:table-cell>
          <table:table-cell table:formula="of:=IF(AND([.B263]&gt;=[.J263];[.B263]&lt;=[.K26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.46" calcext:value-type="float">
            <text:p>39.46</text:p>
          </table:table-cell>
          <table:table-cell office:value-type="float" office:value="37.9347724914551" calcext:value-type="float">
            <text:p>37.9347724914551</text:p>
          </table:table-cell>
          <table:table-cell office:value-type="float" office:value="11.6363153457642" calcext:value-type="float">
            <text:p>11.6363153457642</text:p>
          </table:table-cell>
          <table:table-cell table:formula="of:=[.C264]-[.D264]" office:value-type="float" office:value="26.2984571456909" calcext:value-type="float">
            <text:p>26.2984571456909</text:p>
          </table:table-cell>
          <table:table-cell office:value-type="float" office:value="49.5710878372192" calcext:value-type="float">
            <text:p>49.5710878372192</text:p>
          </table:table-cell>
          <table:table-cell table:formula="of:=IF(AND([.B264]&gt;=[.E264];[.B264]&lt;=[.F264]);0;1)" office:value-type="float" office:value="0" calcext:value-type="float">
            <text:p>0</text:p>
          </table:table-cell>
          <table:table-cell table:formula="of:=([.B264]-[.C264])^2" office:value-type="float" office:value="2.32631895282215" calcext:value-type="float">
            <text:p>2.32631895282215</text:p>
          </table:table-cell>
          <table:table-cell table:formula="of:=[.I263]" office:value-type="float" office:value="11.9122295431623" calcext:value-type="float">
            <text:p>11.9122295431623</text:p>
          </table:table-cell>
          <table:table-cell table:formula="of:=[.C264]-[.I264]" office:value-type="float" office:value="26.0225429482928" calcext:value-type="float">
            <text:p>26.0225429482928</text:p>
          </table:table-cell>
          <table:table-cell table:formula="of:=[.C264]+[.J264]" office:value-type="float" office:value="63.9573154397479" calcext:value-type="float">
            <text:p>63.9573154397479</text:p>
          </table:table-cell>
          <table:table-cell table:formula="of:=IF(AND([.B264]&gt;=[.J264];[.B264]&lt;=[.K26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3.05" calcext:value-type="float">
            <text:p>33.05</text:p>
          </table:table-cell>
          <table:table-cell office:value-type="float" office:value="33.7745513916016" calcext:value-type="float">
            <text:p>33.7745513916016</text:p>
          </table:table-cell>
          <table:table-cell office:value-type="float" office:value="11.0455760955811" calcext:value-type="float">
            <text:p>11.0455760955811</text:p>
          </table:table-cell>
          <table:table-cell table:formula="of:=[.C265]-[.D265]" office:value-type="float" office:value="22.7289752960205" calcext:value-type="float">
            <text:p>22.7289752960205</text:p>
          </table:table-cell>
          <table:table-cell office:value-type="float" office:value="44.8201274871826" calcext:value-type="float">
            <text:p>44.8201274871826</text:p>
          </table:table-cell>
          <table:table-cell table:formula="of:=IF(AND([.B265]&gt;=[.E265];[.B265]&lt;=[.F265]);0;1)" office:value-type="float" office:value="0" calcext:value-type="float">
            <text:p>0</text:p>
          </table:table-cell>
          <table:table-cell table:formula="of:=([.B265]-[.C265])^2" office:value-type="float" office:value="0.524974719071765" calcext:value-type="float">
            <text:p>0.524974719071765</text:p>
          </table:table-cell>
          <table:table-cell table:formula="of:=[.I264]" office:value-type="float" office:value="11.9122295431623" calcext:value-type="float">
            <text:p>11.9122295431623</text:p>
          </table:table-cell>
          <table:table-cell table:formula="of:=[.C265]-[.I265]" office:value-type="float" office:value="21.8623218484393" calcext:value-type="float">
            <text:p>21.8623218484393</text:p>
          </table:table-cell>
          <table:table-cell table:formula="of:=[.C265]+[.J265]" office:value-type="float" office:value="55.6368732400409" calcext:value-type="float">
            <text:p>55.6368732400409</text:p>
          </table:table-cell>
          <table:table-cell table:formula="of:=IF(AND([.B265]&gt;=[.J265];[.B265]&lt;=[.K26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22" calcext:value-type="float">
            <text:p>10.22</text:p>
          </table:table-cell>
          <table:table-cell office:value-type="float" office:value="12.0928859710693" calcext:value-type="float">
            <text:p>12.0928859710693</text:p>
          </table:table-cell>
          <table:table-cell office:value-type="float" office:value="2.84823608398437" calcext:value-type="float">
            <text:p>2.84823608398437</text:p>
          </table:table-cell>
          <table:table-cell table:formula="of:=[.C266]-[.D266]" office:value-type="float" office:value="9.24464988708496" calcext:value-type="float">
            <text:p>9.24464988708496</text:p>
          </table:table-cell>
          <table:table-cell office:value-type="float" office:value="14.9411220550537" calcext:value-type="float">
            <text:p>14.9411220550537</text:p>
          </table:table-cell>
          <table:table-cell table:formula="of:=IF(AND([.B266]&gt;=[.E266];[.B266]&lt;=[.F266]);0;1)" office:value-type="float" office:value="0" calcext:value-type="float">
            <text:p>0</text:p>
          </table:table-cell>
          <table:table-cell table:formula="of:=([.B266]-[.C266])^2" office:value-type="float" office:value="3.50770186062833" calcext:value-type="float">
            <text:p>3.50770186062833</text:p>
          </table:table-cell>
          <table:table-cell table:formula="of:=[.I265]" office:value-type="float" office:value="11.9122295431623" calcext:value-type="float">
            <text:p>11.9122295431623</text:p>
          </table:table-cell>
          <table:table-cell table:formula="of:=[.C266]-[.I266]" office:value-type="float" office:value="0.180656427907065" calcext:value-type="float">
            <text:p>0.180656427907065</text:p>
          </table:table-cell>
          <table:table-cell table:formula="of:=[.C266]+[.J266]" office:value-type="float" office:value="12.2735423989764" calcext:value-type="float">
            <text:p>12.2735423989764</text:p>
          </table:table-cell>
          <table:table-cell table:formula="of:=IF(AND([.B266]&gt;=[.J266];[.B266]&lt;=[.K26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3.06" calcext:value-type="float">
            <text:p>33.06</text:p>
          </table:table-cell>
          <table:table-cell office:value-type="float" office:value="27.0866355895996" calcext:value-type="float">
            <text:p>27.0866355895996</text:p>
          </table:table-cell>
          <table:table-cell office:value-type="float" office:value="7.20350122451782" calcext:value-type="float">
            <text:p>7.20350122451782</text:p>
          </table:table-cell>
          <table:table-cell table:formula="of:=[.C267]-[.D267]" office:value-type="float" office:value="19.8831343650818" calcext:value-type="float">
            <text:p>19.8831343650818</text:p>
          </table:table-cell>
          <table:table-cell office:value-type="float" office:value="34.2901368141174" calcext:value-type="float">
            <text:p>34.2901368141174</text:p>
          </table:table-cell>
          <table:table-cell table:formula="of:=IF(AND([.B267]&gt;=[.E267];[.B267]&lt;=[.F267]);0;1)" office:value-type="float" office:value="0" calcext:value-type="float">
            <text:p>0</text:p>
          </table:table-cell>
          <table:table-cell table:formula="of:=([.B267]-[.C267])^2" office:value-type="float" office:value="35.681082379438" calcext:value-type="float">
            <text:p>35.681082379438</text:p>
          </table:table-cell>
          <table:table-cell table:formula="of:=[.I266]" office:value-type="float" office:value="11.9122295431623" calcext:value-type="float">
            <text:p>11.9122295431623</text:p>
          </table:table-cell>
          <table:table-cell table:formula="of:=[.C267]-[.I267]" office:value-type="float" office:value="15.1744060464373" calcext:value-type="float">
            <text:p>15.1744060464373</text:p>
          </table:table-cell>
          <table:table-cell table:formula="of:=[.C267]+[.J267]" office:value-type="float" office:value="42.261041636037" calcext:value-type="float">
            <text:p>42.261041636037</text:p>
          </table:table-cell>
          <table:table-cell table:formula="of:=IF(AND([.B267]&gt;=[.J267];[.B267]&lt;=[.K26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.82" calcext:value-type="float">
            <text:p>17.82</text:p>
          </table:table-cell>
          <table:table-cell office:value-type="float" office:value="29.9499549865723" calcext:value-type="float">
            <text:p>29.9499549865723</text:p>
          </table:table-cell>
          <table:table-cell office:value-type="float" office:value="7.98922491073608" calcext:value-type="float">
            <text:p>7.98922491073608</text:p>
          </table:table-cell>
          <table:table-cell table:formula="of:=[.C268]-[.D268]" office:value-type="float" office:value="21.9607300758362" calcext:value-type="float">
            <text:p>21.9607300758362</text:p>
          </table:table-cell>
          <table:table-cell office:value-type="float" office:value="37.9391798973083" calcext:value-type="float">
            <text:p>37.9391798973083</text:p>
          </table:table-cell>
          <table:table-cell table:formula="of:=IF(AND([.B268]&gt;=[.E268];[.B268]&lt;=[.F268]);0;1)" office:value-type="float" office:value="1" calcext:value-type="float">
            <text:p>1</text:p>
          </table:table-cell>
          <table:table-cell table:formula="of:=([.B268]-[.C268])^2" office:value-type="float" office:value="147.135807976269" calcext:value-type="float">
            <text:p>147.135807976269</text:p>
          </table:table-cell>
          <table:table-cell table:formula="of:=[.I267]" office:value-type="float" office:value="11.9122295431623" calcext:value-type="float">
            <text:p>11.9122295431623</text:p>
          </table:table-cell>
          <table:table-cell table:formula="of:=[.C268]-[.I268]" office:value-type="float" office:value="18.03772544341" calcext:value-type="float">
            <text:p>18.03772544341</text:p>
          </table:table-cell>
          <table:table-cell table:formula="of:=[.C268]+[.J268]" office:value-type="float" office:value="47.9876804299823" calcext:value-type="float">
            <text:p>47.9876804299823</text:p>
          </table:table-cell>
          <table:table-cell table:formula="of:=IF(AND([.B268]&gt;=[.J268];[.B268]&lt;=[.K268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.44" calcext:value-type="float">
            <text:p>15.44</text:p>
          </table:table-cell>
          <table:table-cell office:value-type="float" office:value="17.9146556854248" calcext:value-type="float">
            <text:p>17.9146556854248</text:p>
          </table:table-cell>
          <table:table-cell office:value-type="float" office:value="4.38108682632446" calcext:value-type="float">
            <text:p>4.38108682632446</text:p>
          </table:table-cell>
          <table:table-cell table:formula="of:=[.C269]-[.D269]" office:value-type="float" office:value="13.5335688591003" calcext:value-type="float">
            <text:p>13.5335688591003</text:p>
          </table:table-cell>
          <table:table-cell office:value-type="float" office:value="22.2957425117493" calcext:value-type="float">
            <text:p>22.2957425117493</text:p>
          </table:table-cell>
          <table:table-cell table:formula="of:=IF(AND([.B269]&gt;=[.E269];[.B269]&lt;=[.F269]);0;1)" office:value-type="float" office:value="0" calcext:value-type="float">
            <text:p>0</text:p>
          </table:table-cell>
          <table:table-cell table:formula="of:=([.B269]-[.C269])^2" office:value-type="float" office:value="6.12392076140531" calcext:value-type="float">
            <text:p>6.12392076140531</text:p>
          </table:table-cell>
          <table:table-cell table:formula="of:=[.I268]" office:value-type="float" office:value="11.9122295431623" calcext:value-type="float">
            <text:p>11.9122295431623</text:p>
          </table:table-cell>
          <table:table-cell table:formula="of:=[.C269]-[.I269]" office:value-type="float" office:value="6.00242614226253" calcext:value-type="float">
            <text:p>6.00242614226253</text:p>
          </table:table-cell>
          <table:table-cell table:formula="of:=[.C269]+[.J269]" office:value-type="float" office:value="23.9170818276873" calcext:value-type="float">
            <text:p>23.9170818276873</text:p>
          </table:table-cell>
          <table:table-cell table:formula="of:=IF(AND([.B269]&gt;=[.J269];[.B269]&lt;=[.K26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.77" calcext:value-type="float">
            <text:p>26.77</text:p>
          </table:table-cell>
          <table:table-cell office:value-type="float" office:value="23.4921054840088" calcext:value-type="float">
            <text:p>23.4921054840088</text:p>
          </table:table-cell>
          <table:table-cell office:value-type="float" office:value="5.14449071884155" calcext:value-type="float">
            <text:p>5.14449071884155</text:p>
          </table:table-cell>
          <table:table-cell table:formula="of:=[.C270]-[.D270]" office:value-type="float" office:value="18.3476147651672" calcext:value-type="float">
            <text:p>18.3476147651672</text:p>
          </table:table-cell>
          <table:table-cell office:value-type="float" office:value="28.6365962028503" calcext:value-type="float">
            <text:p>28.6365962028503</text:p>
          </table:table-cell>
          <table:table-cell table:formula="of:=IF(AND([.B270]&gt;=[.E270];[.B270]&lt;=[.F270]);0;1)" office:value-type="float" office:value="0" calcext:value-type="float">
            <text:p>0</text:p>
          </table:table-cell>
          <table:table-cell table:formula="of:=([.B270]-[.C270])^2" office:value-type="float" office:value="10.7445924579653" calcext:value-type="float">
            <text:p>10.7445924579653</text:p>
          </table:table-cell>
          <table:table-cell table:formula="of:=[.I269]" office:value-type="float" office:value="11.9122295431623" calcext:value-type="float">
            <text:p>11.9122295431623</text:p>
          </table:table-cell>
          <table:table-cell table:formula="of:=[.C270]-[.I270]" office:value-type="float" office:value="11.5798759408465" calcext:value-type="float">
            <text:p>11.5798759408465</text:p>
          </table:table-cell>
          <table:table-cell table:formula="of:=[.C270]+[.J270]" office:value-type="float" office:value="35.0719814248553" calcext:value-type="float">
            <text:p>35.0719814248553</text:p>
          </table:table-cell>
          <table:table-cell table:formula="of:=IF(AND([.B270]&gt;=[.J270];[.B270]&lt;=[.K27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0.51" calcext:value-type="float">
            <text:p>50.51</text:p>
          </table:table-cell>
          <table:table-cell office:value-type="float" office:value="46.2786521911621" calcext:value-type="float">
            <text:p>46.2786521911621</text:p>
          </table:table-cell>
          <table:table-cell office:value-type="float" office:value="12.9926824569702" calcext:value-type="float">
            <text:p>12.9926824569702</text:p>
          </table:table-cell>
          <table:table-cell table:formula="of:=[.C271]-[.D271]" office:value-type="float" office:value="33.2859697341919" calcext:value-type="float">
            <text:p>33.2859697341919</text:p>
          </table:table-cell>
          <table:table-cell office:value-type="float" office:value="59.2713346481323" calcext:value-type="float">
            <text:p>59.2713346481323</text:p>
          </table:table-cell>
          <table:table-cell table:formula="of:=IF(AND([.B271]&gt;=[.E271];[.B271]&lt;=[.F271]);0;1)" office:value-type="float" office:value="0" calcext:value-type="float">
            <text:p>0</text:p>
          </table:table-cell>
          <table:table-cell table:formula="of:=([.B271]-[.C271])^2" office:value-type="float" office:value="17.9043042793572" calcext:value-type="float">
            <text:p>17.9043042793572</text:p>
          </table:table-cell>
          <table:table-cell table:formula="of:=[.I270]" office:value-type="float" office:value="11.9122295431623" calcext:value-type="float">
            <text:p>11.9122295431623</text:p>
          </table:table-cell>
          <table:table-cell table:formula="of:=[.C271]-[.I271]" office:value-type="float" office:value="34.3664226479998" calcext:value-type="float">
            <text:p>34.3664226479998</text:p>
          </table:table-cell>
          <table:table-cell table:formula="of:=[.C271]+[.J271]" office:value-type="float" office:value="80.645074839162" calcext:value-type="float">
            <text:p>80.645074839162</text:p>
          </table:table-cell>
          <table:table-cell table:formula="of:=IF(AND([.B271]&gt;=[.J271];[.B271]&lt;=[.K27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7.4" calcext:value-type="float">
            <text:p>47.4</text:p>
          </table:table-cell>
          <table:table-cell office:value-type="float" office:value="41.8246154785156" calcext:value-type="float">
            <text:p>41.8246154785156</text:p>
          </table:table-cell>
          <table:table-cell office:value-type="float" office:value="9.53039932250977" calcext:value-type="float">
            <text:p>9.53039932250977</text:p>
          </table:table-cell>
          <table:table-cell table:formula="of:=[.C272]-[.D272]" office:value-type="float" office:value="32.2942161560059" calcext:value-type="float">
            <text:p>32.2942161560059</text:p>
          </table:table-cell>
          <table:table-cell office:value-type="float" office:value="51.3550148010254" calcext:value-type="float">
            <text:p>51.3550148010254</text:p>
          </table:table-cell>
          <table:table-cell table:formula="of:=IF(AND([.B272]&gt;=[.E272];[.B272]&lt;=[.F272]);0;1)" office:value-type="float" office:value="0" calcext:value-type="float">
            <text:p>0</text:p>
          </table:table-cell>
          <table:table-cell table:formula="of:=([.B272]-[.C272])^2" office:value-type="float" office:value="31.0849125624075" calcext:value-type="float">
            <text:p>31.0849125624075</text:p>
          </table:table-cell>
          <table:table-cell table:formula="of:=[.I271]" office:value-type="float" office:value="11.9122295431623" calcext:value-type="float">
            <text:p>11.9122295431623</text:p>
          </table:table-cell>
          <table:table-cell table:formula="of:=[.C272]-[.I272]" office:value-type="float" office:value="29.9123859353534" calcext:value-type="float">
            <text:p>29.9123859353534</text:p>
          </table:table-cell>
          <table:table-cell table:formula="of:=[.C272]+[.J272]" office:value-type="float" office:value="71.737001413869" calcext:value-type="float">
            <text:p>71.737001413869</text:p>
          </table:table-cell>
          <table:table-cell table:formula="of:=IF(AND([.B272]&gt;=[.J272];[.B272]&lt;=[.K27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.15" calcext:value-type="float">
            <text:p>40.15</text:p>
          </table:table-cell>
          <table:table-cell office:value-type="float" office:value="37.8693923950195" calcext:value-type="float">
            <text:p>37.8693923950195</text:p>
          </table:table-cell>
          <table:table-cell office:value-type="float" office:value="10.5715188980103" calcext:value-type="float">
            <text:p>10.5715188980103</text:p>
          </table:table-cell>
          <table:table-cell table:formula="of:=[.C273]-[.D273]" office:value-type="float" office:value="27.2978734970093" calcext:value-type="float">
            <text:p>27.2978734970093</text:p>
          </table:table-cell>
          <table:table-cell office:value-type="float" office:value="48.4409112930298" calcext:value-type="float">
            <text:p>48.4409112930298</text:p>
          </table:table-cell>
          <table:table-cell table:formula="of:=IF(AND([.B273]&gt;=[.E273];[.B273]&lt;=[.F273]);0;1)" office:value-type="float" office:value="0" calcext:value-type="float">
            <text:p>0</text:p>
          </table:table-cell>
          <table:table-cell table:formula="of:=([.B273]-[.C273])^2" office:value-type="float" office:value="5.20117104789474" calcext:value-type="float">
            <text:p>5.20117104789474</text:p>
          </table:table-cell>
          <table:table-cell table:formula="of:=[.I272]" office:value-type="float" office:value="11.9122295431623" calcext:value-type="float">
            <text:p>11.9122295431623</text:p>
          </table:table-cell>
          <table:table-cell table:formula="of:=[.C273]-[.I273]" office:value-type="float" office:value="25.9571628518573" calcext:value-type="float">
            <text:p>25.9571628518573</text:p>
          </table:table-cell>
          <table:table-cell table:formula="of:=[.C273]+[.J273]" office:value-type="float" office:value="63.8265552468768" calcext:value-type="float">
            <text:p>63.8265552468768</text:p>
          </table:table-cell>
          <table:table-cell table:formula="of:=IF(AND([.B273]&gt;=[.J273];[.B273]&lt;=[.K27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1.05" calcext:value-type="float">
            <text:p>41.05</text:p>
          </table:table-cell>
          <table:table-cell office:value-type="float" office:value="42.0625419616699" calcext:value-type="float">
            <text:p>42.0625419616699</text:p>
          </table:table-cell>
          <table:table-cell office:value-type="float" office:value="10.3474836349487" calcext:value-type="float">
            <text:p>10.3474836349487</text:p>
          </table:table-cell>
          <table:table-cell table:formula="of:=[.C274]-[.D274]" office:value-type="float" office:value="31.7150583267212" calcext:value-type="float">
            <text:p>31.7150583267212</text:p>
          </table:table-cell>
          <table:table-cell office:value-type="float" office:value="52.4100255966187" calcext:value-type="float">
            <text:p>52.4100255966187</text:p>
          </table:table-cell>
          <table:table-cell table:formula="of:=IF(AND([.B274]&gt;=[.E274];[.B274]&lt;=[.F274]);0;1)" office:value-type="float" office:value="0" calcext:value-type="float">
            <text:p>0</text:p>
          </table:table-cell>
          <table:table-cell table:formula="of:=([.B274]-[.C274])^2" office:value-type="float" office:value="1.02524122414238" calcext:value-type="float">
            <text:p>1.02524122414238</text:p>
          </table:table-cell>
          <table:table-cell table:formula="of:=[.I273]" office:value-type="float" office:value="11.9122295431623" calcext:value-type="float">
            <text:p>11.9122295431623</text:p>
          </table:table-cell>
          <table:table-cell table:formula="of:=[.C274]-[.I274]" office:value-type="float" office:value="30.1503124185077" calcext:value-type="float">
            <text:p>30.1503124185077</text:p>
          </table:table-cell>
          <table:table-cell table:formula="of:=[.C274]+[.J274]" office:value-type="float" office:value="72.2128543801776" calcext:value-type="float">
            <text:p>72.2128543801776</text:p>
          </table:table-cell>
          <table:table-cell table:formula="of:=IF(AND([.B274]&gt;=[.J274];[.B274]&lt;=[.K27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0.71" calcext:value-type="float">
            <text:p>40.71</text:p>
          </table:table-cell>
          <table:table-cell office:value-type="float" office:value="35.3891525268555" calcext:value-type="float">
            <text:p>35.3891525268555</text:p>
          </table:table-cell>
          <table:table-cell office:value-type="float" office:value="10.8514337539673" calcext:value-type="float">
            <text:p>10.8514337539673</text:p>
          </table:table-cell>
          <table:table-cell table:formula="of:=[.C275]-[.D275]" office:value-type="float" office:value="24.5377187728882" calcext:value-type="float">
            <text:p>24.5377187728882</text:p>
          </table:table-cell>
          <table:table-cell office:value-type="float" office:value="46.2405862808228" calcext:value-type="float">
            <text:p>46.2405862808228</text:p>
          </table:table-cell>
          <table:table-cell table:formula="of:=IF(AND([.B275]&gt;=[.E275];[.B275]&lt;=[.F275]);0;1)" office:value-type="float" office:value="0" calcext:value-type="float">
            <text:p>0</text:p>
          </table:table-cell>
          <table:table-cell table:formula="of:=([.B275]-[.C275])^2" office:value-type="float" office:value="28.3114178324686" calcext:value-type="float">
            <text:p>28.3114178324686</text:p>
          </table:table-cell>
          <table:table-cell table:formula="of:=[.I274]" office:value-type="float" office:value="11.9122295431623" calcext:value-type="float">
            <text:p>11.9122295431623</text:p>
          </table:table-cell>
          <table:table-cell table:formula="of:=[.C275]-[.I275]" office:value-type="float" office:value="23.4769229836932" calcext:value-type="float">
            <text:p>23.4769229836932</text:p>
          </table:table-cell>
          <table:table-cell table:formula="of:=[.C275]+[.J275]" office:value-type="float" office:value="58.8660755105487" calcext:value-type="float">
            <text:p>58.8660755105487</text:p>
          </table:table-cell>
          <table:table-cell table:formula="of:=IF(AND([.B275]&gt;=[.J275];[.B275]&lt;=[.K27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.21" calcext:value-type="float">
            <text:p>44.21</text:p>
          </table:table-cell>
          <table:table-cell office:value-type="float" office:value="43.7745132446289" calcext:value-type="float">
            <text:p>43.7745132446289</text:p>
          </table:table-cell>
          <table:table-cell office:value-type="float" office:value="13.0437049865723" calcext:value-type="float">
            <text:p>13.0437049865723</text:p>
          </table:table-cell>
          <table:table-cell table:formula="of:=[.C276]-[.D276]" office:value-type="float" office:value="30.7308082580566" calcext:value-type="float">
            <text:p>30.7308082580566</text:p>
          </table:table-cell>
          <table:table-cell office:value-type="float" office:value="56.8182182312012" calcext:value-type="float">
            <text:p>56.8182182312012</text:p>
          </table:table-cell>
          <table:table-cell table:formula="of:=IF(AND([.B276]&gt;=[.E276];[.B276]&lt;=[.F276]);0;1)" office:value-type="float" office:value="0" calcext:value-type="float">
            <text:p>0</text:p>
          </table:table-cell>
          <table:table-cell table:formula="of:=([.B276]-[.C276])^2" office:value-type="float" office:value="0.189648714103644" calcext:value-type="float">
            <text:p>0.189648714103644</text:p>
          </table:table-cell>
          <table:table-cell table:formula="of:=[.I275]" office:value-type="float" office:value="11.9122295431623" calcext:value-type="float">
            <text:p>11.9122295431623</text:p>
          </table:table-cell>
          <table:table-cell table:formula="of:=[.C276]-[.I276]" office:value-type="float" office:value="31.8622837014666" calcext:value-type="float">
            <text:p>31.8622837014666</text:p>
          </table:table-cell>
          <table:table-cell table:formula="of:=[.C276]+[.J276]" office:value-type="float" office:value="75.6367969460955" calcext:value-type="float">
            <text:p>75.6367969460955</text:p>
          </table:table-cell>
          <table:table-cell table:formula="of:=IF(AND([.B276]&gt;=[.J276];[.B276]&lt;=[.K27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.4" calcext:value-type="float">
            <text:p>32.4</text:p>
          </table:table-cell>
          <table:table-cell office:value-type="float" office:value="36.8925361633301" calcext:value-type="float">
            <text:p>36.8925361633301</text:p>
          </table:table-cell>
          <table:table-cell office:value-type="float" office:value="6.78702402114868" calcext:value-type="float">
            <text:p>6.78702402114868</text:p>
          </table:table-cell>
          <table:table-cell table:formula="of:=[.C277]-[.D277]" office:value-type="float" office:value="30.1055121421814" calcext:value-type="float">
            <text:p>30.1055121421814</text:p>
          </table:table-cell>
          <table:table-cell office:value-type="float" office:value="43.6795601844788" calcext:value-type="float">
            <text:p>43.6795601844788</text:p>
          </table:table-cell>
          <table:table-cell table:formula="of:=IF(AND([.B277]&gt;=[.E277];[.B277]&lt;=[.F277]);0;1)" office:value-type="float" office:value="0" calcext:value-type="float">
            <text:p>0</text:p>
          </table:table-cell>
          <table:table-cell table:formula="of:=([.B277]-[.C277])^2" office:value-type="float" office:value="20.1828811788285" calcext:value-type="float">
            <text:p>20.1828811788285</text:p>
          </table:table-cell>
          <table:table-cell table:formula="of:=[.I276]" office:value-type="float" office:value="11.9122295431623" calcext:value-type="float">
            <text:p>11.9122295431623</text:p>
          </table:table-cell>
          <table:table-cell table:formula="of:=[.C277]-[.I277]" office:value-type="float" office:value="24.9803066201678" calcext:value-type="float">
            <text:p>24.9803066201678</text:p>
          </table:table-cell>
          <table:table-cell table:formula="of:=[.C277]+[.J277]" office:value-type="float" office:value="61.8728427834979" calcext:value-type="float">
            <text:p>61.8728427834979</text:p>
          </table:table-cell>
          <table:table-cell table:formula="of:=IF(AND([.B277]&gt;=[.J277];[.B277]&lt;=[.K27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.75" calcext:value-type="float">
            <text:p>68.75</text:p>
          </table:table-cell>
          <table:table-cell office:value-type="float" office:value="61.3423461914063" calcext:value-type="float">
            <text:p>61.3423461914063</text:p>
          </table:table-cell>
          <table:table-cell office:value-type="float" office:value="14.2972593307495" calcext:value-type="float">
            <text:p>14.2972593307495</text:p>
          </table:table-cell>
          <table:table-cell table:formula="of:=[.C278]-[.D278]" office:value-type="float" office:value="47.0450868606567" calcext:value-type="float">
            <text:p>47.0450868606567</text:p>
          </table:table-cell>
          <table:table-cell office:value-type="float" office:value="75.6396055221558" calcext:value-type="float">
            <text:p>75.6396055221558</text:p>
          </table:table-cell>
          <table:table-cell table:formula="of:=IF(AND([.B278]&gt;=[.E278];[.B278]&lt;=[.F278]);0;1)" office:value-type="float" office:value="0" calcext:value-type="float">
            <text:p>0</text:p>
          </table:table-cell>
          <table:table-cell table:formula="of:=([.B278]-[.C278])^2" office:value-type="float" office:value="54.8733349479735" calcext:value-type="float">
            <text:p>54.8733349479735</text:p>
          </table:table-cell>
          <table:table-cell table:formula="of:=[.I277]" office:value-type="float" office:value="11.9122295431623" calcext:value-type="float">
            <text:p>11.9122295431623</text:p>
          </table:table-cell>
          <table:table-cell table:formula="of:=[.C278]-[.I278]" office:value-type="float" office:value="49.430116648244" calcext:value-type="float">
            <text:p>49.430116648244</text:p>
          </table:table-cell>
          <table:table-cell table:formula="of:=[.C278]+[.J278]" office:value-type="float" office:value="110.77246283965" calcext:value-type="float">
            <text:p>110.77246283965</text:p>
          </table:table-cell>
          <table:table-cell table:formula="of:=IF(AND([.B278]&gt;=[.J278];[.B278]&lt;=[.K27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4.32" calcext:value-type="float">
            <text:p>54.32</text:p>
          </table:table-cell>
          <table:table-cell office:value-type="float" office:value="54.811637878418" calcext:value-type="float">
            <text:p>54.811637878418</text:p>
          </table:table-cell>
          <table:table-cell office:value-type="float" office:value="14.3387355804443" calcext:value-type="float">
            <text:p>14.3387355804443</text:p>
          </table:table-cell>
          <table:table-cell table:formula="of:=[.C279]-[.D279]" office:value-type="float" office:value="40.4729022979736" calcext:value-type="float">
            <text:p>40.4729022979736</text:p>
          </table:table-cell>
          <table:table-cell office:value-type="float" office:value="69.1503734588623" calcext:value-type="float">
            <text:p>69.1503734588623</text:p>
          </table:table-cell>
          <table:table-cell table:formula="of:=IF(AND([.B279]&gt;=[.E279];[.B279]&lt;=[.F279]);0;1)" office:value-type="float" office:value="0" calcext:value-type="float">
            <text:p>0</text:p>
          </table:table-cell>
          <table:table-cell table:formula="of:=([.B279]-[.C279])^2" office:value-type="float" office:value="0.241707803495321" calcext:value-type="float">
            <text:p>0.241707803495321</text:p>
          </table:table-cell>
          <table:table-cell table:formula="of:=[.I278]" office:value-type="float" office:value="11.9122295431623" calcext:value-type="float">
            <text:p>11.9122295431623</text:p>
          </table:table-cell>
          <table:table-cell table:formula="of:=[.C279]-[.I279]" office:value-type="float" office:value="42.8994083352557" calcext:value-type="float">
            <text:p>42.8994083352557</text:p>
          </table:table-cell>
          <table:table-cell table:formula="of:=[.C279]+[.J279]" office:value-type="float" office:value="97.7110462136737" calcext:value-type="float">
            <text:p>97.7110462136737</text:p>
          </table:table-cell>
          <table:table-cell table:formula="of:=IF(AND([.B279]&gt;=[.J279];[.B279]&lt;=[.K27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.02" calcext:value-type="float">
            <text:p>18.02</text:p>
          </table:table-cell>
          <table:table-cell office:value-type="float" office:value="26.721887588501" calcext:value-type="float">
            <text:p>26.721887588501</text:p>
          </table:table-cell>
          <table:table-cell office:value-type="float" office:value="7.72851753234863" calcext:value-type="float">
            <text:p>7.72851753234863</text:p>
          </table:table-cell>
          <table:table-cell table:formula="of:=[.C280]-[.D280]" office:value-type="float" office:value="18.9933700561523" calcext:value-type="float">
            <text:p>18.9933700561523</text:p>
          </table:table-cell>
          <table:table-cell office:value-type="float" office:value="34.4504051208496" calcext:value-type="float">
            <text:p>34.4504051208496</text:p>
          </table:table-cell>
          <table:table-cell table:formula="of:=IF(AND([.B280]&gt;=[.E280];[.B280]&lt;=[.F280]);0;1)" office:value-type="float" office:value="1" calcext:value-type="float">
            <text:p>1</text:p>
          </table:table-cell>
          <table:table-cell table:formula="of:=([.B280]-[.C280])^2" office:value-type="float" office:value="75.7228476029074" calcext:value-type="float">
            <text:p>75.7228476029074</text:p>
          </table:table-cell>
          <table:table-cell table:formula="of:=[.I279]" office:value-type="float" office:value="11.9122295431623" calcext:value-type="float">
            <text:p>11.9122295431623</text:p>
          </table:table-cell>
          <table:table-cell table:formula="of:=[.C280]-[.I280]" office:value-type="float" office:value="14.8096580453387" calcext:value-type="float">
            <text:p>14.8096580453387</text:p>
          </table:table-cell>
          <table:table-cell table:formula="of:=[.C280]+[.J280]" office:value-type="float" office:value="41.5315456338397" calcext:value-type="float">
            <text:p>41.5315456338397</text:p>
          </table:table-cell>
          <table:table-cell table:formula="of:=IF(AND([.B280]&gt;=[.J280];[.B280]&lt;=[.K28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99" calcext:value-type="float">
            <text:p>14.99</text:p>
          </table:table-cell>
          <table:table-cell office:value-type="float" office:value="16.6301822662354" calcext:value-type="float">
            <text:p>16.6301822662354</text:p>
          </table:table-cell>
          <table:table-cell office:value-type="float" office:value="2.8115348815918" calcext:value-type="float">
            <text:p>2.8115348815918</text:p>
          </table:table-cell>
          <table:table-cell table:formula="of:=[.C281]-[.D281]" office:value-type="float" office:value="13.8186473846436" calcext:value-type="float">
            <text:p>13.8186473846436</text:p>
          </table:table-cell>
          <table:table-cell office:value-type="float" office:value="19.4417171478271" calcext:value-type="float">
            <text:p>19.4417171478271</text:p>
          </table:table-cell>
          <table:table-cell table:formula="of:=IF(AND([.B281]&gt;=[.E281];[.B281]&lt;=[.F281]);0;1)" office:value-type="float" office:value="0" calcext:value-type="float">
            <text:p>0</text:p>
          </table:table-cell>
          <table:table-cell table:formula="of:=([.B281]-[.C281])^2" office:value-type="float" office:value="2.69019786647293" calcext:value-type="float">
            <text:p>2.69019786647293</text:p>
          </table:table-cell>
          <table:table-cell table:formula="of:=[.I280]" office:value-type="float" office:value="11.9122295431623" calcext:value-type="float">
            <text:p>11.9122295431623</text:p>
          </table:table-cell>
          <table:table-cell table:formula="of:=[.C281]-[.I281]" office:value-type="float" office:value="4.71795272307308" calcext:value-type="float">
            <text:p>4.71795272307308</text:p>
          </table:table-cell>
          <table:table-cell table:formula="of:=[.C281]+[.J281]" office:value-type="float" office:value="21.3481349893084" calcext:value-type="float">
            <text:p>21.3481349893084</text:p>
          </table:table-cell>
          <table:table-cell table:formula="of:=IF(AND([.B281]&gt;=[.J281];[.B281]&lt;=[.K28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.57" calcext:value-type="float">
            <text:p>34.57</text:p>
          </table:table-cell>
          <table:table-cell office:value-type="float" office:value="35.9409255981445" calcext:value-type="float">
            <text:p>35.9409255981445</text:p>
          </table:table-cell>
          <table:table-cell office:value-type="float" office:value="8.44035625457764" calcext:value-type="float">
            <text:p>8.44035625457764</text:p>
          </table:table-cell>
          <table:table-cell table:formula="of:=[.C282]-[.D282]" office:value-type="float" office:value="27.5005693435669" calcext:value-type="float">
            <text:p>27.5005693435669</text:p>
          </table:table-cell>
          <table:table-cell office:value-type="float" office:value="44.3812818527222" calcext:value-type="float">
            <text:p>44.3812818527222</text:p>
          </table:table-cell>
          <table:table-cell table:formula="of:=IF(AND([.B282]&gt;=[.E282];[.B282]&lt;=[.F282]);0;1)" office:value-type="float" office:value="0" calcext:value-type="float">
            <text:p>0</text:p>
          </table:table-cell>
          <table:table-cell table:formula="of:=([.B282]-[.C282])^2" office:value-type="float" office:value="1.87943699564794" calcext:value-type="float">
            <text:p>1.87943699564794</text:p>
          </table:table-cell>
          <table:table-cell table:formula="of:=[.I281]" office:value-type="float" office:value="11.9122295431623" calcext:value-type="float">
            <text:p>11.9122295431623</text:p>
          </table:table-cell>
          <table:table-cell table:formula="of:=[.C282]-[.I282]" office:value-type="float" office:value="24.0286960549823" calcext:value-type="float">
            <text:p>24.0286960549823</text:p>
          </table:table-cell>
          <table:table-cell table:formula="of:=[.C282]+[.J282]" office:value-type="float" office:value="59.9696216531268" calcext:value-type="float">
            <text:p>59.9696216531268</text:p>
          </table:table-cell>
          <table:table-cell table:formula="of:=IF(AND([.B282]&gt;=[.J282];[.B282]&lt;=[.K28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.24" calcext:value-type="float">
            <text:p>17.24</text:p>
          </table:table-cell>
          <table:table-cell office:value-type="float" office:value="19.5936050415039" calcext:value-type="float">
            <text:p>19.5936050415039</text:p>
          </table:table-cell>
          <table:table-cell office:value-type="float" office:value="3.73637938499451" calcext:value-type="float">
            <text:p>3.73637938499451</text:p>
          </table:table-cell>
          <table:table-cell table:formula="of:=[.C283]-[.D283]" office:value-type="float" office:value="15.8572256565094" calcext:value-type="float">
            <text:p>15.8572256565094</text:p>
          </table:table-cell>
          <table:table-cell office:value-type="float" office:value="23.3299844264984" calcext:value-type="float">
            <text:p>23.3299844264984</text:p>
          </table:table-cell>
          <table:table-cell table:formula="of:=IF(AND([.B283]&gt;=[.E283];[.B283]&lt;=[.F283]);0;1)" office:value-type="float" office:value="0" calcext:value-type="float">
            <text:p>0</text:p>
          </table:table-cell>
          <table:table-cell table:formula="of:=([.B283]-[.C283])^2" office:value-type="float" office:value="5.53945669139261" calcext:value-type="float">
            <text:p>5.53945669139261</text:p>
          </table:table-cell>
          <table:table-cell table:formula="of:=[.I282]" office:value-type="float" office:value="11.9122295431623" calcext:value-type="float">
            <text:p>11.9122295431623</text:p>
          </table:table-cell>
          <table:table-cell table:formula="of:=[.C283]-[.I283]" office:value-type="float" office:value="7.68137549834164" calcext:value-type="float">
            <text:p>7.68137549834164</text:p>
          </table:table-cell>
          <table:table-cell table:formula="of:=[.C283]+[.J283]" office:value-type="float" office:value="27.2749805398455" calcext:value-type="float">
            <text:p>27.2749805398455</text:p>
          </table:table-cell>
          <table:table-cell table:formula="of:=IF(AND([.B283]&gt;=[.J283];[.B283]&lt;=[.K28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.74" calcext:value-type="float">
            <text:p>31.74</text:p>
          </table:table-cell>
          <table:table-cell office:value-type="float" office:value="28.8823661804199" calcext:value-type="float">
            <text:p>28.8823661804199</text:p>
          </table:table-cell>
          <table:table-cell office:value-type="float" office:value="6.70661449432373" calcext:value-type="float">
            <text:p>6.70661449432373</text:p>
          </table:table-cell>
          <table:table-cell table:formula="of:=[.C284]-[.D284]" office:value-type="float" office:value="22.1757516860962" calcext:value-type="float">
            <text:p>22.1757516860962</text:p>
          </table:table-cell>
          <table:table-cell office:value-type="float" office:value="35.5889806747437" calcext:value-type="float">
            <text:p>35.5889806747437</text:p>
          </table:table-cell>
          <table:table-cell table:formula="of:=IF(AND([.B284]&gt;=[.E284];[.B284]&lt;=[.F284]);0;1)" office:value-type="float" office:value="0" calcext:value-type="float">
            <text:p>0</text:p>
          </table:table-cell>
          <table:table-cell table:formula="of:=([.B284]-[.C284])^2" office:value-type="float" office:value="8.16607104680782" calcext:value-type="float">
            <text:p>8.16607104680782</text:p>
          </table:table-cell>
          <table:table-cell table:formula="of:=[.I283]" office:value-type="float" office:value="11.9122295431623" calcext:value-type="float">
            <text:p>11.9122295431623</text:p>
          </table:table-cell>
          <table:table-cell table:formula="of:=[.C284]-[.I284]" office:value-type="float" office:value="16.9701366372577" calcext:value-type="float">
            <text:p>16.9701366372577</text:p>
          </table:table-cell>
          <table:table-cell table:formula="of:=[.C284]+[.J284]" office:value-type="float" office:value="45.8525028176776" calcext:value-type="float">
            <text:p>45.8525028176776</text:p>
          </table:table-cell>
          <table:table-cell table:formula="of:=IF(AND([.B284]&gt;=[.J284];[.B284]&lt;=[.K28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5.23" calcext:value-type="float">
            <text:p>35.23</text:p>
          </table:table-cell>
          <table:table-cell office:value-type="float" office:value="27.8926830291748" calcext:value-type="float">
            <text:p>27.8926830291748</text:p>
          </table:table-cell>
          <table:table-cell office:value-type="float" office:value="7.04514503479004" calcext:value-type="float">
            <text:p>7.04514503479004</text:p>
          </table:table-cell>
          <table:table-cell table:formula="of:=[.C285]-[.D285]" office:value-type="float" office:value="20.8475379943848" calcext:value-type="float">
            <text:p>20.8475379943848</text:p>
          </table:table-cell>
          <table:table-cell office:value-type="float" office:value="34.9378280639648" calcext:value-type="float">
            <text:p>34.9378280639648</text:p>
          </table:table-cell>
          <table:table-cell table:formula="of:=IF(AND([.B285]&gt;=[.E285];[.B285]&lt;=[.F285]);0;1)" office:value-type="float" office:value="1" calcext:value-type="float">
            <text:p>1</text:p>
          </table:table-cell>
          <table:table-cell table:formula="of:=([.B285]-[.C285])^2" office:value-type="float" office:value="53.8362203303594" calcext:value-type="float">
            <text:p>53.8362203303594</text:p>
          </table:table-cell>
          <table:table-cell table:formula="of:=[.I284]" office:value-type="float" office:value="11.9122295431623" calcext:value-type="float">
            <text:p>11.9122295431623</text:p>
          </table:table-cell>
          <table:table-cell table:formula="of:=[.C285]-[.I285]" office:value-type="float" office:value="15.9804534860125" calcext:value-type="float">
            <text:p>15.9804534860125</text:p>
          </table:table-cell>
          <table:table-cell table:formula="of:=[.C285]+[.J285]" office:value-type="float" office:value="43.8731365151873" calcext:value-type="float">
            <text:p>43.8731365151873</text:p>
          </table:table-cell>
          <table:table-cell table:formula="of:=IF(AND([.B285]&gt;=[.J285];[.B285]&lt;=[.K28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9.3" calcext:value-type="float">
            <text:p>69.3</text:p>
          </table:table-cell>
          <table:table-cell office:value-type="float" office:value="72.3227844238281" calcext:value-type="float">
            <text:p>72.3227844238281</text:p>
          </table:table-cell>
          <table:table-cell office:value-type="float" office:value="13.4698934555054" calcext:value-type="float">
            <text:p>13.4698934555054</text:p>
          </table:table-cell>
          <table:table-cell table:formula="of:=[.C286]-[.D286]" office:value-type="float" office:value="58.8528909683228" calcext:value-type="float">
            <text:p>58.8528909683228</text:p>
          </table:table-cell>
          <table:table-cell office:value-type="float" office:value="85.7926778793335" calcext:value-type="float">
            <text:p>85.7926778793335</text:p>
          </table:table-cell>
          <table:table-cell table:formula="of:=IF(AND([.B286]&gt;=[.E286];[.B286]&lt;=[.F286]);0;1)" office:value-type="float" office:value="0" calcext:value-type="float">
            <text:p>0</text:p>
          </table:table-cell>
          <table:table-cell table:formula="of:=([.B286]-[.C286])^2" office:value-type="float" office:value="9.13722567293795" calcext:value-type="float">
            <text:p>9.13722567293795</text:p>
          </table:table-cell>
          <table:table-cell table:formula="of:=[.I285]" office:value-type="float" office:value="11.9122295431623" calcext:value-type="float">
            <text:p>11.9122295431623</text:p>
          </table:table-cell>
          <table:table-cell table:formula="of:=[.C286]-[.I286]" office:value-type="float" office:value="60.4105548806659" calcext:value-type="float">
            <text:p>60.4105548806659</text:p>
          </table:table-cell>
          <table:table-cell table:formula="of:=[.C286]+[.J286]" office:value-type="float" office:value="132.733339304494" calcext:value-type="float">
            <text:p>132.733339304494</text:p>
          </table:table-cell>
          <table:table-cell table:formula="of:=IF(AND([.B286]&gt;=[.J286];[.B286]&lt;=[.K28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.54" calcext:value-type="float">
            <text:p>17.54</text:p>
          </table:table-cell>
          <table:table-cell office:value-type="float" office:value="23.0565872192383" calcext:value-type="float">
            <text:p>23.0565872192383</text:p>
          </table:table-cell>
          <table:table-cell office:value-type="float" office:value="6.05649709701538" calcext:value-type="float">
            <text:p>6.05649709701538</text:p>
          </table:table-cell>
          <table:table-cell table:formula="of:=[.C287]-[.D287]" office:value-type="float" office:value="17.0000901222229" calcext:value-type="float">
            <text:p>17.0000901222229</text:p>
          </table:table-cell>
          <table:table-cell office:value-type="float" office:value="29.1130843162537" calcext:value-type="float">
            <text:p>29.1130843162537</text:p>
          </table:table-cell>
          <table:table-cell table:formula="of:=IF(AND([.B287]&gt;=[.E287];[.B287]&lt;=[.F287]);0;1)" office:value-type="float" office:value="0" calcext:value-type="float">
            <text:p>0</text:p>
          </table:table-cell>
          <table:table-cell table:formula="of:=([.B287]-[.C287])^2" office:value-type="float" office:value="30.4327345474632" calcext:value-type="float">
            <text:p>30.4327345474632</text:p>
          </table:table-cell>
          <table:table-cell table:formula="of:=[.I286]" office:value-type="float" office:value="11.9122295431623" calcext:value-type="float">
            <text:p>11.9122295431623</text:p>
          </table:table-cell>
          <table:table-cell table:formula="of:=[.C287]-[.I287]" office:value-type="float" office:value="11.144357676076" calcext:value-type="float">
            <text:p>11.144357676076</text:p>
          </table:table-cell>
          <table:table-cell table:formula="of:=[.C287]+[.J287]" office:value-type="float" office:value="34.2009448953143" calcext:value-type="float">
            <text:p>34.2009448953143</text:p>
          </table:table-cell>
          <table:table-cell table:formula="of:=IF(AND([.B287]&gt;=[.J287];[.B287]&lt;=[.K28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.95" calcext:value-type="float">
            <text:p>33.95</text:p>
          </table:table-cell>
          <table:table-cell office:value-type="float" office:value="26.9296321868896" calcext:value-type="float">
            <text:p>26.9296321868896</text:p>
          </table:table-cell>
          <table:table-cell office:value-type="float" office:value="7.5556001663208" calcext:value-type="float">
            <text:p>7.5556001663208</text:p>
          </table:table-cell>
          <table:table-cell table:formula="of:=[.C288]-[.D288]" office:value-type="float" office:value="19.3740320205688" calcext:value-type="float">
            <text:p>19.3740320205688</text:p>
          </table:table-cell>
          <table:table-cell office:value-type="float" office:value="34.4852323532104" calcext:value-type="float">
            <text:p>34.4852323532104</text:p>
          </table:table-cell>
          <table:table-cell table:formula="of:=IF(AND([.B288]&gt;=[.E288];[.B288]&lt;=[.F288]);0;1)" office:value-type="float" office:value="0" calcext:value-type="float">
            <text:p>0</text:p>
          </table:table-cell>
          <table:table-cell table:formula="of:=([.B288]-[.C288])^2" office:value-type="float" office:value="49.2855642313559" calcext:value-type="float">
            <text:p>49.2855642313559</text:p>
          </table:table-cell>
          <table:table-cell table:formula="of:=[.I287]" office:value-type="float" office:value="11.9122295431623" calcext:value-type="float">
            <text:p>11.9122295431623</text:p>
          </table:table-cell>
          <table:table-cell table:formula="of:=[.C288]-[.I288]" office:value-type="float" office:value="15.0174026437274" calcext:value-type="float">
            <text:p>15.0174026437274</text:p>
          </table:table-cell>
          <table:table-cell table:formula="of:=[.C288]+[.J288]" office:value-type="float" office:value="41.947034830617" calcext:value-type="float">
            <text:p>41.947034830617</text:p>
          </table:table-cell>
          <table:table-cell table:formula="of:=IF(AND([.B288]&gt;=[.J288];[.B288]&lt;=[.K28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1.35" calcext:value-type="float">
            <text:p>31.35</text:p>
          </table:table-cell>
          <table:table-cell office:value-type="float" office:value="36.7323760986328" calcext:value-type="float">
            <text:p>36.7323760986328</text:p>
          </table:table-cell>
          <table:table-cell office:value-type="float" office:value="8.70737171173096" calcext:value-type="float">
            <text:p>8.70737171173096</text:p>
          </table:table-cell>
          <table:table-cell table:formula="of:=[.C289]-[.D289]" office:value-type="float" office:value="28.0250043869019" calcext:value-type="float">
            <text:p>28.0250043869019</text:p>
          </table:table-cell>
          <table:table-cell office:value-type="float" office:value="45.4397478103638" calcext:value-type="float">
            <text:p>45.4397478103638</text:p>
          </table:table-cell>
          <table:table-cell table:formula="of:=IF(AND([.B289]&gt;=[.E289];[.B289]&lt;=[.F289]);0;1)" office:value-type="float" office:value="0" calcext:value-type="float">
            <text:p>0</text:p>
          </table:table-cell>
          <table:table-cell table:formula="of:=([.B289]-[.C289])^2" office:value-type="float" office:value="28.9699724671338" calcext:value-type="float">
            <text:p>28.9699724671338</text:p>
          </table:table-cell>
          <table:table-cell table:formula="of:=[.I288]" office:value-type="float" office:value="11.9122295431623" calcext:value-type="float">
            <text:p>11.9122295431623</text:p>
          </table:table-cell>
          <table:table-cell table:formula="of:=[.C289]-[.I289]" office:value-type="float" office:value="24.8201465554705" calcext:value-type="float">
            <text:p>24.8201465554705</text:p>
          </table:table-cell>
          <table:table-cell table:formula="of:=[.C289]+[.J289]" office:value-type="float" office:value="61.5525226541034" calcext:value-type="float">
            <text:p>61.5525226541034</text:p>
          </table:table-cell>
          <table:table-cell table:formula="of:=IF(AND([.B289]&gt;=[.J289];[.B289]&lt;=[.K28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6" calcext:value-type="float">
            <text:p>66</text:p>
          </table:table-cell>
          <table:table-cell office:value-type="float" office:value="68.7686386108399" calcext:value-type="float">
            <text:p>68.7686386108399</text:p>
          </table:table-cell>
          <table:table-cell office:value-type="float" office:value="17.3155002593994" calcext:value-type="float">
            <text:p>17.3155002593994</text:p>
          </table:table-cell>
          <table:table-cell table:formula="of:=[.C290]-[.D290]" office:value-type="float" office:value="51.4531383514404" calcext:value-type="float">
            <text:p>51.4531383514404</text:p>
          </table:table-cell>
          <table:table-cell office:value-type="float" office:value="86.0841388702393" calcext:value-type="float">
            <text:p>86.0841388702393</text:p>
          </table:table-cell>
          <table:table-cell table:formula="of:=IF(AND([.B290]&gt;=[.E290];[.B290]&lt;=[.F290]);0;1)" office:value-type="float" office:value="0" calcext:value-type="float">
            <text:p>0</text:p>
          </table:table-cell>
          <table:table-cell table:formula="of:=([.B290]-[.C290])^2" office:value-type="float" office:value="7.66535975743318" calcext:value-type="float">
            <text:p>7.66535975743318</text:p>
          </table:table-cell>
          <table:table-cell table:formula="of:=[.I289]" office:value-type="float" office:value="11.9122295431623" calcext:value-type="float">
            <text:p>11.9122295431623</text:p>
          </table:table-cell>
          <table:table-cell table:formula="of:=[.C290]-[.I290]" office:value-type="float" office:value="56.8564090676776" calcext:value-type="float">
            <text:p>56.8564090676776</text:p>
          </table:table-cell>
          <table:table-cell table:formula="of:=[.C290]+[.J290]" office:value-type="float" office:value="125.625047678517" calcext:value-type="float">
            <text:p>125.625047678517</text:p>
          </table:table-cell>
          <table:table-cell table:formula="of:=IF(AND([.B290]&gt;=[.J290];[.B290]&lt;=[.K29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2" calcext:value-type="float">
            <text:p>7.72</text:p>
          </table:table-cell>
          <table:table-cell office:value-type="float" office:value="6.75714015960693" calcext:value-type="float">
            <text:p>6.75714015960693</text:p>
          </table:table-cell>
          <table:table-cell office:value-type="float" office:value="5.29755926132202" calcext:value-type="float">
            <text:p>5.29755926132202</text:p>
          </table:table-cell>
          <table:table-cell table:formula="of:=[.C291]-[.D291]" office:value-type="float" office:value="1.45958089828491" calcext:value-type="float">
            <text:p>1.45958089828491</text:p>
          </table:table-cell>
          <table:table-cell office:value-type="float" office:value="12.054699420929" calcext:value-type="float">
            <text:p>12.054699420929</text:p>
          </table:table-cell>
          <table:table-cell table:formula="of:=IF(AND([.B291]&gt;=[.E291];[.B291]&lt;=[.F291]);0;1)" office:value-type="float" office:value="0" calcext:value-type="float">
            <text:p>0</text:p>
          </table:table-cell>
          <table:table-cell table:formula="of:=([.B291]-[.C291])^2" office:value-type="float" office:value="0.927099072241761" calcext:value-type="float">
            <text:p>0.927099072241761</text:p>
          </table:table-cell>
          <table:table-cell table:formula="of:=[.I290]" office:value-type="float" office:value="11.9122295431623" calcext:value-type="float">
            <text:p>11.9122295431623</text:p>
          </table:table-cell>
          <table:table-cell table:formula="of:=[.C291]-[.I291]" office:value-type="float" office:value="-5.15508938355534" calcext:value-type="float">
            <text:p>-5.15508938355534</text:p>
          </table:table-cell>
          <table:table-cell table:formula="of:=[.C291]+[.J291]" office:value-type="float" office:value="1.6020507760516" calcext:value-type="float">
            <text:p>1.6020507760516</text:p>
          </table:table-cell>
          <table:table-cell table:formula="of:=IF(AND([.B291]&gt;=[.J291];[.B291]&lt;=[.K291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.16" calcext:value-type="float">
            <text:p>55.16</text:p>
          </table:table-cell>
          <table:table-cell office:value-type="float" office:value="49.5200309753418" calcext:value-type="float">
            <text:p>49.5200309753418</text:p>
          </table:table-cell>
          <table:table-cell office:value-type="float" office:value="11.2074565887451" calcext:value-type="float">
            <text:p>11.2074565887451</text:p>
          </table:table-cell>
          <table:table-cell table:formula="of:=[.C292]-[.D292]" office:value-type="float" office:value="38.3125743865967" calcext:value-type="float">
            <text:p>38.3125743865967</text:p>
          </table:table-cell>
          <table:table-cell office:value-type="float" office:value="60.7274875640869" calcext:value-type="float">
            <text:p>60.7274875640869</text:p>
          </table:table-cell>
          <table:table-cell table:formula="of:=IF(AND([.B292]&gt;=[.E292];[.B292]&lt;=[.F292]);0;1)" office:value-type="float" office:value="0" calcext:value-type="float">
            <text:p>0</text:p>
          </table:table-cell>
          <table:table-cell table:formula="of:=([.B292]-[.C292])^2" office:value-type="float" office:value="31.809250599104" calcext:value-type="float">
            <text:p>31.809250599104</text:p>
          </table:table-cell>
          <table:table-cell table:formula="of:=[.I291]" office:value-type="float" office:value="11.9122295431623" calcext:value-type="float">
            <text:p>11.9122295431623</text:p>
          </table:table-cell>
          <table:table-cell table:formula="of:=[.C292]-[.I292]" office:value-type="float" office:value="37.6078014321795" calcext:value-type="float">
            <text:p>37.6078014321795</text:p>
          </table:table-cell>
          <table:table-cell table:formula="of:=[.C292]+[.J292]" office:value-type="float" office:value="87.1278324075213" calcext:value-type="float">
            <text:p>87.1278324075213</text:p>
          </table:table-cell>
          <table:table-cell table:formula="of:=IF(AND([.B292]&gt;=[.J292];[.B292]&lt;=[.K29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.99" calcext:value-type="float">
            <text:p>48.99</text:p>
          </table:table-cell>
          <table:table-cell office:value-type="float" office:value="47.8345375061035" calcext:value-type="float">
            <text:p>47.8345375061035</text:p>
          </table:table-cell>
          <table:table-cell office:value-type="float" office:value="12.6586713790894" calcext:value-type="float">
            <text:p>12.6586713790894</text:p>
          </table:table-cell>
          <table:table-cell table:formula="of:=[.C293]-[.D293]" office:value-type="float" office:value="35.1758661270142" calcext:value-type="float">
            <text:p>35.1758661270142</text:p>
          </table:table-cell>
          <table:table-cell office:value-type="float" office:value="60.4932088851929" calcext:value-type="float">
            <text:p>60.4932088851929</text:p>
          </table:table-cell>
          <table:table-cell table:formula="of:=IF(AND([.B293]&gt;=[.E293];[.B293]&lt;=[.F293]);0;1)" office:value-type="float" office:value="0" calcext:value-type="float">
            <text:p>0</text:p>
          </table:table-cell>
          <table:table-cell table:formula="of:=([.B293]-[.C293])^2" office:value-type="float" office:value="1.33509357480149" calcext:value-type="float">
            <text:p>1.33509357480149</text:p>
          </table:table-cell>
          <table:table-cell table:formula="of:=[.I292]" office:value-type="float" office:value="11.9122295431623" calcext:value-type="float">
            <text:p>11.9122295431623</text:p>
          </table:table-cell>
          <table:table-cell table:formula="of:=[.C293]-[.I293]" office:value-type="float" office:value="35.9223079629412" calcext:value-type="float">
            <text:p>35.9223079629412</text:p>
          </table:table-cell>
          <table:table-cell table:formula="of:=[.C293]+[.J293]" office:value-type="float" office:value="83.7568454690448" calcext:value-type="float">
            <text:p>83.7568454690448</text:p>
          </table:table-cell>
          <table:table-cell table:formula="of:=IF(AND([.B293]&gt;=[.J293];[.B293]&lt;=[.K29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float" office:value="23.0875549316406" calcext:value-type="float">
            <text:p>23.0875549316406</text:p>
          </table:table-cell>
          <table:table-cell office:value-type="float" office:value="3.75591206550598" calcext:value-type="float">
            <text:p>3.75591206550598</text:p>
          </table:table-cell>
          <table:table-cell table:formula="of:=[.C294]-[.D294]" office:value-type="float" office:value="19.3316428661346" calcext:value-type="float">
            <text:p>19.3316428661346</text:p>
          </table:table-cell>
          <table:table-cell office:value-type="float" office:value="26.8434669971466" calcext:value-type="float">
            <text:p>26.8434669971466</text:p>
          </table:table-cell>
          <table:table-cell table:formula="of:=IF(AND([.B294]&gt;=[.E294];[.B294]&lt;=[.F294]);0;1)" office:value-type="float" office:value="0" calcext:value-type="float">
            <text:p>0</text:p>
          </table:table-cell>
          <table:table-cell table:formula="of:=([.B294]-[.C294])^2" office:value-type="float" office:value="0.832556002773345" calcext:value-type="float">
            <text:p>0.832556002773345</text:p>
          </table:table-cell>
          <table:table-cell table:formula="of:=[.I293]" office:value-type="float" office:value="11.9122295431623" calcext:value-type="float">
            <text:p>11.9122295431623</text:p>
          </table:table-cell>
          <table:table-cell table:formula="of:=[.C294]-[.I294]" office:value-type="float" office:value="11.1753253884784" calcext:value-type="float">
            <text:p>11.1753253884784</text:p>
          </table:table-cell>
          <table:table-cell table:formula="of:=[.C294]+[.J294]" office:value-type="float" office:value="34.262880320119" calcext:value-type="float">
            <text:p>34.262880320119</text:p>
          </table:table-cell>
          <table:table-cell table:formula="of:=IF(AND([.B294]&gt;=[.J294];[.B294]&lt;=[.K29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.22" calcext:value-type="float">
            <text:p>13.22</text:p>
          </table:table-cell>
          <table:table-cell office:value-type="float" office:value="18.0738582611084" calcext:value-type="float">
            <text:p>18.0738582611084</text:p>
          </table:table-cell>
          <table:table-cell office:value-type="float" office:value="3.70102477073669" calcext:value-type="float">
            <text:p>3.70102477073669</text:p>
          </table:table-cell>
          <table:table-cell table:formula="of:=[.C295]-[.D295]" office:value-type="float" office:value="14.3728334903717" calcext:value-type="float">
            <text:p>14.3728334903717</text:p>
          </table:table-cell>
          <table:table-cell office:value-type="float" office:value="21.7748830318451" calcext:value-type="float">
            <text:p>21.7748830318451</text:p>
          </table:table-cell>
          <table:table-cell table:formula="of:=IF(AND([.B295]&gt;=[.E295];[.B295]&lt;=[.F295]);0;1)" office:value-type="float" office:value="1" calcext:value-type="float">
            <text:p>1</text:p>
          </table:table-cell>
          <table:table-cell table:formula="of:=([.B295]-[.C295])^2" office:value-type="float" office:value="23.5599400189302" calcext:value-type="float">
            <text:p>23.5599400189302</text:p>
          </table:table-cell>
          <table:table-cell table:formula="of:=[.I294]" office:value-type="float" office:value="11.9122295431623" calcext:value-type="float">
            <text:p>11.9122295431623</text:p>
          </table:table-cell>
          <table:table-cell table:formula="of:=[.C295]-[.I295]" office:value-type="float" office:value="6.16162871794613" calcext:value-type="float">
            <text:p>6.16162871794613</text:p>
          </table:table-cell>
          <table:table-cell table:formula="of:=[.C295]+[.J295]" office:value-type="float" office:value="24.2354869790545" calcext:value-type="float">
            <text:p>24.2354869790545</text:p>
          </table:table-cell>
          <table:table-cell table:formula="of:=IF(AND([.B295]&gt;=[.J295];[.B295]&lt;=[.K29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47" calcext:value-type="float">
            <text:p>6.47</text:p>
          </table:table-cell>
          <table:table-cell office:value-type="float" office:value="11.8996868133545" calcext:value-type="float">
            <text:p>11.8996868133545</text:p>
          </table:table-cell>
          <table:table-cell office:value-type="float" office:value="2.90590143203735" calcext:value-type="float">
            <text:p>2.90590143203735</text:p>
          </table:table-cell>
          <table:table-cell table:formula="of:=[.C296]-[.D296]" office:value-type="float" office:value="8.99378538131714" calcext:value-type="float">
            <text:p>8.99378538131714</text:p>
          </table:table-cell>
          <table:table-cell office:value-type="float" office:value="14.8055882453918" calcext:value-type="float">
            <text:p>14.8055882453918</text:p>
          </table:table-cell>
          <table:table-cell table:formula="of:=IF(AND([.B296]&gt;=[.E296];[.B296]&lt;=[.F296]);0;1)" office:value-type="float" office:value="1" calcext:value-type="float">
            <text:p>1</text:p>
          </table:table-cell>
          <table:table-cell table:formula="of:=([.B296]-[.C296])^2" office:value-type="float" office:value="29.4814988911157" calcext:value-type="float">
            <text:p>29.4814988911157</text:p>
          </table:table-cell>
          <table:table-cell table:formula="of:=[.I295]" office:value-type="float" office:value="11.9122295431623" calcext:value-type="float">
            <text:p>11.9122295431623</text:p>
          </table:table-cell>
          <table:table-cell table:formula="of:=[.C296]-[.I296]" office:value-type="float" office:value="-0.0125427298077785" calcext:value-type="float">
            <text:p>-0.0125427298077785</text:p>
          </table:table-cell>
          <table:table-cell table:formula="of:=[.C296]+[.J296]" office:value-type="float" office:value="11.8871440835467" calcext:value-type="float">
            <text:p>11.8871440835467</text:p>
          </table:table-cell>
          <table:table-cell table:formula="of:=IF(AND([.B296]&gt;=[.J296];[.B296]&lt;=[.K29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.42" calcext:value-type="float">
            <text:p>19.42</text:p>
          </table:table-cell>
          <table:table-cell office:value-type="float" office:value="24.3903961181641" calcext:value-type="float">
            <text:p>24.3903961181641</text:p>
          </table:table-cell>
          <table:table-cell office:value-type="float" office:value="8.94756984710693" calcext:value-type="float">
            <text:p>8.94756984710693</text:p>
          </table:table-cell>
          <table:table-cell table:formula="of:=[.C297]-[.D297]" office:value-type="float" office:value="15.4428262710571" calcext:value-type="float">
            <text:p>15.4428262710571</text:p>
          </table:table-cell>
          <table:table-cell office:value-type="float" office:value="33.337965965271" calcext:value-type="float">
            <text:p>33.337965965271</text:p>
          </table:table-cell>
          <table:table-cell table:formula="of:=IF(AND([.B297]&gt;=[.E297];[.B297]&lt;=[.F297]);0;1)" office:value-type="float" office:value="0" calcext:value-type="float">
            <text:p>0</text:p>
          </table:table-cell>
          <table:table-cell table:formula="of:=([.B297]-[.C297])^2" office:value-type="float" office:value="24.7048375714604" calcext:value-type="float">
            <text:p>24.7048375714604</text:p>
          </table:table-cell>
          <table:table-cell table:formula="of:=[.I296]" office:value-type="float" office:value="11.9122295431623" calcext:value-type="float">
            <text:p>11.9122295431623</text:p>
          </table:table-cell>
          <table:table-cell table:formula="of:=[.C297]-[.I297]" office:value-type="float" office:value="12.4781665750018" calcext:value-type="float">
            <text:p>12.4781665750018</text:p>
          </table:table-cell>
          <table:table-cell table:formula="of:=[.C297]+[.J297]" office:value-type="float" office:value="36.8685626931659" calcext:value-type="float">
            <text:p>36.8685626931659</text:p>
          </table:table-cell>
          <table:table-cell table:formula="of:=IF(AND([.B297]&gt;=[.J297];[.B297]&lt;=[.K29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.4" calcext:value-type="float">
            <text:p>33.4</text:p>
          </table:table-cell>
          <table:table-cell office:value-type="float" office:value="42.4534416198731" calcext:value-type="float">
            <text:p>42.4534416198731</text:p>
          </table:table-cell>
          <table:table-cell office:value-type="float" office:value="7.68779945373535" calcext:value-type="float">
            <text:p>7.68779945373535</text:p>
          </table:table-cell>
          <table:table-cell table:formula="of:=[.C298]-[.D298]" office:value-type="float" office:value="34.7656421661377" calcext:value-type="float">
            <text:p>34.7656421661377</text:p>
          </table:table-cell>
          <table:table-cell office:value-type="float" office:value="50.1412410736084" calcext:value-type="float">
            <text:p>50.1412410736084</text:p>
          </table:table-cell>
          <table:table-cell table:formula="of:=IF(AND([.B298]&gt;=[.E298];[.B298]&lt;=[.F298]);0;1)" office:value-type="float" office:value="1" calcext:value-type="float">
            <text:p>1</text:p>
          </table:table-cell>
          <table:table-cell table:formula="of:=([.B298]-[.C298])^2" office:value-type="float" office:value="81.9648051644495" calcext:value-type="float">
            <text:p>81.9648051644495</text:p>
          </table:table-cell>
          <table:table-cell table:formula="of:=[.I297]" office:value-type="float" office:value="11.9122295431623" calcext:value-type="float">
            <text:p>11.9122295431623</text:p>
          </table:table-cell>
          <table:table-cell table:formula="of:=[.C298]-[.I298]" office:value-type="float" office:value="30.5412120767108" calcext:value-type="float">
            <text:p>30.5412120767108</text:p>
          </table:table-cell>
          <table:table-cell table:formula="of:=[.C298]+[.J298]" office:value-type="float" office:value="72.9946536965838" calcext:value-type="float">
            <text:p>72.9946536965838</text:p>
          </table:table-cell>
          <table:table-cell table:formula="of:=IF(AND([.B298]&gt;=[.J298];[.B298]&lt;=[.K29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.95" calcext:value-type="float">
            <text:p>17.95</text:p>
          </table:table-cell>
          <table:table-cell office:value-type="float" office:value="19.9754314422607" calcext:value-type="float">
            <text:p>19.9754314422607</text:p>
          </table:table-cell>
          <table:table-cell office:value-type="float" office:value="10.0262308120728" calcext:value-type="float">
            <text:p>10.0262308120728</text:p>
          </table:table-cell>
          <table:table-cell table:formula="of:=[.C299]-[.D299]" office:value-type="float" office:value="9.94920063018799" calcext:value-type="float">
            <text:p>9.94920063018799</text:p>
          </table:table-cell>
          <table:table-cell office:value-type="float" office:value="30.0016622543335" calcext:value-type="float">
            <text:p>30.0016622543335</text:p>
          </table:table-cell>
          <table:table-cell table:formula="of:=IF(AND([.B299]&gt;=[.E299];[.B299]&lt;=[.F299]);0;1)" office:value-type="float" office:value="0" calcext:value-type="float">
            <text:p>0</text:p>
          </table:table-cell>
          <table:table-cell table:formula="of:=([.B299]-[.C299])^2" office:value-type="float" office:value="4.10237252729843" calcext:value-type="float">
            <text:p>4.10237252729843</text:p>
          </table:table-cell>
          <table:table-cell table:formula="of:=[.I298]" office:value-type="float" office:value="11.9122295431623" calcext:value-type="float">
            <text:p>11.9122295431623</text:p>
          </table:table-cell>
          <table:table-cell table:formula="of:=[.C299]-[.I299]" office:value-type="float" office:value="8.06320189909847" calcext:value-type="float">
            <text:p>8.06320189909847</text:p>
          </table:table-cell>
          <table:table-cell table:formula="of:=[.C299]+[.J299]" office:value-type="float" office:value="28.0386333413592" calcext:value-type="float">
            <text:p>28.0386333413592</text:p>
          </table:table-cell>
          <table:table-cell table:formula="of:=IF(AND([.B299]&gt;=[.J299];[.B299]&lt;=[.K299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.1" calcext:value-type="float">
            <text:p>53.1</text:p>
          </table:table-cell>
          <table:table-cell office:value-type="float" office:value="50.5687522888184" calcext:value-type="float">
            <text:p>50.5687522888184</text:p>
          </table:table-cell>
          <table:table-cell office:value-type="float" office:value="9.62882709503174" calcext:value-type="float">
            <text:p>9.62882709503174</text:p>
          </table:table-cell>
          <table:table-cell table:formula="of:=[.C300]-[.D300]" office:value-type="float" office:value="40.9399251937866" calcext:value-type="float">
            <text:p>40.9399251937866</text:p>
          </table:table-cell>
          <table:table-cell office:value-type="float" office:value="60.1975793838501" calcext:value-type="float">
            <text:p>60.1975793838501</text:p>
          </table:table-cell>
          <table:table-cell table:formula="of:=IF(AND([.B300]&gt;=[.E300];[.B300]&lt;=[.F300]);0;1)" office:value-type="float" office:value="0" calcext:value-type="float">
            <text:p>0</text:p>
          </table:table-cell>
          <table:table-cell table:formula="of:=([.B300]-[.C300])^2" office:value-type="float" office:value="6.4072149753623" calcext:value-type="float">
            <text:p>6.4072149753623</text:p>
          </table:table-cell>
          <table:table-cell table:formula="of:=[.I299]" office:value-type="float" office:value="11.9122295431623" calcext:value-type="float">
            <text:p>11.9122295431623</text:p>
          </table:table-cell>
          <table:table-cell table:formula="of:=[.C300]-[.I300]" office:value-type="float" office:value="38.6565227456561" calcext:value-type="float">
            <text:p>38.6565227456561</text:p>
          </table:table-cell>
          <table:table-cell table:formula="of:=[.C300]+[.J300]" office:value-type="float" office:value="89.2252750344744" calcext:value-type="float">
            <text:p>89.2252750344744</text:p>
          </table:table-cell>
          <table:table-cell table:formula="of:=IF(AND([.B300]&gt;=[.J300];[.B300]&lt;=[.K30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75" calcext:value-type="float">
            <text:p>7.75</text:p>
          </table:table-cell>
          <table:table-cell office:value-type="float" office:value="26.5311851501465" calcext:value-type="float">
            <text:p>26.5311851501465</text:p>
          </table:table-cell>
          <table:table-cell office:value-type="float" office:value="8.2023344039917" calcext:value-type="float">
            <text:p>8.2023344039917</text:p>
          </table:table-cell>
          <table:table-cell table:formula="of:=[.C301]-[.D301]" office:value-type="float" office:value="18.3288507461548" calcext:value-type="float">
            <text:p>18.3288507461548</text:p>
          </table:table-cell>
          <table:table-cell office:value-type="float" office:value="34.7335195541382" calcext:value-type="float">
            <text:p>34.7335195541382</text:p>
          </table:table-cell>
          <table:table-cell table:formula="of:=IF(AND([.B301]&gt;=[.E301];[.B301]&lt;=[.F301]);0;1)" office:value-type="float" office:value="1" calcext:value-type="float">
            <text:p>1</text:p>
          </table:table-cell>
          <table:table-cell table:formula="of:=([.B301]-[.C301])^2" office:value-type="float" office:value="352.732915644083" calcext:value-type="float">
            <text:p>352.732915644083</text:p>
          </table:table-cell>
          <table:table-cell table:formula="of:=[.I300]" office:value-type="float" office:value="11.9122295431623" calcext:value-type="float">
            <text:p>11.9122295431623</text:p>
          </table:table-cell>
          <table:table-cell table:formula="of:=[.C301]-[.I301]" office:value-type="float" office:value="14.6189556069842" calcext:value-type="float">
            <text:p>14.6189556069842</text:p>
          </table:table-cell>
          <table:table-cell table:formula="of:=[.C301]+[.J301]" office:value-type="float" office:value="41.1501407571307" calcext:value-type="float">
            <text:p>41.1501407571307</text:p>
          </table:table-cell>
          <table:table-cell table:formula="of:=IF(AND([.B301]&gt;=[.J301];[.B301]&lt;=[.K301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.52" calcext:value-type="float">
            <text:p>44.52</text:p>
          </table:table-cell>
          <table:table-cell office:value-type="float" office:value="55.6389961242676" calcext:value-type="float">
            <text:p>55.6389961242676</text:p>
          </table:table-cell>
          <table:table-cell office:value-type="float" office:value="13.0597248077393" calcext:value-type="float">
            <text:p>13.0597248077393</text:p>
          </table:table-cell>
          <table:table-cell table:formula="of:=[.C302]-[.D302]" office:value-type="float" office:value="42.5792713165283" calcext:value-type="float">
            <text:p>42.5792713165283</text:p>
          </table:table-cell>
          <table:table-cell office:value-type="float" office:value="68.6987209320068" calcext:value-type="float">
            <text:p>68.6987209320068</text:p>
          </table:table-cell>
          <table:table-cell table:formula="of:=IF(AND([.B302]&gt;=[.E302];[.B302]&lt;=[.F302]);0;1)" office:value-type="float" office:value="0" calcext:value-type="float">
            <text:p>0</text:p>
          </table:table-cell>
          <table:table-cell table:formula="of:=([.B302]-[.C302])^2" office:value-type="float" office:value="123.632074811477" calcext:value-type="float">
            <text:p>123.632074811477</text:p>
          </table:table-cell>
          <table:table-cell table:formula="of:=[.I301]" office:value-type="float" office:value="11.9122295431623" calcext:value-type="float">
            <text:p>11.9122295431623</text:p>
          </table:table-cell>
          <table:table-cell table:formula="of:=[.C302]-[.I302]" office:value-type="float" office:value="43.7267665811053" calcext:value-type="float">
            <text:p>43.7267665811053</text:p>
          </table:table-cell>
          <table:table-cell table:formula="of:=[.C302]+[.J302]" office:value-type="float" office:value="99.3657627053729" calcext:value-type="float">
            <text:p>99.3657627053729</text:p>
          </table:table-cell>
          <table:table-cell table:formula="of:=IF(AND([.B302]&gt;=[.J302];[.B302]&lt;=[.K302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.99" calcext:value-type="float">
            <text:p>74.99</text:p>
          </table:table-cell>
          <table:table-cell office:value-type="float" office:value="58.4812126159668" calcext:value-type="float">
            <text:p>58.4812126159668</text:p>
          </table:table-cell>
          <table:table-cell office:value-type="float" office:value="17.6021728515625" calcext:value-type="float">
            <text:p>17.6021728515625</text:p>
          </table:table-cell>
          <table:table-cell table:formula="of:=[.C303]-[.D303]" office:value-type="float" office:value="40.8790397644043" calcext:value-type="float">
            <text:p>40.8790397644043</text:p>
          </table:table-cell>
          <table:table-cell office:value-type="float" office:value="76.0833854675293" calcext:value-type="float">
            <text:p>76.0833854675293</text:p>
          </table:table-cell>
          <table:table-cell table:formula="of:=IF(AND([.B303]&gt;=[.E303];[.B303]&lt;=[.F303]);0;1)" office:value-type="float" office:value="0" calcext:value-type="float">
            <text:p>0</text:p>
          </table:table-cell>
          <table:table-cell table:formula="of:=([.B303]-[.C303])^2" office:value-type="float" office:value="272.540060891214" calcext:value-type="float">
            <text:p>272.540060891214</text:p>
          </table:table-cell>
          <table:table-cell table:formula="of:=[.I302]" office:value-type="float" office:value="11.9122295431623" calcext:value-type="float">
            <text:p>11.9122295431623</text:p>
          </table:table-cell>
          <table:table-cell table:formula="of:=[.C303]-[.I303]" office:value-type="float" office:value="46.5689830728045" calcext:value-type="float">
            <text:p>46.5689830728045</text:p>
          </table:table-cell>
          <table:table-cell table:formula="of:=[.C303]+[.J303]" office:value-type="float" office:value="105.050195688771" calcext:value-type="float">
            <text:p>105.050195688771</text:p>
          </table:table-cell>
          <table:table-cell table:formula="of:=IF(AND([.B303]&gt;=[.J303];[.B303]&lt;=[.K303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.33" calcext:value-type="float">
            <text:p>32.33</text:p>
          </table:table-cell>
          <table:table-cell office:value-type="float" office:value="30.8751659393311" calcext:value-type="float">
            <text:p>30.8751659393311</text:p>
          </table:table-cell>
          <table:table-cell office:value-type="float" office:value="8.13168048858643" calcext:value-type="float">
            <text:p>8.13168048858643</text:p>
          </table:table-cell>
          <table:table-cell table:formula="of:=[.C304]-[.D304]" office:value-type="float" office:value="22.7434854507446" calcext:value-type="float">
            <text:p>22.7434854507446</text:p>
          </table:table-cell>
          <table:table-cell office:value-type="float" office:value="39.0068464279175" calcext:value-type="float">
            <text:p>39.0068464279175</text:p>
          </table:table-cell>
          <table:table-cell table:formula="of:=IF(AND([.B304]&gt;=[.E304];[.B304]&lt;=[.F304]);0;1)" office:value-type="float" office:value="0" calcext:value-type="float">
            <text:p>0</text:p>
          </table:table-cell>
          <table:table-cell table:formula="of:=([.B304]-[.C304])^2" office:value-type="float" office:value="2.11654214408249" calcext:value-type="float">
            <text:p>2.11654214408249</text:p>
          </table:table-cell>
          <table:table-cell table:formula="of:=[.I303]" office:value-type="float" office:value="11.9122295431623" calcext:value-type="float">
            <text:p>11.9122295431623</text:p>
          </table:table-cell>
          <table:table-cell table:formula="of:=[.C304]-[.I304]" office:value-type="float" office:value="18.9629363961688" calcext:value-type="float">
            <text:p>18.9629363961688</text:p>
          </table:table-cell>
          <table:table-cell table:formula="of:=[.C304]+[.J304]" office:value-type="float" office:value="49.8381023354998" calcext:value-type="float">
            <text:p>49.8381023354998</text:p>
          </table:table-cell>
          <table:table-cell table:formula="of:=IF(AND([.B304]&gt;=[.J304];[.B304]&lt;=[.K304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.44" calcext:value-type="float">
            <text:p>30.44</text:p>
          </table:table-cell>
          <table:table-cell office:value-type="float" office:value="25.6825504302979" calcext:value-type="float">
            <text:p>25.6825504302979</text:p>
          </table:table-cell>
          <table:table-cell office:value-type="float" office:value="5.34764432907105" calcext:value-type="float">
            <text:p>5.34764432907105</text:p>
          </table:table-cell>
          <table:table-cell table:formula="of:=[.C305]-[.D305]" office:value-type="float" office:value="20.3349061012268" calcext:value-type="float">
            <text:p>20.3349061012268</text:p>
          </table:table-cell>
          <table:table-cell office:value-type="float" office:value="31.0301947593689" calcext:value-type="float">
            <text:p>31.0301947593689</text:p>
          </table:table-cell>
          <table:table-cell table:formula="of:=IF(AND([.B305]&gt;=[.E305];[.B305]&lt;=[.F305]);0;1)" office:value-type="float" office:value="0" calcext:value-type="float">
            <text:p>0</text:p>
          </table:table-cell>
          <table:table-cell table:formula="of:=([.B305]-[.C305])^2" office:value-type="float" office:value="22.6333264082592" calcext:value-type="float">
            <text:p>22.6333264082592</text:p>
          </table:table-cell>
          <table:table-cell table:formula="of:=[.I304]" office:value-type="float" office:value="11.9122295431623" calcext:value-type="float">
            <text:p>11.9122295431623</text:p>
          </table:table-cell>
          <table:table-cell table:formula="of:=[.C305]-[.I305]" office:value-type="float" office:value="13.7703208871356" calcext:value-type="float">
            <text:p>13.7703208871356</text:p>
          </table:table-cell>
          <table:table-cell table:formula="of:=[.C305]+[.J305]" office:value-type="float" office:value="39.4528713174334" calcext:value-type="float">
            <text:p>39.4528713174334</text:p>
          </table:table-cell>
          <table:table-cell table:formula="of:=IF(AND([.B305]&gt;=[.J305];[.B305]&lt;=[.K305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.2" calcext:value-type="float">
            <text:p>59.2</text:p>
          </table:table-cell>
          <table:table-cell office:value-type="float" office:value="62.3494491577148" calcext:value-type="float">
            <text:p>62.3494491577148</text:p>
          </table:table-cell>
          <table:table-cell office:value-type="float" office:value="10.0227460861206" calcext:value-type="float">
            <text:p>10.0227460861206</text:p>
          </table:table-cell>
          <table:table-cell table:formula="of:=[.C306]-[.D306]" office:value-type="float" office:value="52.3267030715942" calcext:value-type="float">
            <text:p>52.3267030715942</text:p>
          </table:table-cell>
          <table:table-cell office:value-type="float" office:value="72.3721952438355" calcext:value-type="float">
            <text:p>72.3721952438355</text:p>
          </table:table-cell>
          <table:table-cell table:formula="of:=IF(AND([.B306]&gt;=[.E306];[.B306]&lt;=[.F306]);0;1)" office:value-type="float" office:value="0" calcext:value-type="float">
            <text:p>0</text:p>
          </table:table-cell>
          <table:table-cell table:formula="of:=([.B306]-[.C306])^2" office:value-type="float" office:value="9.91902999703072" calcext:value-type="float">
            <text:p>9.91902999703072</text:p>
          </table:table-cell>
          <table:table-cell table:formula="of:=[.I305]" office:value-type="float" office:value="11.9122295431623" calcext:value-type="float">
            <text:p>11.9122295431623</text:p>
          </table:table-cell>
          <table:table-cell table:formula="of:=[.C306]-[.I306]" office:value-type="float" office:value="50.4372196145526" calcext:value-type="float">
            <text:p>50.4372196145526</text:p>
          </table:table-cell>
          <table:table-cell table:formula="of:=[.C306]+[.J306]" office:value-type="float" office:value="112.786668772267" calcext:value-type="float">
            <text:p>112.786668772267</text:p>
          </table:table-cell>
          <table:table-cell table:formula="of:=IF(AND([.B306]&gt;=[.J306];[.B306]&lt;=[.K306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7.27" calcext:value-type="float">
            <text:p>37.27</text:p>
          </table:table-cell>
          <table:table-cell office:value-type="float" office:value="44.7447395324707" calcext:value-type="float">
            <text:p>44.7447395324707</text:p>
          </table:table-cell>
          <table:table-cell office:value-type="float" office:value="12.8589181900024" calcext:value-type="float">
            <text:p>12.8589181900024</text:p>
          </table:table-cell>
          <table:table-cell table:formula="of:=[.C307]-[.D307]" office:value-type="float" office:value="31.8858213424683" calcext:value-type="float">
            <text:p>31.8858213424683</text:p>
          </table:table-cell>
          <table:table-cell office:value-type="float" office:value="57.6036577224731" calcext:value-type="float">
            <text:p>57.6036577224731</text:p>
          </table:table-cell>
          <table:table-cell table:formula="of:=IF(AND([.B307]&gt;=[.E307];[.B307]&lt;=[.F307]);0;1)" office:value-type="float" office:value="0" calcext:value-type="float">
            <text:p>0</text:p>
          </table:table-cell>
          <table:table-cell table:formula="of:=([.B307]-[.C307])^2" office:value-type="float" office:value="55.8717310782803" calcext:value-type="float">
            <text:p>55.8717310782803</text:p>
          </table:table-cell>
          <table:table-cell table:formula="of:=[.I306]" office:value-type="float" office:value="11.9122295431623" calcext:value-type="float">
            <text:p>11.9122295431623</text:p>
          </table:table-cell>
          <table:table-cell table:formula="of:=[.C307]-[.I307]" office:value-type="float" office:value="32.8325099893084" calcext:value-type="float">
            <text:p>32.8325099893084</text:p>
          </table:table-cell>
          <table:table-cell table:formula="of:=[.C307]+[.J307]" office:value-type="float" office:value="77.5772495217791" calcext:value-type="float">
            <text:p>77.5772495217791</text:p>
          </table:table-cell>
          <table:table-cell table:formula="of:=IF(AND([.B307]&gt;=[.J307];[.B307]&lt;=[.K307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.04" calcext:value-type="float">
            <text:p>52.04</text:p>
          </table:table-cell>
          <table:table-cell office:value-type="float" office:value="51.4431800842285" calcext:value-type="float">
            <text:p>51.4431800842285</text:p>
          </table:table-cell>
          <table:table-cell office:value-type="float" office:value="11.9086217880249" calcext:value-type="float">
            <text:p>11.9086217880249</text:p>
          </table:table-cell>
          <table:table-cell table:formula="of:=[.C308]-[.D308]" office:value-type="float" office:value="39.5345582962036" calcext:value-type="float">
            <text:p>39.5345582962036</text:p>
          </table:table-cell>
          <table:table-cell office:value-type="float" office:value="63.3518018722534" calcext:value-type="float">
            <text:p>63.3518018722534</text:p>
          </table:table-cell>
          <table:table-cell table:formula="of:=IF(AND([.B308]&gt;=[.E308];[.B308]&lt;=[.F308]);0;1)" office:value-type="float" office:value="0" calcext:value-type="float">
            <text:p>0</text:p>
          </table:table-cell>
          <table:table-cell table:formula="of:=([.B308]-[.C308])^2" office:value-type="float" office:value="0.356194011861481" calcext:value-type="float">
            <text:p>0.356194011861481</text:p>
          </table:table-cell>
          <table:table-cell table:formula="of:=[.I307]" office:value-type="float" office:value="11.9122295431623" calcext:value-type="float">
            <text:p>11.9122295431623</text:p>
          </table:table-cell>
          <table:table-cell table:formula="of:=[.C308]-[.I308]" office:value-type="float" office:value="39.5309505410662" calcext:value-type="float">
            <text:p>39.5309505410662</text:p>
          </table:table-cell>
          <table:table-cell table:formula="of:=[.C308]+[.J308]" office:value-type="float" office:value="90.9741306252948" calcext:value-type="float">
            <text:p>90.9741306252948</text:p>
          </table:table-cell>
          <table:table-cell table:formula="of:=IF(AND([.B308]&gt;=[.J308];[.B308]&lt;=[.K308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.69" calcext:value-type="float">
            <text:p>33.69</text:p>
          </table:table-cell>
          <table:table-cell office:value-type="float" office:value="48.3982429504395" calcext:value-type="float">
            <text:p>48.3982429504395</text:p>
          </table:table-cell>
          <table:table-cell office:value-type="float" office:value="9.15084171295166" calcext:value-type="float">
            <text:p>9.15084171295166</text:p>
          </table:table-cell>
          <table:table-cell table:formula="of:=[.C309]-[.D309]" office:value-type="float" office:value="39.2474012374878" calcext:value-type="float">
            <text:p>39.2474012374878</text:p>
          </table:table-cell>
          <table:table-cell office:value-type="float" office:value="57.5490846633911" calcext:value-type="float">
            <text:p>57.5490846633911</text:p>
          </table:table-cell>
          <table:table-cell table:formula="of:=IF(AND([.B309]&gt;=[.E309];[.B309]&lt;=[.F309]);0;1)" office:value-type="float" office:value="1" calcext:value-type="float">
            <text:p>1</text:p>
          </table:table-cell>
          <table:table-cell table:formula="of:=([.B309]-[.C309])^2" office:value-type="float" office:value="216.332410689152" calcext:value-type="float">
            <text:p>216.332410689152</text:p>
          </table:table-cell>
          <table:table-cell table:formula="of:=[.I308]" office:value-type="float" office:value="11.9122295431623" calcext:value-type="float">
            <text:p>11.9122295431623</text:p>
          </table:table-cell>
          <table:table-cell table:formula="of:=[.C309]-[.I309]" office:value-type="float" office:value="36.4860134072772" calcext:value-type="float">
            <text:p>36.4860134072772</text:p>
          </table:table-cell>
          <table:table-cell table:formula="of:=[.C309]+[.J309]" office:value-type="float" office:value="84.8842563577166" calcext:value-type="float">
            <text:p>84.8842563577166</text:p>
          </table:table-cell>
          <table:table-cell table:formula="of:=IF(AND([.B309]&gt;=[.J309];[.B309]&lt;=[.K309]);0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.88" calcext:value-type="float">
            <text:p>16.88</text:p>
          </table:table-cell>
          <table:table-cell office:value-type="float" office:value="20.0622577667236" calcext:value-type="float">
            <text:p>20.0622577667236</text:p>
          </table:table-cell>
          <table:table-cell office:value-type="float" office:value="6.40585517883301" calcext:value-type="float">
            <text:p>6.40585517883301</text:p>
          </table:table-cell>
          <table:table-cell table:formula="of:=[.C310]-[.D310]" office:value-type="float" office:value="13.6564025878906" calcext:value-type="float">
            <text:p>13.6564025878906</text:p>
          </table:table-cell>
          <table:table-cell office:value-type="float" office:value="26.4681129455566" calcext:value-type="float">
            <text:p>26.4681129455566</text:p>
          </table:table-cell>
          <table:table-cell table:formula="of:=IF(AND([.B310]&gt;=[.E310];[.B310]&lt;=[.F310]);0;1)" office:value-type="float" office:value="0" calcext:value-type="float">
            <text:p>0</text:p>
          </table:table-cell>
          <table:table-cell table:formula="of:=([.B310]-[.C310])^2" office:value-type="float" office:value="10.1267644938729" calcext:value-type="float">
            <text:p>10.1267644938729</text:p>
          </table:table-cell>
          <table:table-cell table:formula="of:=[.I309]" office:value-type="float" office:value="11.9122295431623" calcext:value-type="float">
            <text:p>11.9122295431623</text:p>
          </table:table-cell>
          <table:table-cell table:formula="of:=[.C310]-[.I310]" office:value-type="float" office:value="8.15002822356136" calcext:value-type="float">
            <text:p>8.15002822356136</text:p>
          </table:table-cell>
          <table:table-cell table:formula="of:=[.C310]+[.J310]" office:value-type="float" office:value="28.212285990285" calcext:value-type="float">
            <text:p>28.212285990285</text:p>
          </table:table-cell>
          <table:table-cell table:formula="of:=IF(AND([.B310]&gt;=[.J310];[.B310]&lt;=[.K310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.7" calcext:value-type="float">
            <text:p>39.7</text:p>
          </table:table-cell>
          <table:table-cell office:value-type="float" office:value="40.1638984680176" calcext:value-type="float">
            <text:p>40.1638984680176</text:p>
          </table:table-cell>
          <table:table-cell office:value-type="float" office:value="12.2875947952271" calcext:value-type="float">
            <text:p>12.2875947952271</text:p>
          </table:table-cell>
          <table:table-cell table:formula="of:=[.C311]-[.D311]" office:value-type="float" office:value="27.8763036727905" calcext:value-type="float">
            <text:p>27.8763036727905</text:p>
          </table:table-cell>
          <table:table-cell office:value-type="float" office:value="52.4514932632446" calcext:value-type="float">
            <text:p>52.4514932632446</text:p>
          </table:table-cell>
          <table:table-cell table:formula="of:=IF(AND([.B311]&gt;=[.E311];[.B311]&lt;=[.F311]);0;1)" office:value-type="float" office:value="0" calcext:value-type="float">
            <text:p>0</text:p>
          </table:table-cell>
          <table:table-cell table:formula="of:=([.B311]-[.C311])^2" office:value-type="float" office:value="0.215201788629053" calcext:value-type="float">
            <text:p>0.215201788629053</text:p>
          </table:table-cell>
          <table:table-cell table:formula="of:=[.I310]" office:value-type="float" office:value="11.9122295431623" calcext:value-type="float">
            <text:p>11.9122295431623</text:p>
          </table:table-cell>
          <table:table-cell table:formula="of:=[.C311]-[.I311]" office:value-type="float" office:value="28.2516689248553" calcext:value-type="float">
            <text:p>28.2516689248553</text:p>
          </table:table-cell>
          <table:table-cell table:formula="of:=[.C311]+[.J311]" office:value-type="float" office:value="68.4155673928729" calcext:value-type="float">
            <text:p>68.4155673928729</text:p>
          </table:table-cell>
          <table:table-cell table:formula="of:=IF(AND([.B311]&gt;=[.J311];[.B311]&lt;=[.K311]);0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.89" calcext:value-type="float">
            <text:p>24.89</text:p>
          </table:table-cell>
          <table:table-cell office:value-type="float" office:value="25.235538482666" calcext:value-type="float">
            <text:p>25.235538482666</text:p>
          </table:table-cell>
          <table:table-cell office:value-type="float" office:value="6.82924509048462" calcext:value-type="float">
            <text:p>6.82924509048462</text:p>
          </table:table-cell>
          <table:table-cell table:formula="of:=[.C312]-[.D312]" office:value-type="float" office:value="18.4062933921814" calcext:value-type="float">
            <text:p>18.4062933921814</text:p>
          </table:table-cell>
          <table:table-cell office:value-type="float" office:value="32.0647835731506" calcext:value-type="float">
            <text:p>32.0647835731506</text:p>
          </table:table-cell>
          <table:table-cell table:formula="of:=IF(AND([.B312]&gt;=[.E312];[.B312]&lt;=[.F312]);0;1)" office:value-type="float" office:value="0" calcext:value-type="float">
            <text:p>0</text:p>
          </table:table-cell>
          <table:table-cell table:formula="of:=([.B312]-[.C312])^2" office:value-type="float" office:value="0.119396843003132" calcext:value-type="float">
            <text:p>0.119396843003132</text:p>
          </table:table-cell>
          <table:table-cell table:formula="of:=[.I311]" office:value-type="float" office:value="11.9122295431623" calcext:value-type="float">
            <text:p>11.9122295431623</text:p>
          </table:table-cell>
          <table:table-cell table:formula="of:=[.C312]-[.I312]" office:value-type="float" office:value="13.3233089395037" calcext:value-type="float">
            <text:p>13.3233089395037</text:p>
          </table:table-cell>
          <table:table-cell table:formula="of:=[.C312]+[.J312]" office:value-type="float" office:value="38.5588474221698" calcext:value-type="float">
            <text:p>38.5588474221698</text:p>
          </table:table-cell>
          <table:table-cell table:formula="of:=IF(AND([.B312]&gt;=[.J312];[.B312]&lt;=[.K312]);0;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for a do intervalo</text:p>
          </table:table-cell>
          <table:table-cell table:formula="of:=SUM([.G3:.G312])" office:value-type="float" office:value="45" calcext:value-type="float">
            <text:p>45</text:p>
          </table:table-cell>
          <table:table-cell table:formula="of:=SQRT(AVERAGE([.H4:.H312]))" office:value-type="float" office:value="5.95611477158114" calcext:value-type="float">
            <text:p>5.95611477158114</text:p>
          </table:table-cell>
          <table:table-cell table:number-columns-repeated="3"/>
          <table:table-cell table:style-name="ce3" table:formula="of:=SUM([.L2:.L312])" office:value-type="float" office:value="15" calcext:value-type="float">
            <text:p>15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de dados 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otal de dados 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dentro do intervalo</text:p>
          </table:table-cell>
          <table:table-cell table:formula="of:=300-45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total dentro do intervalo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for a do intervalo</text:p>
          </table:table-cell>
          <table:table-cell table:formula="of:=[.G313]" office:value-type="float" office:value="45" calcext:value-type="float">
            <text:p>45</text:p>
          </table:table-cell>
          <table:table-cell table:style-name="ce1" table:formula="of:=[.E316]/300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total for a do intervalo</text:p>
          </table:table-cell>
          <table:table-cell table:style-name="ce2" table:formula="of:=[.L313]" office:value-type="float" office:value="15" calcext:value-type="float">
            <text:p>15.00</text:p>
          </table:table-cell>
          <table:table-cell table:style-name="ce1" table:formula="of:=[.I316]/300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nclusão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 técnica MCDROPOUT melhorou muito o ajuste dos dados de treino. Diminuiu <text:s/>RMSE de 36.81 para 5.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te resultados foram obtidos pela média de 1000 previsões obtidas pelas 1000 redes neurais definidas <text:s/>pela anulação de parte dos neurônios <text:s/>em casa propagação .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 intervalos de confiança em torno do valor predito pela técnica MC Dropout <text:s/>foi obtido pelo desvio padrão obtido por essas 1000 previsões para cada pon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te intervalo de confiança de 95% teria que abranger 95 % dos valores de teste mas neste exemplo foi de 85% o que mostra que não se pode considerar como um intervalo de confiança no senbtido de que se pode esperar que o resultado real esteja dentre deste intervalo. Há outras fontes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15:03:03.366916024</dc:date>
    <meta:editing-duration>PT28M8S</meta:editing-duration>
    <meta:editing-cycles>3</meta:editing-cycles>
    <meta:generator>LibreOffice/7.3.7.2$Linux_X86_64 LibreOffice_project/30$Build-2</meta:generator>
    <meta:document-statistic meta:table-count="1" meta:cell-count="37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75cm" svg:height="9.01cm" xlink:href=".." xlink:type="simple" chart:class="chart:line" chart:style-name="ch1">
        <chart:legend chart:legend-position="end" svg:x="20.959cm" svg:y="3.741cm" style:legend-expansion="high" chart:style-name="ch2"/>
        <chart:plot-area chart:style-name="ch3" table:cell-range-address="'df.resume'.B3:'df.resume'.B52 'df.resume'.E3:'df.resume'.F52" chart:data-source-has-labels="row" svg:x="0.465cm" svg:y="0.18cm" svg:width="20.029cm" svg:height="8.65cm">
          <chart:coordinate-region svg:x="1.114cm" svg:y="0.368cm" svg:width="19.247cm" svg:height="7.6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4:'df.resume'.B52" chart:label-cell-address="'df.resume'.B3:'df.resume'.B3" chart:class="chart:line">
            <chart:data-point chart:repeated="49"/>
          </chart:series>
          <chart:series chart:style-name="ch7" chart:values-cell-range-address="'df.resume'.E4:'df.resume'.E52" chart:label-cell-address="'df.resume'.E3:'df.resume'.E3" chart:class="chart:line">
            <chart:data-point chart:repeated="49"/>
          </chart:series>
          <chart:series chart:style-name="ch8" chart:values-cell-range-address="'df.resume'.F4:'df.resume'.F52" chart:label-cell-address="'df.resume'.F3:'df.resume'.F3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_real</text:p>
                <draw:g>
                  <svg:desc>'df.resume'.B3:'df.resume'.B3</svg:desc>
                </draw:g>
              </table:table-cell>
              <table:table-cell office:value-type="string">
                <text:p>Ulow</text:p>
                <draw:g>
                  <svg:desc>'df.resume'.E3:'df.resume'.E3</svg:desc>
                </draw:g>
              </table:table-cell>
              <table:table-cell office:value-type="string">
                <text:p>Uup</text:p>
                <draw:g>
                  <svg:desc>'df.resume'.F3:'df.resume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28">
                <text:p>18.28</text:p>
                <draw:g>
                  <svg:desc>'df.resume'.B4:'df.resume'.B52</svg:desc>
                </draw:g>
              </table:table-cell>
              <table:table-cell office:value-type="float" office:value="18.7294235229492">
                <text:p>18.7294235229492</text:p>
                <draw:g>
                  <svg:desc>'df.resume'.E4:'df.resume'.E52</svg:desc>
                </draw:g>
              </table:table-cell>
              <table:table-cell office:value-type="float" office:value="36.6420135498047">
                <text:p>36.6420135498047</text:p>
                <draw:g>
                  <svg:desc>'df.resume'.F4:'df.resume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02">
                <text:p>31.02</text:p>
              </table:table-cell>
              <table:table-cell office:value-type="float" office:value="19.9073839187622">
                <text:p>19.9073839187622</text:p>
              </table:table-cell>
              <table:table-cell office:value-type="float" office:value="42.094069480896">
                <text:p>42.09406948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">
                <text:p>12.84</text:p>
              </table:table-cell>
              <table:table-cell office:value-type="float" office:value="10.1443953514099">
                <text:p>10.1443953514099</text:p>
              </table:table-cell>
              <table:table-cell office:value-type="float" office:value="18.6935811042786">
                <text:p>18.6935811042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9">
                <text:p>53.9</text:p>
              </table:table-cell>
              <table:table-cell office:value-type="float" office:value="32.0869178771973">
                <text:p>32.0869178771973</text:p>
              </table:table-cell>
              <table:table-cell office:value-type="float" office:value="66.0199699401855">
                <text:p>66.0199699401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7">
                <text:p>39.7</text:p>
              </table:table-cell>
              <table:table-cell office:value-type="float" office:value="27.8418970108032">
                <text:p>27.8418970108032</text:p>
              </table:table-cell>
              <table:table-cell office:value-type="float" office:value="56.0184316635132">
                <text:p>56.018431663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12">
                <text:p>31.12</text:p>
              </table:table-cell>
              <table:table-cell office:value-type="float" office:value="20.5894060134888">
                <text:p>20.5894060134888</text:p>
              </table:table-cell>
              <table:table-cell office:value-type="float" office:value="38.7902631759644">
                <text:p>38.790263175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92">
                <text:p>61.92</text:p>
              </table:table-cell>
              <table:table-cell office:value-type="float" office:value="44.6157636642456">
                <text:p>44.6157636642456</text:p>
              </table:table-cell>
              <table:table-cell office:value-type="float" office:value="66.2764177322388">
                <text:p>66.276417732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81">
                <text:p>56.81</text:p>
              </table:table-cell>
              <table:table-cell office:value-type="float" office:value="34.8569145202637">
                <text:p>34.8569145202637</text:p>
              </table:table-cell>
              <table:table-cell office:value-type="float" office:value="67.256893157959">
                <text:p>67.256893157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7">
                <text:p>40.87</text:p>
              </table:table-cell>
              <table:table-cell office:value-type="float" office:value="33.5163421630859">
                <text:p>33.5163421630859</text:p>
              </table:table-cell>
              <table:table-cell office:value-type="float" office:value="55.0699462890625">
                <text:p>55.06994628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5">
                <text:p>43.5</text:p>
              </table:table-cell>
              <table:table-cell office:value-type="float" office:value="29.8629865646362">
                <text:p>29.8629865646362</text:p>
              </table:table-cell>
              <table:table-cell office:value-type="float" office:value="55.8408632278442">
                <text:p>55.840863227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3">
                <text:p>64.3</text:p>
              </table:table-cell>
              <table:table-cell office:value-type="float" office:value="53.2499799728394">
                <text:p>53.2499799728394</text:p>
              </table:table-cell>
              <table:table-cell office:value-type="float" office:value="77.3320360183716">
                <text:p>77.3320360183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1">
                <text:p>24.1</text:p>
              </table:table-cell>
              <table:table-cell office:value-type="float" office:value="30.6817817687988">
                <text:p>30.6817817687988</text:p>
              </table:table-cell>
              <table:table-cell office:value-type="float" office:value="54.5549125671387">
                <text:p>54.5549125671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5">
                <text:p>11.85</text:p>
              </table:table-cell>
              <table:table-cell office:value-type="float" office:value="12.977658033371">
                <text:p>12.977658033371</text:p>
              </table:table-cell>
              <table:table-cell office:value-type="float" office:value="18.9364292621613">
                <text:p>18.9364292621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">
                <text:p>54.9</text:p>
              </table:table-cell>
              <table:table-cell office:value-type="float" office:value="43.4328699111939">
                <text:p>43.4328699111939</text:p>
              </table:table-cell>
              <table:table-cell office:value-type="float" office:value="63.6250905990601">
                <text:p>63.6250905990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94">
                <text:p>55.94</text:p>
              </table:table-cell>
              <table:table-cell office:value-type="float" office:value="38.3266468048096">
                <text:p>38.3266468048096</text:p>
              </table:table-cell>
              <table:table-cell office:value-type="float" office:value="58.1392345428467">
                <text:p>58.1392345428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92">
                <text:p>24.92</text:p>
              </table:table-cell>
              <table:table-cell office:value-type="float" office:value="18.7315287590027">
                <text:p>18.7315287590027</text:p>
              </table:table-cell>
              <table:table-cell office:value-type="float" office:value="27.9730496406555">
                <text:p>27.9730496406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63">
                <text:p>22.63</text:p>
              </table:table-cell>
              <table:table-cell office:value-type="float" office:value="19.8395285606384">
                <text:p>19.8395285606384</text:p>
              </table:table-cell>
              <table:table-cell office:value-type="float" office:value="33.3835854530334">
                <text:p>33.3835854530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46">
                <text:p>38.46</text:p>
              </table:table-cell>
              <table:table-cell office:value-type="float" office:value="32.5090312957764">
                <text:p>32.5090312957764</text:p>
              </table:table-cell>
              <table:table-cell office:value-type="float" office:value="53.9414081573486">
                <text:p>53.9414081573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5">
                <text:p>31.45</text:p>
              </table:table-cell>
              <table:table-cell office:value-type="float" office:value="23.1777873039246">
                <text:p>23.1777873039246</text:p>
              </table:table-cell>
              <table:table-cell office:value-type="float" office:value="36.4109921455383">
                <text:p>36.4109921455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2">
                <text:p>28.02</text:p>
              </table:table-cell>
              <table:table-cell office:value-type="float" office:value="18.7937207221985">
                <text:p>18.7937207221985</text:p>
              </table:table-cell>
              <table:table-cell office:value-type="float" office:value="30.9902377128601">
                <text:p>30.9902377128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31">
                <text:p>14.31</text:p>
              </table:table-cell>
              <table:table-cell office:value-type="float" office:value="13.5212807655334">
                <text:p>13.5212807655334</text:p>
              </table:table-cell>
              <table:table-cell office:value-type="float" office:value="20.5176863670349">
                <text:p>20.517686367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25">
                <text:p>55.25</text:p>
              </table:table-cell>
              <table:table-cell office:value-type="float" office:value="45.2681465148926">
                <text:p>45.2681465148926</text:p>
              </table:table-cell>
              <table:table-cell office:value-type="float" office:value="72.6244697570801">
                <text:p>72.6244697570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01">
                <text:p>33.01</text:p>
              </table:table-cell>
              <table:table-cell office:value-type="float" office:value="19.2768402099609">
                <text:p>19.2768402099609</text:p>
              </table:table-cell>
              <table:table-cell office:value-type="float" office:value="37.5682601928711">
                <text:p>37.5682601928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4">
                <text:p>27.04</text:p>
              </table:table-cell>
              <table:table-cell office:value-type="float" office:value="18.4332842826843">
                <text:p>18.4332842826843</text:p>
              </table:table-cell>
              <table:table-cell office:value-type="float" office:value="26.9774975776672">
                <text:p>26.9774975776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63">
                <text:p>38.63</text:p>
              </table:table-cell>
              <table:table-cell office:value-type="float" office:value="31.3140754699707">
                <text:p>31.3140754699707</text:p>
              </table:table-cell>
              <table:table-cell office:value-type="float" office:value="47.9908256530762">
                <text:p>47.9908256530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87">
                <text:p>67.87</text:p>
              </table:table-cell>
              <table:table-cell office:value-type="float" office:value="39.4709281921387">
                <text:p>39.4709281921387</text:p>
              </table:table-cell>
              <table:table-cell office:value-type="float" office:value="58.6482658386231">
                <text:p>58.6482658386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55">
                <text:p>55.55</text:p>
              </table:table-cell>
              <table:table-cell office:value-type="float" office:value="40.5073823928833">
                <text:p>40.5073823928833</text:p>
              </table:table-cell>
              <table:table-cell office:value-type="float" office:value="61.9621229171753">
                <text:p>61.9621229171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6">
                <text:p>28.6</text:p>
              </table:table-cell>
              <table:table-cell office:value-type="float" office:value="35.2656393051147">
                <text:p>35.2656393051147</text:p>
              </table:table-cell>
              <table:table-cell office:value-type="float" office:value="50.052544593811">
                <text:p>50.0525445938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48">
                <text:p>21.48</text:p>
              </table:table-cell>
              <table:table-cell office:value-type="float" office:value="14.8857731819153">
                <text:p>14.8857731819153</text:p>
              </table:table-cell>
              <table:table-cell office:value-type="float" office:value="23.1442980766296">
                <text:p>23.1442980766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08">
                <text:p>20.08</text:p>
              </table:table-cell>
              <table:table-cell office:value-type="float" office:value="14.5917081832886">
                <text:p>14.5917081832886</text:p>
              </table:table-cell>
              <table:table-cell office:value-type="float" office:value="23.2628335952759">
                <text:p>23.2628335952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2">
                <text:p>52.82</text:p>
              </table:table-cell>
              <table:table-cell office:value-type="float" office:value="39.0036172866821">
                <text:p>39.0036172866821</text:p>
              </table:table-cell>
              <table:table-cell office:value-type="float" office:value="55.6419439315796">
                <text:p>55.6419439315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7">
                <text:p>19.77</text:p>
              </table:table-cell>
              <table:table-cell office:value-type="float" office:value="18.1142587661743">
                <text:p>18.1142587661743</text:p>
              </table:table-cell>
              <table:table-cell office:value-type="float" office:value="29.2226819992065">
                <text:p>29.2226819992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53">
                <text:p>50.53</text:p>
              </table:table-cell>
              <table:table-cell office:value-type="float" office:value="35.3995971679687">
                <text:p>35.3995971679687</text:p>
              </table:table-cell>
              <table:table-cell office:value-type="float" office:value="70.9185791015625">
                <text:p>70.918579101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26">
                <text:p>55.26</text:p>
              </table:table-cell>
              <table:table-cell office:value-type="float" office:value="39.3630571365356">
                <text:p>39.3630571365356</text:p>
              </table:table-cell>
              <table:table-cell office:value-type="float" office:value="64.4919538497925">
                <text:p>64.491953849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93">
                <text:p>46.93</text:p>
              </table:table-cell>
              <table:table-cell office:value-type="float" office:value="32.8875904083252">
                <text:p>32.8875904083252</text:p>
              </table:table-cell>
              <table:table-cell office:value-type="float" office:value="60.2179088592529">
                <text:p>60.2179088592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6">
                <text:p>35.76</text:p>
              </table:table-cell>
              <table:table-cell office:value-type="float" office:value="25.2327270507813">
                <text:p>25.2327270507813</text:p>
              </table:table-cell>
              <table:table-cell office:value-type="float" office:value="41.4570007324219">
                <text:p>41.4570007324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74">
                <text:p>23.74</text:p>
              </table:table-cell>
              <table:table-cell office:value-type="float" office:value="18.1088843345642">
                <text:p>18.1088843345642</text:p>
              </table:table-cell>
              <table:table-cell office:value-type="float" office:value="32.711962223053">
                <text:p>32.711962223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56">
                <text:p>25.56</text:p>
              </table:table-cell>
              <table:table-cell office:value-type="float" office:value="21.5544013977051">
                <text:p>21.5544013977051</text:p>
              </table:table-cell>
              <table:table-cell office:value-type="float" office:value="38.4352149963379">
                <text:p>38.4352149963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7">
                <text:p>15.57</text:p>
              </table:table-cell>
              <table:table-cell office:value-type="float" office:value="9.97167634963989">
                <text:p>9.97167634963989</text:p>
              </table:table-cell>
              <table:table-cell office:value-type="float" office:value="25.1740946769714">
                <text:p>25.1740946769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91">
                <text:p>26.91</text:p>
              </table:table-cell>
              <table:table-cell office:value-type="float" office:value="24.0542936325073">
                <text:p>24.0542936325073</text:p>
              </table:table-cell>
              <table:table-cell office:value-type="float" office:value="41.3880205154419">
                <text:p>41.38802051544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54">
                <text:p>13.54</text:p>
              </table:table-cell>
              <table:table-cell office:value-type="float" office:value="13.9625887870789">
                <text:p>13.9625887870789</text:p>
              </table:table-cell>
              <table:table-cell office:value-type="float" office:value="22.8847241401672">
                <text:p>22.8847241401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52">
                <text:p>58.52</text:p>
              </table:table-cell>
              <table:table-cell office:value-type="float" office:value="45.2814064025879">
                <text:p>45.2814064025879</text:p>
              </table:table-cell>
              <table:table-cell office:value-type="float" office:value="71.559757232666">
                <text:p>71.559757232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3">
                <text:p>42.03</text:p>
              </table:table-cell>
              <table:table-cell office:value-type="float" office:value="35.0198621749878">
                <text:p>35.0198621749878</text:p>
              </table:table-cell>
              <table:table-cell office:value-type="float" office:value="58.2000322341919">
                <text:p>58.2000322341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5">
                <text:p>75.5</text:p>
              </table:table-cell>
              <table:table-cell office:value-type="float" office:value="51.4965896606445">
                <text:p>51.4965896606445</text:p>
              </table:table-cell>
              <table:table-cell office:value-type="float" office:value="75.0150527954102">
                <text:p>75.0150527954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2">
                <text:p>7.32</text:p>
              </table:table-cell>
              <table:table-cell office:value-type="float" office:value="10.8654937744141">
                <text:p>10.8654937744141</text:p>
              </table:table-cell>
              <table:table-cell office:value-type="float" office:value="25.2097473144531">
                <text:p>25.2097473144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07">
                <text:p>29.07</text:p>
              </table:table-cell>
              <table:table-cell office:value-type="float" office:value="22.2151737213135">
                <text:p>22.2151737213135</text:p>
              </table:table-cell>
              <table:table-cell office:value-type="float" office:value="43.5404872894287">
                <text:p>43.5404872894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13">
                <text:p>47.13</text:p>
              </table:table-cell>
              <table:table-cell office:value-type="float" office:value="31.7507638931274">
                <text:p>31.7507638931274</text:p>
              </table:table-cell>
              <table:table-cell office:value-type="float" office:value="60.7190313339233">
                <text:p>60.7190313339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96">
                <text:p>37.96</text:p>
              </table:table-cell>
              <table:table-cell office:value-type="float" office:value="24.3718433380127">
                <text:p>24.3718433380127</text:p>
              </table:table-cell>
              <table:table-cell office:value-type="float" office:value="44.2992610931397">
                <text:p>44.2992610931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7">
                <text:p>17.57</text:p>
              </table:table-cell>
              <table:table-cell office:value-type="float" office:value="18.447705745697">
                <text:p>18.447705745697</text:p>
              </table:table-cell>
              <table:table-cell office:value-type="float" office:value="30.8917832374573">
                <text:p>30.8917832374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73cm" svg:height="13.187cm" xlink:href=".." xlink:type="simple" chart:class="chart:line" chart:style-name="ch1">
        <chart:legend chart:legend-position="end" svg:x="33.049cm" svg:y="5.829cm" style:legend-expansion="high" chart:style-name="ch2"/>
        <chart:plot-area chart:style-name="ch3" table:cell-range-address="'df.resume'.B53:'df.resume'.B102 'df.resume'.E53:'df.resume'.F102" svg:x="0.936cm" svg:y="0.263cm" svg:width="31.616cm" svg:height="12.66cm">
          <chart:coordinate-region svg:x="1.585cm" svg:y="0.452cm" svg:width="30.766cm" svg:height="11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53:'df.resume'.B102" chart:class="chart:line">
            <chart:data-point chart:repeated="50"/>
          </chart:series>
          <chart:series chart:style-name="ch7" chart:values-cell-range-address="'df.resume'.E53:'df.resume'.E102" chart:class="chart:line">
            <chart:data-point chart:repeated="50"/>
          </chart:series>
          <chart:series chart:style-name="ch8" chart:values-cell-range-address="'df.resume'.F53:'df.resume'.F10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8">
                <text:p>23.08</text:p>
                <draw:g>
                  <svg:desc>'df.resume'.B53:'df.resume'.B102</svg:desc>
                </draw:g>
              </table:table-cell>
              <table:table-cell office:value-type="float" office:value="15.6930360794067">
                <text:p>15.6930360794067</text:p>
                <draw:g>
                  <svg:desc>'df.resume'.E53:'df.resume'.E102</svg:desc>
                </draw:g>
              </table:table-cell>
              <table:table-cell office:value-type="float" office:value="31.7799825668335">
                <text:p>31.7799825668335</text:p>
                <draw:g>
                  <svg:desc>'df.resume'.F53:'df.resume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97">
                <text:p>47.97</text:p>
              </table:table-cell>
              <table:table-cell office:value-type="float" office:value="45.8015270233154">
                <text:p>45.8015270233154</text:p>
              </table:table-cell>
              <table:table-cell office:value-type="float" office:value="73.8095188140869">
                <text:p>73.8095188140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62">
                <text:p>25.62</text:p>
              </table:table-cell>
              <table:table-cell office:value-type="float" office:value="22.0062799453735">
                <text:p>22.0062799453735</text:p>
              </table:table-cell>
              <table:table-cell office:value-type="float" office:value="30.2682027816772">
                <text:p>30.2682027816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24">
                <text:p>76.24</text:p>
              </table:table-cell>
              <table:table-cell office:value-type="float" office:value="41.5038614273071">
                <text:p>41.5038614273071</text:p>
              </table:table-cell>
              <table:table-cell office:value-type="float" office:value="62.824652671814">
                <text:p>62.824652671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42">
                <text:p>52.42</text:p>
              </table:table-cell>
              <table:table-cell office:value-type="float" office:value="35.7401657104492">
                <text:p>35.7401657104492</text:p>
              </table:table-cell>
              <table:table-cell office:value-type="float" office:value="56.0342407226563">
                <text:p>56.034240722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09">
                <text:p>44.09</text:p>
              </table:table-cell>
              <table:table-cell office:value-type="float" office:value="29.7149171829224">
                <text:p>29.7149171829224</text:p>
              </table:table-cell>
              <table:table-cell office:value-type="float" office:value="48.6889142990112">
                <text:p>48.6889142990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85">
                <text:p>45.85</text:p>
              </table:table-cell>
              <table:table-cell office:value-type="float" office:value="27.3269071578979">
                <text:p>27.3269071578979</text:p>
              </table:table-cell>
              <table:table-cell office:value-type="float" office:value="42.7146196365356">
                <text:p>42.7146196365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78">
                <text:p>39.78</text:p>
              </table:table-cell>
              <table:table-cell office:value-type="float" office:value="31.1295785903931">
                <text:p>31.1295785903931</text:p>
              </table:table-cell>
              <table:table-cell office:value-type="float" office:value="50.9772100448608">
                <text:p>50.9772100448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26">
                <text:p>51.26</text:p>
              </table:table-cell>
              <table:table-cell office:value-type="float" office:value="35.5231332778931">
                <text:p>35.5231332778931</text:p>
              </table:table-cell>
              <table:table-cell office:value-type="float" office:value="60.9267492294312">
                <text:p>60.9267492294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72">
                <text:p>32.72</text:p>
              </table:table-cell>
              <table:table-cell office:value-type="float" office:value="19.6615290641785">
                <text:p>19.6615290641785</text:p>
              </table:table-cell>
              <table:table-cell office:value-type="float" office:value="34.8519940376282">
                <text:p>34.8519940376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96">
                <text:p>17.96</text:p>
              </table:table-cell>
              <table:table-cell office:value-type="float" office:value="12.2786841392517">
                <text:p>12.2786841392517</text:p>
              </table:table-cell>
              <table:table-cell office:value-type="float" office:value="23.5970253944397">
                <text:p>23.5970253944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62">
                <text:p>42.62</text:p>
              </table:table-cell>
              <table:table-cell office:value-type="float" office:value="34.7766947746277">
                <text:p>34.7766947746277</text:p>
              </table:table-cell>
              <table:table-cell office:value-type="float" office:value="49.1583790779114">
                <text:p>49.1583790779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54">
                <text:p>24.54</text:p>
              </table:table-cell>
              <table:table-cell office:value-type="float" office:value="19.936291217804">
                <text:p>19.936291217804</text:p>
              </table:table-cell>
              <table:table-cell office:value-type="float" office:value="32.2768969535828">
                <text:p>32.2768969535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39">
                <text:p>40.39</text:p>
              </table:table-cell>
              <table:table-cell office:value-type="float" office:value="28.1301822662353">
                <text:p>28.1301822662353</text:p>
              </table:table-cell>
              <table:table-cell office:value-type="float" office:value="54.1767024993897">
                <text:p>54.1767024993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22">
                <text:p>27.22</text:p>
              </table:table-cell>
              <table:table-cell office:value-type="float" office:value="22.303071975708">
                <text:p>22.303071975708</text:p>
              </table:table-cell>
              <table:table-cell office:value-type="float" office:value="35.0261287689209">
                <text:p>35.0261287689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30.7703275680542">
                <text:p>30.7703275680542</text:p>
              </table:table-cell>
              <table:table-cell office:value-type="float" office:value="45.2282991409302">
                <text:p>45.2282991409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3">
                <text:p>64.3</text:p>
              </table:table-cell>
              <table:table-cell office:value-type="float" office:value="52.378363609314">
                <text:p>52.378363609314</text:p>
              </table:table-cell>
              <table:table-cell office:value-type="float" office:value="78.0513849258423">
                <text:p>78.0513849258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72">
                <text:p>41.72</text:p>
              </table:table-cell>
              <table:table-cell office:value-type="float" office:value="27.5787220001221">
                <text:p>27.5787220001221</text:p>
              </table:table-cell>
              <table:table-cell office:value-type="float" office:value="51.7096004486084">
                <text:p>51.709600448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25">
                <text:p>36.25</text:p>
              </table:table-cell>
              <table:table-cell office:value-type="float" office:value="29.4965162277222">
                <text:p>29.4965162277222</text:p>
              </table:table-cell>
              <table:table-cell office:value-type="float" office:value="52.0666780471802">
                <text:p>52.0666780471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84">
                <text:p>32.84</text:p>
              </table:table-cell>
              <table:table-cell office:value-type="float" office:value="21.0128498077393">
                <text:p>21.0128498077393</text:p>
              </table:table-cell>
              <table:table-cell office:value-type="float" office:value="43.0044231414795">
                <text:p>43.0044231414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29">
                <text:p>60.29</text:p>
              </table:table-cell>
              <table:table-cell office:value-type="float" office:value="49.4696416854858">
                <text:p>49.4696416854858</text:p>
              </table:table-cell>
              <table:table-cell office:value-type="float" office:value="72.1684885025024">
                <text:p>72.1684885025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05">
                <text:p>62.05</text:p>
              </table:table-cell>
              <table:table-cell office:value-type="float" office:value="39.7192115783691">
                <text:p>39.7192115783691</text:p>
              </table:table-cell>
              <table:table-cell office:value-type="float" office:value="69.2855491638184">
                <text:p>69.2855491638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64">
                <text:p>36.64</text:p>
              </table:table-cell>
              <table:table-cell office:value-type="float" office:value="29.591552734375">
                <text:p>29.591552734375</text:p>
              </table:table-cell>
              <table:table-cell office:value-type="float" office:value="52.4644470214844">
                <text:p>52.4644470214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9">
                <text:p>45.9</text:p>
              </table:table-cell>
              <table:table-cell office:value-type="float" office:value="32.8317399024963">
                <text:p>32.8317399024963</text:p>
              </table:table-cell>
              <table:table-cell office:value-type="float" office:value="42.8674941062927">
                <text:p>42.8674941062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94">
                <text:p>43.94</text:p>
              </table:table-cell>
              <table:table-cell office:value-type="float" office:value="35.8549642562866">
                <text:p>35.8549642562866</text:p>
              </table:table-cell>
              <table:table-cell office:value-type="float" office:value="62.7261819839478">
                <text:p>62.7261819839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13">
                <text:p>18.13</text:p>
              </table:table-cell>
              <table:table-cell office:value-type="float" office:value="16.1994864940643">
                <text:p>16.1994864940643</text:p>
              </table:table-cell>
              <table:table-cell office:value-type="float" office:value="22.9806892871857">
                <text:p>22.980689287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37">
                <text:p>41.37</text:p>
              </table:table-cell>
              <table:table-cell office:value-type="float" office:value="43.8603925704956">
                <text:p>43.8603925704956</text:p>
              </table:table-cell>
              <table:table-cell office:value-type="float" office:value="69.2008638381958">
                <text:p>69.2008638381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77">
                <text:p>49.77</text:p>
              </table:table-cell>
              <table:table-cell office:value-type="float" office:value="36.797046661377">
                <text:p>36.797046661377</text:p>
              </table:table-cell>
              <table:table-cell office:value-type="float" office:value="51.3998832702637">
                <text:p>51.399883270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7">
                <text:p>34.67</text:p>
              </table:table-cell>
              <table:table-cell office:value-type="float" office:value="26.7464337348938">
                <text:p>26.7464337348938</text:p>
              </table:table-cell>
              <table:table-cell office:value-type="float" office:value="39.2333941459656">
                <text:p>39.2333941459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14">
                <text:p>56.14</text:p>
              </table:table-cell>
              <table:table-cell office:value-type="float" office:value="47.4886093139648">
                <text:p>47.4886093139648</text:p>
              </table:table-cell>
              <table:table-cell office:value-type="float" office:value="71.3293914794922">
                <text:p>71.3293914794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04">
                <text:p>51.04</text:p>
              </table:table-cell>
              <table:table-cell office:value-type="float" office:value="38.4529676437378">
                <text:p>38.4529676437378</text:p>
              </table:table-cell>
              <table:table-cell office:value-type="float" office:value="60.3804140090942">
                <text:p>60.3804140090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85">
                <text:p>35.85</text:p>
              </table:table-cell>
              <table:table-cell office:value-type="float" office:value="27.9090738296509">
                <text:p>27.9090738296509</text:p>
              </table:table-cell>
              <table:table-cell office:value-type="float" office:value="48.9770421981812">
                <text:p>48.9770421981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7">
                <text:p>35.87</text:p>
              </table:table-cell>
              <table:table-cell office:value-type="float" office:value="34.3917264938354">
                <text:p>34.3917264938354</text:p>
              </table:table-cell>
              <table:table-cell office:value-type="float" office:value="51.9962739944458">
                <text:p>51.9962739944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3">
                <text:p>64.3</text:p>
              </table:table-cell>
              <table:table-cell office:value-type="float" office:value="52.9533414840698">
                <text:p>52.9533414840698</text:p>
              </table:table-cell>
              <table:table-cell office:value-type="float" office:value="77.4694795608521">
                <text:p>77.4694795608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14">
                <text:p>22.14</text:p>
              </table:table-cell>
              <table:table-cell office:value-type="float" office:value="14.7469239234924">
                <text:p>14.7469239234924</text:p>
              </table:table-cell>
              <table:table-cell office:value-type="float" office:value="23.3497710227966">
                <text:p>23.3497710227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08">
                <text:p>45.08</text:p>
              </table:table-cell>
              <table:table-cell office:value-type="float" office:value="27.4751615524292">
                <text:p>27.4751615524292</text:p>
              </table:table-cell>
              <table:table-cell office:value-type="float" office:value="53.4250917434692">
                <text:p>53.4250917434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2">
                <text:p>32.82</text:p>
              </table:table-cell>
              <table:table-cell office:value-type="float" office:value="24.0553712844849">
                <text:p>24.0553712844849</text:p>
              </table:table-cell>
              <table:table-cell office:value-type="float" office:value="38.5592565536499">
                <text:p>38.5592565536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72">
                <text:p>22.72</text:p>
              </table:table-cell>
              <table:table-cell office:value-type="float" office:value="14.3507752418518">
                <text:p>14.3507752418518</text:p>
              </table:table-cell>
              <table:table-cell office:value-type="float" office:value="26.0962119102478">
                <text:p>26.0962119102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3">
                <text:p>35.3</text:p>
              </table:table-cell>
              <table:table-cell office:value-type="float" office:value="35.2090702056885">
                <text:p>35.2090702056885</text:p>
              </table:table-cell>
              <table:table-cell office:value-type="float" office:value="57.071081161499">
                <text:p>57.071081161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63">
                <text:p>28.63</text:p>
              </table:table-cell>
              <table:table-cell office:value-type="float" office:value="20.5076751708984">
                <text:p>20.5076751708984</text:p>
              </table:table-cell>
              <table:table-cell office:value-type="float" office:value="39.7026672363281">
                <text:p>39.7026672363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23">
                <text:p>35.23</text:p>
              </table:table-cell>
              <table:table-cell office:value-type="float" office:value="26.8679995536804">
                <text:p>26.8679995536804</text:p>
              </table:table-cell>
              <table:table-cell office:value-type="float" office:value="38.9133648872375">
                <text:p>38.9133648872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08">
                <text:p>30.08</text:p>
              </table:table-cell>
              <table:table-cell office:value-type="float" office:value="25.3730297088623">
                <text:p>25.3730297088623</text:p>
              </table:table-cell>
              <table:table-cell office:value-type="float" office:value="41.3454837799072">
                <text:p>41.3454837799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91">
                <text:p>21.91</text:p>
              </table:table-cell>
              <table:table-cell office:value-type="float" office:value="13.3066625595093">
                <text:p>13.3066625595093</text:p>
              </table:table-cell>
              <table:table-cell office:value-type="float" office:value="30.4511919021606">
                <text:p>30.4511919021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89">
                <text:p>16.89</text:p>
              </table:table-cell>
              <table:table-cell office:value-type="float" office:value="10.5035271644592">
                <text:p>10.5035271644592</text:p>
              </table:table-cell>
              <table:table-cell office:value-type="float" office:value="21.5496306419373">
                <text:p>21.5496306419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2">
                <text:p>14.2</text:p>
              </table:table-cell>
              <table:table-cell office:value-type="float" office:value="14.2837991714478">
                <text:p>14.2837991714478</text:p>
              </table:table-cell>
              <table:table-cell office:value-type="float" office:value="21.3534421920776">
                <text:p>21.3534421920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61">
                <text:p>15.61</text:p>
              </table:table-cell>
              <table:table-cell office:value-type="float" office:value="17.4584403038025">
                <text:p>17.4584403038025</text:p>
              </table:table-cell>
              <table:table-cell office:value-type="float" office:value="31.1430802345276">
                <text:p>31.1430802345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2">
                <text:p>25.2</text:p>
              </table:table-cell>
              <table:table-cell office:value-type="float" office:value="31.6576318740845">
                <text:p>31.6576318740845</text:p>
              </table:table-cell>
              <table:table-cell office:value-type="float" office:value="53.709189414978">
                <text:p>53.709189414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93">
                <text:p>40.93</text:p>
              </table:table-cell>
              <table:table-cell office:value-type="float" office:value="35.6046676635742">
                <text:p>35.6046676635742</text:p>
              </table:table-cell>
              <table:table-cell office:value-type="float" office:value="55.2277526855469">
                <text:p>55.2277526855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42">
                <text:p>42.42</text:p>
              </table:table-cell>
              <table:table-cell office:value-type="float" office:value="31.4122376441956">
                <text:p>31.4122376441956</text:p>
              </table:table-cell>
              <table:table-cell office:value-type="float" office:value="44.7079405784607">
                <text:p>44.7079405784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7">
                <text:p>67.7</text:p>
              </table:table-cell>
              <table:table-cell office:value-type="float" office:value="43.4966583251953">
                <text:p>43.4966583251953</text:p>
              </table:table-cell>
              <table:table-cell office:value-type="float" office:value="67.8661270141602">
                <text:p>67.8661270141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616cm" svg:height="9.01cm" xlink:href=".." xlink:type="simple" chart:class="chart:line" chart:style-name="ch1">
        <chart:legend chart:legend-position="end" svg:x="32.792cm" svg:y="3.741cm" style:legend-expansion="high" chart:style-name="ch2"/>
        <chart:plot-area chart:style-name="ch3" table:cell-range-address="'df.resume'.B103:'df.resume'.B152 'df.resume'.E103:'df.resume'.F152" svg:x="0.712cm" svg:y="0.18cm" svg:width="31.368cm" svg:height="8.65cm">
          <chart:coordinate-region svg:x="1.559cm" svg:y="0.368cm" svg:width="30.321cm" svg:height="8.2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f.resume'.B103:'df.resume'.B152" chart:class="chart:line">
            <chart:data-point chart:repeated="50"/>
          </chart:series>
          <chart:series chart:style-name="ch7" chart:values-cell-range-address="'df.resume'.E103:'df.resume'.E152" chart:class="chart:line">
            <chart:data-point chart:repeated="50"/>
          </chart:series>
          <chart:series chart:style-name="ch8" chart:values-cell-range-address="'df.resume'.F103:'df.resume'.F15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36">
                <text:p>37.36</text:p>
                <draw:g>
                  <svg:desc>'df.resume'.B103:'df.resume'.B152</svg:desc>
                </draw:g>
              </table:table-cell>
              <table:table-cell office:value-type="float" office:value="23.4733428955078">
                <text:p>23.4733428955078</text:p>
                <draw:g>
                  <svg:desc>'df.resume'.E103:'df.resume'.E152</svg:desc>
                </draw:g>
              </table:table-cell>
              <table:table-cell office:value-type="float" office:value="45.2099990844727">
                <text:p>45.2099990844727</text:p>
                <draw:g>
                  <svg:desc>'df.resume'.F103:'df.resume'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4">
                <text:p>17.54</text:p>
              </table:table-cell>
              <table:table-cell office:value-type="float" office:value="15.6023840904236">
                <text:p>15.6023840904236</text:p>
              </table:table-cell>
              <table:table-cell office:value-type="float" office:value="20.6925492286682">
                <text:p>20.6925492286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68">
                <text:p>46.68</text:p>
              </table:table-cell>
              <table:table-cell office:value-type="float" office:value="42.3716917037964">
                <text:p>42.3716917037964</text:p>
              </table:table-cell>
              <table:table-cell office:value-type="float" office:value="65.005482673645">
                <text:p>65.005482673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5">
                <text:p>55.45</text:p>
              </table:table-cell>
              <table:table-cell office:value-type="float" office:value="42.3244590759277">
                <text:p>42.3244590759277</text:p>
              </table:table-cell>
              <table:table-cell office:value-type="float" office:value="63.4691429138184">
                <text:p>63.469142913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69">
                <text:p>33.69</text:p>
              </table:table-cell>
              <table:table-cell office:value-type="float" office:value="22.7749862670898">
                <text:p>22.7749862670898</text:p>
              </table:table-cell>
              <table:table-cell office:value-type="float" office:value="35.6631889343262">
                <text:p>35.663188934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3">
                <text:p>24.43</text:p>
              </table:table-cell>
              <table:table-cell office:value-type="float" office:value="18.6153683662415">
                <text:p>18.6153683662415</text:p>
              </table:table-cell>
              <table:table-cell office:value-type="float" office:value="27.2867960929871">
                <text:p>27.2867960929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6">
                <text:p>54.6</text:p>
              </table:table-cell>
              <table:table-cell office:value-type="float" office:value="33.3771677017212">
                <text:p>33.3771677017212</text:p>
              </table:table-cell>
              <table:table-cell office:value-type="float" office:value="61.8137578964233">
                <text:p>61.8137578964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66">
                <text:p>50.66</text:p>
              </table:table-cell>
              <table:table-cell office:value-type="float" office:value="32.6093187332153">
                <text:p>32.6093187332153</text:p>
              </table:table-cell>
              <table:table-cell office:value-type="float" office:value="60.1234464645386">
                <text:p>60.1234464645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18">
                <text:p>31.18</text:p>
              </table:table-cell>
              <table:table-cell office:value-type="float" office:value="30.0978994369507">
                <text:p>30.0978994369507</text:p>
              </table:table-cell>
              <table:table-cell office:value-type="float" office:value="46.6051721572876">
                <text:p>46.6051721572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8">
                <text:p>27.68</text:p>
              </table:table-cell>
              <table:table-cell office:value-type="float" office:value="22.8449373245239">
                <text:p>22.8449373245239</text:p>
              </table:table-cell>
              <table:table-cell office:value-type="float" office:value="41.6952314376831">
                <text:p>41.6952314376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2">
                <text:p>65.2</text:p>
              </table:table-cell>
              <table:table-cell office:value-type="float" office:value="51.8250198364258">
                <text:p>51.8250198364258</text:p>
              </table:table-cell>
              <table:table-cell office:value-type="float" office:value="78.6594161987305">
                <text:p>78.659416198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8">
                <text:p>46.8</text:p>
              </table:table-cell>
              <table:table-cell office:value-type="float" office:value="40.1959595680237">
                <text:p>40.1959595680237</text:p>
              </table:table-cell>
              <table:table-cell office:value-type="float" office:value="52.6756148338318">
                <text:p>52.6756148338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73">
                <text:p>29.73</text:p>
              </table:table-cell>
              <table:table-cell office:value-type="float" office:value="19.2361812591553">
                <text:p>19.2361812591553</text:p>
              </table:table-cell>
              <table:table-cell office:value-type="float" office:value="37.171049118042">
                <text:p>37.171049118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61">
                <text:p>25.61</text:p>
              </table:table-cell>
              <table:table-cell office:value-type="float" office:value="29.1939163208008">
                <text:p>29.1939163208008</text:p>
              </table:table-cell>
              <table:table-cell office:value-type="float" office:value="43.7438049316406">
                <text:p>43.7438049316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72">
                <text:p>33.72</text:p>
              </table:table-cell>
              <table:table-cell office:value-type="float" office:value="31.5360984802246">
                <text:p>31.5360984802246</text:p>
              </table:table-cell>
              <table:table-cell office:value-type="float" office:value="45.9498405456543">
                <text:p>45.9498405456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0.5121402740478">
                <text:p>20.5121402740478</text:p>
              </table:table-cell>
              <table:table-cell office:value-type="float" office:value="32.7407398223877">
                <text:p>32.7407398223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68">
                <text:p>40.68</text:p>
              </table:table-cell>
              <table:table-cell office:value-type="float" office:value="31.018928527832">
                <text:p>31.018928527832</text:p>
              </table:table-cell>
              <table:table-cell office:value-type="float" office:value="48.0544967651367">
                <text:p>48.0544967651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3">
                <text:p>25.73</text:p>
              </table:table-cell>
              <table:table-cell office:value-type="float" office:value="17.6611385345459">
                <text:p>17.6611385345459</text:p>
              </table:table-cell>
              <table:table-cell office:value-type="float" office:value="31.4547061920166">
                <text:p>31.4547061920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23">
                <text:p>26.23</text:p>
              </table:table-cell>
              <table:table-cell office:value-type="float" office:value="23.1621923446655">
                <text:p>23.1621923446655</text:p>
              </table:table-cell>
              <table:table-cell office:value-type="float" office:value="40.7718439102173">
                <text:p>40.7718439102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97">
                <text:p>49.97</text:p>
              </table:table-cell>
              <table:table-cell office:value-type="float" office:value="34.5652418136597">
                <text:p>34.5652418136597</text:p>
              </table:table-cell>
              <table:table-cell office:value-type="float" office:value="64.4387941360474">
                <text:p>64.4387941360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39">
                <text:p>30.39</text:p>
              </table:table-cell>
              <table:table-cell office:value-type="float" office:value="16.4496359825134">
                <text:p>16.4496359825134</text:p>
              </table:table-cell>
              <table:table-cell office:value-type="float" office:value="30.6200661659241">
                <text:p>30.6200661659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9">
                <text:p>66.9</text:p>
              </table:table-cell>
              <table:table-cell office:value-type="float" office:value="54.1711091995239">
                <text:p>54.1711091995239</text:p>
              </table:table-cell>
              <table:table-cell office:value-type="float" office:value="79.390398979187">
                <text:p>79.390398979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07">
                <text:p>32.07</text:p>
              </table:table-cell>
              <table:table-cell office:value-type="float" office:value="23.0115013122559">
                <text:p>23.0115013122559</text:p>
              </table:table-cell>
              <table:table-cell office:value-type="float" office:value="38.8826293945312">
                <text:p>38.8826293945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87">
                <text:p>29.87</text:p>
              </table:table-cell>
              <table:table-cell office:value-type="float" office:value="20.9593181610107">
                <text:p>20.9593181610107</text:p>
              </table:table-cell>
              <table:table-cell office:value-type="float" office:value="42.3234462738037">
                <text:p>42.3234462738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92">
                <text:p>20.92</text:p>
              </table:table-cell>
              <table:table-cell office:value-type="float" office:value="14.6005916595459">
                <text:p>14.6005916595459</text:p>
              </table:table-cell>
              <table:table-cell office:value-type="float" office:value="23.2945156097412">
                <text:p>23.2945156097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9">
                <text:p>55.9</text:p>
              </table:table-cell>
              <table:table-cell office:value-type="float" office:value="34.8593988418579">
                <text:p>34.8593988418579</text:p>
              </table:table-cell>
              <table:table-cell office:value-type="float" office:value="56.4524145126343">
                <text:p>56.4524145126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3">
                <text:p>79.3</text:p>
              </table:table-cell>
              <table:table-cell office:value-type="float" office:value="58.3126640319824">
                <text:p>58.3126640319824</text:p>
              </table:table-cell>
              <table:table-cell office:value-type="float" office:value="92.7680397033691">
                <text:p>92.7680397033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7">
                <text:p>13.57</text:p>
              </table:table-cell>
              <table:table-cell office:value-type="float" office:value="13.4868273735046">
                <text:p>13.4868273735046</text:p>
              </table:table-cell>
              <table:table-cell office:value-type="float" office:value="22.9187397956848">
                <text:p>22.9187397956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7">
                <text:p>73.7</text:p>
              </table:table-cell>
              <table:table-cell office:value-type="float" office:value="50.5746755599976">
                <text:p>50.5746755599976</text:p>
              </table:table-cell>
              <table:table-cell office:value-type="float" office:value="75.9293527603149">
                <text:p>75.9293527603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2">
                <text:p>13.12</text:p>
              </table:table-cell>
              <table:table-cell office:value-type="float" office:value="16.0162010192871">
                <text:p>16.0162010192871</text:p>
              </table:table-cell>
              <table:table-cell office:value-type="float" office:value="24.3679885864258">
                <text:p>24.3679885864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">
                <text:p>17.58</text:p>
              </table:table-cell>
              <table:table-cell office:value-type="float" office:value="16.6588282585144">
                <text:p>16.6588282585144</text:p>
              </table:table-cell>
              <table:table-cell office:value-type="float" office:value="29.5165143013">
                <text:p>29.5165143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33">
                <text:p>42.33</text:p>
              </table:table-cell>
              <table:table-cell office:value-type="float" office:value="32.205846786499">
                <text:p>32.205846786499</text:p>
              </table:table-cell>
              <table:table-cell office:value-type="float" office:value="58.6154880523682">
                <text:p>58.6154880523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8">
                <text:p>23.8</text:p>
              </table:table-cell>
              <table:table-cell office:value-type="float" office:value="21.5610175132751">
                <text:p>21.5610175132751</text:p>
              </table:table-cell>
              <table:table-cell office:value-type="float" office:value="34.9495720863342">
                <text:p>34.9495720863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6">
                <text:p>38.6</text:p>
              </table:table-cell>
              <table:table-cell office:value-type="float" office:value="24.8907060623169">
                <text:p>24.8907060623169</text:p>
              </table:table-cell>
              <table:table-cell office:value-type="float" office:value="41.3137540817261">
                <text:p>41.3137540817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76">
                <text:p>40.76</text:p>
              </table:table-cell>
              <table:table-cell office:value-type="float" office:value="32.8486423492432">
                <text:p>32.8486423492432</text:p>
              </table:table-cell>
              <table:table-cell office:value-type="float" office:value="51.000524520874">
                <text:p>51.000524520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2">
                <text:p>15.52</text:p>
              </table:table-cell>
              <table:table-cell office:value-type="float" office:value="5.00407028198242">
                <text:p>5.00407028198242</text:p>
              </table:table-cell>
              <table:table-cell office:value-type="float" office:value="22.9966793060303">
                <text:p>22.9966793060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71">
                <text:p>13.71</text:p>
              </table:table-cell>
              <table:table-cell office:value-type="float" office:value="11.3319664001465">
                <text:p>11.3319664001465</text:p>
              </table:table-cell>
              <table:table-cell office:value-type="float" office:value="18.9512901306152">
                <text:p>18.9512901306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44">
                <text:p>37.44</text:p>
              </table:table-cell>
              <table:table-cell office:value-type="float" office:value="26.5449485778809">
                <text:p>26.5449485778809</text:p>
              </table:table-cell>
              <table:table-cell office:value-type="float" office:value="42.845531463623">
                <text:p>42.845531463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6">
                <text:p>14.6</text:p>
              </table:table-cell>
              <table:table-cell office:value-type="float" office:value="12.1706655025482">
                <text:p>12.1706655025482</text:p>
              </table:table-cell>
              <table:table-cell office:value-type="float" office:value="17.6646444797516">
                <text:p>17.66464447975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4">
                <text:p>47.74</text:p>
              </table:table-cell>
              <table:table-cell office:value-type="float" office:value="30.401216506958">
                <text:p>30.401216506958</text:p>
              </table:table-cell>
              <table:table-cell office:value-type="float" office:value="55.003927230835">
                <text:p>55.003927230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08">
                <text:p>35.08</text:p>
              </table:table-cell>
              <table:table-cell office:value-type="float" office:value="25.1816916465759">
                <text:p>25.1816916465759</text:p>
              </table:table-cell>
              <table:table-cell office:value-type="float" office:value="39.1631112098694">
                <text:p>39.1631112098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3">
                <text:p>39.3</text:p>
              </table:table-cell>
              <table:table-cell office:value-type="float" office:value="38.5276489257812">
                <text:p>38.5276489257812</text:p>
              </table:table-cell>
              <table:table-cell office:value-type="float" office:value="65.5603256225586">
                <text:p>65.5603256225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">
                <text:p>42.8</text:p>
              </table:table-cell>
              <table:table-cell office:value-type="float" office:value="31.4324541091919">
                <text:p>31.4324541091919</text:p>
              </table:table-cell>
              <table:table-cell office:value-type="float" office:value="51.5653486251831">
                <text:p>51.5653486251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09">
                <text:p>13.09</text:p>
              </table:table-cell>
              <table:table-cell office:value-type="float" office:value="12.034818649292">
                <text:p>12.034818649292</text:p>
              </table:table-cell>
              <table:table-cell office:value-type="float" office:value="19.7672634124756">
                <text:p>19.7672634124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88">
                <text:p>32.88</text:p>
              </table:table-cell>
              <table:table-cell office:value-type="float" office:value="23.9463572502136">
                <text:p>23.9463572502136</text:p>
              </table:table-cell>
              <table:table-cell office:value-type="float" office:value="38.5693821907043">
                <text:p>38.5693821907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35">
                <text:p>31.35</text:p>
              </table:table-cell>
              <table:table-cell office:value-type="float" office:value="26.122407913208">
                <text:p>26.122407913208</text:p>
              </table:table-cell>
              <table:table-cell office:value-type="float" office:value="45.8258419036865">
                <text:p>45.8258419036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12">
                <text:p>52.12</text:p>
              </table:table-cell>
              <table:table-cell office:value-type="float" office:value="40.0121192932129">
                <text:p>40.0121192932129</text:p>
              </table:table-cell>
              <table:table-cell office:value-type="float" office:value="59.4619560241699">
                <text:p>59.4619560241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16">
                <text:p>21.16</text:p>
              </table:table-cell>
              <table:table-cell office:value-type="float" office:value="16.8862981796265">
                <text:p>16.8862981796265</text:p>
              </table:table-cell>
              <table:table-cell office:value-type="float" office:value="23.3381242752075">
                <text:p>23.3381242752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4">
                <text:p>10.54</text:p>
              </table:table-cell>
              <table:table-cell office:value-type="float" office:value="-0.0896139144897461">
                <text:p>-0.0896139144897461</text:p>
              </table:table-cell>
              <table:table-cell office:value-type="float" office:value="21.2689847946167">
                <text:p>21.2689847946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78">
                <text:p>47.78</text:p>
              </table:table-cell>
              <table:table-cell office:value-type="float" office:value="32.2342195510864">
                <text:p>32.2342195510864</text:p>
              </table:table-cell>
              <table:table-cell office:value-type="float" office:value="58.3502988815308">
                <text:p>58.3502988815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